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9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5cm"/>
    </style:style>
    <style:style style:name="co4" style:family="table-column">
      <style:table-column-properties fo:break-before="auto" style:column-width="4.143cm"/>
    </style:style>
    <style:style style:name="co5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2.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1" style:family="table-cell" style:parent-style-name="Default">
      <style:table-cell-properties fo:border-bottom="none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7" style:family="table-cell" style:parent-style-name="Default">
      <style:table-cell-properties fo:background-color="#ffbf00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non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0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6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ffbf00" fo:border-left="0.74pt solid #000000" fo:border-right="0.74pt solid #000000" fo:border-top="none"/>
    </style:style>
    <style:style style:name="ce69" style:family="table-cell" style:parent-style-name="Default">
      <style:table-cell-properties fo:border-bottom="none" fo:background-color="#b2b2b2" fo:border-left="0.74pt solid #000000" fo:border-right="0.74pt solid #000000" fo:border-top="none"/>
    </style:style>
    <style:style style:name="ce70" style:family="table-cell" style:parent-style-name="Default">
      <style:table-cell-properties fo:border-bottom="0.74pt solid #000000" fo:background-color="#ffbf00" fo:border-left="0.74pt solid #000000" fo:border-right="0.74pt solid #000000" fo:border-top="none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fo:background-color="#ffbf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ackground-color="#b2b2b2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ackground-color="#b2b2b2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20">
      <style:table-cell-properties fo:background-color="#ffbf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20">
      <style:table-cell-properties fo:background-color="#b2b2b2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/>
    </style:style>
    <style:style style:name="ce40" style:family="table-cell" style:parent-style-name="Default" style:data-style-name="N120">
      <style:table-cell-properties fo:background-color="#ffb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bf00" fo:border="0.74pt solid #000000"/>
      <style:text-properties style:font-name="Liberation Sans"/>
    </style:style>
    <style:style style:name="ce84" style:family="table-cell" style:parent-style-name="Default"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erif" fo:font-size="6.80000019073486pt" fo:language="none" fo:country="none" fo:font-weight="bold" style:font-name-asian="DejaVu Sans" style:font-size-asian="6.80000019073486pt" style:language-asian="none" style:country-asian="none" style:font-weight-asian="bold" style:font-name-complex="DejaVu Sans" style:font-size-complex="6.80000019073486pt" style:language-complex="none" style:country-complex="none" style:font-weight-complex="bold"/>
    </style:style>
    <style:style style:name="ce9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74pt solid #2a6099" fo:border-right="none" fo:border-top="0.74pt solid #2a6099"/>
      <style:map style:condition="cell-content()&lt;0.6" style:apply-style-name="Bad" style:base-cell-address="PCHitChanceOverview.C3"/>
    </style:style>
    <style:style style:name="ce95" style:family="table-cell" style:parent-style-name="Default">
      <style:table-cell-properties fo:border-bottom="none" fo:border-left="0.74pt solid #2a6099" fo:border-right="none" fo:border-top="none"/>
      <style:map style:condition="cell-content()&lt;0.6" style:apply-style-name="Bad" style:base-cell-address="PCHitChanceOverview.C3"/>
    </style:style>
    <style:style style:name="ce96" style:family="table-cell" style:parent-style-name="Default">
      <style:table-cell-properties fo:border-bottom="0.74pt solid #2a6099" fo:border-left="0.74pt solid #2a6099" fo:border-right="none" fo:border-top="none"/>
      <style:map style:condition="cell-content()&lt;0.6" style:apply-style-name="Bad" style:base-cell-address="PCHitChanceOverview.C3"/>
    </style:style>
    <style:style style:name="ce97" style:family="table-cell" style:parent-style-name="Default">
      <style:table-cell-properties fo:border-bottom="none" fo:border-left="none" fo:border-right="none" fo:border-top="0.74pt solid #2a6099"/>
      <style:map style:condition="cell-content()&lt;0.6" style:apply-style-name="Bad" style:base-cell-address="PCHitChanceOverview.C3"/>
    </style:style>
    <style:style style:name="ce98" style:family="table-cell" style:parent-style-name="Default">
      <style:map style:condition="cell-content()&lt;0.6" style:apply-style-name="Bad" style:base-cell-address="PCHitChanceOverview.C3"/>
    </style:style>
    <style:style style:name="ce99" style:family="table-cell" style:parent-style-name="Default">
      <style:table-cell-properties fo:border-bottom="0.74pt solid #2a6099" fo:border-left="none" fo:border-right="none" fo:border-top="none"/>
      <style:map style:condition="cell-content()&lt;0.6" style:apply-style-name="Bad" style:base-cell-address="PCHitChanceOverview.C3"/>
    </style:style>
    <style:style style:name="ce100" style:family="table-cell" style:parent-style-name="Default">
      <style:table-cell-properties fo:border-bottom="none" fo:border-left="none" fo:border-right="0.74pt solid #2a6099" fo:border-top="0.74pt solid #2a6099"/>
      <style:map style:condition="cell-content()&lt;0.6" style:apply-style-name="Bad" style:base-cell-address="PCHitChanceOverview.C3"/>
    </style:style>
    <style:style style:name="ce101" style:family="table-cell" style:parent-style-name="Default">
      <style:table-cell-properties fo:border-bottom="none" fo:border-left="none" fo:border-right="0.74pt solid #2a6099" fo:border-top="none"/>
      <style:map style:condition="cell-content()&lt;0.6" style:apply-style-name="Bad" style:base-cell-address="PCHitChanceOverview.C3"/>
    </style:style>
    <style:style style:name="ce102" style:family="table-cell" style:parent-style-name="Default">
      <style:table-cell-properties fo:border-bottom="0.74pt solid #2a6099" fo:border-left="none" fo:border-right="0.74pt solid #2a6099" fo:border-top="none"/>
      <style:map style:condition="cell-content()&lt;0.6" style:apply-style-name="Bad" style:base-cell-address="PCHitChanceOverview.C3"/>
    </style:style>
    <style:style style:name="ce103" style:family="table-cell" style:parent-style-name="Default">
      <style:table-cell-properties fo:border-bottom="none" fo:border-left="0.74pt solid #000000" fo:border-right="none" fo:border-top="0.74pt solid #000000"/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104" style:family="table-cell" style:parent-style-name="Default">
      <style:table-cell-properties fo:border-bottom="none" fo:border-left="0.74pt solid #000000" fo:border-right="none" fo:border-top="none"/>
    </style:style>
    <style:style style:name="ce105" style:family="table-cell" style:parent-style-name="Default">
      <style:table-cell-properties fo:border-bottom="0.74pt solid #000000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ackground-color="#b2b2b2" fo:border-left="0.74pt solid #000000" fo:border-right="none" fo:border-top="none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74pt solid #000000" fo:background-color="#b2b2b2" fo:border-left="0.74pt solid #000000" fo:border-right="none" fo:border-top="none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#ffbf00" fo:border-left="none" fo:border-right="none" fo:border-top="0.74pt solid #ff8000"/>
    </style:style>
    <style:style style:name="ce10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0" style:family="table-cell" style:parent-style-name="Default">
      <style:table-cell-properties fo:border-bottom="0.74pt solid #000000" fo:border-left="none" fo:border-right="none" fo:border-top="none"/>
    </style:style>
    <style:style style:name="ce111" style:family="table-cell" style:parent-style-name="Default">
      <style:table-cell-properties fo:border-bottom="none" fo:background-color="#b2b2b2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none" fo:border-right="0.74pt solid #000000" fo:border-top="none"/>
    </style:style>
    <style:style style:name="ce113" style:family="table-cell" style:parent-style-name="Default">
      <style:table-cell-properties fo:border-bottom="0.74pt solid #000000" fo:border-left="none" fo:border-right="0.74pt solid #000000" fo:border-top="none"/>
    </style:style>
    <style:style style:name="ce114" style:family="table-cell" style:parent-style-name="Default">
      <style:table-cell-properties fo:border-bottom="none" fo:background-color="#b2b2b2" fo:border-left="none" fo:border-right="none" fo:border-top="0.74pt solid #000000"/>
      <style:text-properties fo:font-weight="bold" style:font-weight-asian="bold" style:font-weight-complex="bold"/>
    </style:style>
    <style:style style:name="ce115" style:family="table-cell" style:parent-style-name="Default">
      <style:table-cell-properties fo:wrap-option="wrap"/>
    </style:style>
    <style:style style:name="ce116" style:family="table-cell" style:parent-style-name="Default" style:data-style-name="N4">
      <style:table-cell-properties fo:border-bottom="none" fo:border-left="0.74pt solid #000000" fo:border-right="none" fo:border-top="0.74pt solid #000000"/>
      <style:map style:condition="cell-content()&gt;[$VSolo.$R$2]" style:apply-style-name="Error" style:base-cell-address="VSolo.F7"/>
    </style:style>
    <style:style style:name="ce117" style:family="table-cell" style:parent-style-name="Default" style:data-style-name="N4">
      <style:table-cell-properties fo:border-bottom="none" fo:border-left="0.74pt solid #000000" fo:border-right="none" fo:border-top="none"/>
      <style:map style:condition="cell-content()&gt;[$VSolo.$R$2]" style:apply-style-name="Error" style:base-cell-address="VSolo.F7"/>
    </style:style>
    <style:style style:name="ce118" style:family="table-cell" style:parent-style-name="Default" style:data-style-name="N4">
      <style:table-cell-properties fo:border-bottom="0.74pt solid #000000" fo:border-left="0.74pt solid #000000" fo:border-right="none" fo:border-top="none"/>
      <style:map style:condition="cell-content()&gt;[$VSolo.$R$2]" style:apply-style-name="Error" style:base-cell-address="VSolo.F7"/>
    </style:style>
    <style:style style:name="ce119" style:family="table-cell" style:parent-style-name="Default" style:data-style-name="N4">
      <style:table-cell-properties fo:border-bottom="none" fo:border-left="none" fo:border-right="none" fo:border-top="0.74pt solid #000000"/>
      <style:map style:condition="cell-content()&gt;[$VSolo.$R$2]" style:apply-style-name="Error" style:base-cell-address="VSolo.F7"/>
    </style:style>
    <style:style style:name="ce120" style:family="table-cell" style:parent-style-name="Default" style:data-style-name="N4">
      <style:map style:condition="cell-content()&gt;[$VSolo.$R$2]" style:apply-style-name="Error" style:base-cell-address="VSolo.F7"/>
    </style:style>
    <style:style style:name="ce121" style:family="table-cell" style:parent-style-name="Default" style:data-style-name="N4">
      <style:table-cell-properties fo:border-bottom="0.74pt solid #000000" fo:border-left="none" fo:border-right="none" fo:border-top="none"/>
      <style:map style:condition="cell-content()&gt;[$VSolo.$R$2]" style:apply-style-name="Error" style:base-cell-address="VSolo.F7"/>
    </style:style>
    <style:style style:name="ce12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font-weight="bold" style:font-weight-asian="bold" style:font-weight-complex="bold"/>
    </style:style>
    <style:style style:name="ce123" style:family="table-cell" style:parent-style-name="Default" style:data-style-name="N4">
      <style:table-cell-properties fo:border-bottom="none" fo:border-left="none" fo:border-right="0.74pt solid #000000" fo:border-top="0.74pt solid #000000"/>
      <style:map style:condition="cell-content()&gt;[$VSolo.$R$2]" style:apply-style-name="Error" style:base-cell-address="VSolo.F7"/>
    </style:style>
    <style:style style:name="ce124" style:family="table-cell" style:parent-style-name="Default" style:data-style-name="N4">
      <style:table-cell-properties fo:border-bottom="none" fo:border-left="none" fo:border-right="0.74pt solid #000000" fo:border-top="none"/>
      <style:map style:condition="cell-content()&gt;[$VSolo.$R$2]" style:apply-style-name="Error" style:base-cell-address="VSolo.F7"/>
    </style:style>
    <style:style style:name="ce125" style:family="table-cell" style:parent-style-name="Default" style:data-style-name="N4">
      <style:table-cell-properties fo:border-bottom="0.74pt solid #000000" fo:border-left="none" fo:border-right="0.74pt solid #000000" fo:border-top="none"/>
      <style:map style:condition="cell-content()&gt;[$VSolo.$R$2]" style:apply-style-name="Error" style:base-cell-address="VSolo.F7"/>
    </style:style>
    <style:style style:name="ce126" style:family="table-cell" style:parent-style-name="Default">
      <style:table-cell-properties fo:background-color="#ff0000"/>
    </style:style>
    <style:style style:name="ce127" style:family="table-cell" style:parent-style-name="Default" style:data-style-name="N4">
      <style:table-cell-properties fo:border-bottom="none" fo:border-left="0.74pt solid #000000" fo:border-right="none" fo:border-top="0.74pt solid #000000"/>
      <style:map style:condition="cell-content()&lt;[$VSolo_2.$T$2]" style:apply-style-name="Error" style:base-cell-address="VSolo_2.F7"/>
      <style:map style:condition="cell-content()&gt;[$VSolo_2.$R$2]" style:apply-style-name="Error" style:base-cell-address="VSolo_2.F7"/>
    </style:style>
    <style:style style:name="ce128" style:family="table-cell" style:parent-style-name="Default" style:data-style-name="N4">
      <style:table-cell-properties fo:border-bottom="none" fo:border-left="0.74pt solid #000000" fo:border-right="none" fo:border-top="none"/>
      <style:map style:condition="cell-content()&lt;[$VSolo_2.$T$2]" style:apply-style-name="Error" style:base-cell-address="VSolo_2.F7"/>
      <style:map style:condition="cell-content()&gt;[$VSolo_2.$R$2]" style:apply-style-name="Error" style:base-cell-address="VSolo_2.F7"/>
    </style:style>
    <style:style style:name="ce129" style:family="table-cell" style:parent-style-name="Default" style:data-style-name="N4">
      <style:table-cell-properties fo:border-bottom="0.74pt solid #000000" fo:border-left="0.74pt solid #000000" fo:border-right="none" fo:border-top="none"/>
      <style:map style:condition="cell-content()&lt;[$VSolo_2.$T$2]" style:apply-style-name="Error" style:base-cell-address="VSolo_2.F7"/>
      <style:map style:condition="cell-content()&gt;[$VSolo_2.$R$2]" style:apply-style-name="Error" style:base-cell-address="VSolo_2.F7"/>
    </style:style>
    <style:style style:name="ce130" style:family="table-cell" style:parent-style-name="Default" style:data-style-name="N4">
      <style:table-cell-properties fo:border-bottom="none" fo:border-left="none" fo:border-right="none" fo:border-top="0.74pt solid #000000"/>
      <style:map style:condition="cell-content()&lt;[$VSolo_2.$T$2]" style:apply-style-name="Error" style:base-cell-address="VSolo_2.F7"/>
      <style:map style:condition="cell-content()&gt;[$VSolo_2.$R$2]" style:apply-style-name="Error" style:base-cell-address="VSolo_2.F7"/>
    </style:style>
    <style:style style:name="ce131" style:family="table-cell" style:parent-style-name="Default" style:data-style-name="N4">
      <style:map style:condition="cell-content()&lt;[$VSolo_2.$T$2]" style:apply-style-name="Error" style:base-cell-address="VSolo_2.F7"/>
      <style:map style:condition="cell-content()&gt;[$VSolo_2.$R$2]" style:apply-style-name="Error" style:base-cell-address="VSolo_2.F7"/>
    </style:style>
    <style:style style:name="ce132" style:family="table-cell" style:parent-style-name="Default" style:data-style-name="N4">
      <style:table-cell-properties fo:border-bottom="0.74pt solid #000000" fo:border-left="none" fo:border-right="none" fo:border-top="none"/>
      <style:map style:condition="cell-content()&lt;[$VSolo_2.$T$2]" style:apply-style-name="Error" style:base-cell-address="VSolo_2.F7"/>
      <style:map style:condition="cell-content()&gt;[$VSolo_2.$R$2]" style:apply-style-name="Error" style:base-cell-address="VSolo_2.F7"/>
    </style:style>
    <style:style style:name="ce133" style:family="table-cell" style:parent-style-name="Default" style:data-style-name="N4">
      <style:table-cell-properties fo:border-bottom="none" fo:border-left="none" fo:border-right="0.74pt solid #000000" fo:border-top="0.74pt solid #000000"/>
      <style:map style:condition="cell-content()&lt;[$VSolo_2.$T$2]" style:apply-style-name="Error" style:base-cell-address="VSolo_2.F7"/>
      <style:map style:condition="cell-content()&gt;[$VSolo_2.$R$2]" style:apply-style-name="Error" style:base-cell-address="VSolo_2.F7"/>
    </style:style>
    <style:style style:name="ce134" style:family="table-cell" style:parent-style-name="Default" style:data-style-name="N4">
      <style:table-cell-properties fo:border-bottom="none" fo:border-left="none" fo:border-right="0.74pt solid #000000" fo:border-top="none"/>
      <style:map style:condition="cell-content()&lt;[$VSolo_2.$T$2]" style:apply-style-name="Error" style:base-cell-address="VSolo_2.F7"/>
      <style:map style:condition="cell-content()&gt;[$VSolo_2.$R$2]" style:apply-style-name="Error" style:base-cell-address="VSolo_2.F7"/>
    </style:style>
    <style:style style:name="ce135" style:family="table-cell" style:parent-style-name="Default" style:data-style-name="N4">
      <style:table-cell-properties fo:border-bottom="0.74pt solid #000000" fo:border-left="none" fo:border-right="0.74pt solid #000000" fo:border-top="none"/>
      <style:map style:condition="cell-content()&lt;[$VSolo_2.$T$2]" style:apply-style-name="Error" style:base-cell-address="VSolo_2.F7"/>
      <style:map style:condition="cell-content()&gt;[$VSolo_2.$R$2]" style:apply-style-name="Error" style:base-cell-address="VSolo_2.F7"/>
    </style:style>
    <style:style style:name="ce136" style:family="table-cell" style:parent-style-name="Default">
      <style:table-cell-properties fo:background-color="#ff0000"/>
      <style:map style:condition="cell-content()&lt;[$VSolo_2.$T$2]" style:apply-style-name="Error" style:base-cell-address="VSolo_2.R2"/>
      <style:map style:condition="cell-content()&gt;[$VSolo_2.$R$2]" style:apply-style-name="Error" style:base-cell-address="VSolo_2.R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80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0000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8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WILL&quot;;&quot;SCENE&quot;;&quot;DAILY&quot;)" table:allow-empty-cell="false" table:display-list="unsorted" table:base-cell-address="VSolo.D1">
          <table:error-message table:message-type="stop" table:display="true"/>
        </table:content-validation>
        <table:content-validation table:name="val2" table:condition="of:cell-content-is-in-list(&quot;DPS&quot;;&quot;AVG&quot;;&quot;WEAK&quot;)" table:allow-empty-cell="true" table:display-list="unsorted" table:base-cell-address="VSolo.D2">
          <table:error-message table:message-type="stop" table:display="true"/>
        </table:content-validation>
        <table:content-validation table:name="val3" table:condition="of:cell-content-is-in-list(&quot;Rounds2Kill&quot;;&quot;Rounds2Die&quot;;&quot;Kill/Die&quot;)" table:allow-empty-cell="true" table:display-list="unsorted" table:base-cell-address="VSolo.D3">
          <table:error-message table:message-type="stop" table:display="true"/>
        </table:content-validation>
        <table:content-validation table:name="val4" table:condition="of:cell-content-is-in-list(&quot;TANKY&quot;;&quot;AVG&quot;;&quot;SQUISHY&quot;)" table:allow-empty-cell="true" table:display-list="unsorted" table:base-cell-address="VSolo.D4">
          <table:error-message table:message-type="stop" table:display="true"/>
        </table:content-validation>
        <table:content-validation table:name="val5" table:condition="of:cell-content-is-in-list(&quot;Rounds2Kill&quot;;&quot;Rounds2Die&quot;;&quot;Kill/PartyHP%&quot;;&quot;&quot;)" table:allow-empty-cell="true" table:display-list="unsorted" table:base-cell-address="VSolo_2.D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16381" table:default-cell-style-name="ce3"/>
        <table:table-row table:style-name="ro1">
          <table:table-cell table:style-name="ce4" office:value-type="string" calcext:value-type="string">
            <text:p>Player Tuning</text:p>
          </table:table-cell>
          <table:table-cell table:style-name="ce2"/>
          <table:table-cell table:style-name="ce4" office:value-type="string" calcext:value-type="string">
            <text:p>Monster Tuning</text:p>
          </table:table-cell>
          <table:table-cell table:style-name="ce2" table:number-columns-repeated="4"/>
          <table:table-cell table:style-name="ce1"/>
          <table:table-cell table:style-name="ce2" table:number-columns-repeated="18"/>
          <table:table-cell table:number-columns-repeated="16358"/>
        </table:table-row>
        <table:table-row table:style-name="ro1">
          <table:table-cell table:style-name="ce4" office:value-type="string" calcext:value-type="string">
            <text:p>TANK DEF</text:p>
          </table:table-cell>
          <table:table-cell table:style-name="ce2"/>
          <table:table-cell table:style-name="ce4" office:value-type="string" calcext:value-type="string">
            <text:p>Average Monster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HP</text:p>
          </table:table-cell>
          <table:table-cell table:style-name="ce2"/>
          <table:table-cell table:style-name="ce1" office:value-type="string" calcext:value-type="string">
            <text:p>Level 1 HP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C</text:p>
          </table:table-cell>
          <table:table-cell table:style-name="ce2"/>
          <table:table-cell table:style-name="ce1" office:value-type="string" calcext:value-type="string">
            <text:p>Level 1 AC</text:p>
          </table:table-cell>
          <table:table-cell table:style-name="ce1"/>
          <table:table-cell table:style-name="ce2" table:number-columns-repeated="22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HP</text:p>
          </table:table-cell>
          <table:table-cell table:style-name="ce2"/>
          <table:table-cell table:style-name="ce1" office:value-type="string" calcext:value-type="string">
            <text:p>Level 1 to hit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C</text:p>
          </table:table-cell>
          <table:table-cell table:style-name="ce2"/>
          <table:table-cell table:style-name="ce1" office:value-type="string" calcext:value-type="string">
            <text:p>Level 1 damage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4" office:value-type="string" calcext:value-type="string">
            <text:p>Squish DEF</text:p>
          </table:table-cell>
          <table:table-cell table:style-name="ce2"/>
          <table:table-cell table:style-name="ce1" office:value-type="string" calcext:value-type="string">
            <text:p>Level 30 HP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HP</text:p>
          </table:table-cell>
          <table:table-cell table:style-name="ce2"/>
          <table:table-cell table:style-name="ce1" office:value-type="string" calcext:value-type="string">
            <text:p>Level 30 AC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C</text:p>
          </table:table-cell>
          <table:table-cell table:style-name="ce2"/>
          <table:table-cell table:style-name="ce1" office:value-type="string" calcext:value-type="string">
            <text:p>Level 30 to hit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HP</text:p>
          </table:table-cell>
          <table:table-cell table:style-name="ce2"/>
          <table:table-cell table:style-name="ce1" office:value-type="string" calcext:value-type="string">
            <text:p>Level 30 damage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C</text:p>
          </table:table-cell>
          <table:table-cell table:style-name="ce2"/>
          <table:table-cell table:style-name="ce4" office:value-type="string" calcext:value-type="string">
            <text:p>Artillery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4" office:value-type="string" calcext:value-type="string">
            <text:p>Avg. DEF</text:p>
          </table:table-cell>
          <table:table-cell table:style-name="ce2"/>
          <table:table-cell table:style-name="ce1" office:value-type="string" calcext:value-type="string">
            <text:p>Level 1 HP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HP</text:p>
          </table:table-cell>
          <table:table-cell table:style-name="ce2"/>
          <table:table-cell table:style-name="ce1" office:value-type="string" calcext:value-type="string">
            <text:p>Level 1 AC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C</text:p>
          </table:table-cell>
          <table:table-cell table:style-name="ce2"/>
          <table:table-cell table:style-name="ce1" office:value-type="string" calcext:value-type="string">
            <text:p>Level 1 to hit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HP</text:p>
          </table:table-cell>
          <table:table-cell table:style-name="ce2"/>
          <table:table-cell table:style-name="ce1" office:value-type="string" calcext:value-type="string">
            <text:p>Level 1 damage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C</text:p>
          </table:table-cell>
          <table:table-cell table:style-name="ce2"/>
          <table:table-cell table:style-name="ce1" office:value-type="string" calcext:value-type="string">
            <text:p>Level 30 HP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4" office:value-type="string" calcext:value-type="string">
            <text:p>Accuracy</text:p>
          </table:table-cell>
          <table:table-cell table:style-name="ce2"/>
          <table:table-cell table:style-name="ce1" office:value-type="string" calcext:value-type="string">
            <text:p>Level 30 AC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to hit</text:p>
          </table:table-cell>
          <table:table-cell table:style-name="ce2"/>
          <table:table-cell table:style-name="ce1" office:value-type="string" calcext:value-type="string">
            <text:p>Level 30 to hit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to hit</text:p>
          </table:table-cell>
          <table:table-cell table:style-name="ce2"/>
          <table:table-cell table:style-name="ce1" office:value-type="string" calcext:value-type="string">
            <text:p>Level 30 damage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4" office:value-type="string" calcext:value-type="string">
            <text:p>Top Damage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4" office:value-type="string" calcext:value-type="string">
            <text:p>Low Damage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4" office:value-type="string" calcext:value-type="string">
            <text:p>Avg. Damage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Daily</text:p>
          </table:table-cell>
          <table:table-cell table:style-name="ce2" table:number-columns-repeated="25"/>
          <table:table-cell table:number-columns-repeated="16358"/>
        </table:table-row>
        <table:table-row table:style-name="ro1" table:number-rows-repeated="960">
          <table:table-cell table:style-name="ce2" table:number-columns-repeated="26"/>
          <table:table-cell table:number-columns-repeated="16358"/>
        </table:table-row>
        <table:table-row table:style-name="ro1" table:number-rows-repeated="1047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CTuning" table:style-name="ta1">
        <table:table-column table:style-name="co2" table:number-columns-repeated="18" table:default-cell-style-name="Default"/>
        <table:table-column table:style-name="co4" table:default-cell-style-name="ce1"/>
        <table:table-row table:style-name="ro1">
          <table:table-cell table:style-name="ce8" office:value-type="string" calcext:value-type="string" table:number-columns-spanned="1" table:number-rows-spanned="2">
            <text:p>Level</text:p>
          </table:table-cell>
          <table:table-cell table:style-name="ce48" office:value-type="string" calcext:value-type="string" table:number-columns-spanned="2" table:number-rows-spanned="1">
            <text:p>Tank Defence</text:p>
          </table:table-cell>
          <table:covered-table-cell table:style-name="ce53"/>
          <table:table-cell table:style-name="ce48" office:value-type="string" calcext:value-type="string" table:number-columns-spanned="2" table:number-rows-spanned="1">
            <text:p>Squishy Defence</text:p>
          </table:table-cell>
          <table:covered-table-cell table:style-name="ce53"/>
          <table:table-cell table:style-name="ce48" office:value-type="string" calcext:value-type="string" table:number-columns-spanned="2" table:number-rows-spanned="1">
            <text:p>Average Defence</text:p>
          </table:table-cell>
          <table:covered-table-cell table:style-name="ce53"/>
          <table:table-cell table:style-name="ce48" office:value-type="string" calcext:value-type="string" table:number-columns-spanned="3" table:number-rows-spanned="1">
            <text:p>Peak Damage Class Damage</text:p>
          </table:table-cell>
          <table:covered-table-cell table:style-name="ce24"/>
          <table:covered-table-cell table:style-name="ce53"/>
          <table:table-cell table:style-name="ce48" office:value-type="string" calcext:value-type="string" table:number-columns-spanned="3" table:number-rows-spanned="1">
            <text:p>Low Damage Class Damage </text:p>
          </table:table-cell>
          <table:covered-table-cell table:style-name="ce24"/>
          <table:covered-table-cell table:style-name="ce53"/>
          <table:table-cell table:style-name="ce53" office:value-type="string" calcext:value-type="string" table:number-columns-spanned="3" table:number-rows-spanned="1">
            <text:p>Avg Damage Class Damage</text:p>
          </table:table-cell>
          <table:covered-table-cell table:style-name="ce24"/>
          <table:covered-table-cell table:style-name="ce53"/>
          <table:table-cell table:style-name="ce66" office:value-type="string" calcext:value-type="string">
            <text:p>PC</text:p>
          </table:table-cell>
          <table:table-cell/>
          <table:table-cell table:style-name="ce4" office:value-type="string" calcext:value-type="string">
            <text:p>Player Tuning</text:p>
          </table:table-cell>
        </table:table-row>
        <table:table-row table:style-name="ro1">
          <table:covered-table-cell table:style-name="ce9"/>
          <table:table-cell table:style-name="ce14" office:value-type="string" calcext:value-type="string">
            <text:p>HP</text:p>
          </table:table-cell>
          <table:table-cell table:style-name="ce19" office:value-type="string" calcext:value-type="string">
            <text:p>AC</text:p>
          </table:table-cell>
          <table:table-cell table:style-name="ce14" office:value-type="string" calcext:value-type="string">
            <text:p>HP</text:p>
          </table:table-cell>
          <table:table-cell table:style-name="ce19" office:value-type="string" calcext:value-type="string">
            <text:p>AC</text:p>
          </table:table-cell>
          <table:table-cell table:style-name="ce14" office:value-type="string" calcext:value-type="string">
            <text:p>HP</text:p>
          </table:table-cell>
          <table:table-cell table:style-name="ce19" office:value-type="string" calcext:value-type="string">
            <text:p>AC</text:p>
          </table:table-cell>
          <table:table-cell table:style-name="ce14" office:value-type="string" calcext:value-type="string">
            <text:p>At-Will</text:p>
          </table:table-cell>
          <table:table-cell table:style-name="ce25" office:value-type="string" calcext:value-type="string">
            <text:p>Encounter P</text:p>
          </table:table-cell>
          <table:table-cell table:style-name="ce19" office:value-type="string" calcext:value-type="string">
            <text:p>Dailiy P</text:p>
          </table:table-cell>
          <table:table-cell table:style-name="ce14" office:value-type="string" calcext:value-type="string">
            <text:p>At-Will</text:p>
          </table:table-cell>
          <table:table-cell table:style-name="ce25" office:value-type="string" calcext:value-type="string">
            <text:p>Encounter P</text:p>
          </table:table-cell>
          <table:table-cell table:style-name="ce19" office:value-type="string" calcext:value-type="string">
            <text:p>Dailiy P</text:p>
          </table:table-cell>
          <table:table-cell table:style-name="ce25" office:value-type="string" calcext:value-type="string">
            <text:p>At-Will</text:p>
          </table:table-cell>
          <table:table-cell table:style-name="ce25" office:value-type="string" calcext:value-type="string">
            <text:p>Encounter P</text:p>
          </table:table-cell>
          <table:table-cell table:style-name="ce19" office:value-type="string" calcext:value-type="string">
            <text:p>Dailiy P</text:p>
          </table:table-cell>
          <table:table-cell table:style-name="ce67" office:value-type="string" calcext:value-type="string">
            <text:p>To-Hit</text:p>
          </table:table-cell>
          <table:table-cell/>
          <table:table-cell table:style-name="ce4" office:value-type="string" calcext:value-type="string">
            <text:p>TANK DEF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5" office:value-type="float" office:value="20" calcext:value-type="float">
            <text:p>20</text:p>
          </table:table-cell>
          <table:table-cell table:style-name="ce20" office:value-type="float" office:value="16" calcext:value-type="float">
            <text:p>16</text:p>
          </table:table-cell>
          <table:table-cell table:style-name="ce15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4" calcext:value-type="float">
            <text:p>14</text:p>
          </table:table-cell>
          <table:table-cell table:style-name="ce59" table:formula="of:=[.K3]*([.C19]/[.A19])" office:value-type="float" office:value="9" calcext:value-type="float">
            <text:p>9</text:p>
          </table:table-cell>
          <table:table-cell table:style-name="ce63" table:formula="of:=[.H3]*[.B16]/[.A16]" office:value-type="float" office:value="13.5" calcext:value-type="float">
            <text:p>13.5</text:p>
          </table:table-cell>
          <table:table-cell table:style-name="ce65" table:formula="of:=[.H3]*[.C16]/[.A16]" office:value-type="float" office:value="20.25" calcext:value-type="float">
            <text:p>20.25</text:p>
          </table:table-cell>
          <table:table-cell table:style-name="ce15" office:value-type="float" office:value="4.5" calcext:value-type="float">
            <text:p>4.5</text:p>
          </table:table-cell>
          <table:table-cell table:style-name="ce63" table:formula="of:=[.K3]*[.B16]/[.A16]" office:value-type="float" office:value="6.75" calcext:value-type="float">
            <text:p>6.75</text:p>
          </table:table-cell>
          <table:table-cell table:style-name="ce65" table:formula="of:=[.K3]*[.C16]/[.A16]" office:value-type="float" office:value="10.125" calcext:value-type="float">
            <text:p>10.125</text:p>
          </table:table-cell>
          <table:table-cell table:style-name="ce59" table:formula="of:=[.K3]*[.B19]/[.A19]" office:value-type="float" office:value="6.75" calcext:value-type="float">
            <text:p>6.75</text:p>
          </table:table-cell>
          <table:table-cell table:style-name="ce63" table:formula="of:=[.N3]*[.B16]/[.A16]" office:value-type="float" office:value="10.125" calcext:value-type="float">
            <text:p>10.125</text:p>
          </table:table-cell>
          <table:table-cell table:style-name="ce65" table:formula="of:=[.N3]*[.C16]/[.A16]" office:value-type="float" office:value="15.1875" calcext:value-type="float">
            <text:p>15.1875</text:p>
          </table:table-cell>
          <table:table-cell table:style-name="ce68" office:value-type="float" office:value="5" calcext:value-type="float">
            <text:p>5</text:p>
          </table:table-cell>
          <table:table-cell/>
          <table:table-cell office:value-type="string" calcext:value-type="string">
            <text:p>Level 1 HP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ROUND(LINEARLY_INTERPOLATE([.$A4];[.$A$3];[.B$3];[.$A$12];[.B$12]))" office:value-type="float" office:value="29" calcext:value-type="float">
            <text:p>29</text:p>
          </table:table-cell>
          <table:table-cell table:style-name="ce21" table:formula="of:=ROUND(LINEARLY_INTERPOLATE([.$A4];[.$A$3];[.C$3];[.$A$12];[.C$12]))" office:value-type="float" office:value="17" calcext:value-type="float">
            <text:p>17</text:p>
          </table:table-cell>
          <table:table-cell table:style-name="ce16" table:formula="of:=ROUND(LINEARLY_INTERPOLATE([.$A4];[.$A$3];[.D$3];[.$A$12];[.D$12]))" office:value-type="float" office:value="13" calcext:value-type="float">
            <text:p>13</text:p>
          </table:table-cell>
          <table:table-cell table:style-name="ce21" table:formula="of:=ROUND(LINEARLY_INTERPOLATE([.$A4];[.$A$3];[.E$3];[.$A$12];[.E$12]))" office:value-type="float" office:value="10" calcext:value-type="float">
            <text:p>10</text:p>
          </table:table-cell>
          <table:table-cell table:style-name="ce16" table:formula="of:=ROUND(LINEARLY_INTERPOLATE([.$A4];[.$A$3];[.F$3];[.$A$12];[.F$12]))" office:value-type="float" office:value="20" calcext:value-type="float">
            <text:p>20</text:p>
          </table:table-cell>
          <table:table-cell table:style-name="ce21" table:formula="of:=ROUND(LINEARLY_INTERPOLATE([.$A4];[.$A$3];[.G$3];[.$A$12];[.G$12]))" office:value-type="float" office:value="14" calcext:value-type="float">
            <text:p>14</text:p>
          </table:table-cell>
          <table:table-cell table:style-name="ce16" table:formula="of:=ROUND(LINEARLY_INTERPOLATE([.$A4];[.$A$3];[.H$3];[.$A$12];[.H$12]))" office:value-type="float" office:value="11" calcext:value-type="float">
            <text:p>11</text:p>
          </table:table-cell>
          <table:table-cell table:style-name="ce27" table:formula="of:=ROUND(LINEARLY_INTERPOLATE([.$A4];[.$A$3];[.I$3];[.$A$12];[.I$12]))" office:value-type="float" office:value="17" calcext:value-type="float">
            <text:p>17</text:p>
          </table:table-cell>
          <table:table-cell table:style-name="ce21" table:formula="of:=ROUND(LINEARLY_INTERPOLATE([.$A4];[.$A$3];[.J$3];[.$A$12];[.J$12]))" office:value-type="float" office:value="25" calcext:value-type="float">
            <text:p>25</text:p>
          </table:table-cell>
          <table:table-cell table:style-name="ce16" table:formula="of:=ROUND(LINEARLY_INTERPOLATE([.$A4];[.$A$3];[.K$3];[.$A$12];[.K$12]))" office:value-type="float" office:value="6" calcext:value-type="float">
            <text:p>6</text:p>
          </table:table-cell>
          <table:table-cell table:style-name="ce27" table:formula="of:=ROUND(LINEARLY_INTERPOLATE([.$A4];[.$A$3];[.L$3];[.$A$12];[.L$12]))" office:value-type="float" office:value="8" calcext:value-type="float">
            <text:p>8</text:p>
          </table:table-cell>
          <table:table-cell table:style-name="ce21" table:formula="of:=ROUND(LINEARLY_INTERPOLATE([.$A4];[.$A$3];[.M$3];[.$A$12];[.M$12]))" office:value-type="float" office:value="12" calcext:value-type="float">
            <text:p>12</text:p>
          </table:table-cell>
          <table:table-cell table:style-name="ce16" table:formula="of:=ROUND(LINEARLY_INTERPOLATE([.$A4];[.$A$3];[.N$3];[.$A$12];[.N$12]))" office:value-type="float" office:value="8" calcext:value-type="float">
            <text:p>8</text:p>
          </table:table-cell>
          <table:table-cell table:style-name="ce27" table:formula="of:=ROUND(LINEARLY_INTERPOLATE([.$A4];[.$A$3];[.O$3];[.$A$12];[.O$12]))" office:value-type="float" office:value="12" calcext:value-type="float">
            <text:p>12</text:p>
          </table:table-cell>
          <table:table-cell table:style-name="ce21" table:formula="of:=ROUND(LINEARLY_INTERPOLATE([.$A4];[.$A$3];[.P$3];[.$A$12];[.P$12]))" office:value-type="float" office:value="19" calcext:value-type="float">
            <text:p>19</text:p>
          </table:table-cell>
          <table:table-cell table:style-name="ce69" table:formula="of:=ROUNDDOWN(LINEARLY_INTERPOLATE([.A4];[.$A$3];[.$Q$3];[.$A$12];[.$Q$12]))" office:value-type="float" office:value="5" calcext:value-type="float">
            <text:p>5</text:p>
          </table:table-cell>
          <table:table-cell/>
          <table:table-cell office:value-type="string" calcext:value-type="string">
            <text:p>Level 1 AC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ROUND(LINEARLY_INTERPOLATE([.$A5];[.$A$3];[.B$3];[.$A$12];[.B$12]))" office:value-type="float" office:value="38" calcext:value-type="float">
            <text:p>38</text:p>
          </table:table-cell>
          <table:table-cell table:style-name="ce21" table:formula="of:=ROUND(LINEARLY_INTERPOLATE([.$A5];[.$A$3];[.C$3];[.$A$12];[.C$12]))" office:value-type="float" office:value="17" calcext:value-type="float">
            <text:p>17</text:p>
          </table:table-cell>
          <table:table-cell table:style-name="ce16" table:formula="of:=ROUND(LINEARLY_INTERPOLATE([.$A5];[.$A$3];[.D$3];[.$A$12];[.D$12]))" office:value-type="float" office:value="17" calcext:value-type="float">
            <text:p>17</text:p>
          </table:table-cell>
          <table:table-cell table:style-name="ce21" table:formula="of:=ROUND(LINEARLY_INTERPOLATE([.$A5];[.$A$3];[.E$3];[.$A$12];[.E$12]))" office:value-type="float" office:value="10" calcext:value-type="float">
            <text:p>10</text:p>
          </table:table-cell>
          <table:table-cell table:style-name="ce16" table:formula="of:=ROUND(LINEARLY_INTERPOLATE([.$A5];[.$A$3];[.F$3];[.$A$12];[.F$12]))" office:value-type="float" office:value="25" calcext:value-type="float">
            <text:p>25</text:p>
          </table:table-cell>
          <table:table-cell table:style-name="ce21" table:formula="of:=ROUND(LINEARLY_INTERPOLATE([.$A5];[.$A$3];[.G$3];[.$A$12];[.G$12]))" office:value-type="float" office:value="15" calcext:value-type="float">
            <text:p>15</text:p>
          </table:table-cell>
          <table:table-cell table:style-name="ce16" table:formula="of:=ROUND(LINEARLY_INTERPOLATE([.$A5];[.$A$3];[.H$3];[.$A$12];[.H$12]))" office:value-type="float" office:value="13" calcext:value-type="float">
            <text:p>13</text:p>
          </table:table-cell>
          <table:table-cell table:style-name="ce27" table:formula="of:=ROUND(LINEARLY_INTERPOLATE([.$A5];[.$A$3];[.I$3];[.$A$12];[.I$12]))" office:value-type="float" office:value="20" calcext:value-type="float">
            <text:p>20</text:p>
          </table:table-cell>
          <table:table-cell table:style-name="ce21" table:formula="of:=ROUND(LINEARLY_INTERPOLATE([.$A5];[.$A$3];[.J$3];[.$A$12];[.J$12]))" office:value-type="float" office:value="29" calcext:value-type="float">
            <text:p>29</text:p>
          </table:table-cell>
          <table:table-cell table:style-name="ce16" table:formula="of:=ROUND(LINEARLY_INTERPOLATE([.$A5];[.$A$3];[.K$3];[.$A$12];[.K$12]))" office:value-type="float" office:value="7" calcext:value-type="float">
            <text:p>7</text:p>
          </table:table-cell>
          <table:table-cell table:style-name="ce27" table:formula="of:=ROUND(LINEARLY_INTERPOLATE([.$A5];[.$A$3];[.L$3];[.$A$12];[.L$12]))" office:value-type="float" office:value="10" calcext:value-type="float">
            <text:p>10</text:p>
          </table:table-cell>
          <table:table-cell table:style-name="ce21" table:formula="of:=ROUND(LINEARLY_INTERPOLATE([.$A5];[.$A$3];[.M$3];[.$A$12];[.M$12]))" office:value-type="float" office:value="15" calcext:value-type="float">
            <text:p>15</text:p>
          </table:table-cell>
          <table:table-cell table:style-name="ce16" table:formula="of:=ROUND(LINEARLY_INTERPOLATE([.$A5];[.$A$3];[.N$3];[.$A$12];[.N$12]))" office:value-type="float" office:value="10" calcext:value-type="float">
            <text:p>10</text:p>
          </table:table-cell>
          <table:table-cell table:style-name="ce27" table:formula="of:=ROUND(LINEARLY_INTERPOLATE([.$A5];[.$A$3];[.O$3];[.$A$12];[.O$12]))" office:value-type="float" office:value="15" calcext:value-type="float">
            <text:p>15</text:p>
          </table:table-cell>
          <table:table-cell table:style-name="ce21" table:formula="of:=ROUND(LINEARLY_INTERPOLATE([.$A5];[.$A$3];[.P$3];[.$A$12];[.P$12]))" office:value-type="float" office:value="22" calcext:value-type="float">
            <text:p>22</text:p>
          </table:table-cell>
          <table:table-cell table:style-name="ce69" table:formula="of:=ROUNDDOWN(LINEARLY_INTERPOLATE([.A5];[.$A$3];[.$Q$3];[.$A$12];[.$Q$12]))" office:value-type="float" office:value="6" calcext:value-type="float">
            <text:p>6</text:p>
          </table:table-cell>
          <table:table-cell/>
          <table:table-cell office:value-type="string" calcext:value-type="string">
            <text:p>Level 10 HP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ROUND(LINEARLY_INTERPOLATE([.$A6];[.$A$3];[.B$3];[.$A$12];[.B$12]))" office:value-type="float" office:value="47" calcext:value-type="float">
            <text:p>47</text:p>
          </table:table-cell>
          <table:table-cell table:style-name="ce22" office:value-type="float" office:value="20" calcext:value-type="float">
            <text:p>20</text:p>
          </table:table-cell>
          <table:table-cell table:style-name="ce16" table:formula="of:=ROUND(LINEARLY_INTERPOLATE([.$A6];[.$A$3];[.D$3];[.$A$12];[.D$12]))" office:value-type="float" office:value="20" calcext:value-type="float">
            <text:p>20</text:p>
          </table:table-cell>
          <table:table-cell table:style-name="ce21" table:formula="of:=ROUND(LINEARLY_INTERPOLATE([.$A6];[.$A$3];[.E$3];[.$A$12];[.E$12]))" office:value-type="float" office:value="10" calcext:value-type="float">
            <text:p>10</text:p>
          </table:table-cell>
          <table:table-cell table:style-name="ce16" table:formula="of:=ROUND(LINEARLY_INTERPOLATE([.$A6];[.$A$3];[.F$3];[.$A$12];[.F$12]))" office:value-type="float" office:value="30" calcext:value-type="float">
            <text:p>30</text:p>
          </table:table-cell>
          <table:table-cell table:style-name="ce22" office:value-type="float" office:value="17" calcext:value-type="float">
            <text:p>17</text:p>
          </table:table-cell>
          <table:table-cell table:style-name="ce16" table:formula="of:=ROUND(LINEARLY_INTERPOLATE([.$A6];[.$A$3];[.H$3];[.$A$12];[.H$12]))" office:value-type="float" office:value="15" calcext:value-type="float">
            <text:p>15</text:p>
          </table:table-cell>
          <table:table-cell table:style-name="ce27" table:formula="of:=ROUND(LINEARLY_INTERPOLATE([.$A6];[.$A$3];[.I$3];[.$A$12];[.I$12]))" office:value-type="float" office:value="23" calcext:value-type="float">
            <text:p>23</text:p>
          </table:table-cell>
          <table:table-cell table:style-name="ce21" table:formula="of:=ROUND(LINEARLY_INTERPOLATE([.$A6];[.$A$3];[.J$3];[.$A$12];[.J$12]))" office:value-type="float" office:value="34" calcext:value-type="float">
            <text:p>34</text:p>
          </table:table-cell>
          <table:table-cell table:style-name="ce16" table:formula="of:=ROUND(LINEARLY_INTERPOLATE([.$A6];[.$A$3];[.K$3];[.$A$12];[.K$12]))" office:value-type="float" office:value="8" calcext:value-type="float">
            <text:p>8</text:p>
          </table:table-cell>
          <table:table-cell table:style-name="ce27" table:formula="of:=ROUND(LINEARLY_INTERPOLATE([.$A6];[.$A$3];[.L$3];[.$A$12];[.L$12]))" office:value-type="float" office:value="11" calcext:value-type="float">
            <text:p>11</text:p>
          </table:table-cell>
          <table:table-cell table:style-name="ce21" table:formula="of:=ROUND(LINEARLY_INTERPOLATE([.$A6];[.$A$3];[.M$3];[.$A$12];[.M$12]))" office:value-type="float" office:value="17" calcext:value-type="float">
            <text:p>17</text:p>
          </table:table-cell>
          <table:table-cell table:style-name="ce16" table:formula="of:=ROUND(LINEARLY_INTERPOLATE([.$A6];[.$A$3];[.N$3];[.$A$12];[.N$12]))" office:value-type="float" office:value="11" calcext:value-type="float">
            <text:p>11</text:p>
          </table:table-cell>
          <table:table-cell table:style-name="ce27" table:formula="of:=ROUND(LINEARLY_INTERPOLATE([.$A6];[.$A$3];[.O$3];[.$A$12];[.O$12]))" office:value-type="float" office:value="17" calcext:value-type="float">
            <text:p>17</text:p>
          </table:table-cell>
          <table:table-cell table:style-name="ce21" table:formula="of:=ROUND(LINEARLY_INTERPOLATE([.$A6];[.$A$3];[.P$3];[.$A$12];[.P$12]))" office:value-type="float" office:value="25" calcext:value-type="float">
            <text:p>25</text:p>
          </table:table-cell>
          <table:table-cell table:style-name="ce69" table:formula="of:=ROUNDDOWN(LINEARLY_INTERPOLATE([.A6];[.$A$3];[.$Q$3];[.$A$12];[.$Q$12]))" office:value-type="float" office:value="6" calcext:value-type="float">
            <text:p>6</text:p>
          </table:table-cell>
          <table:table-cell/>
          <table:table-cell office:value-type="string" calcext:value-type="string">
            <text:p>Level 10 AC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ROUND(LINEARLY_INTERPOLATE([.$A7];[.$A$3];[.B$3];[.$A$12];[.B$12]))" office:value-type="float" office:value="56" calcext:value-type="float">
            <text:p>56</text:p>
          </table:table-cell>
          <table:table-cell table:style-name="ce21" table:formula="of:=ROUND(LINEARLY_INTERPOLATE([.$A7];[.$A$3];[.C$3];[.$A$12];[.C$12]))" office:value-type="float" office:value="18" calcext:value-type="float">
            <text:p>18</text:p>
          </table:table-cell>
          <table:table-cell table:style-name="ce16" table:formula="of:=ROUND(LINEARLY_INTERPOLATE([.$A7];[.$A$3];[.D$3];[.$A$12];[.D$12]))" office:value-type="float" office:value="23" calcext:value-type="float">
            <text:p>23</text:p>
          </table:table-cell>
          <table:table-cell table:style-name="ce21" table:formula="of:=ROUND(LINEARLY_INTERPOLATE([.$A7];[.$A$3];[.E$3];[.$A$12];[.E$12]))" office:value-type="float" office:value="10" calcext:value-type="float">
            <text:p>10</text:p>
          </table:table-cell>
          <table:table-cell table:style-name="ce16" table:formula="of:=ROUND(LINEARLY_INTERPOLATE([.$A7];[.$A$3];[.F$3];[.$A$12];[.F$12]))" office:value-type="float" office:value="35" calcext:value-type="float">
            <text:p>35</text:p>
          </table:table-cell>
          <table:table-cell table:style-name="ce21" table:formula="of:=ROUND(LINEARLY_INTERPOLATE([.$A7];[.$A$3];[.G$3];[.$A$12];[.G$12]))" office:value-type="float" office:value="16" calcext:value-type="float">
            <text:p>16</text:p>
          </table:table-cell>
          <table:table-cell table:style-name="ce16" table:formula="of:=ROUND(LINEARLY_INTERPOLATE([.$A7];[.$A$3];[.H$3];[.$A$12];[.H$12]))" office:value-type="float" office:value="17" calcext:value-type="float">
            <text:p>17</text:p>
          </table:table-cell>
          <table:table-cell table:style-name="ce27" table:formula="of:=ROUND(LINEARLY_INTERPOLATE([.$A7];[.$A$3];[.I$3];[.$A$12];[.I$12]))" office:value-type="float" office:value="26" calcext:value-type="float">
            <text:p>26</text:p>
          </table:table-cell>
          <table:table-cell table:style-name="ce21" table:formula="of:=ROUND(LINEARLY_INTERPOLATE([.$A7];[.$A$3];[.J$3];[.$A$12];[.J$12]))" office:value-type="float" office:value="38" calcext:value-type="float">
            <text:p>38</text:p>
          </table:table-cell>
          <table:table-cell table:style-name="ce16" table:formula="of:=ROUND(LINEARLY_INTERPOLATE([.$A7];[.$A$3];[.K$3];[.$A$12];[.K$12]))" office:value-type="float" office:value="9" calcext:value-type="float">
            <text:p>9</text:p>
          </table:table-cell>
          <table:table-cell table:style-name="ce27" table:formula="of:=ROUND(LINEARLY_INTERPOLATE([.$A7];[.$A$3];[.L$3];[.$A$12];[.L$12]))" office:value-type="float" office:value="13" calcext:value-type="float">
            <text:p>13</text:p>
          </table:table-cell>
          <table:table-cell table:style-name="ce21" table:formula="of:=ROUND(LINEARLY_INTERPOLATE([.$A7];[.$A$3];[.M$3];[.$A$12];[.M$12]))" office:value-type="float" office:value="19" calcext:value-type="float">
            <text:p>19</text:p>
          </table:table-cell>
          <table:table-cell table:style-name="ce16" table:formula="of:=ROUND(LINEARLY_INTERPOLATE([.$A7];[.$A$3];[.N$3];[.$A$12];[.N$12]))" office:value-type="float" office:value="13" calcext:value-type="float">
            <text:p>13</text:p>
          </table:table-cell>
          <table:table-cell table:style-name="ce27" table:formula="of:=ROUND(LINEARLY_INTERPOLATE([.$A7];[.$A$3];[.O$3];[.$A$12];[.O$12]))" office:value-type="float" office:value="19" calcext:value-type="float">
            <text:p>19</text:p>
          </table:table-cell>
          <table:table-cell table:style-name="ce21" table:formula="of:=ROUND(LINEARLY_INTERPOLATE([.$A7];[.$A$3];[.P$3];[.$A$12];[.P$12]))" office:value-type="float" office:value="29" calcext:value-type="float">
            <text:p>29</text:p>
          </table:table-cell>
          <table:table-cell table:style-name="ce69" table:formula="of:=ROUNDDOWN(LINEARLY_INTERPOLATE([.A7];[.$A$3];[.$Q$3];[.$A$12];[.$Q$12]))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Squish DEF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ROUND(LINEARLY_INTERPOLATE([.$A8];[.$A$3];[.B$3];[.$A$12];[.B$12]))" office:value-type="float" office:value="64" calcext:value-type="float">
            <text:p>64</text:p>
          </table:table-cell>
          <table:table-cell table:style-name="ce21" table:formula="of:=ROUND(LINEARLY_INTERPOLATE([.$A8];[.$A$3];[.C$3];[.$A$12];[.C$12]))" office:value-type="float" office:value="19" calcext:value-type="float">
            <text:p>19</text:p>
          </table:table-cell>
          <table:table-cell table:style-name="ce16" table:formula="of:=ROUND(LINEARLY_INTERPOLATE([.$A8];[.$A$3];[.D$3];[.$A$12];[.D$12]))" office:value-type="float" office:value="27" calcext:value-type="float">
            <text:p>27</text:p>
          </table:table-cell>
          <table:table-cell table:style-name="ce21" table:formula="of:=ROUND(LINEARLY_INTERPOLATE([.$A8];[.$A$3];[.E$3];[.$A$12];[.E$12]))" office:value-type="float" office:value="10" calcext:value-type="float">
            <text:p>10</text:p>
          </table:table-cell>
          <table:table-cell table:style-name="ce16" table:formula="of:=ROUND(LINEARLY_INTERPOLATE([.$A8];[.$A$3];[.F$3];[.$A$12];[.F$12]))" office:value-type="float" office:value="40" calcext:value-type="float">
            <text:p>40</text:p>
          </table:table-cell>
          <table:table-cell table:style-name="ce21" table:formula="of:=ROUND(LINEARLY_INTERPOLATE([.$A8];[.$A$3];[.G$3];[.$A$12];[.G$12]))" office:value-type="float" office:value="16" calcext:value-type="float">
            <text:p>16</text:p>
          </table:table-cell>
          <table:table-cell table:style-name="ce16" table:formula="of:=ROUND(LINEARLY_INTERPOLATE([.$A8];[.$A$3];[.H$3];[.$A$12];[.H$12]))" office:value-type="float" office:value="19" calcext:value-type="float">
            <text:p>19</text:p>
          </table:table-cell>
          <table:table-cell table:style-name="ce27" table:formula="of:=ROUND(LINEARLY_INTERPOLATE([.$A8];[.$A$3];[.I$3];[.$A$12];[.I$12]))" office:value-type="float" office:value="29" calcext:value-type="float">
            <text:p>29</text:p>
          </table:table-cell>
          <table:table-cell table:style-name="ce21" table:formula="of:=ROUND(LINEARLY_INTERPOLATE([.$A8];[.$A$3];[.J$3];[.$A$12];[.J$12]))" office:value-type="float" office:value="43" calcext:value-type="float">
            <text:p>43</text:p>
          </table:table-cell>
          <table:table-cell table:style-name="ce16" table:formula="of:=ROUND(LINEARLY_INTERPOLATE([.$A8];[.$A$3];[.K$3];[.$A$12];[.K$12]))" office:value-type="float" office:value="10" calcext:value-type="float">
            <text:p>10</text:p>
          </table:table-cell>
          <table:table-cell table:style-name="ce27" table:formula="of:=ROUND(LINEARLY_INTERPOLATE([.$A8];[.$A$3];[.L$3];[.$A$12];[.L$12]))" office:value-type="float" office:value="14" calcext:value-type="float">
            <text:p>14</text:p>
          </table:table-cell>
          <table:table-cell table:style-name="ce21" table:formula="of:=ROUND(LINEARLY_INTERPOLATE([.$A8];[.$A$3];[.M$3];[.$A$12];[.M$12]))" office:value-type="float" office:value="21" calcext:value-type="float">
            <text:p>21</text:p>
          </table:table-cell>
          <table:table-cell table:style-name="ce16" table:formula="of:=ROUND(LINEARLY_INTERPOLATE([.$A8];[.$A$3];[.N$3];[.$A$12];[.N$12]))" office:value-type="float" office:value="14" calcext:value-type="float">
            <text:p>14</text:p>
          </table:table-cell>
          <table:table-cell table:style-name="ce27" table:formula="of:=ROUND(LINEARLY_INTERPOLATE([.$A8];[.$A$3];[.O$3];[.$A$12];[.O$12]))" office:value-type="float" office:value="21" calcext:value-type="float">
            <text:p>21</text:p>
          </table:table-cell>
          <table:table-cell table:style-name="ce21" table:formula="of:=ROUND(LINEARLY_INTERPOLATE([.$A8];[.$A$3];[.P$3];[.$A$12];[.P$12]))" office:value-type="float" office:value="32" calcext:value-type="float">
            <text:p>32</text:p>
          </table:table-cell>
          <table:table-cell table:style-name="ce69" table:formula="of:=ROUNDDOWN(LINEARLY_INTERPOLATE([.A8];[.$A$3];[.$Q$3];[.$A$12];[.$Q$12]))" office:value-type="float" office:value="7" calcext:value-type="float">
            <text:p>7</text:p>
          </table:table-cell>
          <table:table-cell/>
          <table:table-cell office:value-type="string" calcext:value-type="string">
            <text:p>Level 1 HP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ROUND(LINEARLY_INTERPOLATE([.$A9];[.$A$3];[.B$3];[.$A$12];[.B$12]))" office:value-type="float" office:value="73" calcext:value-type="float">
            <text:p>73</text:p>
          </table:table-cell>
          <table:table-cell table:style-name="ce21" table:formula="of:=ROUND(LINEARLY_INTERPOLATE([.$A9];[.$A$3];[.C$3];[.$A$12];[.C$12]))" office:value-type="float" office:value="19" calcext:value-type="float">
            <text:p>19</text:p>
          </table:table-cell>
          <table:table-cell table:style-name="ce16" table:formula="of:=ROUND(LINEARLY_INTERPOLATE([.$A9];[.$A$3];[.D$3];[.$A$12];[.D$12]))" office:value-type="float" office:value="30" calcext:value-type="float">
            <text:p>30</text:p>
          </table:table-cell>
          <table:table-cell table:style-name="ce21" table:formula="of:=ROUND(LINEARLY_INTERPOLATE([.$A9];[.$A$3];[.E$3];[.$A$12];[.E$12]))" office:value-type="float" office:value="10" calcext:value-type="float">
            <text:p>10</text:p>
          </table:table-cell>
          <table:table-cell table:style-name="ce16" table:formula="of:=ROUND(LINEARLY_INTERPOLATE([.$A9];[.$A$3];[.F$3];[.$A$12];[.F$12]))" office:value-type="float" office:value="45" calcext:value-type="float">
            <text:p>45</text:p>
          </table:table-cell>
          <table:table-cell table:style-name="ce21" table:formula="of:=ROUND(LINEARLY_INTERPOLATE([.$A9];[.$A$3];[.G$3];[.$A$12];[.G$12]))" office:value-type="float" office:value="17" calcext:value-type="float">
            <text:p>17</text:p>
          </table:table-cell>
          <table:table-cell table:style-name="ce16" table:formula="of:=ROUND(LINEARLY_INTERPOLATE([.$A9];[.$A$3];[.H$3];[.$A$12];[.H$12]))" office:value-type="float" office:value="21" calcext:value-type="float">
            <text:p>21</text:p>
          </table:table-cell>
          <table:table-cell table:style-name="ce27" table:formula="of:=ROUND(LINEARLY_INTERPOLATE([.$A9];[.$A$3];[.I$3];[.$A$12];[.I$12]))" office:value-type="float" office:value="32" calcext:value-type="float">
            <text:p>32</text:p>
          </table:table-cell>
          <table:table-cell table:style-name="ce21" table:formula="of:=ROUND(LINEARLY_INTERPOLATE([.$A9];[.$A$3];[.J$3];[.$A$12];[.J$12]))" office:value-type="float" office:value="47" calcext:value-type="float">
            <text:p>47</text:p>
          </table:table-cell>
          <table:table-cell table:style-name="ce16" table:formula="of:=ROUND(LINEARLY_INTERPOLATE([.$A9];[.$A$3];[.K$3];[.$A$12];[.K$12]))" office:value-type="float" office:value="11" calcext:value-type="float">
            <text:p>11</text:p>
          </table:table-cell>
          <table:table-cell table:style-name="ce27" table:formula="of:=ROUND(LINEARLY_INTERPOLATE([.$A9];[.$A$3];[.L$3];[.$A$12];[.L$12]))" office:value-type="float" office:value="16" calcext:value-type="float">
            <text:p>16</text:p>
          </table:table-cell>
          <table:table-cell table:style-name="ce21" table:formula="of:=ROUND(LINEARLY_INTERPOLATE([.$A9];[.$A$3];[.M$3];[.$A$12];[.M$12]))" office:value-type="float" office:value="24" calcext:value-type="float">
            <text:p>24</text:p>
          </table:table-cell>
          <table:table-cell table:style-name="ce16" table:formula="of:=ROUND(LINEARLY_INTERPOLATE([.$A9];[.$A$3];[.N$3];[.$A$12];[.N$12]))" office:value-type="float" office:value="16" calcext:value-type="float">
            <text:p>16</text:p>
          </table:table-cell>
          <table:table-cell table:style-name="ce27" table:formula="of:=ROUND(LINEARLY_INTERPOLATE([.$A9];[.$A$3];[.O$3];[.$A$12];[.O$12]))" office:value-type="float" office:value="24" calcext:value-type="float">
            <text:p>24</text:p>
          </table:table-cell>
          <table:table-cell table:style-name="ce21" table:formula="of:=ROUND(LINEARLY_INTERPOLATE([.$A9];[.$A$3];[.P$3];[.$A$12];[.P$12]))" office:value-type="float" office:value="35" calcext:value-type="float">
            <text:p>35</text:p>
          </table:table-cell>
          <table:table-cell table:style-name="ce69" table:formula="of:=ROUNDDOWN(LINEARLY_INTERPOLATE([.A9];[.$A$3];[.$Q$3];[.$A$12];[.$Q$12]))" office:value-type="float" office:value="8" calcext:value-type="float">
            <text:p>8</text:p>
          </table:table-cell>
          <table:table-cell/>
          <table:table-cell office:value-type="string" calcext:value-type="string">
            <text:p>Level 1 AC</text:p>
          </table:table-cell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ROUND(LINEARLY_INTERPOLATE([.$A10];[.$A$3];[.B$3];[.$A$12];[.B$12]))" office:value-type="float" office:value="82" calcext:value-type="float">
            <text:p>82</text:p>
          </table:table-cell>
          <table:table-cell table:style-name="ce21" table:formula="of:=ROUND(LINEARLY_INTERPOLATE([.$A10];[.$A$3];[.C$3];[.$A$12];[.C$12]))" office:value-type="float" office:value="20" calcext:value-type="float">
            <text:p>20</text:p>
          </table:table-cell>
          <table:table-cell table:style-name="ce16" table:formula="of:=ROUND(LINEARLY_INTERPOLATE([.$A10];[.$A$3];[.D$3];[.$A$12];[.D$12]))" office:value-type="float" office:value="33" calcext:value-type="float">
            <text:p>33</text:p>
          </table:table-cell>
          <table:table-cell table:style-name="ce21" table:formula="of:=ROUND(LINEARLY_INTERPOLATE([.$A10];[.$A$3];[.E$3];[.$A$12];[.E$12]))" office:value-type="float" office:value="10" calcext:value-type="float">
            <text:p>10</text:p>
          </table:table-cell>
          <table:table-cell table:style-name="ce16" table:formula="of:=ROUND(LINEARLY_INTERPOLATE([.$A10];[.$A$3];[.F$3];[.$A$12];[.F$12]))" office:value-type="float" office:value="50" calcext:value-type="float">
            <text:p>50</text:p>
          </table:table-cell>
          <table:table-cell table:style-name="ce21" table:formula="of:=ROUND(LINEARLY_INTERPOLATE([.$A10];[.$A$3];[.G$3];[.$A$12];[.G$12]))" office:value-type="float" office:value="17" calcext:value-type="float">
            <text:p>17</text:p>
          </table:table-cell>
          <table:table-cell table:style-name="ce16" table:formula="of:=ROUND(LINEARLY_INTERPOLATE([.$A10];[.$A$3];[.H$3];[.$A$12];[.H$12]))" office:value-type="float" office:value="23" calcext:value-type="float">
            <text:p>23</text:p>
          </table:table-cell>
          <table:table-cell table:style-name="ce27" table:formula="of:=ROUND(LINEARLY_INTERPOLATE([.$A10];[.$A$3];[.I$3];[.$A$12];[.I$12]))" office:value-type="float" office:value="35" calcext:value-type="float">
            <text:p>35</text:p>
          </table:table-cell>
          <table:table-cell table:style-name="ce21" table:formula="of:=ROUND(LINEARLY_INTERPOLATE([.$A10];[.$A$3];[.J$3];[.$A$12];[.J$12]))" office:value-type="float" office:value="52" calcext:value-type="float">
            <text:p>52</text:p>
          </table:table-cell>
          <table:table-cell table:style-name="ce16" table:formula="of:=ROUND(LINEARLY_INTERPOLATE([.$A10];[.$A$3];[.K$3];[.$A$12];[.K$12]))" office:value-type="float" office:value="12" calcext:value-type="float">
            <text:p>12</text:p>
          </table:table-cell>
          <table:table-cell table:style-name="ce27" table:formula="of:=ROUND(LINEARLY_INTERPOLATE([.$A10];[.$A$3];[.L$3];[.$A$12];[.L$12]))" office:value-type="float" office:value="17" calcext:value-type="float">
            <text:p>17</text:p>
          </table:table-cell>
          <table:table-cell table:style-name="ce21" table:formula="of:=ROUND(LINEARLY_INTERPOLATE([.$A10];[.$A$3];[.M$3];[.$A$12];[.M$12]))" office:value-type="float" office:value="26" calcext:value-type="float">
            <text:p>26</text:p>
          </table:table-cell>
          <table:table-cell table:style-name="ce16" table:formula="of:=ROUND(LINEARLY_INTERPOLATE([.$A10];[.$A$3];[.N$3];[.$A$12];[.N$12]))" office:value-type="float" office:value="17" calcext:value-type="float">
            <text:p>17</text:p>
          </table:table-cell>
          <table:table-cell table:style-name="ce27" table:formula="of:=ROUND(LINEARLY_INTERPOLATE([.$A10];[.$A$3];[.O$3];[.$A$12];[.O$12]))" office:value-type="float" office:value="26" calcext:value-type="float">
            <text:p>26</text:p>
          </table:table-cell>
          <table:table-cell table:style-name="ce21" table:formula="of:=ROUND(LINEARLY_INTERPOLATE([.$A10];[.$A$3];[.P$3];[.$A$12];[.P$12]))" office:value-type="float" office:value="39" calcext:value-type="float">
            <text:p>39</text:p>
          </table:table-cell>
          <table:table-cell table:style-name="ce69" table:formula="of:=ROUNDDOWN(LINEARLY_INTERPOLATE([.A10];[.$A$3];[.$Q$3];[.$A$12];[.$Q$12]))" office:value-type="float" office:value="8" calcext:value-type="float">
            <text:p>8</text:p>
          </table:table-cell>
          <table:table-cell/>
          <table:table-cell office:value-type="string" calcext:value-type="string">
            <text:p>Level 10 HP</text:p>
          </table:table-cell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6" table:formula="of:=ROUND(LINEARLY_INTERPOLATE([.$A11];[.$A$3];[.B$3];[.$A$12];[.B$12]))" office:value-type="float" office:value="91" calcext:value-type="float">
            <text:p>91</text:p>
          </table:table-cell>
          <table:table-cell table:style-name="ce21" table:formula="of:=ROUND(LINEARLY_INTERPOLATE([.$A11];[.$A$3];[.C$3];[.$A$12];[.C$12]))" office:value-type="float" office:value="20" calcext:value-type="float">
            <text:p>20</text:p>
          </table:table-cell>
          <table:table-cell table:style-name="ce16" table:formula="of:=ROUND(LINEARLY_INTERPOLATE([.$A11];[.$A$3];[.D$3];[.$A$12];[.D$12]))" office:value-type="float" office:value="37" calcext:value-type="float">
            <text:p>37</text:p>
          </table:table-cell>
          <table:table-cell table:style-name="ce21" table:formula="of:=ROUND(LINEARLY_INTERPOLATE([.$A11];[.$A$3];[.E$3];[.$A$12];[.E$12]))" office:value-type="float" office:value="10" calcext:value-type="float">
            <text:p>10</text:p>
          </table:table-cell>
          <table:table-cell table:style-name="ce16" table:formula="of:=ROUND(LINEARLY_INTERPOLATE([.$A11];[.$A$3];[.F$3];[.$A$12];[.F$12]))" office:value-type="float" office:value="55" calcext:value-type="float">
            <text:p>55</text:p>
          </table:table-cell>
          <table:table-cell table:style-name="ce21" table:formula="of:=ROUND(LINEARLY_INTERPOLATE([.$A11];[.$A$3];[.G$3];[.$A$12];[.G$12]))" office:value-type="float" office:value="18" calcext:value-type="float">
            <text:p>18</text:p>
          </table:table-cell>
          <table:table-cell table:style-name="ce16" table:formula="of:=ROUND(LINEARLY_INTERPOLATE([.$A11];[.$A$3];[.H$3];[.$A$12];[.H$12]))" office:value-type="float" office:value="25" calcext:value-type="float">
            <text:p>25</text:p>
          </table:table-cell>
          <table:table-cell table:style-name="ce27" table:formula="of:=ROUND(LINEARLY_INTERPOLATE([.$A11];[.$A$3];[.I$3];[.$A$12];[.I$12]))" office:value-type="float" office:value="38" calcext:value-type="float">
            <text:p>38</text:p>
          </table:table-cell>
          <table:table-cell table:style-name="ce21" table:formula="of:=ROUND(LINEARLY_INTERPOLATE([.$A11];[.$A$3];[.J$3];[.$A$12];[.J$12]))" office:value-type="float" office:value="56" calcext:value-type="float">
            <text:p>56</text:p>
          </table:table-cell>
          <table:table-cell table:style-name="ce16" table:formula="of:=ROUND(LINEARLY_INTERPOLATE([.$A11];[.$A$3];[.K$3];[.$A$12];[.K$12]))" office:value-type="float" office:value="13" calcext:value-type="float">
            <text:p>13</text:p>
          </table:table-cell>
          <table:table-cell table:style-name="ce27" table:formula="of:=ROUND(LINEARLY_INTERPOLATE([.$A11];[.$A$3];[.L$3];[.$A$12];[.L$12]))" office:value-type="float" office:value="19" calcext:value-type="float">
            <text:p>19</text:p>
          </table:table-cell>
          <table:table-cell table:style-name="ce21" table:formula="of:=ROUND(LINEARLY_INTERPOLATE([.$A11];[.$A$3];[.M$3];[.$A$12];[.M$12]))" office:value-type="float" office:value="28" calcext:value-type="float">
            <text:p>28</text:p>
          </table:table-cell>
          <table:table-cell table:style-name="ce16" table:formula="of:=ROUND(LINEARLY_INTERPOLATE([.$A11];[.$A$3];[.N$3];[.$A$12];[.N$12]))" office:value-type="float" office:value="19" calcext:value-type="float">
            <text:p>19</text:p>
          </table:table-cell>
          <table:table-cell table:style-name="ce27" table:formula="of:=ROUND(LINEARLY_INTERPOLATE([.$A11];[.$A$3];[.O$3];[.$A$12];[.O$12]))" office:value-type="float" office:value="28" calcext:value-type="float">
            <text:p>28</text:p>
          </table:table-cell>
          <table:table-cell table:style-name="ce21" table:formula="of:=ROUND(LINEARLY_INTERPOLATE([.$A11];[.$A$3];[.P$3];[.$A$12];[.P$12]))" office:value-type="float" office:value="42" calcext:value-type="float">
            <text:p>42</text:p>
          </table:table-cell>
          <table:table-cell table:style-name="ce69" table:formula="of:=ROUNDDOWN(LINEARLY_INTERPOLATE([.A11];[.$A$3];[.$Q$3];[.$A$12];[.$Q$12]))" office:value-type="float" office:value="9" calcext:value-type="float">
            <text:p>9</text:p>
          </table:table-cell>
          <table:table-cell/>
          <table:table-cell office:value-type="string" calcext:value-type="string">
            <text:p>Level 10 AC</text:p>
          </table:table-cell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7" office:value-type="float" office:value="100" calcext:value-type="float">
            <text:p>100</text:p>
          </table:table-cell>
          <table:table-cell table:style-name="ce23" office:value-type="float" office:value="21" calcext:value-type="float">
            <text:p>21</text:p>
          </table:table-cell>
          <table:table-cell table:style-name="ce17" office:value-type="float" office:value="40" calcext:value-type="float">
            <text:p>40</text:p>
          </table:table-cell>
          <table:table-cell table:style-name="ce23" office:value-type="float" office:value="10" calcext:value-type="float">
            <text:p>10</text:p>
          </table:table-cell>
          <table:table-cell table:style-name="ce17" office:value-type="float" office:value="60" calcext:value-type="float">
            <text:p>60</text:p>
          </table:table-cell>
          <table:table-cell table:style-name="ce23" office:value-type="float" office:value="18" calcext:value-type="float">
            <text:p>18</text:p>
          </table:table-cell>
          <table:table-cell table:style-name="ce60" table:formula="of:=[.H3]*[.$B22]/[.$A22]" office:value-type="float" office:value="27" calcext:value-type="float">
            <text:p>27</text:p>
          </table:table-cell>
          <table:table-cell table:style-name="ce60" table:formula="of:=[.I3]*[.$B22]/[.$A22]" office:value-type="float" office:value="40.5" calcext:value-type="float">
            <text:p>40.5</text:p>
          </table:table-cell>
          <table:table-cell table:style-name="ce60" table:formula="of:=[.J3]*[.$B22]/[.$A22]" office:value-type="float" office:value="60.75" calcext:value-type="float">
            <text:p>60.75</text:p>
          </table:table-cell>
          <table:table-cell table:style-name="ce60" table:formula="of:=[.K3]*[.$B22]/[.$A22]" office:value-type="float" office:value="13.5" calcext:value-type="float">
            <text:p>13.5</text:p>
          </table:table-cell>
          <table:table-cell table:style-name="ce60" table:formula="of:=[.L3]*[.$B22]/[.$A22]" office:value-type="float" office:value="20.25" calcext:value-type="float">
            <text:p>20.25</text:p>
          </table:table-cell>
          <table:table-cell table:style-name="ce60" table:formula="of:=[.M3]*[.$B22]/[.$A22]" office:value-type="float" office:value="30.375" calcext:value-type="float">
            <text:p>30.375</text:p>
          </table:table-cell>
          <table:table-cell table:style-name="ce60" table:formula="of:=[.N3]*[.$B22]/[.$A22]" office:value-type="float" office:value="20.25" calcext:value-type="float">
            <text:p>20.25</text:p>
          </table:table-cell>
          <table:table-cell table:style-name="ce60" table:formula="of:=[.O3]*[.$B22]/[.$A22]" office:value-type="float" office:value="30.375" calcext:value-type="float">
            <text:p>30.375</text:p>
          </table:table-cell>
          <table:table-cell table:style-name="ce60" table:formula="of:=[.P3]*[.$B22]/[.$A22]" office:value-type="float" office:value="45.5625" calcext:value-type="float">
            <text:p>45.5625</text:p>
          </table:table-cell>
          <table:table-cell table:style-name="ce70"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Avg. DEF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HP</text:p>
          </table:table-cell>
        </table:table-row>
        <table:table-row table:style-name="ro1">
          <table:table-cell office:value-type="string" calcext:value-type="string">
            <text:p>Damage Ratios</text:p>
          </table:table-cell>
          <table:table-cell table:number-columns-repeated="17"/>
          <table:table-cell office:value-type="string" calcext:value-type="string">
            <text:p>Level 1 AC</text:p>
          </table:table-cell>
        </table:table-row>
        <table:table-row table:style-name="ro1">
          <table:table-cell office:value-type="string" calcext:value-type="string">
            <text:p>At-Will</text:p>
          </table:table-cell>
          <table:table-cell office:value-type="string" calcext:value-type="string">
            <text:p>Encounter</text:p>
          </table:table-cell>
          <table:table-cell office:value-type="string" calcext:value-type="string">
            <text:p>Daily</text:p>
          </table:table-cell>
          <table:table-cell table:number-columns-repeated="15"/>
          <table:table-cell office:value-type="string" calcext:value-type="string">
            <text:p>Level 10 HP</text:p>
          </table:table-cell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style-name="ce47" office:value-type="float" office:value="1.5" calcext:value-type="float">
            <text:p>1.5</text:p>
          </table:table-cell>
          <table:table-cell table:style-name="ce47" office:value-type="float" office:value="2.25" calcext:value-type="float">
            <text:p>2.25</text:p>
          </table:table-cell>
          <table:table-cell table:number-columns-repeated="15"/>
          <table:table-cell office:value-type="string" calcext:value-type="string">
            <text:p>Level 10 AC</text:p>
          </table:table-cell>
        </table:table-row>
        <table:table-row table:style-name="ro1">
          <table:table-cell table:number-columns-repeated="18"/>
          <table:table-cell table:style-name="ce4"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Low Damag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Top Damage</text:p>
          </table:table-cell>
          <table:table-cell table:number-columns-repeated="15"/>
          <table:table-cell office:value-type="string" calcext:value-type="string">
            <text:p>Level 1 to hit</text:p>
          </table:table-cell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style-name="ce47" office:value-type="float" office:value="1.5" calcext:value-type="float">
            <text:p>1.5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Level 10 to hit</text:p>
          </table:table-cell>
        </table:table-row>
        <table:table-row table:style-name="ro1">
          <table:table-cell table:number-columns-repeated="18"/>
          <table:table-cell table:style-name="ce4" office:value-type="string" calcext:value-type="string">
            <text:p>Top Damage</text:p>
          </table:table-cell>
        </table:table-row>
        <table:table-row table:style-name="ro1">
          <table:table-cell office:value-type="string" calcext:value-type="string">
            <text:p>Level 1</text:p>
          </table:table-cell>
          <table:table-cell office:value-type="string" calcext:value-type="string">
            <text:p>Level 10</text:p>
          </table:table-cell>
          <table:table-cell table:number-columns-repeated="16"/>
          <table:table-cell office:value-type="string" calcext:value-type="string">
            <text:p>Level 1 At-Will</text:p>
          </table:table-cell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6"/>
          <table:table-cell office:value-type="string" calcext:value-type="string">
            <text:p>Level 1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Daily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Daily</text:p>
          </table:table-cell>
        </table:table-row>
        <table:table-row table:style-name="ro1">
          <table:table-cell table:number-columns-repeated="18"/>
          <table:table-cell table:style-name="ce4" office:value-type="string" calcext:value-type="string">
            <text:p>Low Damag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Daily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Daily</text:p>
          </table:table-cell>
        </table:table-row>
        <table:table-row table:style-name="ro1">
          <table:table-cell table:number-columns-repeated="18"/>
          <table:table-cell table:style-name="ce4" office:value-type="string" calcext:value-type="string">
            <text:p>Avg. Damag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Daily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Daily</text:p>
          </table:table-cell>
        </table:table-row>
      </table:table>
      <table:table table:name="AverageJoeMonster" table:style-name="ta1">
        <table:table-column table:style-name="co2" table:number-columns-repeated="16384" table:default-cell-style-name="ce3"/>
        <table:table-row table:style-name="ro1">
          <table:table-cell table:style-name="ce1" office:value-type="string" calcext:value-type="string">
            <text:p>Level/HD</text:p>
          </table:table-cell>
          <table:table-cell table:style-name="ce29" office:value-type="string" calcext:value-type="string">
            <text:p>AC</text:p>
          </table:table-cell>
          <table:table-cell table:style-name="ce29" office:value-type="string" calcext:value-type="string">
            <text:p>HP</text:p>
          </table:table-cell>
          <table:table-cell table:style-name="ce29" office:value-type="string" calcext:value-type="string">
            <text:p>To-Hit</text:p>
          </table:table-cell>
          <table:table-cell table:style-name="ce29" office:value-type="string" calcext:value-type="string">
            <text:p>Damage</text:p>
          </table:table-cell>
          <table:table-cell table:number-columns-repeated="1637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0" office:value-type="float" office:value="13" calcext:value-type="float">
            <text:p>13</text:p>
          </table:table-cell>
          <table:table-cell table:style-name="ce33" table:formula="of:=[.A2]*[.$G$3]" office:value-type="float" office:value="4.5" calcext:value-type="float">
            <text:p>4.5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4.5" calcext:value-type="float">
            <text:p>4.5</text:p>
          </table:table-cell>
          <table:table-cell/>
          <table:table-cell office:value-type="string" calcext:value-type="string">
            <text:p>HP per HD:</text:p>
          </table:table-cell>
          <table:table-cell table:number-columns-repeated="1637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1" table:formula="of:=ROUND(LINEARLY_INTERPOLATE([.$A3]; [.$A$2]; [.$B$2]; [.$A$21]; [.$B$21]))" office:value-type="float" office:value="13" calcext:value-type="float">
            <text:p>13</text:p>
          </table:table-cell>
          <table:table-cell table:style-name="ce33" table:formula="of:=[.A3]*[.$G$3]" office:value-type="float" office:value="9" calcext:value-type="float">
            <text:p>9</text:p>
          </table:table-cell>
          <table:table-cell table:style-name="ce35" table:formula="of:=ROUND(LINEARLY_INTERPOLATE([.$A3]; [.$A$2]; [.$D$2]; [.$A$11]; [.$D$11]))" office:value-type="float" office:value="2" calcext:value-type="float">
            <text:p>2</text:p>
          </table:table-cell>
          <table:table-cell table:style-name="ce38" table:formula="of:=LINEARLY_INTERPOLATE([.$A3]; [.$A$2]; [.$E$2]; [.$A$12]; [.$E$12])" office:value-type="float" office:value="6" calcext:value-type="float">
            <text:p>6.0</text:p>
          </table:table-cell>
          <table:table-cell table:style-name="Default"/>
          <table:table-cell table:style-name="ce41" office:value-type="float" office:value="4.5" calcext:value-type="float">
            <text:p>4.5</text:p>
          </table:table-cell>
          <table:table-cell table:number-columns-repeated="1637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1" table:formula="of:=ROUND(LINEARLY_INTERPOLATE([.$A4]; [.$A$2]; [.$B$2]; [.$A$21]; [.$B$21]))" office:value-type="float" office:value="13" calcext:value-type="float">
            <text:p>13</text:p>
          </table:table-cell>
          <table:table-cell table:style-name="ce33" table:formula="of:=[.A4]*[.$G$3]" office:value-type="float" office:value="13.5" calcext:value-type="float">
            <text:p>13.5</text:p>
          </table:table-cell>
          <table:table-cell table:style-name="ce35" table:formula="of:=ROUND(LINEARLY_INTERPOLATE([.$A4]; [.$A$2]; [.$D$2]; [.$A$11]; [.$D$11]))" office:value-type="float" office:value="3" calcext:value-type="float">
            <text:p>3</text:p>
          </table:table-cell>
          <table:table-cell table:style-name="ce38" table:formula="of:=LINEARLY_INTERPOLATE([.$A4]; [.$A$2]; [.$E$2]; [.$A$12]; [.$E$12])" office:value-type="float" office:value="7.5" calcext:value-type="float">
            <text:p>7.5</text:p>
          </table:table-cell>
          <table:table-cell table:style-name="Default"/>
          <table:table-cell table:number-columns-repeated="4"/>
          <table:table-cell table:style-name="ce42"/>
          <table:table-cell table:number-columns-repeated="1637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1" table:formula="of:=ROUND(LINEARLY_INTERPOLATE([.$A5]; [.$A$2]; [.$B$2]; [.$A$21]; [.$B$21]))" office:value-type="float" office:value="14" calcext:value-type="float">
            <text:p>14</text:p>
          </table:table-cell>
          <table:table-cell table:style-name="ce33" table:formula="of:=[.A5]*[.$G$3]" office:value-type="float" office:value="18" calcext:value-type="float">
            <text:p>18</text:p>
          </table:table-cell>
          <table:table-cell table:style-name="ce35" table:formula="of:=ROUND(LINEARLY_INTERPOLATE([.$A5]; [.$A$2]; [.$D$2]; [.$A$11]; [.$D$11]))" office:value-type="float" office:value="4" calcext:value-type="float">
            <text:p>4</text:p>
          </table:table-cell>
          <table:table-cell table:style-name="ce38" table:formula="of:=LINEARLY_INTERPOLATE([.$A5]; [.$A$2]; [.$E$2]; [.$A$12]; [.$E$12])" office:value-type="float" office:value="9" calcext:value-type="float">
            <text:p>9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1" table:formula="of:=ROUND(LINEARLY_INTERPOLATE([.$A6]; [.$A$2]; [.$B$2]; [.$A$21]; [.$B$21]))" office:value-type="float" office:value="14" calcext:value-type="float">
            <text:p>14</text:p>
          </table:table-cell>
          <table:table-cell table:style-name="ce33" table:formula="of:=[.A6]*[.$G$3]" office:value-type="float" office:value="22.5" calcext:value-type="float">
            <text:p>22.5</text:p>
          </table:table-cell>
          <table:table-cell table:style-name="ce35" table:formula="of:=ROUND(LINEARLY_INTERPOLATE([.$A6]; [.$A$2]; [.$D$2]; [.$A$11]; [.$D$11]))" office:value-type="float" office:value="5" calcext:value-type="float">
            <text:p>5</text:p>
          </table:table-cell>
          <table:table-cell table:style-name="ce38" table:formula="of:=LINEARLY_INTERPOLATE([.$A6]; [.$A$2]; [.$E$2]; [.$A$12]; [.$E$12])" office:value-type="float" office:value="10.5" calcext:value-type="float">
            <text:p>10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1" table:formula="of:=ROUND(LINEARLY_INTERPOLATE([.$A7]; [.$A$2]; [.$B$2]; [.$A$21]; [.$B$21]))" office:value-type="float" office:value="14" calcext:value-type="float">
            <text:p>14</text:p>
          </table:table-cell>
          <table:table-cell table:style-name="ce33" table:formula="of:=[.A7]*[.$G$3]" office:value-type="float" office:value="27" calcext:value-type="float">
            <text:p>27</text:p>
          </table:table-cell>
          <table:table-cell table:style-name="ce35" table:formula="of:=ROUND(LINEARLY_INTERPOLATE([.$A7]; [.$A$2]; [.$D$2]; [.$A$11]; [.$D$11]))" office:value-type="float" office:value="6" calcext:value-type="float">
            <text:p>6</text:p>
          </table:table-cell>
          <table:table-cell table:style-name="ce38" table:formula="of:=LINEARLY_INTERPOLATE([.$A7]; [.$A$2]; [.$E$2]; [.$A$12]; [.$E$12])" office:value-type="float" office:value="12" calcext:value-type="float">
            <text:p>12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1" table:formula="of:=ROUND(LINEARLY_INTERPOLATE([.$A8]; [.$A$2]; [.$B$2]; [.$A$21]; [.$B$21]))" office:value-type="float" office:value="14" calcext:value-type="float">
            <text:p>14</text:p>
          </table:table-cell>
          <table:table-cell table:style-name="ce33" table:formula="of:=[.A8]*[.$G$3]" office:value-type="float" office:value="31.5" calcext:value-type="float">
            <text:p>31.5</text:p>
          </table:table-cell>
          <table:table-cell table:style-name="ce35" table:formula="of:=ROUND(LINEARLY_INTERPOLATE([.$A8]; [.$A$2]; [.$D$2]; [.$A$11]; [.$D$11]))" office:value-type="float" office:value="7" calcext:value-type="float">
            <text:p>7</text:p>
          </table:table-cell>
          <table:table-cell table:style-name="ce38" table:formula="of:=LINEARLY_INTERPOLATE([.$A8]; [.$A$2]; [.$E$2]; [.$A$12]; [.$E$12])" office:value-type="float" office:value="13.5" calcext:value-type="float">
            <text:p>13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1" table:formula="of:=ROUND(LINEARLY_INTERPOLATE([.$A9]; [.$A$2]; [.$B$2]; [.$A$21]; [.$B$21]))" office:value-type="float" office:value="14" calcext:value-type="float">
            <text:p>14</text:p>
          </table:table-cell>
          <table:table-cell table:style-name="ce33" table:formula="of:=[.A9]*[.$G$3]" office:value-type="float" office:value="36" calcext:value-type="float">
            <text:p>36</text:p>
          </table:table-cell>
          <table:table-cell table:style-name="ce35" table:formula="of:=ROUND(LINEARLY_INTERPOLATE([.$A9]; [.$A$2]; [.$D$2]; [.$A$11]; [.$D$11]))" office:value-type="float" office:value="8" calcext:value-type="float">
            <text:p>8</text:p>
          </table:table-cell>
          <table:table-cell table:style-name="ce38" table:formula="of:=LINEARLY_INTERPOLATE([.$A9]; [.$A$2]; [.$E$2]; [.$A$12]; [.$E$12])" office:value-type="float" office:value="15" calcext:value-type="float">
            <text:p>15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1" table:formula="of:=ROUND(LINEARLY_INTERPOLATE([.$A10]; [.$A$2]; [.$B$2]; [.$A$21]; [.$B$21]))" office:value-type="float" office:value="15" calcext:value-type="float">
            <text:p>15</text:p>
          </table:table-cell>
          <table:table-cell table:style-name="ce33" table:formula="of:=[.A10]*[.$G$3]" office:value-type="float" office:value="40.5" calcext:value-type="float">
            <text:p>40.5</text:p>
          </table:table-cell>
          <table:table-cell table:style-name="ce35" table:formula="of:=ROUND(LINEARLY_INTERPOLATE([.$A10]; [.$A$2]; [.$D$2]; [.$A$11]; [.$D$11]))" office:value-type="float" office:value="9" calcext:value-type="float">
            <text:p>9</text:p>
          </table:table-cell>
          <table:table-cell table:style-name="ce38" table:formula="of:=LINEARLY_INTERPOLATE([.$A10]; [.$A$2]; [.$E$2]; [.$A$12]; [.$E$12])" office:value-type="float" office:value="16.5" calcext:value-type="float">
            <text:p>16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1" table:formula="of:=ROUND(LINEARLY_INTERPOLATE([.$A11]; [.$A$2]; [.$B$2]; [.$A$21]; [.$B$21]))" office:value-type="float" office:value="15" calcext:value-type="float">
            <text:p>15</text:p>
          </table:table-cell>
          <table:table-cell table:style-name="ce33" table:formula="of:=[.A11]*[.$G$3]" office:value-type="float" office:value="45" calcext:value-type="float">
            <text:p>45</text:p>
          </table:table-cell>
          <table:table-cell table:style-name="ce34" office:value-type="float" office:value="10" calcext:value-type="float">
            <text:p>10</text:p>
          </table:table-cell>
          <table:table-cell table:style-name="ce38" table:formula="of:=LINEARLY_INTERPOLATE([.$A11]; [.$A$2]; [.$E$2]; [.$A$12]; [.$E$12])" office:value-type="float" office:value="18" calcext:value-type="float">
            <text:p>18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1" table:formula="of:=ROUND(LINEARLY_INTERPOLATE([.$A12]; [.$A$2]; [.$B$2]; [.$A$21]; [.$B$21]))" office:value-type="float" office:value="15" calcext:value-type="float">
            <text:p>15</text:p>
          </table:table-cell>
          <table:table-cell table:style-name="ce33" table:formula="of:=[.A12]*[.$G$3]" office:value-type="float" office:value="49.5" calcext:value-type="float">
            <text:p>49.5</text:p>
          </table:table-cell>
          <table:table-cell table:style-name="ce36" table:formula="of:=ROUND(LINEARLY_INTERPOLATE([.$A12];[.$A$11];[.$D$11];[.$A$21];[.$D$21]))" office:value-type="float" office:value="10" calcext:value-type="float">
            <text:p>10</text:p>
          </table:table-cell>
          <table:table-cell table:style-name="ce39" office:value-type="float" office:value="19.5" calcext:value-type="float">
            <text:p>19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1" table:formula="of:=ROUND(LINEARLY_INTERPOLATE([.$A13]; [.$A$2]; [.$B$2]; [.$A$21]; [.$B$21]))" office:value-type="float" office:value="15" calcext:value-type="float">
            <text:p>15</text:p>
          </table:table-cell>
          <table:table-cell table:style-name="ce33" table:formula="of:=[.A13]*[.$G$3]" office:value-type="float" office:value="54" calcext:value-type="float">
            <text:p>54</text:p>
          </table:table-cell>
          <table:table-cell table:style-name="ce36" table:formula="of:=ROUND(LINEARLY_INTERPOLATE([.$A13];[.$A$11];[.$D$11];[.$A$21];[.$D$21]))" office:value-type="float" office:value="11" calcext:value-type="float">
            <text:p>11</text:p>
          </table:table-cell>
          <table:table-cell table:style-name="ce38" table:formula="of:=LINEARLY_INTERPOLATE([.$A13]; [.$A$12]; [.$E$12]; [.$A$21]; [.$E$21])" office:value-type="float" office:value="21" calcext:value-type="float">
            <text:p>21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1" table:formula="of:=ROUND(LINEARLY_INTERPOLATE([.$A14]; [.$A$2]; [.$B$2]; [.$A$21]; [.$B$21]))" office:value-type="float" office:value="16" calcext:value-type="float">
            <text:p>16</text:p>
          </table:table-cell>
          <table:table-cell table:style-name="ce33" table:formula="of:=[.A14]*[.$G$3]" office:value-type="float" office:value="58.5" calcext:value-type="float">
            <text:p>58.5</text:p>
          </table:table-cell>
          <table:table-cell table:style-name="ce36" table:formula="of:=ROUND(LINEARLY_INTERPOLATE([.$A14];[.$A$11];[.$D$11];[.$A$21];[.$D$21]))" office:value-type="float" office:value="11" calcext:value-type="float">
            <text:p>11</text:p>
          </table:table-cell>
          <table:table-cell table:style-name="ce38" table:formula="of:=LINEARLY_INTERPOLATE([.$A14]; [.$A$12]; [.$E$12]; [.$A$21]; [.$E$21])" office:value-type="float" office:value="22.5" calcext:value-type="float">
            <text:p>22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1" table:formula="of:=ROUND(LINEARLY_INTERPOLATE([.$A15]; [.$A$2]; [.$B$2]; [.$A$21]; [.$B$21]))" office:value-type="float" office:value="16" calcext:value-type="float">
            <text:p>16</text:p>
          </table:table-cell>
          <table:table-cell table:style-name="ce33" table:formula="of:=[.A15]*[.$G$3]" office:value-type="float" office:value="63" calcext:value-type="float">
            <text:p>63</text:p>
          </table:table-cell>
          <table:table-cell table:style-name="ce36" table:formula="of:=ROUND(LINEARLY_INTERPOLATE([.$A15];[.$A$11];[.$D$11];[.$A$21];[.$D$21]))" office:value-type="float" office:value="11" calcext:value-type="float">
            <text:p>11</text:p>
          </table:table-cell>
          <table:table-cell table:style-name="ce38" table:formula="of:=LINEARLY_INTERPOLATE([.$A15]; [.$A$12]; [.$E$12]; [.$A$21]; [.$E$21])" office:value-type="float" office:value="24" calcext:value-type="float">
            <text:p>24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1" table:formula="of:=ROUND(LINEARLY_INTERPOLATE([.$A16]; [.$A$2]; [.$B$2]; [.$A$21]; [.$B$21]))" office:value-type="float" office:value="16" calcext:value-type="float">
            <text:p>16</text:p>
          </table:table-cell>
          <table:table-cell table:style-name="ce33" table:formula="of:=[.A16]*[.$G$3]" office:value-type="float" office:value="67.5" calcext:value-type="float">
            <text:p>67.5</text:p>
          </table:table-cell>
          <table:table-cell table:style-name="ce36" table:formula="of:=ROUND(LINEARLY_INTERPOLATE([.$A16];[.$A$11];[.$D$11];[.$A$21];[.$D$21]))" office:value-type="float" office:value="12" calcext:value-type="float">
            <text:p>12</text:p>
          </table:table-cell>
          <table:table-cell table:style-name="ce38" table:formula="of:=LINEARLY_INTERPOLATE([.$A16]; [.$A$12]; [.$E$12]; [.$A$21]; [.$E$21])" office:value-type="float" office:value="25.5" calcext:value-type="float">
            <text:p>25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1" table:formula="of:=ROUND(LINEARLY_INTERPOLATE([.$A17]; [.$A$2]; [.$B$2]; [.$A$21]; [.$B$21]))" office:value-type="float" office:value="16" calcext:value-type="float">
            <text:p>16</text:p>
          </table:table-cell>
          <table:table-cell table:style-name="ce33" table:formula="of:=[.A17]*[.$G$3]" office:value-type="float" office:value="72" calcext:value-type="float">
            <text:p>72</text:p>
          </table:table-cell>
          <table:table-cell table:style-name="ce36" table:formula="of:=ROUND(LINEARLY_INTERPOLATE([.$A17];[.$A$11];[.$D$11];[.$A$21];[.$D$21]))" office:value-type="float" office:value="12" calcext:value-type="float">
            <text:p>12</text:p>
          </table:table-cell>
          <table:table-cell table:style-name="ce38" table:formula="of:=LINEARLY_INTERPOLATE([.$A17]; [.$A$12]; [.$E$12]; [.$A$21]; [.$E$21])" office:value-type="float" office:value="27" calcext:value-type="float">
            <text:p>27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1" table:formula="of:=ROUND(LINEARLY_INTERPOLATE([.$A18]; [.$A$2]; [.$B$2]; [.$A$21]; [.$B$21]))" office:value-type="float" office:value="16" calcext:value-type="float">
            <text:p>16</text:p>
          </table:table-cell>
          <table:table-cell table:style-name="ce33" table:formula="of:=[.A18]*[.$G$3]" office:value-type="float" office:value="76.5" calcext:value-type="float">
            <text:p>76.5</text:p>
          </table:table-cell>
          <table:table-cell table:style-name="ce36" table:formula="of:=ROUND(LINEARLY_INTERPOLATE([.$A18];[.$A$11];[.$D$11];[.$A$21];[.$D$21]))" office:value-type="float" office:value="12" calcext:value-type="float">
            <text:p>12</text:p>
          </table:table-cell>
          <table:table-cell table:style-name="ce38" table:formula="of:=LINEARLY_INTERPOLATE([.$A18]; [.$A$12]; [.$E$12]; [.$A$21]; [.$E$21])" office:value-type="float" office:value="28.5" calcext:value-type="float">
            <text:p>28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1" table:formula="of:=ROUND(LINEARLY_INTERPOLATE([.$A19]; [.$A$2]; [.$B$2]; [.$A$21]; [.$B$21]))" office:value-type="float" office:value="17" calcext:value-type="float">
            <text:p>17</text:p>
          </table:table-cell>
          <table:table-cell table:style-name="ce33" table:formula="of:=[.A19]*[.$G$3]" office:value-type="float" office:value="81" calcext:value-type="float">
            <text:p>81</text:p>
          </table:table-cell>
          <table:table-cell table:style-name="ce36" table:formula="of:=ROUND(LINEARLY_INTERPOLATE([.$A19];[.$A$11];[.$D$11];[.$A$21];[.$D$21]))" office:value-type="float" office:value="12" calcext:value-type="float">
            <text:p>12</text:p>
          </table:table-cell>
          <table:table-cell table:style-name="ce38" table:formula="of:=LINEARLY_INTERPOLATE([.$A19]; [.$A$12]; [.$E$12]; [.$A$21]; [.$E$21])" office:value-type="float" office:value="30" calcext:value-type="float">
            <text:p>30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1" table:formula="of:=ROUND(LINEARLY_INTERPOLATE([.$A20]; [.$A$2]; [.$B$2]; [.$A$21]; [.$B$21]))" office:value-type="float" office:value="17" calcext:value-type="float">
            <text:p>17</text:p>
          </table:table-cell>
          <table:table-cell table:style-name="ce33" table:formula="of:=[.A20]*[.$G$3]" office:value-type="float" office:value="85.5" calcext:value-type="float">
            <text:p>85.5</text:p>
          </table:table-cell>
          <table:table-cell table:style-name="ce36" table:formula="of:=ROUND(LINEARLY_INTERPOLATE([.$A20];[.$A$11];[.$D$11];[.$A$21];[.$D$21]))" office:value-type="float" office:value="13" calcext:value-type="float">
            <text:p>13</text:p>
          </table:table-cell>
          <table:table-cell table:style-name="ce38" table:formula="of:=LINEARLY_INTERPOLATE([.$A20]; [.$A$12]; [.$E$12]; [.$A$21]; [.$E$21])" office:value-type="float" office:value="31.5" calcext:value-type="float">
            <text:p>31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0" office:value-type="float" office:value="17" calcext:value-type="float">
            <text:p>17</text:p>
          </table:table-cell>
          <table:table-cell table:style-name="ce33" table:formula="of:=[.A21]*[.$G$3]" office:value-type="float" office:value="90" calcext:value-type="float">
            <text:p>90</text:p>
          </table:table-cell>
          <table:table-cell table:style-name="ce34" office:value-type="float" office:value="13" calcext:value-type="float">
            <text:p>13</text:p>
          </table:table-cell>
          <table:table-cell table:style-name="ce37" office:value-type="float" office:value="33" calcext:value-type="float">
            <text:p>33.0</text:p>
          </table:table-cell>
          <table:table-cell table:number-columns-repeated="1637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2" table:formula="of:=ROUND(LINEARLY_INTERPOLATE([.$A22]; [.$A$21]; [.$B$21]; [.$A$31]; [.$B$31]))" office:value-type="float" office:value="17" calcext:value-type="float">
            <text:p>17</text:p>
          </table:table-cell>
          <table:table-cell table:style-name="ce33" table:formula="of:=[.A22]*[.$G$3]" office:value-type="float" office:value="94.5" calcext:value-type="float">
            <text:p>94.5</text:p>
          </table:table-cell>
          <table:table-cell table:style-name="ce36" table:formula="of:=ROUND(LINEARLY_INTERPOLATE([.$A22];[.$A$21];[.$D$21];[.$A$31];[.$D$31]))" office:value-type="float" office:value="13" calcext:value-type="float">
            <text:p>13</text:p>
          </table:table-cell>
          <table:table-cell table:style-name="ce38" table:formula="of:=ROUND(LINEARLY_INTERPOLATE([.$A22]; [.$A$21]; [.$E$21]; [.$A$31]; [.$E$31]))" office:value-type="float" office:value="35" calcext:value-type="float">
            <text:p>35.0</text:p>
          </table:table-cell>
          <table:table-cell table:number-columns-repeated="1637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2" table:formula="of:=ROUND(LINEARLY_INTERPOLATE([.$A23]; [.$A$21]; [.$B$21]; [.$A$31]; [.$B$31]))" office:value-type="float" office:value="18" calcext:value-type="float">
            <text:p>18</text:p>
          </table:table-cell>
          <table:table-cell table:style-name="ce33" table:formula="of:=[.A23]*[.$G$3]" office:value-type="float" office:value="99" calcext:value-type="float">
            <text:p>99</text:p>
          </table:table-cell>
          <table:table-cell table:style-name="ce36" table:formula="of:=ROUND(LINEARLY_INTERPOLATE([.$A23];[.$A$21];[.$D$21];[.$A$31];[.$D$31]))" office:value-type="float" office:value="14" calcext:value-type="float">
            <text:p>14</text:p>
          </table:table-cell>
          <table:table-cell table:style-name="ce38" table:formula="of:=ROUND(LINEARLY_INTERPOLATE([.$A23]; [.$A$21]; [.$E$21]; [.$A$31]; [.$E$31]))" office:value-type="float" office:value="36" calcext:value-type="float">
            <text:p>36.0</text:p>
          </table:table-cell>
          <table:table-cell table:number-columns-repeated="1637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2" table:formula="of:=ROUND(LINEARLY_INTERPOLATE([.$A24]; [.$A$21]; [.$B$21]; [.$A$31]; [.$B$31]))" office:value-type="float" office:value="18" calcext:value-type="float">
            <text:p>18</text:p>
          </table:table-cell>
          <table:table-cell table:style-name="ce33" table:formula="of:=[.A24]*[.$G$3]" office:value-type="float" office:value="103.5" calcext:value-type="float">
            <text:p>103.5</text:p>
          </table:table-cell>
          <table:table-cell table:style-name="ce36" table:formula="of:=ROUND(LINEARLY_INTERPOLATE([.$A24];[.$A$21];[.$D$21];[.$A$31];[.$D$31]))" office:value-type="float" office:value="14" calcext:value-type="float">
            <text:p>14</text:p>
          </table:table-cell>
          <table:table-cell table:style-name="ce38" table:formula="of:=ROUND(LINEARLY_INTERPOLATE([.$A24]; [.$A$21]; [.$E$21]; [.$A$31]; [.$E$31]))" office:value-type="float" office:value="38" calcext:value-type="float">
            <text:p>38.0</text:p>
          </table:table-cell>
          <table:table-cell table:number-columns-repeated="1637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2" table:formula="of:=ROUND(LINEARLY_INTERPOLATE([.$A25]; [.$A$21]; [.$B$21]; [.$A$31]; [.$B$31]))" office:value-type="float" office:value="19" calcext:value-type="float">
            <text:p>19</text:p>
          </table:table-cell>
          <table:table-cell table:style-name="ce33" table:formula="of:=[.A25]*[.$G$3]" office:value-type="float" office:value="108" calcext:value-type="float">
            <text:p>108</text:p>
          </table:table-cell>
          <table:table-cell table:style-name="ce36" table:formula="of:=ROUND(LINEARLY_INTERPOLATE([.$A25];[.$A$21];[.$D$21];[.$A$31];[.$D$31]))" office:value-type="float" office:value="14" calcext:value-type="float">
            <text:p>14</text:p>
          </table:table-cell>
          <table:table-cell table:style-name="ce38" table:formula="of:=ROUND(LINEARLY_INTERPOLATE([.$A25]; [.$A$21]; [.$E$21]; [.$A$31]; [.$E$31]))" office:value-type="float" office:value="39" calcext:value-type="float">
            <text:p>39.0</text:p>
          </table:table-cell>
          <table:table-cell table:number-columns-repeated="1637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2" table:formula="of:=ROUND(LINEARLY_INTERPOLATE([.$A26]; [.$A$21]; [.$B$21]; [.$A$31]; [.$B$31]))" office:value-type="float" office:value="19" calcext:value-type="float">
            <text:p>19</text:p>
          </table:table-cell>
          <table:table-cell table:style-name="ce33" table:formula="of:=[.A26]*[.$G$3]" office:value-type="float" office:value="112.5" calcext:value-type="float">
            <text:p>112.5</text:p>
          </table:table-cell>
          <table:table-cell table:style-name="ce36" table:formula="of:=ROUND(LINEARLY_INTERPOLATE([.$A26];[.$A$21];[.$D$21];[.$A$31];[.$D$31]))" office:value-type="float" office:value="15" calcext:value-type="float">
            <text:p>15</text:p>
          </table:table-cell>
          <table:table-cell table:style-name="ce38" table:formula="of:=ROUND(LINEARLY_INTERPOLATE([.$A26]; [.$A$21]; [.$E$21]; [.$A$31]; [.$E$31]))" office:value-type="float" office:value="41" calcext:value-type="float">
            <text:p>41.0</text:p>
          </table:table-cell>
          <table:table-cell table:number-columns-repeated="1637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2" table:formula="of:=ROUND(LINEARLY_INTERPOLATE([.$A27]; [.$A$21]; [.$B$21]; [.$A$31]; [.$B$31]))" office:value-type="float" office:value="19" calcext:value-type="float">
            <text:p>19</text:p>
          </table:table-cell>
          <table:table-cell table:style-name="ce33" table:formula="of:=[.A27]*[.$G$3]" office:value-type="float" office:value="117" calcext:value-type="float">
            <text:p>117</text:p>
          </table:table-cell>
          <table:table-cell table:style-name="ce36" table:formula="of:=ROUND(LINEARLY_INTERPOLATE([.$A27];[.$A$21];[.$D$21];[.$A$31];[.$D$31]))" office:value-type="float" office:value="15" calcext:value-type="float">
            <text:p>15</text:p>
          </table:table-cell>
          <table:table-cell table:style-name="ce38" table:formula="of:=ROUND(LINEARLY_INTERPOLATE([.$A27]; [.$A$21]; [.$E$21]; [.$A$31]; [.$E$31]))" office:value-type="float" office:value="42" calcext:value-type="float">
            <text:p>42.0</text:p>
          </table:table-cell>
          <table:table-cell table:number-columns-repeated="1637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2" table:formula="of:=ROUND(LINEARLY_INTERPOLATE([.$A28]; [.$A$21]; [.$B$21]; [.$A$31]; [.$B$31]))" office:value-type="float" office:value="20" calcext:value-type="float">
            <text:p>20</text:p>
          </table:table-cell>
          <table:table-cell table:style-name="ce33" table:formula="of:=[.A28]*[.$G$3]" office:value-type="float" office:value="121.5" calcext:value-type="float">
            <text:p>121.5</text:p>
          </table:table-cell>
          <table:table-cell table:style-name="ce36" table:formula="of:=ROUND(LINEARLY_INTERPOLATE([.$A28];[.$A$21];[.$D$21];[.$A$31];[.$D$31]))" office:value-type="float" office:value="15" calcext:value-type="float">
            <text:p>15</text:p>
          </table:table-cell>
          <table:table-cell table:style-name="ce38" table:formula="of:=ROUND(LINEARLY_INTERPOLATE([.$A28]; [.$A$21]; [.$E$21]; [.$A$31]; [.$E$31]))" office:value-type="float" office:value="44" calcext:value-type="float">
            <text:p>44.0</text:p>
          </table:table-cell>
          <table:table-cell table:number-columns-repeated="3"/>
          <table:table-cell table:style-name="ce84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2" table:formula="of:=ROUND(LINEARLY_INTERPOLATE([.$A29]; [.$A$21]; [.$B$21]; [.$A$31]; [.$B$31]))" office:value-type="float" office:value="20" calcext:value-type="float">
            <text:p>20</text:p>
          </table:table-cell>
          <table:table-cell table:style-name="ce33" table:formula="of:=[.A29]*[.$G$3]" office:value-type="float" office:value="126" calcext:value-type="float">
            <text:p>126</text:p>
          </table:table-cell>
          <table:table-cell table:style-name="ce36" table:formula="of:=ROUND(LINEARLY_INTERPOLATE([.$A29];[.$A$21];[.$D$21];[.$A$31];[.$D$31]))" office:value-type="float" office:value="15" calcext:value-type="float">
            <text:p>15</text:p>
          </table:table-cell>
          <table:table-cell table:style-name="ce38" table:formula="of:=ROUND(LINEARLY_INTERPOLATE([.$A29]; [.$A$21]; [.$E$21]; [.$A$31]; [.$E$31]))" office:value-type="float" office:value="45" calcext:value-type="float">
            <text:p>45.0</text:p>
          </table:table-cell>
          <table:table-cell table:number-columns-repeated="1637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2" table:formula="of:=ROUND(LINEARLY_INTERPOLATE([.$A30]; [.$A$21]; [.$B$21]; [.$A$31]; [.$B$31]))" office:value-type="float" office:value="21" calcext:value-type="float">
            <text:p>21</text:p>
          </table:table-cell>
          <table:table-cell table:style-name="ce33" table:formula="of:=[.A30]*[.$G$3]" office:value-type="float" office:value="130.5" calcext:value-type="float">
            <text:p>130.5</text:p>
          </table:table-cell>
          <table:table-cell table:style-name="ce36" table:formula="of:=ROUND(LINEARLY_INTERPOLATE([.$A30];[.$A$21];[.$D$21];[.$A$31];[.$D$31]))" office:value-type="float" office:value="16" calcext:value-type="float">
            <text:p>16</text:p>
          </table:table-cell>
          <table:table-cell table:style-name="ce38" table:formula="of:=ROUND(LINEARLY_INTERPOLATE([.$A30]; [.$A$21]; [.$E$21]; [.$A$31]; [.$E$31]))" office:value-type="float" office:value="47" calcext:value-type="float">
            <text:p>47.0</text:p>
          </table:table-cell>
          <table:table-cell table:number-columns-repeated="1637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0" office:value-type="float" office:value="21" calcext:value-type="float">
            <text:p>21</text:p>
          </table:table-cell>
          <table:table-cell table:style-name="ce33" table:formula="of:=[.A31]*[.$G$3]" office:value-type="float" office:value="135" calcext:value-type="float">
            <text:p>135</text:p>
          </table:table-cell>
          <table:table-cell table:style-name="ce34" office:value-type="float" office:value="16" calcext:value-type="float">
            <text:p>16</text:p>
          </table:table-cell>
          <table:table-cell table:style-name="ce40" office:value-type="float" office:value="48" calcext:value-type="float">
            <text:p>48.0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CHitChanceOverview" table:style-name="ta1">
        <table:table-column table:style-name="co2" table:default-cell-style-name="ce87"/>
        <table:table-column table:style-name="co2" table:default-cell-style-name="ce90"/>
        <table:table-column table:style-name="co2" table:default-cell-style-name="ce95"/>
        <table:table-column table:style-name="co2" table:number-columns-repeated="8" table:default-cell-style-name="ce98"/>
        <table:table-column table:style-name="co2" table:default-cell-style-name="ce101"/>
        <table:table-column table:style-name="co2" table:number-columns-repeated="3" table:default-cell-style-name="Default"/>
        <table:table-row table:style-name="ro1">
          <table:table-cell table:style-name="ce86"/>
          <table:table-cell table:style-name="ce88" office:value-type="string" calcext:value-type="string">
            <text:p>PC Level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HD</text:p>
          </table:table-cell>
          <table:table-cell table:style-name="ce89" office:value-type="string" calcext:value-type="string">
            <text:p>AC/To-Hit</text:p>
          </table:table-cell>
          <table:table-cell table:style-name="ce93" table:number-matrix-columns-spanned="10" table:number-matrix-rows-spanned="1" table:formula="of:=TRANSPOSE([PCTuning.Q3:.Q12])" office:value-type="float" office:value="5" calcext:value-type="float">
            <text:p>5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matrix-columns-spanned="1" table:number-matrix-rows-spanned="30" table:formula="of:=[AverageJoeMonster.B2:.B31]" office:value-type="float" office:value="13" calcext:value-type="float">
            <text:p>13</text:p>
          </table:table-cell>
          <table:table-cell table:style-name="ce94" table:formula="of:=MAX(0;MIN(1;(21-([.$B3]-[.C$2]))/20))" office:value-type="float" office:value="0.65" calcext:value-type="float">
            <text:p>0.65</text:p>
          </table:table-cell>
          <table:table-cell table:style-name="ce97" table:formula="of:=MAX(0;MIN(1;(21-([.$B3]-[.D$2]))/20))" office:value-type="float" office:value="0.65" calcext:value-type="float">
            <text:p>0.65</text:p>
          </table:table-cell>
          <table:table-cell table:style-name="ce97" table:formula="of:=MAX(0;MIN(1;(21-([.$B3]-[.E$2]))/20))" office:value-type="float" office:value="0.7" calcext:value-type="float">
            <text:p>0.7</text:p>
          </table:table-cell>
          <table:table-cell table:style-name="ce97" table:formula="of:=MAX(0;MIN(1;(21-([.$B3]-[.F$2]))/20))" office:value-type="float" office:value="0.7" calcext:value-type="float">
            <text:p>0.7</text:p>
          </table:table-cell>
          <table:table-cell table:style-name="ce97" table:formula="of:=MAX(0;MIN(1;(21-([.$B3]-[.G$2]))/20))" office:value-type="float" office:value="0.75" calcext:value-type="float">
            <text:p>0.75</text:p>
          </table:table-cell>
          <table:table-cell table:style-name="ce97" table:formula="of:=MAX(0;MIN(1;(21-([.$B3]-[.H$2]))/20))" office:value-type="float" office:value="0.75" calcext:value-type="float">
            <text:p>0.75</text:p>
          </table:table-cell>
          <table:table-cell table:style-name="ce97" table:formula="of:=MAX(0;MIN(1;(21-([.$B3]-[.I$2]))/20))" office:value-type="float" office:value="0.8" calcext:value-type="float">
            <text:p>0.8</text:p>
          </table:table-cell>
          <table:table-cell table:style-name="ce97" table:formula="of:=MAX(0;MIN(1;(21-([.$B3]-[.J$2]))/20))" office:value-type="float" office:value="0.8" calcext:value-type="float">
            <text:p>0.8</text:p>
          </table:table-cell>
          <table:table-cell table:style-name="ce97" table:formula="of:=MAX(0;MIN(1;(21-([.$B3]-[.K$2]))/20))" office:value-type="float" office:value="0.85" calcext:value-type="float">
            <text:p>0.85</text:p>
          </table:table-cell>
          <table:table-cell table:style-name="ce100" table:formula="of:=MAX(0;MIN(1;(21-([.$B3]-[.L$2]))/20))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MAX(0;MIN(1;(21-([.$B4]-[.C$2]))/20))" office:value-type="float" office:value="0.65" calcext:value-type="float">
            <text:p>0.65</text:p>
          </table:table-cell>
          <table:table-cell table:formula="of:=MAX(0;MIN(1;(21-([.$B4]-[.D$2]))/20))" office:value-type="float" office:value="0.65" calcext:value-type="float">
            <text:p>0.65</text:p>
          </table:table-cell>
          <table:table-cell table:formula="of:=MAX(0;MIN(1;(21-([.$B4]-[.E$2]))/20))" office:value-type="float" office:value="0.7" calcext:value-type="float">
            <text:p>0.7</text:p>
          </table:table-cell>
          <table:table-cell table:formula="of:=MAX(0;MIN(1;(21-([.$B4]-[.F$2]))/20))" office:value-type="float" office:value="0.7" calcext:value-type="float">
            <text:p>0.7</text:p>
          </table:table-cell>
          <table:table-cell table:formula="of:=MAX(0;MIN(1;(21-([.$B4]-[.G$2]))/20))" office:value-type="float" office:value="0.75" calcext:value-type="float">
            <text:p>0.75</text:p>
          </table:table-cell>
          <table:table-cell table:formula="of:=MAX(0;MIN(1;(21-([.$B4]-[.H$2]))/20))" office:value-type="float" office:value="0.75" calcext:value-type="float">
            <text:p>0.75</text:p>
          </table:table-cell>
          <table:table-cell table:formula="of:=MAX(0;MIN(1;(21-([.$B4]-[.I$2]))/20))" office:value-type="float" office:value="0.8" calcext:value-type="float">
            <text:p>0.8</text:p>
          </table:table-cell>
          <table:table-cell table:formula="of:=MAX(0;MIN(1;(21-([.$B4]-[.J$2]))/20))" office:value-type="float" office:value="0.8" calcext:value-type="float">
            <text:p>0.8</text:p>
          </table:table-cell>
          <table:table-cell table:formula="of:=MAX(0;MIN(1;(21-([.$B4]-[.K$2]))/20))" office:value-type="float" office:value="0.85" calcext:value-type="float">
            <text:p>0.85</text:p>
          </table:table-cell>
          <table:table-cell table:formula="of:=MAX(0;MIN(1;(21-([.$B4]-[.L$2]))/20))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MAX(0;MIN(1;(21-([.$B5]-[.C$2]))/20))" office:value-type="float" office:value="0.65" calcext:value-type="float">
            <text:p>0.65</text:p>
          </table:table-cell>
          <table:table-cell table:formula="of:=MAX(0;MIN(1;(21-([.$B5]-[.D$2]))/20))" office:value-type="float" office:value="0.65" calcext:value-type="float">
            <text:p>0.65</text:p>
          </table:table-cell>
          <table:table-cell table:formula="of:=MAX(0;MIN(1;(21-([.$B5]-[.E$2]))/20))" office:value-type="float" office:value="0.7" calcext:value-type="float">
            <text:p>0.7</text:p>
          </table:table-cell>
          <table:table-cell table:formula="of:=MAX(0;MIN(1;(21-([.$B5]-[.F$2]))/20))" office:value-type="float" office:value="0.7" calcext:value-type="float">
            <text:p>0.7</text:p>
          </table:table-cell>
          <table:table-cell table:formula="of:=MAX(0;MIN(1;(21-([.$B5]-[.G$2]))/20))" office:value-type="float" office:value="0.75" calcext:value-type="float">
            <text:p>0.75</text:p>
          </table:table-cell>
          <table:table-cell table:formula="of:=MAX(0;MIN(1;(21-([.$B5]-[.H$2]))/20))" office:value-type="float" office:value="0.75" calcext:value-type="float">
            <text:p>0.75</text:p>
          </table:table-cell>
          <table:table-cell table:formula="of:=MAX(0;MIN(1;(21-([.$B5]-[.I$2]))/20))" office:value-type="float" office:value="0.8" calcext:value-type="float">
            <text:p>0.8</text:p>
          </table:table-cell>
          <table:table-cell table:formula="of:=MAX(0;MIN(1;(21-([.$B5]-[.J$2]))/20))" office:value-type="float" office:value="0.8" calcext:value-type="float">
            <text:p>0.8</text:p>
          </table:table-cell>
          <table:table-cell table:formula="of:=MAX(0;MIN(1;(21-([.$B5]-[.K$2]))/20))" office:value-type="float" office:value="0.85" calcext:value-type="float">
            <text:p>0.85</text:p>
          </table:table-cell>
          <table:table-cell table:formula="of:=MAX(0;MIN(1;(21-([.$B5]-[.L$2]))/20))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MAX(0;MIN(1;(21-([.$B6]-[.C$2]))/20))" office:value-type="float" office:value="0.6" calcext:value-type="float">
            <text:p>0.6</text:p>
          </table:table-cell>
          <table:table-cell table:formula="of:=MAX(0;MIN(1;(21-([.$B6]-[.D$2]))/20))" office:value-type="float" office:value="0.6" calcext:value-type="float">
            <text:p>0.6</text:p>
          </table:table-cell>
          <table:table-cell table:formula="of:=MAX(0;MIN(1;(21-([.$B6]-[.E$2]))/20))" office:value-type="float" office:value="0.65" calcext:value-type="float">
            <text:p>0.65</text:p>
          </table:table-cell>
          <table:table-cell table:formula="of:=MAX(0;MIN(1;(21-([.$B6]-[.F$2]))/20))" office:value-type="float" office:value="0.65" calcext:value-type="float">
            <text:p>0.65</text:p>
          </table:table-cell>
          <table:table-cell table:formula="of:=MAX(0;MIN(1;(21-([.$B6]-[.G$2]))/20))" office:value-type="float" office:value="0.7" calcext:value-type="float">
            <text:p>0.7</text:p>
          </table:table-cell>
          <table:table-cell table:formula="of:=MAX(0;MIN(1;(21-([.$B6]-[.H$2]))/20))" office:value-type="float" office:value="0.7" calcext:value-type="float">
            <text:p>0.7</text:p>
          </table:table-cell>
          <table:table-cell table:formula="of:=MAX(0;MIN(1;(21-([.$B6]-[.I$2]))/20))" office:value-type="float" office:value="0.75" calcext:value-type="float">
            <text:p>0.75</text:p>
          </table:table-cell>
          <table:table-cell table:formula="of:=MAX(0;MIN(1;(21-([.$B6]-[.J$2]))/20))" office:value-type="float" office:value="0.75" calcext:value-type="float">
            <text:p>0.75</text:p>
          </table:table-cell>
          <table:table-cell table:formula="of:=MAX(0;MIN(1;(21-([.$B6]-[.K$2]))/20))" office:value-type="float" office:value="0.8" calcext:value-type="float">
            <text:p>0.8</text:p>
          </table:table-cell>
          <table:table-cell table:formula="of:=MAX(0;MIN(1;(21-([.$B6]-[.L$2]))/20))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MAX(0;MIN(1;(21-([.$B7]-[.C$2]))/20))" office:value-type="float" office:value="0.6" calcext:value-type="float">
            <text:p>0.6</text:p>
          </table:table-cell>
          <table:table-cell table:formula="of:=MAX(0;MIN(1;(21-([.$B7]-[.D$2]))/20))" office:value-type="float" office:value="0.6" calcext:value-type="float">
            <text:p>0.6</text:p>
          </table:table-cell>
          <table:table-cell table:formula="of:=MAX(0;MIN(1;(21-([.$B7]-[.E$2]))/20))" office:value-type="float" office:value="0.65" calcext:value-type="float">
            <text:p>0.65</text:p>
          </table:table-cell>
          <table:table-cell table:formula="of:=MAX(0;MIN(1;(21-([.$B7]-[.F$2]))/20))" office:value-type="float" office:value="0.65" calcext:value-type="float">
            <text:p>0.65</text:p>
          </table:table-cell>
          <table:table-cell table:formula="of:=MAX(0;MIN(1;(21-([.$B7]-[.G$2]))/20))" office:value-type="float" office:value="0.7" calcext:value-type="float">
            <text:p>0.7</text:p>
          </table:table-cell>
          <table:table-cell table:formula="of:=MAX(0;MIN(1;(21-([.$B7]-[.H$2]))/20))" office:value-type="float" office:value="0.7" calcext:value-type="float">
            <text:p>0.7</text:p>
          </table:table-cell>
          <table:table-cell table:formula="of:=MAX(0;MIN(1;(21-([.$B7]-[.I$2]))/20))" office:value-type="float" office:value="0.75" calcext:value-type="float">
            <text:p>0.75</text:p>
          </table:table-cell>
          <table:table-cell table:formula="of:=MAX(0;MIN(1;(21-([.$B7]-[.J$2]))/20))" office:value-type="float" office:value="0.75" calcext:value-type="float">
            <text:p>0.75</text:p>
          </table:table-cell>
          <table:table-cell table:formula="of:=MAX(0;MIN(1;(21-([.$B7]-[.K$2]))/20))" office:value-type="float" office:value="0.8" calcext:value-type="float">
            <text:p>0.8</text:p>
          </table:table-cell>
          <table:table-cell table:formula="of:=MAX(0;MIN(1;(21-([.$B7]-[.L$2]))/20))" office:value-type="float" office:value="0.85" calcext:value-type="float">
            <text:p>0.85</text:p>
          </table:table-cell>
          <table:table-cell table:number-columns-repeated="2"/>
          <table:table-cell table:style-name="ce103" office:value-type="string" calcext:value-type="string">
            <text:p>MIN(1:MAX(0;(21-(‘AverageJoeMonster’.B2:B31-’PCTuning’.Q3:Q12))/20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MAX(0;MIN(1;(21-([.$B8]-[.C$2]))/20))" office:value-type="float" office:value="0.6" calcext:value-type="float">
            <text:p>0.6</text:p>
          </table:table-cell>
          <table:table-cell table:formula="of:=MAX(0;MIN(1;(21-([.$B8]-[.D$2]))/20))" office:value-type="float" office:value="0.6" calcext:value-type="float">
            <text:p>0.6</text:p>
          </table:table-cell>
          <table:table-cell table:formula="of:=MAX(0;MIN(1;(21-([.$B8]-[.E$2]))/20))" office:value-type="float" office:value="0.65" calcext:value-type="float">
            <text:p>0.65</text:p>
          </table:table-cell>
          <table:table-cell table:formula="of:=MAX(0;MIN(1;(21-([.$B8]-[.F$2]))/20))" office:value-type="float" office:value="0.65" calcext:value-type="float">
            <text:p>0.65</text:p>
          </table:table-cell>
          <table:table-cell table:formula="of:=MAX(0;MIN(1;(21-([.$B8]-[.G$2]))/20))" office:value-type="float" office:value="0.7" calcext:value-type="float">
            <text:p>0.7</text:p>
          </table:table-cell>
          <table:table-cell table:formula="of:=MAX(0;MIN(1;(21-([.$B8]-[.H$2]))/20))" office:value-type="float" office:value="0.7" calcext:value-type="float">
            <text:p>0.7</text:p>
          </table:table-cell>
          <table:table-cell table:formula="of:=MAX(0;MIN(1;(21-([.$B8]-[.I$2]))/20))" office:value-type="float" office:value="0.75" calcext:value-type="float">
            <text:p>0.75</text:p>
          </table:table-cell>
          <table:table-cell table:formula="of:=MAX(0;MIN(1;(21-([.$B8]-[.J$2]))/20))" office:value-type="float" office:value="0.75" calcext:value-type="float">
            <text:p>0.75</text:p>
          </table:table-cell>
          <table:table-cell table:formula="of:=MAX(0;MIN(1;(21-([.$B8]-[.K$2]))/20))" office:value-type="float" office:value="0.8" calcext:value-type="float">
            <text:p>0.8</text:p>
          </table:table-cell>
          <table:table-cell table:formula="of:=MAX(0;MIN(1;(21-([.$B8]-[.L$2]))/20))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MAX(0;MIN(1;(21-([.$B9]-[.C$2]))/20))" office:value-type="float" office:value="0.6" calcext:value-type="float">
            <text:p>0.6</text:p>
          </table:table-cell>
          <table:table-cell table:formula="of:=MAX(0;MIN(1;(21-([.$B9]-[.D$2]))/20))" office:value-type="float" office:value="0.6" calcext:value-type="float">
            <text:p>0.6</text:p>
          </table:table-cell>
          <table:table-cell table:formula="of:=MAX(0;MIN(1;(21-([.$B9]-[.E$2]))/20))" office:value-type="float" office:value="0.65" calcext:value-type="float">
            <text:p>0.65</text:p>
          </table:table-cell>
          <table:table-cell table:formula="of:=MAX(0;MIN(1;(21-([.$B9]-[.F$2]))/20))" office:value-type="float" office:value="0.65" calcext:value-type="float">
            <text:p>0.65</text:p>
          </table:table-cell>
          <table:table-cell table:formula="of:=MAX(0;MIN(1;(21-([.$B9]-[.G$2]))/20))" office:value-type="float" office:value="0.7" calcext:value-type="float">
            <text:p>0.7</text:p>
          </table:table-cell>
          <table:table-cell table:formula="of:=MAX(0;MIN(1;(21-([.$B9]-[.H$2]))/20))" office:value-type="float" office:value="0.7" calcext:value-type="float">
            <text:p>0.7</text:p>
          </table:table-cell>
          <table:table-cell table:formula="of:=MAX(0;MIN(1;(21-([.$B9]-[.I$2]))/20))" office:value-type="float" office:value="0.75" calcext:value-type="float">
            <text:p>0.75</text:p>
          </table:table-cell>
          <table:table-cell table:formula="of:=MAX(0;MIN(1;(21-([.$B9]-[.J$2]))/20))" office:value-type="float" office:value="0.75" calcext:value-type="float">
            <text:p>0.75</text:p>
          </table:table-cell>
          <table:table-cell table:formula="of:=MAX(0;MIN(1;(21-([.$B9]-[.K$2]))/20))" office:value-type="float" office:value="0.8" calcext:value-type="float">
            <text:p>0.8</text:p>
          </table:table-cell>
          <table:table-cell table:formula="of:=MAX(0;MIN(1;(21-([.$B9]-[.L$2]))/20))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MAX(0;MIN(1;(21-([.$B10]-[.C$2]))/20))" office:value-type="float" office:value="0.6" calcext:value-type="float">
            <text:p>0.6</text:p>
          </table:table-cell>
          <table:table-cell table:formula="of:=MAX(0;MIN(1;(21-([.$B10]-[.D$2]))/20))" office:value-type="float" office:value="0.6" calcext:value-type="float">
            <text:p>0.6</text:p>
          </table:table-cell>
          <table:table-cell table:formula="of:=MAX(0;MIN(1;(21-([.$B10]-[.E$2]))/20))" office:value-type="float" office:value="0.65" calcext:value-type="float">
            <text:p>0.65</text:p>
          </table:table-cell>
          <table:table-cell table:formula="of:=MAX(0;MIN(1;(21-([.$B10]-[.F$2]))/20))" office:value-type="float" office:value="0.65" calcext:value-type="float">
            <text:p>0.65</text:p>
          </table:table-cell>
          <table:table-cell table:formula="of:=MAX(0;MIN(1;(21-([.$B10]-[.G$2]))/20))" office:value-type="float" office:value="0.7" calcext:value-type="float">
            <text:p>0.7</text:p>
          </table:table-cell>
          <table:table-cell table:formula="of:=MAX(0;MIN(1;(21-([.$B10]-[.H$2]))/20))" office:value-type="float" office:value="0.7" calcext:value-type="float">
            <text:p>0.7</text:p>
          </table:table-cell>
          <table:table-cell table:formula="of:=MAX(0;MIN(1;(21-([.$B10]-[.I$2]))/20))" office:value-type="float" office:value="0.75" calcext:value-type="float">
            <text:p>0.75</text:p>
          </table:table-cell>
          <table:table-cell table:formula="of:=MAX(0;MIN(1;(21-([.$B10]-[.J$2]))/20))" office:value-type="float" office:value="0.75" calcext:value-type="float">
            <text:p>0.75</text:p>
          </table:table-cell>
          <table:table-cell table:formula="of:=MAX(0;MIN(1;(21-([.$B10]-[.K$2]))/20))" office:value-type="float" office:value="0.8" calcext:value-type="float">
            <text:p>0.8</text:p>
          </table:table-cell>
          <table:table-cell table:formula="of:=MAX(0;MIN(1;(21-([.$B10]-[.L$2]))/20))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MAX(0;MIN(1;(21-([.$B11]-[.C$2]))/20))" office:value-type="float" office:value="0.55" calcext:value-type="float">
            <text:p>0.55</text:p>
          </table:table-cell>
          <table:table-cell table:formula="of:=MAX(0;MIN(1;(21-([.$B11]-[.D$2]))/20))" office:value-type="float" office:value="0.55" calcext:value-type="float">
            <text:p>0.55</text:p>
          </table:table-cell>
          <table:table-cell table:formula="of:=MAX(0;MIN(1;(21-([.$B11]-[.E$2]))/20))" office:value-type="float" office:value="0.6" calcext:value-type="float">
            <text:p>0.6</text:p>
          </table:table-cell>
          <table:table-cell table:formula="of:=MAX(0;MIN(1;(21-([.$B11]-[.F$2]))/20))" office:value-type="float" office:value="0.6" calcext:value-type="float">
            <text:p>0.6</text:p>
          </table:table-cell>
          <table:table-cell table:formula="of:=MAX(0;MIN(1;(21-([.$B11]-[.G$2]))/20))" office:value-type="float" office:value="0.65" calcext:value-type="float">
            <text:p>0.65</text:p>
          </table:table-cell>
          <table:table-cell table:formula="of:=MAX(0;MIN(1;(21-([.$B11]-[.H$2]))/20))" office:value-type="float" office:value="0.65" calcext:value-type="float">
            <text:p>0.65</text:p>
          </table:table-cell>
          <table:table-cell table:formula="of:=MAX(0;MIN(1;(21-([.$B11]-[.I$2]))/20))" office:value-type="float" office:value="0.7" calcext:value-type="float">
            <text:p>0.7</text:p>
          </table:table-cell>
          <table:table-cell table:formula="of:=MAX(0;MIN(1;(21-([.$B11]-[.J$2]))/20))" office:value-type="float" office:value="0.7" calcext:value-type="float">
            <text:p>0.7</text:p>
          </table:table-cell>
          <table:table-cell table:formula="of:=MAX(0;MIN(1;(21-([.$B11]-[.K$2]))/20))" office:value-type="float" office:value="0.75" calcext:value-type="float">
            <text:p>0.75</text:p>
          </table:table-cell>
          <table:table-cell table:formula="of:=MAX(0;MIN(1;(21-([.$B11]-[.L$2]))/20))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MAX(0;MIN(1;(21-([.$B12]-[.C$2]))/20))" office:value-type="float" office:value="0.55" calcext:value-type="float">
            <text:p>0.55</text:p>
          </table:table-cell>
          <table:table-cell table:formula="of:=MAX(0;MIN(1;(21-([.$B12]-[.D$2]))/20))" office:value-type="float" office:value="0.55" calcext:value-type="float">
            <text:p>0.55</text:p>
          </table:table-cell>
          <table:table-cell table:formula="of:=MAX(0;MIN(1;(21-([.$B12]-[.E$2]))/20))" office:value-type="float" office:value="0.6" calcext:value-type="float">
            <text:p>0.6</text:p>
          </table:table-cell>
          <table:table-cell table:formula="of:=MAX(0;MIN(1;(21-([.$B12]-[.F$2]))/20))" office:value-type="float" office:value="0.6" calcext:value-type="float">
            <text:p>0.6</text:p>
          </table:table-cell>
          <table:table-cell table:formula="of:=MAX(0;MIN(1;(21-([.$B12]-[.G$2]))/20))" office:value-type="float" office:value="0.65" calcext:value-type="float">
            <text:p>0.65</text:p>
          </table:table-cell>
          <table:table-cell table:formula="of:=MAX(0;MIN(1;(21-([.$B12]-[.H$2]))/20))" office:value-type="float" office:value="0.65" calcext:value-type="float">
            <text:p>0.65</text:p>
          </table:table-cell>
          <table:table-cell table:formula="of:=MAX(0;MIN(1;(21-([.$B12]-[.I$2]))/20))" office:value-type="float" office:value="0.7" calcext:value-type="float">
            <text:p>0.7</text:p>
          </table:table-cell>
          <table:table-cell table:formula="of:=MAX(0;MIN(1;(21-([.$B12]-[.J$2]))/20))" office:value-type="float" office:value="0.7" calcext:value-type="float">
            <text:p>0.7</text:p>
          </table:table-cell>
          <table:table-cell table:formula="of:=MAX(0;MIN(1;(21-([.$B12]-[.K$2]))/20))" office:value-type="float" office:value="0.75" calcext:value-type="float">
            <text:p>0.75</text:p>
          </table:table-cell>
          <table:table-cell table:formula="of:=MAX(0;MIN(1;(21-([.$B12]-[.L$2]))/20))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MAX(0;MIN(1;(21-([.$B13]-[.C$2]))/20))" office:value-type="float" office:value="0.55" calcext:value-type="float">
            <text:p>0.55</text:p>
          </table:table-cell>
          <table:table-cell table:formula="of:=MAX(0;MIN(1;(21-([.$B13]-[.D$2]))/20))" office:value-type="float" office:value="0.55" calcext:value-type="float">
            <text:p>0.55</text:p>
          </table:table-cell>
          <table:table-cell table:formula="of:=MAX(0;MIN(1;(21-([.$B13]-[.E$2]))/20))" office:value-type="float" office:value="0.6" calcext:value-type="float">
            <text:p>0.6</text:p>
          </table:table-cell>
          <table:table-cell table:formula="of:=MAX(0;MIN(1;(21-([.$B13]-[.F$2]))/20))" office:value-type="float" office:value="0.6" calcext:value-type="float">
            <text:p>0.6</text:p>
          </table:table-cell>
          <table:table-cell table:formula="of:=MAX(0;MIN(1;(21-([.$B13]-[.G$2]))/20))" office:value-type="float" office:value="0.65" calcext:value-type="float">
            <text:p>0.65</text:p>
          </table:table-cell>
          <table:table-cell table:formula="of:=MAX(0;MIN(1;(21-([.$B13]-[.H$2]))/20))" office:value-type="float" office:value="0.65" calcext:value-type="float">
            <text:p>0.65</text:p>
          </table:table-cell>
          <table:table-cell table:formula="of:=MAX(0;MIN(1;(21-([.$B13]-[.I$2]))/20))" office:value-type="float" office:value="0.7" calcext:value-type="float">
            <text:p>0.7</text:p>
          </table:table-cell>
          <table:table-cell table:formula="of:=MAX(0;MIN(1;(21-([.$B13]-[.J$2]))/20))" office:value-type="float" office:value="0.7" calcext:value-type="float">
            <text:p>0.7</text:p>
          </table:table-cell>
          <table:table-cell table:formula="of:=MAX(0;MIN(1;(21-([.$B13]-[.K$2]))/20))" office:value-type="float" office:value="0.75" calcext:value-type="float">
            <text:p>0.75</text:p>
          </table:table-cell>
          <table:table-cell table:formula="of:=MAX(0;MIN(1;(21-([.$B13]-[.L$2]))/20))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MAX(0;MIN(1;(21-([.$B14]-[.C$2]))/20))" office:value-type="float" office:value="0.55" calcext:value-type="float">
            <text:p>0.55</text:p>
          </table:table-cell>
          <table:table-cell table:formula="of:=MAX(0;MIN(1;(21-([.$B14]-[.D$2]))/20))" office:value-type="float" office:value="0.55" calcext:value-type="float">
            <text:p>0.55</text:p>
          </table:table-cell>
          <table:table-cell table:formula="of:=MAX(0;MIN(1;(21-([.$B14]-[.E$2]))/20))" office:value-type="float" office:value="0.6" calcext:value-type="float">
            <text:p>0.6</text:p>
          </table:table-cell>
          <table:table-cell table:formula="of:=MAX(0;MIN(1;(21-([.$B14]-[.F$2]))/20))" office:value-type="float" office:value="0.6" calcext:value-type="float">
            <text:p>0.6</text:p>
          </table:table-cell>
          <table:table-cell table:formula="of:=MAX(0;MIN(1;(21-([.$B14]-[.G$2]))/20))" office:value-type="float" office:value="0.65" calcext:value-type="float">
            <text:p>0.65</text:p>
          </table:table-cell>
          <table:table-cell table:formula="of:=MAX(0;MIN(1;(21-([.$B14]-[.H$2]))/20))" office:value-type="float" office:value="0.65" calcext:value-type="float">
            <text:p>0.65</text:p>
          </table:table-cell>
          <table:table-cell table:formula="of:=MAX(0;MIN(1;(21-([.$B14]-[.I$2]))/20))" office:value-type="float" office:value="0.7" calcext:value-type="float">
            <text:p>0.7</text:p>
          </table:table-cell>
          <table:table-cell table:formula="of:=MAX(0;MIN(1;(21-([.$B14]-[.J$2]))/20))" office:value-type="float" office:value="0.7" calcext:value-type="float">
            <text:p>0.7</text:p>
          </table:table-cell>
          <table:table-cell table:formula="of:=MAX(0;MIN(1;(21-([.$B14]-[.K$2]))/20))" office:value-type="float" office:value="0.75" calcext:value-type="float">
            <text:p>0.75</text:p>
          </table:table-cell>
          <table:table-cell table:formula="of:=MAX(0;MIN(1;(21-([.$B14]-[.L$2]))/20))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MAX(0;MIN(1;(21-([.$B15]-[.C$2]))/20))" office:value-type="float" office:value="0.5" calcext:value-type="float">
            <text:p>0.5</text:p>
          </table:table-cell>
          <table:table-cell table:formula="of:=MAX(0;MIN(1;(21-([.$B15]-[.D$2]))/20))" office:value-type="float" office:value="0.5" calcext:value-type="float">
            <text:p>0.5</text:p>
          </table:table-cell>
          <table:table-cell table:formula="of:=MAX(0;MIN(1;(21-([.$B15]-[.E$2]))/20))" office:value-type="float" office:value="0.55" calcext:value-type="float">
            <text:p>0.55</text:p>
          </table:table-cell>
          <table:table-cell table:formula="of:=MAX(0;MIN(1;(21-([.$B15]-[.F$2]))/20))" office:value-type="float" office:value="0.55" calcext:value-type="float">
            <text:p>0.55</text:p>
          </table:table-cell>
          <table:table-cell table:formula="of:=MAX(0;MIN(1;(21-([.$B15]-[.G$2]))/20))" office:value-type="float" office:value="0.6" calcext:value-type="float">
            <text:p>0.6</text:p>
          </table:table-cell>
          <table:table-cell table:formula="of:=MAX(0;MIN(1;(21-([.$B15]-[.H$2]))/20))" office:value-type="float" office:value="0.6" calcext:value-type="float">
            <text:p>0.6</text:p>
          </table:table-cell>
          <table:table-cell table:formula="of:=MAX(0;MIN(1;(21-([.$B15]-[.I$2]))/20))" office:value-type="float" office:value="0.65" calcext:value-type="float">
            <text:p>0.65</text:p>
          </table:table-cell>
          <table:table-cell table:formula="of:=MAX(0;MIN(1;(21-([.$B15]-[.J$2]))/20))" office:value-type="float" office:value="0.65" calcext:value-type="float">
            <text:p>0.65</text:p>
          </table:table-cell>
          <table:table-cell table:formula="of:=MAX(0;MIN(1;(21-([.$B15]-[.K$2]))/20))" office:value-type="float" office:value="0.7" calcext:value-type="float">
            <text:p>0.7</text:p>
          </table:table-cell>
          <table:table-cell table:formula="of:=MAX(0;MIN(1;(21-([.$B15]-[.L$2]))/20))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MAX(0;MIN(1;(21-([.$B16]-[.C$2]))/20))" office:value-type="float" office:value="0.5" calcext:value-type="float">
            <text:p>0.5</text:p>
          </table:table-cell>
          <table:table-cell table:formula="of:=MAX(0;MIN(1;(21-([.$B16]-[.D$2]))/20))" office:value-type="float" office:value="0.5" calcext:value-type="float">
            <text:p>0.5</text:p>
          </table:table-cell>
          <table:table-cell table:formula="of:=MAX(0;MIN(1;(21-([.$B16]-[.E$2]))/20))" office:value-type="float" office:value="0.55" calcext:value-type="float">
            <text:p>0.55</text:p>
          </table:table-cell>
          <table:table-cell table:formula="of:=MAX(0;MIN(1;(21-([.$B16]-[.F$2]))/20))" office:value-type="float" office:value="0.55" calcext:value-type="float">
            <text:p>0.55</text:p>
          </table:table-cell>
          <table:table-cell table:formula="of:=MAX(0;MIN(1;(21-([.$B16]-[.G$2]))/20))" office:value-type="float" office:value="0.6" calcext:value-type="float">
            <text:p>0.6</text:p>
          </table:table-cell>
          <table:table-cell table:formula="of:=MAX(0;MIN(1;(21-([.$B16]-[.H$2]))/20))" office:value-type="float" office:value="0.6" calcext:value-type="float">
            <text:p>0.6</text:p>
          </table:table-cell>
          <table:table-cell table:formula="of:=MAX(0;MIN(1;(21-([.$B16]-[.I$2]))/20))" office:value-type="float" office:value="0.65" calcext:value-type="float">
            <text:p>0.65</text:p>
          </table:table-cell>
          <table:table-cell table:formula="of:=MAX(0;MIN(1;(21-([.$B16]-[.J$2]))/20))" office:value-type="float" office:value="0.65" calcext:value-type="float">
            <text:p>0.65</text:p>
          </table:table-cell>
          <table:table-cell table:formula="of:=MAX(0;MIN(1;(21-([.$B16]-[.K$2]))/20))" office:value-type="float" office:value="0.7" calcext:value-type="float">
            <text:p>0.7</text:p>
          </table:table-cell>
          <table:table-cell table:formula="of:=MAX(0;MIN(1;(21-([.$B16]-[.L$2]))/20))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MAX(0;MIN(1;(21-([.$B17]-[.C$2]))/20))" office:value-type="float" office:value="0.5" calcext:value-type="float">
            <text:p>0.5</text:p>
          </table:table-cell>
          <table:table-cell table:formula="of:=MAX(0;MIN(1;(21-([.$B17]-[.D$2]))/20))" office:value-type="float" office:value="0.5" calcext:value-type="float">
            <text:p>0.5</text:p>
          </table:table-cell>
          <table:table-cell table:formula="of:=MAX(0;MIN(1;(21-([.$B17]-[.E$2]))/20))" office:value-type="float" office:value="0.55" calcext:value-type="float">
            <text:p>0.55</text:p>
          </table:table-cell>
          <table:table-cell table:formula="of:=MAX(0;MIN(1;(21-([.$B17]-[.F$2]))/20))" office:value-type="float" office:value="0.55" calcext:value-type="float">
            <text:p>0.55</text:p>
          </table:table-cell>
          <table:table-cell table:formula="of:=MAX(0;MIN(1;(21-([.$B17]-[.G$2]))/20))" office:value-type="float" office:value="0.6" calcext:value-type="float">
            <text:p>0.6</text:p>
          </table:table-cell>
          <table:table-cell table:formula="of:=MAX(0;MIN(1;(21-([.$B17]-[.H$2]))/20))" office:value-type="float" office:value="0.6" calcext:value-type="float">
            <text:p>0.6</text:p>
          </table:table-cell>
          <table:table-cell table:formula="of:=MAX(0;MIN(1;(21-([.$B17]-[.I$2]))/20))" office:value-type="float" office:value="0.65" calcext:value-type="float">
            <text:p>0.65</text:p>
          </table:table-cell>
          <table:table-cell table:formula="of:=MAX(0;MIN(1;(21-([.$B17]-[.J$2]))/20))" office:value-type="float" office:value="0.65" calcext:value-type="float">
            <text:p>0.65</text:p>
          </table:table-cell>
          <table:table-cell table:formula="of:=MAX(0;MIN(1;(21-([.$B17]-[.K$2]))/20))" office:value-type="float" office:value="0.7" calcext:value-type="float">
            <text:p>0.7</text:p>
          </table:table-cell>
          <table:table-cell table:formula="of:=MAX(0;MIN(1;(21-([.$B17]-[.L$2]))/20))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MAX(0;MIN(1;(21-([.$B18]-[.C$2]))/20))" office:value-type="float" office:value="0.5" calcext:value-type="float">
            <text:p>0.5</text:p>
          </table:table-cell>
          <table:table-cell table:formula="of:=MAX(0;MIN(1;(21-([.$B18]-[.D$2]))/20))" office:value-type="float" office:value="0.5" calcext:value-type="float">
            <text:p>0.5</text:p>
          </table:table-cell>
          <table:table-cell table:formula="of:=MAX(0;MIN(1;(21-([.$B18]-[.E$2]))/20))" office:value-type="float" office:value="0.55" calcext:value-type="float">
            <text:p>0.55</text:p>
          </table:table-cell>
          <table:table-cell table:formula="of:=MAX(0;MIN(1;(21-([.$B18]-[.F$2]))/20))" office:value-type="float" office:value="0.55" calcext:value-type="float">
            <text:p>0.55</text:p>
          </table:table-cell>
          <table:table-cell table:formula="of:=MAX(0;MIN(1;(21-([.$B18]-[.G$2]))/20))" office:value-type="float" office:value="0.6" calcext:value-type="float">
            <text:p>0.6</text:p>
          </table:table-cell>
          <table:table-cell table:formula="of:=MAX(0;MIN(1;(21-([.$B18]-[.H$2]))/20))" office:value-type="float" office:value="0.6" calcext:value-type="float">
            <text:p>0.6</text:p>
          </table:table-cell>
          <table:table-cell table:formula="of:=MAX(0;MIN(1;(21-([.$B18]-[.I$2]))/20))" office:value-type="float" office:value="0.65" calcext:value-type="float">
            <text:p>0.65</text:p>
          </table:table-cell>
          <table:table-cell table:formula="of:=MAX(0;MIN(1;(21-([.$B18]-[.J$2]))/20))" office:value-type="float" office:value="0.65" calcext:value-type="float">
            <text:p>0.65</text:p>
          </table:table-cell>
          <table:table-cell table:formula="of:=MAX(0;MIN(1;(21-([.$B18]-[.K$2]))/20))" office:value-type="float" office:value="0.7" calcext:value-type="float">
            <text:p>0.7</text:p>
          </table:table-cell>
          <table:table-cell table:formula="of:=MAX(0;MIN(1;(21-([.$B18]-[.L$2]))/20))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MAX(0;MIN(1;(21-([.$B19]-[.C$2]))/20))" office:value-type="float" office:value="0.5" calcext:value-type="float">
            <text:p>0.5</text:p>
          </table:table-cell>
          <table:table-cell table:formula="of:=MAX(0;MIN(1;(21-([.$B19]-[.D$2]))/20))" office:value-type="float" office:value="0.5" calcext:value-type="float">
            <text:p>0.5</text:p>
          </table:table-cell>
          <table:table-cell table:formula="of:=MAX(0;MIN(1;(21-([.$B19]-[.E$2]))/20))" office:value-type="float" office:value="0.55" calcext:value-type="float">
            <text:p>0.55</text:p>
          </table:table-cell>
          <table:table-cell table:formula="of:=MAX(0;MIN(1;(21-([.$B19]-[.F$2]))/20))" office:value-type="float" office:value="0.55" calcext:value-type="float">
            <text:p>0.55</text:p>
          </table:table-cell>
          <table:table-cell table:formula="of:=MAX(0;MIN(1;(21-([.$B19]-[.G$2]))/20))" office:value-type="float" office:value="0.6" calcext:value-type="float">
            <text:p>0.6</text:p>
          </table:table-cell>
          <table:table-cell table:formula="of:=MAX(0;MIN(1;(21-([.$B19]-[.H$2]))/20))" office:value-type="float" office:value="0.6" calcext:value-type="float">
            <text:p>0.6</text:p>
          </table:table-cell>
          <table:table-cell table:formula="of:=MAX(0;MIN(1;(21-([.$B19]-[.I$2]))/20))" office:value-type="float" office:value="0.65" calcext:value-type="float">
            <text:p>0.65</text:p>
          </table:table-cell>
          <table:table-cell table:formula="of:=MAX(0;MIN(1;(21-([.$B19]-[.J$2]))/20))" office:value-type="float" office:value="0.65" calcext:value-type="float">
            <text:p>0.65</text:p>
          </table:table-cell>
          <table:table-cell table:formula="of:=MAX(0;MIN(1;(21-([.$B19]-[.K$2]))/20))" office:value-type="float" office:value="0.7" calcext:value-type="float">
            <text:p>0.7</text:p>
          </table:table-cell>
          <table:table-cell table:formula="of:=MAX(0;MIN(1;(21-([.$B19]-[.L$2]))/20))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MAX(0;MIN(1;(21-([.$B20]-[.C$2]))/20))" office:value-type="float" office:value="0.45" calcext:value-type="float">
            <text:p>0.45</text:p>
          </table:table-cell>
          <table:table-cell table:formula="of:=MAX(0;MIN(1;(21-([.$B20]-[.D$2]))/20))" office:value-type="float" office:value="0.45" calcext:value-type="float">
            <text:p>0.45</text:p>
          </table:table-cell>
          <table:table-cell table:formula="of:=MAX(0;MIN(1;(21-([.$B20]-[.E$2]))/20))" office:value-type="float" office:value="0.5" calcext:value-type="float">
            <text:p>0.5</text:p>
          </table:table-cell>
          <table:table-cell table:formula="of:=MAX(0;MIN(1;(21-([.$B20]-[.F$2]))/20))" office:value-type="float" office:value="0.5" calcext:value-type="float">
            <text:p>0.5</text:p>
          </table:table-cell>
          <table:table-cell table:formula="of:=MAX(0;MIN(1;(21-([.$B20]-[.G$2]))/20))" office:value-type="float" office:value="0.55" calcext:value-type="float">
            <text:p>0.55</text:p>
          </table:table-cell>
          <table:table-cell table:formula="of:=MAX(0;MIN(1;(21-([.$B20]-[.H$2]))/20))" office:value-type="float" office:value="0.55" calcext:value-type="float">
            <text:p>0.55</text:p>
          </table:table-cell>
          <table:table-cell table:formula="of:=MAX(0;MIN(1;(21-([.$B20]-[.I$2]))/20))" office:value-type="float" office:value="0.6" calcext:value-type="float">
            <text:p>0.6</text:p>
          </table:table-cell>
          <table:table-cell table:formula="of:=MAX(0;MIN(1;(21-([.$B20]-[.J$2]))/20))" office:value-type="float" office:value="0.6" calcext:value-type="float">
            <text:p>0.6</text:p>
          </table:table-cell>
          <table:table-cell table:formula="of:=MAX(0;MIN(1;(21-([.$B20]-[.K$2]))/20))" office:value-type="float" office:value="0.65" calcext:value-type="float">
            <text:p>0.65</text:p>
          </table:table-cell>
          <table:table-cell table:formula="of:=MAX(0;MIN(1;(21-([.$B20]-[.L$2]))/20))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MAX(0;MIN(1;(21-([.$B21]-[.C$2]))/20))" office:value-type="float" office:value="0.45" calcext:value-type="float">
            <text:p>0.45</text:p>
          </table:table-cell>
          <table:table-cell table:formula="of:=MAX(0;MIN(1;(21-([.$B21]-[.D$2]))/20))" office:value-type="float" office:value="0.45" calcext:value-type="float">
            <text:p>0.45</text:p>
          </table:table-cell>
          <table:table-cell table:formula="of:=MAX(0;MIN(1;(21-([.$B21]-[.E$2]))/20))" office:value-type="float" office:value="0.5" calcext:value-type="float">
            <text:p>0.5</text:p>
          </table:table-cell>
          <table:table-cell table:formula="of:=MAX(0;MIN(1;(21-([.$B21]-[.F$2]))/20))" office:value-type="float" office:value="0.5" calcext:value-type="float">
            <text:p>0.5</text:p>
          </table:table-cell>
          <table:table-cell table:formula="of:=MAX(0;MIN(1;(21-([.$B21]-[.G$2]))/20))" office:value-type="float" office:value="0.55" calcext:value-type="float">
            <text:p>0.55</text:p>
          </table:table-cell>
          <table:table-cell table:formula="of:=MAX(0;MIN(1;(21-([.$B21]-[.H$2]))/20))" office:value-type="float" office:value="0.55" calcext:value-type="float">
            <text:p>0.55</text:p>
          </table:table-cell>
          <table:table-cell table:formula="of:=MAX(0;MIN(1;(21-([.$B21]-[.I$2]))/20))" office:value-type="float" office:value="0.6" calcext:value-type="float">
            <text:p>0.6</text:p>
          </table:table-cell>
          <table:table-cell table:formula="of:=MAX(0;MIN(1;(21-([.$B21]-[.J$2]))/20))" office:value-type="float" office:value="0.6" calcext:value-type="float">
            <text:p>0.6</text:p>
          </table:table-cell>
          <table:table-cell table:formula="of:=MAX(0;MIN(1;(21-([.$B21]-[.K$2]))/20))" office:value-type="float" office:value="0.65" calcext:value-type="float">
            <text:p>0.65</text:p>
          </table:table-cell>
          <table:table-cell table:formula="of:=MAX(0;MIN(1;(21-([.$B21]-[.L$2]))/20))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MAX(0;MIN(1;(21-([.$B22]-[.C$2]))/20))" office:value-type="float" office:value="0.45" calcext:value-type="float">
            <text:p>0.45</text:p>
          </table:table-cell>
          <table:table-cell table:formula="of:=MAX(0;MIN(1;(21-([.$B22]-[.D$2]))/20))" office:value-type="float" office:value="0.45" calcext:value-type="float">
            <text:p>0.45</text:p>
          </table:table-cell>
          <table:table-cell table:formula="of:=MAX(0;MIN(1;(21-([.$B22]-[.E$2]))/20))" office:value-type="float" office:value="0.5" calcext:value-type="float">
            <text:p>0.5</text:p>
          </table:table-cell>
          <table:table-cell table:formula="of:=MAX(0;MIN(1;(21-([.$B22]-[.F$2]))/20))" office:value-type="float" office:value="0.5" calcext:value-type="float">
            <text:p>0.5</text:p>
          </table:table-cell>
          <table:table-cell table:formula="of:=MAX(0;MIN(1;(21-([.$B22]-[.G$2]))/20))" office:value-type="float" office:value="0.55" calcext:value-type="float">
            <text:p>0.55</text:p>
          </table:table-cell>
          <table:table-cell table:formula="of:=MAX(0;MIN(1;(21-([.$B22]-[.H$2]))/20))" office:value-type="float" office:value="0.55" calcext:value-type="float">
            <text:p>0.55</text:p>
          </table:table-cell>
          <table:table-cell table:formula="of:=MAX(0;MIN(1;(21-([.$B22]-[.I$2]))/20))" office:value-type="float" office:value="0.6" calcext:value-type="float">
            <text:p>0.6</text:p>
          </table:table-cell>
          <table:table-cell table:formula="of:=MAX(0;MIN(1;(21-([.$B22]-[.J$2]))/20))" office:value-type="float" office:value="0.6" calcext:value-type="float">
            <text:p>0.6</text:p>
          </table:table-cell>
          <table:table-cell table:formula="of:=MAX(0;MIN(1;(21-([.$B22]-[.K$2]))/20))" office:value-type="float" office:value="0.65" calcext:value-type="float">
            <text:p>0.65</text:p>
          </table:table-cell>
          <table:table-cell table:formula="of:=MAX(0;MIN(1;(21-([.$B22]-[.L$2]))/20))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MAX(0;MIN(1;(21-([.$B23]-[.C$2]))/20))" office:value-type="float" office:value="0.45" calcext:value-type="float">
            <text:p>0.45</text:p>
          </table:table-cell>
          <table:table-cell table:formula="of:=MAX(0;MIN(1;(21-([.$B23]-[.D$2]))/20))" office:value-type="float" office:value="0.45" calcext:value-type="float">
            <text:p>0.45</text:p>
          </table:table-cell>
          <table:table-cell table:formula="of:=MAX(0;MIN(1;(21-([.$B23]-[.E$2]))/20))" office:value-type="float" office:value="0.5" calcext:value-type="float">
            <text:p>0.5</text:p>
          </table:table-cell>
          <table:table-cell table:formula="of:=MAX(0;MIN(1;(21-([.$B23]-[.F$2]))/20))" office:value-type="float" office:value="0.5" calcext:value-type="float">
            <text:p>0.5</text:p>
          </table:table-cell>
          <table:table-cell table:formula="of:=MAX(0;MIN(1;(21-([.$B23]-[.G$2]))/20))" office:value-type="float" office:value="0.55" calcext:value-type="float">
            <text:p>0.55</text:p>
          </table:table-cell>
          <table:table-cell table:formula="of:=MAX(0;MIN(1;(21-([.$B23]-[.H$2]))/20))" office:value-type="float" office:value="0.55" calcext:value-type="float">
            <text:p>0.55</text:p>
          </table:table-cell>
          <table:table-cell table:formula="of:=MAX(0;MIN(1;(21-([.$B23]-[.I$2]))/20))" office:value-type="float" office:value="0.6" calcext:value-type="float">
            <text:p>0.6</text:p>
          </table:table-cell>
          <table:table-cell table:formula="of:=MAX(0;MIN(1;(21-([.$B23]-[.J$2]))/20))" office:value-type="float" office:value="0.6" calcext:value-type="float">
            <text:p>0.6</text:p>
          </table:table-cell>
          <table:table-cell table:formula="of:=MAX(0;MIN(1;(21-([.$B23]-[.K$2]))/20))" office:value-type="float" office:value="0.65" calcext:value-type="float">
            <text:p>0.65</text:p>
          </table:table-cell>
          <table:table-cell table:formula="of:=MAX(0;MIN(1;(21-([.$B23]-[.L$2]))/20))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MAX(0;MIN(1;(21-([.$B24]-[.C$2]))/20))" office:value-type="float" office:value="0.4" calcext:value-type="float">
            <text:p>0.4</text:p>
          </table:table-cell>
          <table:table-cell table:formula="of:=MAX(0;MIN(1;(21-([.$B24]-[.D$2]))/20))" office:value-type="float" office:value="0.4" calcext:value-type="float">
            <text:p>0.4</text:p>
          </table:table-cell>
          <table:table-cell table:formula="of:=MAX(0;MIN(1;(21-([.$B24]-[.E$2]))/20))" office:value-type="float" office:value="0.45" calcext:value-type="float">
            <text:p>0.45</text:p>
          </table:table-cell>
          <table:table-cell table:formula="of:=MAX(0;MIN(1;(21-([.$B24]-[.F$2]))/20))" office:value-type="float" office:value="0.45" calcext:value-type="float">
            <text:p>0.45</text:p>
          </table:table-cell>
          <table:table-cell table:formula="of:=MAX(0;MIN(1;(21-([.$B24]-[.G$2]))/20))" office:value-type="float" office:value="0.5" calcext:value-type="float">
            <text:p>0.5</text:p>
          </table:table-cell>
          <table:table-cell table:formula="of:=MAX(0;MIN(1;(21-([.$B24]-[.H$2]))/20))" office:value-type="float" office:value="0.5" calcext:value-type="float">
            <text:p>0.5</text:p>
          </table:table-cell>
          <table:table-cell table:formula="of:=MAX(0;MIN(1;(21-([.$B24]-[.I$2]))/20))" office:value-type="float" office:value="0.55" calcext:value-type="float">
            <text:p>0.55</text:p>
          </table:table-cell>
          <table:table-cell table:formula="of:=MAX(0;MIN(1;(21-([.$B24]-[.J$2]))/20))" office:value-type="float" office:value="0.55" calcext:value-type="float">
            <text:p>0.55</text:p>
          </table:table-cell>
          <table:table-cell table:formula="of:=MAX(0;MIN(1;(21-([.$B24]-[.K$2]))/20))" office:value-type="float" office:value="0.6" calcext:value-type="float">
            <text:p>0.6</text:p>
          </table:table-cell>
          <table:table-cell table:formula="of:=MAX(0;MIN(1;(21-([.$B24]-[.L$2]))/20))"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MAX(0;MIN(1;(21-([.$B25]-[.C$2]))/20))" office:value-type="float" office:value="0.4" calcext:value-type="float">
            <text:p>0.4</text:p>
          </table:table-cell>
          <table:table-cell table:formula="of:=MAX(0;MIN(1;(21-([.$B25]-[.D$2]))/20))" office:value-type="float" office:value="0.4" calcext:value-type="float">
            <text:p>0.4</text:p>
          </table:table-cell>
          <table:table-cell table:formula="of:=MAX(0;MIN(1;(21-([.$B25]-[.E$2]))/20))" office:value-type="float" office:value="0.45" calcext:value-type="float">
            <text:p>0.45</text:p>
          </table:table-cell>
          <table:table-cell table:formula="of:=MAX(0;MIN(1;(21-([.$B25]-[.F$2]))/20))" office:value-type="float" office:value="0.45" calcext:value-type="float">
            <text:p>0.45</text:p>
          </table:table-cell>
          <table:table-cell table:formula="of:=MAX(0;MIN(1;(21-([.$B25]-[.G$2]))/20))" office:value-type="float" office:value="0.5" calcext:value-type="float">
            <text:p>0.5</text:p>
          </table:table-cell>
          <table:table-cell table:formula="of:=MAX(0;MIN(1;(21-([.$B25]-[.H$2]))/20))" office:value-type="float" office:value="0.5" calcext:value-type="float">
            <text:p>0.5</text:p>
          </table:table-cell>
          <table:table-cell table:formula="of:=MAX(0;MIN(1;(21-([.$B25]-[.I$2]))/20))" office:value-type="float" office:value="0.55" calcext:value-type="float">
            <text:p>0.55</text:p>
          </table:table-cell>
          <table:table-cell table:formula="of:=MAX(0;MIN(1;(21-([.$B25]-[.J$2]))/20))" office:value-type="float" office:value="0.55" calcext:value-type="float">
            <text:p>0.55</text:p>
          </table:table-cell>
          <table:table-cell table:formula="of:=MAX(0;MIN(1;(21-([.$B25]-[.K$2]))/20))" office:value-type="float" office:value="0.6" calcext:value-type="float">
            <text:p>0.6</text:p>
          </table:table-cell>
          <table:table-cell table:formula="of:=MAX(0;MIN(1;(21-([.$B25]-[.L$2]))/20))"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MAX(0;MIN(1;(21-([.$B26]-[.C$2]))/20))" office:value-type="float" office:value="0.35" calcext:value-type="float">
            <text:p>0.35</text:p>
          </table:table-cell>
          <table:table-cell table:formula="of:=MAX(0;MIN(1;(21-([.$B26]-[.D$2]))/20))" office:value-type="float" office:value="0.35" calcext:value-type="float">
            <text:p>0.35</text:p>
          </table:table-cell>
          <table:table-cell table:formula="of:=MAX(0;MIN(1;(21-([.$B26]-[.E$2]))/20))" office:value-type="float" office:value="0.4" calcext:value-type="float">
            <text:p>0.4</text:p>
          </table:table-cell>
          <table:table-cell table:formula="of:=MAX(0;MIN(1;(21-([.$B26]-[.F$2]))/20))" office:value-type="float" office:value="0.4" calcext:value-type="float">
            <text:p>0.4</text:p>
          </table:table-cell>
          <table:table-cell table:formula="of:=MAX(0;MIN(1;(21-([.$B26]-[.G$2]))/20))" office:value-type="float" office:value="0.45" calcext:value-type="float">
            <text:p>0.45</text:p>
          </table:table-cell>
          <table:table-cell table:formula="of:=MAX(0;MIN(1;(21-([.$B26]-[.H$2]))/20))" office:value-type="float" office:value="0.45" calcext:value-type="float">
            <text:p>0.45</text:p>
          </table:table-cell>
          <table:table-cell table:formula="of:=MAX(0;MIN(1;(21-([.$B26]-[.I$2]))/20))" office:value-type="float" office:value="0.5" calcext:value-type="float">
            <text:p>0.5</text:p>
          </table:table-cell>
          <table:table-cell table:formula="of:=MAX(0;MIN(1;(21-([.$B26]-[.J$2]))/20))" office:value-type="float" office:value="0.5" calcext:value-type="float">
            <text:p>0.5</text:p>
          </table:table-cell>
          <table:table-cell table:formula="of:=MAX(0;MIN(1;(21-([.$B26]-[.K$2]))/20))" office:value-type="float" office:value="0.55" calcext:value-type="float">
            <text:p>0.55</text:p>
          </table:table-cell>
          <table:table-cell table:formula="of:=MAX(0;MIN(1;(21-([.$B26]-[.L$2]))/20))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MAX(0;MIN(1;(21-([.$B27]-[.C$2]))/20))" office:value-type="float" office:value="0.35" calcext:value-type="float">
            <text:p>0.35</text:p>
          </table:table-cell>
          <table:table-cell table:formula="of:=MAX(0;MIN(1;(21-([.$B27]-[.D$2]))/20))" office:value-type="float" office:value="0.35" calcext:value-type="float">
            <text:p>0.35</text:p>
          </table:table-cell>
          <table:table-cell table:formula="of:=MAX(0;MIN(1;(21-([.$B27]-[.E$2]))/20))" office:value-type="float" office:value="0.4" calcext:value-type="float">
            <text:p>0.4</text:p>
          </table:table-cell>
          <table:table-cell table:formula="of:=MAX(0;MIN(1;(21-([.$B27]-[.F$2]))/20))" office:value-type="float" office:value="0.4" calcext:value-type="float">
            <text:p>0.4</text:p>
          </table:table-cell>
          <table:table-cell table:formula="of:=MAX(0;MIN(1;(21-([.$B27]-[.G$2]))/20))" office:value-type="float" office:value="0.45" calcext:value-type="float">
            <text:p>0.45</text:p>
          </table:table-cell>
          <table:table-cell table:formula="of:=MAX(0;MIN(1;(21-([.$B27]-[.H$2]))/20))" office:value-type="float" office:value="0.45" calcext:value-type="float">
            <text:p>0.45</text:p>
          </table:table-cell>
          <table:table-cell table:formula="of:=MAX(0;MIN(1;(21-([.$B27]-[.I$2]))/20))" office:value-type="float" office:value="0.5" calcext:value-type="float">
            <text:p>0.5</text:p>
          </table:table-cell>
          <table:table-cell table:formula="of:=MAX(0;MIN(1;(21-([.$B27]-[.J$2]))/20))" office:value-type="float" office:value="0.5" calcext:value-type="float">
            <text:p>0.5</text:p>
          </table:table-cell>
          <table:table-cell table:formula="of:=MAX(0;MIN(1;(21-([.$B27]-[.K$2]))/20))" office:value-type="float" office:value="0.55" calcext:value-type="float">
            <text:p>0.55</text:p>
          </table:table-cell>
          <table:table-cell table:formula="of:=MAX(0;MIN(1;(21-([.$B27]-[.L$2]))/20))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MAX(0;MIN(1;(21-([.$B28]-[.C$2]))/20))" office:value-type="float" office:value="0.35" calcext:value-type="float">
            <text:p>0.35</text:p>
          </table:table-cell>
          <table:table-cell table:formula="of:=MAX(0;MIN(1;(21-([.$B28]-[.D$2]))/20))" office:value-type="float" office:value="0.35" calcext:value-type="float">
            <text:p>0.35</text:p>
          </table:table-cell>
          <table:table-cell table:formula="of:=MAX(0;MIN(1;(21-([.$B28]-[.E$2]))/20))" office:value-type="float" office:value="0.4" calcext:value-type="float">
            <text:p>0.4</text:p>
          </table:table-cell>
          <table:table-cell table:formula="of:=MAX(0;MIN(1;(21-([.$B28]-[.F$2]))/20))" office:value-type="float" office:value="0.4" calcext:value-type="float">
            <text:p>0.4</text:p>
          </table:table-cell>
          <table:table-cell table:formula="of:=MAX(0;MIN(1;(21-([.$B28]-[.G$2]))/20))" office:value-type="float" office:value="0.45" calcext:value-type="float">
            <text:p>0.45</text:p>
          </table:table-cell>
          <table:table-cell table:formula="of:=MAX(0;MIN(1;(21-([.$B28]-[.H$2]))/20))" office:value-type="float" office:value="0.45" calcext:value-type="float">
            <text:p>0.45</text:p>
          </table:table-cell>
          <table:table-cell table:formula="of:=MAX(0;MIN(1;(21-([.$B28]-[.I$2]))/20))" office:value-type="float" office:value="0.5" calcext:value-type="float">
            <text:p>0.5</text:p>
          </table:table-cell>
          <table:table-cell table:formula="of:=MAX(0;MIN(1;(21-([.$B28]-[.J$2]))/20))" office:value-type="float" office:value="0.5" calcext:value-type="float">
            <text:p>0.5</text:p>
          </table:table-cell>
          <table:table-cell table:formula="of:=MAX(0;MIN(1;(21-([.$B28]-[.K$2]))/20))" office:value-type="float" office:value="0.55" calcext:value-type="float">
            <text:p>0.55</text:p>
          </table:table-cell>
          <table:table-cell table:formula="of:=MAX(0;MIN(1;(21-([.$B28]-[.L$2]))/20))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MAX(0;MIN(1;(21-([.$B29]-[.C$2]))/20))" office:value-type="float" office:value="0.3" calcext:value-type="float">
            <text:p>0.3</text:p>
          </table:table-cell>
          <table:table-cell table:formula="of:=MAX(0;MIN(1;(21-([.$B29]-[.D$2]))/20))" office:value-type="float" office:value="0.3" calcext:value-type="float">
            <text:p>0.3</text:p>
          </table:table-cell>
          <table:table-cell table:formula="of:=MAX(0;MIN(1;(21-([.$B29]-[.E$2]))/20))" office:value-type="float" office:value="0.35" calcext:value-type="float">
            <text:p>0.35</text:p>
          </table:table-cell>
          <table:table-cell table:formula="of:=MAX(0;MIN(1;(21-([.$B29]-[.F$2]))/20))" office:value-type="float" office:value="0.35" calcext:value-type="float">
            <text:p>0.35</text:p>
          </table:table-cell>
          <table:table-cell table:formula="of:=MAX(0;MIN(1;(21-([.$B29]-[.G$2]))/20))" office:value-type="float" office:value="0.4" calcext:value-type="float">
            <text:p>0.4</text:p>
          </table:table-cell>
          <table:table-cell table:formula="of:=MAX(0;MIN(1;(21-([.$B29]-[.H$2]))/20))" office:value-type="float" office:value="0.4" calcext:value-type="float">
            <text:p>0.4</text:p>
          </table:table-cell>
          <table:table-cell table:formula="of:=MAX(0;MIN(1;(21-([.$B29]-[.I$2]))/20))" office:value-type="float" office:value="0.45" calcext:value-type="float">
            <text:p>0.45</text:p>
          </table:table-cell>
          <table:table-cell table:formula="of:=MAX(0;MIN(1;(21-([.$B29]-[.J$2]))/20))" office:value-type="float" office:value="0.45" calcext:value-type="float">
            <text:p>0.45</text:p>
          </table:table-cell>
          <table:table-cell table:formula="of:=MAX(0;MIN(1;(21-([.$B29]-[.K$2]))/20))" office:value-type="float" office:value="0.5" calcext:value-type="float">
            <text:p>0.5</text:p>
          </table:table-cell>
          <table:table-cell table:formula="of:=MAX(0;MIN(1;(21-([.$B29]-[.L$2]))/20))"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MAX(0;MIN(1;(21-([.$B30]-[.C$2]))/20))" office:value-type="float" office:value="0.3" calcext:value-type="float">
            <text:p>0.3</text:p>
          </table:table-cell>
          <table:table-cell table:formula="of:=MAX(0;MIN(1;(21-([.$B30]-[.D$2]))/20))" office:value-type="float" office:value="0.3" calcext:value-type="float">
            <text:p>0.3</text:p>
          </table:table-cell>
          <table:table-cell table:formula="of:=MAX(0;MIN(1;(21-([.$B30]-[.E$2]))/20))" office:value-type="float" office:value="0.35" calcext:value-type="float">
            <text:p>0.35</text:p>
          </table:table-cell>
          <table:table-cell table:formula="of:=MAX(0;MIN(1;(21-([.$B30]-[.F$2]))/20))" office:value-type="float" office:value="0.35" calcext:value-type="float">
            <text:p>0.35</text:p>
          </table:table-cell>
          <table:table-cell table:formula="of:=MAX(0;MIN(1;(21-([.$B30]-[.G$2]))/20))" office:value-type="float" office:value="0.4" calcext:value-type="float">
            <text:p>0.4</text:p>
          </table:table-cell>
          <table:table-cell table:formula="of:=MAX(0;MIN(1;(21-([.$B30]-[.H$2]))/20))" office:value-type="float" office:value="0.4" calcext:value-type="float">
            <text:p>0.4</text:p>
          </table:table-cell>
          <table:table-cell table:formula="of:=MAX(0;MIN(1;(21-([.$B30]-[.I$2]))/20))" office:value-type="float" office:value="0.45" calcext:value-type="float">
            <text:p>0.45</text:p>
          </table:table-cell>
          <table:table-cell table:formula="of:=MAX(0;MIN(1;(21-([.$B30]-[.J$2]))/20))" office:value-type="float" office:value="0.45" calcext:value-type="float">
            <text:p>0.45</text:p>
          </table:table-cell>
          <table:table-cell table:formula="of:=MAX(0;MIN(1;(21-([.$B30]-[.K$2]))/20))" office:value-type="float" office:value="0.5" calcext:value-type="float">
            <text:p>0.5</text:p>
          </table:table-cell>
          <table:table-cell table:formula="of:=MAX(0;MIN(1;(21-([.$B30]-[.L$2]))/20))"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MAX(0;MIN(1;(21-([.$B31]-[.C$2]))/20))" office:value-type="float" office:value="0.25" calcext:value-type="float">
            <text:p>0.25</text:p>
          </table:table-cell>
          <table:table-cell table:formula="of:=MAX(0;MIN(1;(21-([.$B31]-[.D$2]))/20))" office:value-type="float" office:value="0.25" calcext:value-type="float">
            <text:p>0.25</text:p>
          </table:table-cell>
          <table:table-cell table:formula="of:=MAX(0;MIN(1;(21-([.$B31]-[.E$2]))/20))" office:value-type="float" office:value="0.3" calcext:value-type="float">
            <text:p>0.3</text:p>
          </table:table-cell>
          <table:table-cell table:formula="of:=MAX(0;MIN(1;(21-([.$B31]-[.F$2]))/20))" office:value-type="float" office:value="0.3" calcext:value-type="float">
            <text:p>0.3</text:p>
          </table:table-cell>
          <table:table-cell table:formula="of:=MAX(0;MIN(1;(21-([.$B31]-[.G$2]))/20))" office:value-type="float" office:value="0.35" calcext:value-type="float">
            <text:p>0.35</text:p>
          </table:table-cell>
          <table:table-cell table:formula="of:=MAX(0;MIN(1;(21-([.$B31]-[.H$2]))/20))" office:value-type="float" office:value="0.35" calcext:value-type="float">
            <text:p>0.35</text:p>
          </table:table-cell>
          <table:table-cell table:formula="of:=MAX(0;MIN(1;(21-([.$B31]-[.I$2]))/20))" office:value-type="float" office:value="0.4" calcext:value-type="float">
            <text:p>0.4</text:p>
          </table:table-cell>
          <table:table-cell table:formula="of:=MAX(0;MIN(1;(21-([.$B31]-[.J$2]))/20))" office:value-type="float" office:value="0.4" calcext:value-type="float">
            <text:p>0.4</text:p>
          </table:table-cell>
          <table:table-cell table:formula="of:=MAX(0;MIN(1;(21-([.$B31]-[.K$2]))/20))" office:value-type="float" office:value="0.45" calcext:value-type="float">
            <text:p>0.45</text:p>
          </table:table-cell>
          <table:table-cell table:formula="of:=MAX(0;MIN(1;(21-([.$B31]-[.L$2]))/20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91" office:value-type="float" office:value="21" calcext:value-type="float">
            <text:p>21</text:p>
          </table:table-cell>
          <table:table-cell table:style-name="ce96" table:formula="of:=MAX(0;MIN(1;(21-([.$B32]-[.C$2]))/20))" office:value-type="float" office:value="0.25" calcext:value-type="float">
            <text:p>0.25</text:p>
          </table:table-cell>
          <table:table-cell table:style-name="ce99" table:formula="of:=MAX(0;MIN(1;(21-([.$B32]-[.D$2]))/20))" office:value-type="float" office:value="0.25" calcext:value-type="float">
            <text:p>0.25</text:p>
          </table:table-cell>
          <table:table-cell table:style-name="ce99" table:formula="of:=MAX(0;MIN(1;(21-([.$B32]-[.E$2]))/20))" office:value-type="float" office:value="0.3" calcext:value-type="float">
            <text:p>0.3</text:p>
          </table:table-cell>
          <table:table-cell table:style-name="ce99" table:formula="of:=MAX(0;MIN(1;(21-([.$B32]-[.F$2]))/20))" office:value-type="float" office:value="0.3" calcext:value-type="float">
            <text:p>0.3</text:p>
          </table:table-cell>
          <table:table-cell table:style-name="ce99" table:formula="of:=MAX(0;MIN(1;(21-([.$B32]-[.G$2]))/20))" office:value-type="float" office:value="0.35" calcext:value-type="float">
            <text:p>0.35</text:p>
          </table:table-cell>
          <table:table-cell table:style-name="ce99" table:formula="of:=MAX(0;MIN(1;(21-([.$B32]-[.H$2]))/20))" office:value-type="float" office:value="0.35" calcext:value-type="float">
            <text:p>0.35</text:p>
          </table:table-cell>
          <table:table-cell table:style-name="ce99" table:formula="of:=MAX(0;MIN(1;(21-([.$B32]-[.I$2]))/20))" office:value-type="float" office:value="0.4" calcext:value-type="float">
            <text:p>0.4</text:p>
          </table:table-cell>
          <table:table-cell table:style-name="ce99" table:formula="of:=MAX(0;MIN(1;(21-([.$B32]-[.J$2]))/20))" office:value-type="float" office:value="0.4" calcext:value-type="float">
            <text:p>0.4</text:p>
          </table:table-cell>
          <table:table-cell table:style-name="ce99" table:formula="of:=MAX(0;MIN(1;(21-([.$B32]-[.K$2]))/20))" office:value-type="float" office:value="0.45" calcext:value-type="float">
            <text:p>0.45</text:p>
          </table:table-cell>
          <table:table-cell table:style-name="ce102" table:formula="of:=MAX(0;MIN(1;(21-([.$B32]-[.L$2]))/20))" office:value-type="float" office:value="0.5" calcext:value-type="float">
            <text:p>0.5</text:p>
          </table:table-cell>
          <table:table-cell table:number-columns-repeated="3"/>
        </table:table-row>
        <calcext:conditional-formats>
          <calcext:conditional-format calcext:target-range-address="PCHitChanceOverview.C3:PCHitChanceOverview.L32">
            <calcext:condition calcext:apply-style-name="Bad" calcext:value="&lt;0.6" calcext:base-cell-address="PCHitChanceOverview.C3"/>
          </calcext:conditional-format>
          <calcext:conditional-format calcext:target-range-address="PCHitChanceOverview.C3:PCHitChanceOverview.L32">
            <calcext:condition calcext:apply-style-name="Good" calcext:value="&gt;0.8" calcext:base-cell-address="PCHitChanceOverview.C3"/>
          </calcext:conditional-format>
          <calcext:conditional-format calcext:target-range-address="PCHitChanceOverview.C3:PCHitChanceOverview.L32">
            <calcext:condition calcext:apply-style-name="Warning" calcext:value="=0.6" calcext:base-cell-address="PCHitChanceOverview.C3"/>
          </calcext:conditional-format>
        </calcext:conditional-formats>
      </table:table>
      <table:table table:name="VSolo" table:style-name="ta1">
        <table:table-column table:style-name="co2" table:number-columns-repeated="2" table:default-cell-style-name="Default"/>
        <table:table-column table:style-name="co2" table:default-cell-style-name="ce106"/>
        <table:table-column table:style-name="co2" table:default-cell-style-name="Default"/>
        <table:table-column table:style-name="co2" table:default-cell-style-name="ce112"/>
        <table:table-column table:style-name="co2" table:default-cell-style-name="ce117"/>
        <table:table-column table:style-name="co2" table:number-columns-repeated="8" table:default-cell-style-name="ce120"/>
        <table:table-column table:style-name="co2" table:default-cell-style-name="ce124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ce104" office:value-type="string" calcext:value-type="string">
            <text:p>Power Type</text:p>
          </table:table-cell>
          <table:table-cell table:style-name="ce108" table:content-validation-name="val1" office:value-type="string" calcext:value-type="string">
            <text:p>SCENE</text:p>
          </table:table-cell>
          <table:table-cell table:style-name="ce111" office:value-type="string" calcext:value-type="string">
            <text:p>Lvl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/>
          <table:table-cell office:value-type="string" calcext:value-type="string">
            <text:p>Party Size:</text:p>
          </table:table-cell>
          <table:table-cell table:style-name="ce47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104" office:value-type="string" calcext:value-type="string">
            <text:p>PC Type</text:p>
          </table:table-cell>
          <table:table-cell table:style-name="ce47" table:content-validation-name="val2" office:value-type="string" calcext:value-type="string">
            <text:p>AVG</text:p>
          </table:table-cell>
          <table:table-cell table:style-name="ce11" office:value-type="string" calcext:value-type="string">
            <text:p>To Hit</text:p>
          </table:table-cell>
          <table:table-cell table:style-name="Default" table:number-matrix-columns-spanned="10" table:number-matrix-rows-spanned="1" table:formula="of:=TRANSPOSE([PCTuning.Q3:.Q12])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/>
          <table:table-cell office:value-type="string" calcext:value-type="string">
            <text:p>Threshhold:</text:p>
          </table:table-cell>
          <table:table-cell table:style-name="ce126" table:formula="of:=COM.MICROSOFT.SWITCH([.D3];&quot;Rounds2Kill&quot;;4;&quot;Rounds2Die&quot;;4;&quot;Kill/Die&quot;;0.3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104" office:value-type="string" calcext:value-type="string">
            <text:p>Measure</text:p>
          </table:table-cell>
          <table:table-cell table:style-name="ce47" table:content-validation-name="val3" office:value-type="string" calcext:value-type="string">
            <text:p>Rounds2Kill</text:p>
          </table:table-cell>
          <table:table-cell table:style-name="ce11" office:value-type="string" calcext:value-type="string">
            <text:p>Dmg</text:p>
          </table:table-cell>
          <table:table-cell table:style-name="ce115" table:number-matrix-columns-spanned="10" table:number-matrix-rows-spanned="1" table:formula="of:=TRANSPOSE(COM.MICROSOFT.SWITCH([.D2];&#10;  &quot;dps&quot;; COM.MICROSOFT.SWITCH([.D1];&#10;    &quot;will&quot;; [$PCTuning.H$3:.H$12];&#10;    &quot;scene&quot;; [$PCTuning.I$3:.I$12];&#10;    &quot;daily&quot;; [$PCTuning.J$3:.J$12]);&#10;  &quot;avg&quot;; COM.MICROSOFT.SWITCH([.D1];&#10;    &quot;will&quot;; [$PCTuning.N$3:.N$12];&#10;    &quot;scene&quot;; [$PCTuning.O$3:.O$12];&#10;    &quot;daily&quot;; [$PCTuning.P$3:.P$12]);&#10;  &quot;weak&quot;; COM.MICROSOFT.SWITCH([.D1];&#10;    &quot;will&quot;; [$PCTuning.K$3:.K$12];&#10;    &quot;scene&quot;; [$PCTuning.L$3:.L$12];&#10;    &quot;daily&quot;; [$PCTuning.M$3:.M$12])&#10;))" office:value-type="float" office:value="10.125" calcext:value-type="float">
            <text:p>10.12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8" calcext:value-type="float">
            <text:p>28</text:p>
          </table:table-cell>
          <table:table-cell table:style-name="ce112" office:value-type="float" office:value="30.375" calcext:value-type="float">
            <text:p>30.37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4" office:value-type="string" calcext:value-type="string">
            <text:p>PC Durability</text:p>
          </table:table-cell>
          <table:table-cell table:style-name="ce47" table:content-validation-name="val4" office:value-type="string" calcext:value-type="string">
            <text:p>AVG</text:p>
          </table:table-cell>
          <table:table-cell table:style-name="ce11" office:value-type="string" calcext:value-type="string">
            <text:p>HP</text:p>
          </table:table-cell>
          <table:table-cell table:style-name="ce115" table:number-matrix-columns-spanned="10" table:number-matrix-rows-spanned="1" table:formula="of:=TRANSPOSE(COM.MICROSOFT.SWITCH([.D4];&quot;TANKY&quot;;[$PCTuning.B$3:.B$12];&quot;AVG&quot;;[$PCTuning.F$3:.F$12];&quot;SQUISHY&quot;;[$PCTuning.D$3:.D$12]) )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5" calcext:value-type="float">
            <text:p>55</text:p>
          </table:table-cell>
          <table:table-cell table:style-name="ce112" office:value-type="float" office:value="60" calcext:value-type="float">
            <text:p>60</text:p>
          </table:table-cell>
          <table:table-cell/>
          <table:table-cell office:value-type="string" calcext:value-type="string">
            <text:p>Rounds to kill</text:p>
          </table:table-cell>
          <table:table-cell office:value-type="string" calcext:value-type="string">
            <text:p><text:span text:style-name="T1">$E7</text:span><text:span text:style-name="T2">/(MIN(1,MAX(0,(21-(</text:span><text:span text:style-name="T3">$D7</text:span><text:span text:style-name="T2">-</text:span><text:span text:style-name="T4">F$2</text:span><text:span text:style-name="T2">)/20)))*</text:span><text:span text:style-name="T5">F$3</text:span><text:span text:style-name="T2">*</text:span><text:span text:style-name="T6">$R$1</text:span><text:span text:style-name="T2">)</text:span></text:p>
          </table:table-cell>
        </table:table-row>
        <table:table-row table:style-name="ro1">
          <table:table-cell table:number-columns-repeated="2"/>
          <table:table-cell table:style-name="ce104"/>
          <table:table-cell/>
          <table:table-cell table:style-name="ce11" office:value-type="string" calcext:value-type="string">
            <text:p>AC</text:p>
          </table:table-cell>
          <table:table-cell table:style-name="ce115" table:number-matrix-columns-spanned="10" table:number-matrix-rows-spanned="1" table:formula="of:=TRANSPOSE(COM.MICROSOFT.SWITCH([.D4];&quot;TANKY&quot;;[$PCTuning.C$3:.C$12];&quot;AVG&quot;;[$PCTuning.G$3:.G$12];&quot;SQUISHY&quot;;[$PCTuning.E$3:.E$12]) )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ce112" office:value-type="float" office:value="18" calcext:value-type="float">
            <text:p>18</text:p>
          </table:table-cell>
          <table:table-cell/>
          <table:table-cell office:value-type="string" calcext:value-type="string">
            <text:p>Rounds to die</text:p>
          </table:table-cell>
          <table:table-cell office:value-type="string" calcext:value-type="string">
            <text:p><text:span text:style-name="T2">(</text:span><text:span text:style-name="T1">F$4</text:span><text:span text:style-name="T2">*</text:span><text:span text:style-name="T3">$R$1</text:span><text:span text:style-name="T2">)/(MIN(1,MAX(0,(21-(</text:span><text:span text:style-name="T4">$B7</text:span><text:span text:style-name="T2">-</text:span><text:span text:style-name="T5">F$5</text:span><text:span text:style-name="T2">)/20)))*</text:span><text:span text:style-name="T6">$A7</text:span><text:span text:style-name="T2">)</text:span>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o-Hit</text:p>
          </table:table-cell>
          <table:table-cell table:style-name="ce105" office:value-type="string" calcext:value-type="string">
            <text:p>HD</text:p>
          </table:table-cell>
          <table:table-cell table:style-name="ce109" office:value-type="string" calcext:value-type="string">
            <text:p>AC</text:p>
          </table:table-cell>
          <table:table-cell table:style-name="ce12" office:value-type="string" calcext:value-type="string">
            <text:p>HP</text:p>
          </table:table-cell>
          <table:table-cell table:style-name="ce110" table:number-columns-repeated="9"/>
          <table:table-cell table:style-name="ce113"/>
          <table:table-cell table:number-columns-repeated="3"/>
        </table:table-row>
        <table:table-row table:style-name="ro1">
          <table:table-cell table:number-matrix-columns-spanned="1" table:number-matrix-rows-spanned="30" table:formula="of:=[AverageJoeMonster.E2:.E31]" office:value-type="float" office:value="4.5" calcext:value-type="float">
            <text:p>4.5</text:p>
          </table:table-cell>
          <table:table-cell table:number-matrix-columns-spanned="1" table:number-matrix-rows-spanned="30" table:formula="of:=[AverageJoeMonster.D2:.D3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matrix-columns-spanned="1" table:number-matrix-rows-spanned="30" table:formula="of:=[AverageJoeMonster.B2:.B31]" office:value-type="float" office:value="13" calcext:value-type="float">
            <text:p>13</text:p>
          </table:table-cell>
          <table:table-cell table:number-matrix-columns-spanned="1" table:number-matrix-rows-spanned="30" table:formula="of:=[AverageJoeMonster.C2:.C31]" office:value-type="float" office:value="4.5" calcext:value-type="float">
            <text:p>4.5</text:p>
          </table:table-cell>
          <table:table-cell table:style-name="ce116" table:formula="of:=COM.MICROSOFT.SWITCH([.$D$3];&quot;Rounds2Kill&quot;;[.$E7]/(MIN(1;MAX(0;(21-([.$D7]-[.F$2])/20)))*[.F$3]*[.$R$1]);&quot;Rounds2Die&quot;;([.F$4]*[.$R$1])/(MIN(1;MAX(0;(21-([.$B7]-[.F$5])/20)))*[.$A7]);&quot;Kill/Die&quot;;([.$E7]/(MIN(1;MAX(0;(21-([.$D7]-[.F$2])/20)))*[.F$3]*[.$R$1]))/(([.F$4]*[.$R$1])/(MIN(1;MAX(0;(21-([.$B7]-[.F$5])/20)))*[.$A7])))" office:value-type="float" office:value="0.111111111111111" calcext:value-type="float">
            <text:p>0.11</text:p>
          </table:table-cell>
          <table:table-cell table:style-name="ce119" table:formula="of:=COM.MICROSOFT.SWITCH([.$D$3];&quot;Rounds2Kill&quot;;[.$E7]/(MIN(1;MAX(0;(21-([.$D7]-[.G$2])/20)))*[.G$3]*[.$R$1]);&quot;Rounds2Die&quot;;([.G$4]*[.$R$1])/(MIN(1;MAX(0;(21-([.$B7]-[.G$5])/20)))*[.$A7]);&quot;Kill/Die&quot;;([.$E7]/(MIN(1;MAX(0;(21-([.$D7]-[.G$2])/20)))*[.G$3]*[.$R$1]))/(([.G$4]*[.$R$1])/(MIN(1;MAX(0;(21-([.$B7]-[.G$5])/20)))*[.$A7])))" office:value-type="float" office:value="0.09375" calcext:value-type="float">
            <text:p>0.09</text:p>
          </table:table-cell>
          <table:table-cell table:style-name="ce119" table:formula="of:=COM.MICROSOFT.SWITCH([.$D$3];&quot;Rounds2Kill&quot;;[.$E7]/(MIN(1;MAX(0;(21-([.$D7]-[.H$2])/20)))*[.H$3]*[.$R$1]);&quot;Rounds2Die&quot;;([.H$4]*[.$R$1])/(MIN(1;MAX(0;(21-([.$B7]-[.H$5])/20)))*[.$A7]);&quot;Kill/Die&quot;;([.$E7]/(MIN(1;MAX(0;(21-([.$D7]-[.H$2])/20)))*[.H$3]*[.$R$1]))/(([.H$4]*[.$R$1])/(MIN(1;MAX(0;(21-([.$B7]-[.H$5])/20)))*[.$A7])))" office:value-type="float" office:value="0.075" calcext:value-type="float">
            <text:p>0.08</text:p>
          </table:table-cell>
          <table:table-cell table:style-name="ce119" table:formula="of:=COM.MICROSOFT.SWITCH([.$D$3];&quot;Rounds2Kill&quot;;[.$E7]/(MIN(1;MAX(0;(21-([.$D7]-[.I$2])/20)))*[.I$3]*[.$R$1]);&quot;Rounds2Die&quot;;([.I$4]*[.$R$1])/(MIN(1;MAX(0;(21-([.$B7]-[.I$5])/20)))*[.$A7]);&quot;Kill/Die&quot;;([.$E7]/(MIN(1;MAX(0;(21-([.$D7]-[.I$2])/20)))*[.I$3]*[.$R$1]))/(([.I$4]*[.$R$1])/(MIN(1;MAX(0;(21-([.$B7]-[.I$5])/20)))*[.$A7])))" office:value-type="float" office:value="0.0661764705882353" calcext:value-type="float">
            <text:p>0.07</text:p>
          </table:table-cell>
          <table:table-cell table:style-name="ce119" table:formula="of:=COM.MICROSOFT.SWITCH([.$D$3];&quot;Rounds2Kill&quot;;[.$E7]/(MIN(1;MAX(0;(21-([.$D7]-[.J$2])/20)))*[.J$3]*[.$R$1]);&quot;Rounds2Die&quot;;([.J$4]*[.$R$1])/(MIN(1;MAX(0;(21-([.$B7]-[.J$5])/20)))*[.$A7]);&quot;Kill/Die&quot;;([.$E7]/(MIN(1;MAX(0;(21-([.$D7]-[.J$2])/20)))*[.J$3]*[.$R$1]))/(([.J$4]*[.$R$1])/(MIN(1;MAX(0;(21-([.$B7]-[.J$5])/20)))*[.$A7])))" office:value-type="float" office:value="0.0592105263157895" calcext:value-type="float">
            <text:p>0.06</text:p>
          </table:table-cell>
          <table:table-cell table:style-name="ce119" table:formula="of:=COM.MICROSOFT.SWITCH([.$D$3];&quot;Rounds2Kill&quot;;[.$E7]/(MIN(1;MAX(0;(21-([.$D7]-[.K$2])/20)))*[.K$3]*[.$R$1]);&quot;Rounds2Die&quot;;([.K$4]*[.$R$1])/(MIN(1;MAX(0;(21-([.$B7]-[.K$5])/20)))*[.$A7]);&quot;Kill/Die&quot;;([.$E7]/(MIN(1;MAX(0;(21-([.$D7]-[.K$2])/20)))*[.K$3]*[.$R$1]))/(([.K$4]*[.$R$1])/(MIN(1;MAX(0;(21-([.$B7]-[.K$5])/20)))*[.$A7])))" office:value-type="float" office:value="0.0535714285714286" calcext:value-type="float">
            <text:p>0.05</text:p>
          </table:table-cell>
          <table:table-cell table:style-name="ce119" table:formula="of:=COM.MICROSOFT.SWITCH([.$D$3];&quot;Rounds2Kill&quot;;[.$E7]/(MIN(1;MAX(0;(21-([.$D7]-[.L$2])/20)))*[.L$3]*[.$R$1]);&quot;Rounds2Die&quot;;([.L$4]*[.$R$1])/(MIN(1;MAX(0;(21-([.$B7]-[.L$5])/20)))*[.$A7]);&quot;Kill/Die&quot;;([.$E7]/(MIN(1;MAX(0;(21-([.$D7]-[.L$2])/20)))*[.L$3]*[.$R$1]))/(([.L$4]*[.$R$1])/(MIN(1;MAX(0;(21-([.$B7]-[.L$5])/20)))*[.$A7])))" office:value-type="float" office:value="0.046875" calcext:value-type="float">
            <text:p>0.05</text:p>
          </table:table-cell>
          <table:table-cell table:style-name="ce119" table:formula="of:=COM.MICROSOFT.SWITCH([.$D$3];&quot;Rounds2Kill&quot;;[.$E7]/(MIN(1;MAX(0;(21-([.$D7]-[.M$2])/20)))*[.M$3]*[.$R$1]);&quot;Rounds2Die&quot;;([.M$4]*[.$R$1])/(MIN(1;MAX(0;(21-([.$B7]-[.M$5])/20)))*[.$A7]);&quot;Kill/Die&quot;;([.$E7]/(MIN(1;MAX(0;(21-([.$D7]-[.M$2])/20)))*[.M$3]*[.$R$1]))/(([.M$4]*[.$R$1])/(MIN(1;MAX(0;(21-([.$B7]-[.M$5])/20)))*[.$A7])))" office:value-type="float" office:value="0.0432692307692308" calcext:value-type="float">
            <text:p>0.04</text:p>
          </table:table-cell>
          <table:table-cell table:style-name="ce119" table:formula="of:=COM.MICROSOFT.SWITCH([.$D$3];&quot;Rounds2Kill&quot;;[.$E7]/(MIN(1;MAX(0;(21-([.$D7]-[.N$2])/20)))*[.N$3]*[.$R$1]);&quot;Rounds2Die&quot;;([.N$4]*[.$R$1])/(MIN(1;MAX(0;(21-([.$B7]-[.N$5])/20)))*[.$A7]);&quot;Kill/Die&quot;;([.$E7]/(MIN(1;MAX(0;(21-([.$D7]-[.N$2])/20)))*[.N$3]*[.$R$1]))/(([.N$4]*[.$R$1])/(MIN(1;MAX(0;(21-([.$B7]-[.N$5])/20)))*[.$A7])))" office:value-type="float" office:value="0.0401785714285714" calcext:value-type="float">
            <text:p>0.04</text:p>
          </table:table-cell>
          <table:table-cell table:style-name="ce123" table:formula="of:=COM.MICROSOFT.SWITCH([.$D$3];&quot;Rounds2Kill&quot;;[.$E7]/(MIN(1;MAX(0;(21-([.$D7]-[.O$2])/20)))*[.O$3]*[.$R$1]);&quot;Rounds2Die&quot;;([.O$4]*[.$R$1])/(MIN(1;MAX(0;(21-([.$B7]-[.O$5])/20)))*[.$A7]);&quot;Kill/Die&quot;;([.$E7]/(MIN(1;MAX(0;(21-([.$D7]-[.O$2])/20)))*[.O$3]*[.$R$1]))/(([.O$4]*[.$R$1])/(MIN(1;MAX(0;(21-([.$B7]-[.O$5])/20)))*[.$A7])))" office:value-type="float" office:value="0.037037037037037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COM.MICROSOFT.SWITCH([.$D$3];&quot;Rounds2Kill&quot;;[.$E8]/(MIN(1;MAX(0;(21-([.$D8]-[.F$2])/20)))*[.F$3]*[.$R$1]);&quot;Rounds2Die&quot;;([.F$4]*[.$R$1])/(MIN(1;MAX(0;(21-([.$B8]-[.F$5])/20)))*[.$A8]);&quot;Kill/Die&quot;;([.$E8]/(MIN(1;MAX(0;(21-([.$D8]-[.F$2])/20)))*[.F$3]*[.$R$1]))/(([.F$4]*[.$R$1])/(MIN(1;MAX(0;(21-([.$B8]-[.F$5])/20)))*[.$A8])))" office:value-type="float" office:value="0.222222222222222" calcext:value-type="float">
            <text:p>0.22</text:p>
          </table:table-cell>
          <table:table-cell table:formula="of:=COM.MICROSOFT.SWITCH([.$D$3];&quot;Rounds2Kill&quot;;[.$E8]/(MIN(1;MAX(0;(21-([.$D8]-[.G$2])/20)))*[.G$3]*[.$R$1]);&quot;Rounds2Die&quot;;([.G$4]*[.$R$1])/(MIN(1;MAX(0;(21-([.$B8]-[.G$5])/20)))*[.$A8]);&quot;Kill/Die&quot;;([.$E8]/(MIN(1;MAX(0;(21-([.$D8]-[.G$2])/20)))*[.G$3]*[.$R$1]))/(([.G$4]*[.$R$1])/(MIN(1;MAX(0;(21-([.$B8]-[.G$5])/20)))*[.$A8])))" office:value-type="float" office:value="0.1875" calcext:value-type="float">
            <text:p>0.19</text:p>
          </table:table-cell>
          <table:table-cell table:formula="of:=COM.MICROSOFT.SWITCH([.$D$3];&quot;Rounds2Kill&quot;;[.$E8]/(MIN(1;MAX(0;(21-([.$D8]-[.H$2])/20)))*[.H$3]*[.$R$1]);&quot;Rounds2Die&quot;;([.H$4]*[.$R$1])/(MIN(1;MAX(0;(21-([.$B8]-[.H$5])/20)))*[.$A8]);&quot;Kill/Die&quot;;([.$E8]/(MIN(1;MAX(0;(21-([.$D8]-[.H$2])/20)))*[.H$3]*[.$R$1]))/(([.H$4]*[.$R$1])/(MIN(1;MAX(0;(21-([.$B8]-[.H$5])/20)))*[.$A8])))" office:value-type="float" office:value="0.15" calcext:value-type="float">
            <text:p>0.15</text:p>
          </table:table-cell>
          <table:table-cell table:formula="of:=COM.MICROSOFT.SWITCH([.$D$3];&quot;Rounds2Kill&quot;;[.$E8]/(MIN(1;MAX(0;(21-([.$D8]-[.I$2])/20)))*[.I$3]*[.$R$1]);&quot;Rounds2Die&quot;;([.I$4]*[.$R$1])/(MIN(1;MAX(0;(21-([.$B8]-[.I$5])/20)))*[.$A8]);&quot;Kill/Die&quot;;([.$E8]/(MIN(1;MAX(0;(21-([.$D8]-[.I$2])/20)))*[.I$3]*[.$R$1]))/(([.I$4]*[.$R$1])/(MIN(1;MAX(0;(21-([.$B8]-[.I$5])/20)))*[.$A8])))" office:value-type="float" office:value="0.132352941176471" calcext:value-type="float">
            <text:p>0.13</text:p>
          </table:table-cell>
          <table:table-cell table:formula="of:=COM.MICROSOFT.SWITCH([.$D$3];&quot;Rounds2Kill&quot;;[.$E8]/(MIN(1;MAX(0;(21-([.$D8]-[.J$2])/20)))*[.J$3]*[.$R$1]);&quot;Rounds2Die&quot;;([.J$4]*[.$R$1])/(MIN(1;MAX(0;(21-([.$B8]-[.J$5])/20)))*[.$A8]);&quot;Kill/Die&quot;;([.$E8]/(MIN(1;MAX(0;(21-([.$D8]-[.J$2])/20)))*[.J$3]*[.$R$1]))/(([.J$4]*[.$R$1])/(MIN(1;MAX(0;(21-([.$B8]-[.J$5])/20)))*[.$A8])))" office:value-type="float" office:value="0.118421052631579" calcext:value-type="float">
            <text:p>0.12</text:p>
          </table:table-cell>
          <table:table-cell table:formula="of:=COM.MICROSOFT.SWITCH([.$D$3];&quot;Rounds2Kill&quot;;[.$E8]/(MIN(1;MAX(0;(21-([.$D8]-[.K$2])/20)))*[.K$3]*[.$R$1]);&quot;Rounds2Die&quot;;([.K$4]*[.$R$1])/(MIN(1;MAX(0;(21-([.$B8]-[.K$5])/20)))*[.$A8]);&quot;Kill/Die&quot;;([.$E8]/(MIN(1;MAX(0;(21-([.$D8]-[.K$2])/20)))*[.K$3]*[.$R$1]))/(([.K$4]*[.$R$1])/(MIN(1;MAX(0;(21-([.$B8]-[.K$5])/20)))*[.$A8])))" office:value-type="float" office:value="0.107142857142857" calcext:value-type="float">
            <text:p>0.11</text:p>
          </table:table-cell>
          <table:table-cell table:formula="of:=COM.MICROSOFT.SWITCH([.$D$3];&quot;Rounds2Kill&quot;;[.$E8]/(MIN(1;MAX(0;(21-([.$D8]-[.L$2])/20)))*[.L$3]*[.$R$1]);&quot;Rounds2Die&quot;;([.L$4]*[.$R$1])/(MIN(1;MAX(0;(21-([.$B8]-[.L$5])/20)))*[.$A8]);&quot;Kill/Die&quot;;([.$E8]/(MIN(1;MAX(0;(21-([.$D8]-[.L$2])/20)))*[.L$3]*[.$R$1]))/(([.L$4]*[.$R$1])/(MIN(1;MAX(0;(21-([.$B8]-[.L$5])/20)))*[.$A8])))" office:value-type="float" office:value="0.09375" calcext:value-type="float">
            <text:p>0.09</text:p>
          </table:table-cell>
          <table:table-cell table:formula="of:=COM.MICROSOFT.SWITCH([.$D$3];&quot;Rounds2Kill&quot;;[.$E8]/(MIN(1;MAX(0;(21-([.$D8]-[.M$2])/20)))*[.M$3]*[.$R$1]);&quot;Rounds2Die&quot;;([.M$4]*[.$R$1])/(MIN(1;MAX(0;(21-([.$B8]-[.M$5])/20)))*[.$A8]);&quot;Kill/Die&quot;;([.$E8]/(MIN(1;MAX(0;(21-([.$D8]-[.M$2])/20)))*[.M$3]*[.$R$1]))/(([.M$4]*[.$R$1])/(MIN(1;MAX(0;(21-([.$B8]-[.M$5])/20)))*[.$A8])))" office:value-type="float" office:value="0.0865384615384615" calcext:value-type="float">
            <text:p>0.09</text:p>
          </table:table-cell>
          <table:table-cell table:formula="of:=COM.MICROSOFT.SWITCH([.$D$3];&quot;Rounds2Kill&quot;;[.$E8]/(MIN(1;MAX(0;(21-([.$D8]-[.N$2])/20)))*[.N$3]*[.$R$1]);&quot;Rounds2Die&quot;;([.N$4]*[.$R$1])/(MIN(1;MAX(0;(21-([.$B8]-[.N$5])/20)))*[.$A8]);&quot;Kill/Die&quot;;([.$E8]/(MIN(1;MAX(0;(21-([.$D8]-[.N$2])/20)))*[.N$3]*[.$R$1]))/(([.N$4]*[.$R$1])/(MIN(1;MAX(0;(21-([.$B8]-[.N$5])/20)))*[.$A8])))" office:value-type="float" office:value="0.0803571428571429" calcext:value-type="float">
            <text:p>0.08</text:p>
          </table:table-cell>
          <table:table-cell table:formula="of:=COM.MICROSOFT.SWITCH([.$D$3];&quot;Rounds2Kill&quot;;[.$E8]/(MIN(1;MAX(0;(21-([.$D8]-[.O$2])/20)))*[.O$3]*[.$R$1]);&quot;Rounds2Die&quot;;([.O$4]*[.$R$1])/(MIN(1;MAX(0;(21-([.$B8]-[.O$5])/20)))*[.$A8]);&quot;Kill/Die&quot;;([.$E8]/(MIN(1;MAX(0;(21-([.$D8]-[.O$2])/20)))*[.O$3]*[.$R$1]))/(([.O$4]*[.$R$1])/(MIN(1;MAX(0;(21-([.$B8]-[.O$5])/20)))*[.$A8])))" office:value-type="float" office:value="0.0740740740740741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table:formula="of:=COM.MICROSOFT.SWITCH([.$D$3];&quot;Rounds2Kill&quot;;[.$E9]/(MIN(1;MAX(0;(21-([.$D9]-[.F$2])/20)))*[.F$3]*[.$R$1]);&quot;Rounds2Die&quot;;([.F$4]*[.$R$1])/(MIN(1;MAX(0;(21-([.$B9]-[.F$5])/20)))*[.$A9]);&quot;Kill/Die&quot;;([.$E9]/(MIN(1;MAX(0;(21-([.$D9]-[.F$2])/20)))*[.F$3]*[.$R$1]))/(([.F$4]*[.$R$1])/(MIN(1;MAX(0;(21-([.$B9]-[.F$5])/20)))*[.$A9])))" office:value-type="float" office:value="0.333333333333333" calcext:value-type="float">
            <text:p>0.33</text:p>
          </table:table-cell>
          <table:table-cell table:formula="of:=COM.MICROSOFT.SWITCH([.$D$3];&quot;Rounds2Kill&quot;;[.$E9]/(MIN(1;MAX(0;(21-([.$D9]-[.G$2])/20)))*[.G$3]*[.$R$1]);&quot;Rounds2Die&quot;;([.G$4]*[.$R$1])/(MIN(1;MAX(0;(21-([.$B9]-[.G$5])/20)))*[.$A9]);&quot;Kill/Die&quot;;([.$E9]/(MIN(1;MAX(0;(21-([.$D9]-[.G$2])/20)))*[.G$3]*[.$R$1]))/(([.G$4]*[.$R$1])/(MIN(1;MAX(0;(21-([.$B9]-[.G$5])/20)))*[.$A9])))" office:value-type="float" office:value="0.28125" calcext:value-type="float">
            <text:p>0.28</text:p>
          </table:table-cell>
          <table:table-cell table:formula="of:=COM.MICROSOFT.SWITCH([.$D$3];&quot;Rounds2Kill&quot;;[.$E9]/(MIN(1;MAX(0;(21-([.$D9]-[.H$2])/20)))*[.H$3]*[.$R$1]);&quot;Rounds2Die&quot;;([.H$4]*[.$R$1])/(MIN(1;MAX(0;(21-([.$B9]-[.H$5])/20)))*[.$A9]);&quot;Kill/Die&quot;;([.$E9]/(MIN(1;MAX(0;(21-([.$D9]-[.H$2])/20)))*[.H$3]*[.$R$1]))/(([.H$4]*[.$R$1])/(MIN(1;MAX(0;(21-([.$B9]-[.H$5])/20)))*[.$A9])))" office:value-type="float" office:value="0.225" calcext:value-type="float">
            <text:p>0.23</text:p>
          </table:table-cell>
          <table:table-cell table:formula="of:=COM.MICROSOFT.SWITCH([.$D$3];&quot;Rounds2Kill&quot;;[.$E9]/(MIN(1;MAX(0;(21-([.$D9]-[.I$2])/20)))*[.I$3]*[.$R$1]);&quot;Rounds2Die&quot;;([.I$4]*[.$R$1])/(MIN(1;MAX(0;(21-([.$B9]-[.I$5])/20)))*[.$A9]);&quot;Kill/Die&quot;;([.$E9]/(MIN(1;MAX(0;(21-([.$D9]-[.I$2])/20)))*[.I$3]*[.$R$1]))/(([.I$4]*[.$R$1])/(MIN(1;MAX(0;(21-([.$B9]-[.I$5])/20)))*[.$A9])))" office:value-type="float" office:value="0.198529411764706" calcext:value-type="float">
            <text:p>0.20</text:p>
          </table:table-cell>
          <table:table-cell table:formula="of:=COM.MICROSOFT.SWITCH([.$D$3];&quot;Rounds2Kill&quot;;[.$E9]/(MIN(1;MAX(0;(21-([.$D9]-[.J$2])/20)))*[.J$3]*[.$R$1]);&quot;Rounds2Die&quot;;([.J$4]*[.$R$1])/(MIN(1;MAX(0;(21-([.$B9]-[.J$5])/20)))*[.$A9]);&quot;Kill/Die&quot;;([.$E9]/(MIN(1;MAX(0;(21-([.$D9]-[.J$2])/20)))*[.J$3]*[.$R$1]))/(([.J$4]*[.$R$1])/(MIN(1;MAX(0;(21-([.$B9]-[.J$5])/20)))*[.$A9])))" office:value-type="float" office:value="0.177631578947368" calcext:value-type="float">
            <text:p>0.18</text:p>
          </table:table-cell>
          <table:table-cell table:formula="of:=COM.MICROSOFT.SWITCH([.$D$3];&quot;Rounds2Kill&quot;;[.$E9]/(MIN(1;MAX(0;(21-([.$D9]-[.K$2])/20)))*[.K$3]*[.$R$1]);&quot;Rounds2Die&quot;;([.K$4]*[.$R$1])/(MIN(1;MAX(0;(21-([.$B9]-[.K$5])/20)))*[.$A9]);&quot;Kill/Die&quot;;([.$E9]/(MIN(1;MAX(0;(21-([.$D9]-[.K$2])/20)))*[.K$3]*[.$R$1]))/(([.K$4]*[.$R$1])/(MIN(1;MAX(0;(21-([.$B9]-[.K$5])/20)))*[.$A9])))" office:value-type="float" office:value="0.160714285714286" calcext:value-type="float">
            <text:p>0.16</text:p>
          </table:table-cell>
          <table:table-cell table:formula="of:=COM.MICROSOFT.SWITCH([.$D$3];&quot;Rounds2Kill&quot;;[.$E9]/(MIN(1;MAX(0;(21-([.$D9]-[.L$2])/20)))*[.L$3]*[.$R$1]);&quot;Rounds2Die&quot;;([.L$4]*[.$R$1])/(MIN(1;MAX(0;(21-([.$B9]-[.L$5])/20)))*[.$A9]);&quot;Kill/Die&quot;;([.$E9]/(MIN(1;MAX(0;(21-([.$D9]-[.L$2])/20)))*[.L$3]*[.$R$1]))/(([.L$4]*[.$R$1])/(MIN(1;MAX(0;(21-([.$B9]-[.L$5])/20)))*[.$A9])))" office:value-type="float" office:value="0.140625" calcext:value-type="float">
            <text:p>0.14</text:p>
          </table:table-cell>
          <table:table-cell table:formula="of:=COM.MICROSOFT.SWITCH([.$D$3];&quot;Rounds2Kill&quot;;[.$E9]/(MIN(1;MAX(0;(21-([.$D9]-[.M$2])/20)))*[.M$3]*[.$R$1]);&quot;Rounds2Die&quot;;([.M$4]*[.$R$1])/(MIN(1;MAX(0;(21-([.$B9]-[.M$5])/20)))*[.$A9]);&quot;Kill/Die&quot;;([.$E9]/(MIN(1;MAX(0;(21-([.$D9]-[.M$2])/20)))*[.M$3]*[.$R$1]))/(([.M$4]*[.$R$1])/(MIN(1;MAX(0;(21-([.$B9]-[.M$5])/20)))*[.$A9])))" office:value-type="float" office:value="0.129807692307692" calcext:value-type="float">
            <text:p>0.13</text:p>
          </table:table-cell>
          <table:table-cell table:formula="of:=COM.MICROSOFT.SWITCH([.$D$3];&quot;Rounds2Kill&quot;;[.$E9]/(MIN(1;MAX(0;(21-([.$D9]-[.N$2])/20)))*[.N$3]*[.$R$1]);&quot;Rounds2Die&quot;;([.N$4]*[.$R$1])/(MIN(1;MAX(0;(21-([.$B9]-[.N$5])/20)))*[.$A9]);&quot;Kill/Die&quot;;([.$E9]/(MIN(1;MAX(0;(21-([.$D9]-[.N$2])/20)))*[.N$3]*[.$R$1]))/(([.N$4]*[.$R$1])/(MIN(1;MAX(0;(21-([.$B9]-[.N$5])/20)))*[.$A9])))" office:value-type="float" office:value="0.120535714285714" calcext:value-type="float">
            <text:p>0.12</text:p>
          </table:table-cell>
          <table:table-cell table:formula="of:=COM.MICROSOFT.SWITCH([.$D$3];&quot;Rounds2Kill&quot;;[.$E9]/(MIN(1;MAX(0;(21-([.$D9]-[.O$2])/20)))*[.O$3]*[.$R$1]);&quot;Rounds2Die&quot;;([.O$4]*[.$R$1])/(MIN(1;MAX(0;(21-([.$B9]-[.O$5])/20)))*[.$A9]);&quot;Kill/Die&quot;;([.$E9]/(MIN(1;MAX(0;(21-([.$D9]-[.O$2])/20)))*[.O$3]*[.$R$1]))/(([.O$4]*[.$R$1])/(MIN(1;MAX(0;(21-([.$B9]-[.O$5])/20)))*[.$A9])))" office:value-type="float" office:value="0.1111111111111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COM.MICROSOFT.SWITCH([.$D$3];&quot;Rounds2Kill&quot;;[.$E10]/(MIN(1;MAX(0;(21-([.$D10]-[.F$2])/20)))*[.F$3]*[.$R$1]);&quot;Rounds2Die&quot;;([.F$4]*[.$R$1])/(MIN(1;MAX(0;(21-([.$B10]-[.F$5])/20)))*[.$A10]);&quot;Kill/Die&quot;;([.$E10]/(MIN(1;MAX(0;(21-([.$D10]-[.F$2])/20)))*[.F$3]*[.$R$1]))/(([.F$4]*[.$R$1])/(MIN(1;MAX(0;(21-([.$B10]-[.F$5])/20)))*[.$A10])))" office:value-type="float" office:value="0.444444444444444" calcext:value-type="float">
            <text:p>0.44</text:p>
          </table:table-cell>
          <table:table-cell table:formula="of:=COM.MICROSOFT.SWITCH([.$D$3];&quot;Rounds2Kill&quot;;[.$E10]/(MIN(1;MAX(0;(21-([.$D10]-[.G$2])/20)))*[.G$3]*[.$R$1]);&quot;Rounds2Die&quot;;([.G$4]*[.$R$1])/(MIN(1;MAX(0;(21-([.$B10]-[.G$5])/20)))*[.$A10]);&quot;Kill/Die&quot;;([.$E10]/(MIN(1;MAX(0;(21-([.$D10]-[.G$2])/20)))*[.G$3]*[.$R$1]))/(([.G$4]*[.$R$1])/(MIN(1;MAX(0;(21-([.$B10]-[.G$5])/20)))*[.$A10])))" office:value-type="float" office:value="0.375" calcext:value-type="float">
            <text:p>0.38</text:p>
          </table:table-cell>
          <table:table-cell table:formula="of:=COM.MICROSOFT.SWITCH([.$D$3];&quot;Rounds2Kill&quot;;[.$E10]/(MIN(1;MAX(0;(21-([.$D10]-[.H$2])/20)))*[.H$3]*[.$R$1]);&quot;Rounds2Die&quot;;([.H$4]*[.$R$1])/(MIN(1;MAX(0;(21-([.$B10]-[.H$5])/20)))*[.$A10]);&quot;Kill/Die&quot;;([.$E10]/(MIN(1;MAX(0;(21-([.$D10]-[.H$2])/20)))*[.H$3]*[.$R$1]))/(([.H$4]*[.$R$1])/(MIN(1;MAX(0;(21-([.$B10]-[.H$5])/20)))*[.$A10])))" office:value-type="float" office:value="0.3" calcext:value-type="float">
            <text:p>0.30</text:p>
          </table:table-cell>
          <table:table-cell table:formula="of:=COM.MICROSOFT.SWITCH([.$D$3];&quot;Rounds2Kill&quot;;[.$E10]/(MIN(1;MAX(0;(21-([.$D10]-[.I$2])/20)))*[.I$3]*[.$R$1]);&quot;Rounds2Die&quot;;([.I$4]*[.$R$1])/(MIN(1;MAX(0;(21-([.$B10]-[.I$5])/20)))*[.$A10]);&quot;Kill/Die&quot;;([.$E10]/(MIN(1;MAX(0;(21-([.$D10]-[.I$2])/20)))*[.I$3]*[.$R$1]))/(([.I$4]*[.$R$1])/(MIN(1;MAX(0;(21-([.$B10]-[.I$5])/20)))*[.$A10])))" office:value-type="float" office:value="0.264705882352941" calcext:value-type="float">
            <text:p>0.26</text:p>
          </table:table-cell>
          <table:table-cell table:formula="of:=COM.MICROSOFT.SWITCH([.$D$3];&quot;Rounds2Kill&quot;;[.$E10]/(MIN(1;MAX(0;(21-([.$D10]-[.J$2])/20)))*[.J$3]*[.$R$1]);&quot;Rounds2Die&quot;;([.J$4]*[.$R$1])/(MIN(1;MAX(0;(21-([.$B10]-[.J$5])/20)))*[.$A10]);&quot;Kill/Die&quot;;([.$E10]/(MIN(1;MAX(0;(21-([.$D10]-[.J$2])/20)))*[.J$3]*[.$R$1]))/(([.J$4]*[.$R$1])/(MIN(1;MAX(0;(21-([.$B10]-[.J$5])/20)))*[.$A10])))" office:value-type="float" office:value="0.236842105263158" calcext:value-type="float">
            <text:p>0.24</text:p>
          </table:table-cell>
          <table:table-cell table:formula="of:=COM.MICROSOFT.SWITCH([.$D$3];&quot;Rounds2Kill&quot;;[.$E10]/(MIN(1;MAX(0;(21-([.$D10]-[.K$2])/20)))*[.K$3]*[.$R$1]);&quot;Rounds2Die&quot;;([.K$4]*[.$R$1])/(MIN(1;MAX(0;(21-([.$B10]-[.K$5])/20)))*[.$A10]);&quot;Kill/Die&quot;;([.$E10]/(MIN(1;MAX(0;(21-([.$D10]-[.K$2])/20)))*[.K$3]*[.$R$1]))/(([.K$4]*[.$R$1])/(MIN(1;MAX(0;(21-([.$B10]-[.K$5])/20)))*[.$A10])))" office:value-type="float" office:value="0.214285714285714" calcext:value-type="float">
            <text:p>0.21</text:p>
          </table:table-cell>
          <table:table-cell table:formula="of:=COM.MICROSOFT.SWITCH([.$D$3];&quot;Rounds2Kill&quot;;[.$E10]/(MIN(1;MAX(0;(21-([.$D10]-[.L$2])/20)))*[.L$3]*[.$R$1]);&quot;Rounds2Die&quot;;([.L$4]*[.$R$1])/(MIN(1;MAX(0;(21-([.$B10]-[.L$5])/20)))*[.$A10]);&quot;Kill/Die&quot;;([.$E10]/(MIN(1;MAX(0;(21-([.$D10]-[.L$2])/20)))*[.L$3]*[.$R$1]))/(([.L$4]*[.$R$1])/(MIN(1;MAX(0;(21-([.$B10]-[.L$5])/20)))*[.$A10])))" office:value-type="float" office:value="0.1875" calcext:value-type="float">
            <text:p>0.19</text:p>
          </table:table-cell>
          <table:table-cell table:formula="of:=COM.MICROSOFT.SWITCH([.$D$3];&quot;Rounds2Kill&quot;;[.$E10]/(MIN(1;MAX(0;(21-([.$D10]-[.M$2])/20)))*[.M$3]*[.$R$1]);&quot;Rounds2Die&quot;;([.M$4]*[.$R$1])/(MIN(1;MAX(0;(21-([.$B10]-[.M$5])/20)))*[.$A10]);&quot;Kill/Die&quot;;([.$E10]/(MIN(1;MAX(0;(21-([.$D10]-[.M$2])/20)))*[.M$3]*[.$R$1]))/(([.M$4]*[.$R$1])/(MIN(1;MAX(0;(21-([.$B10]-[.M$5])/20)))*[.$A10])))" office:value-type="float" office:value="0.173076923076923" calcext:value-type="float">
            <text:p>0.17</text:p>
          </table:table-cell>
          <table:table-cell table:formula="of:=COM.MICROSOFT.SWITCH([.$D$3];&quot;Rounds2Kill&quot;;[.$E10]/(MIN(1;MAX(0;(21-([.$D10]-[.N$2])/20)))*[.N$3]*[.$R$1]);&quot;Rounds2Die&quot;;([.N$4]*[.$R$1])/(MIN(1;MAX(0;(21-([.$B10]-[.N$5])/20)))*[.$A10]);&quot;Kill/Die&quot;;([.$E10]/(MIN(1;MAX(0;(21-([.$D10]-[.N$2])/20)))*[.N$3]*[.$R$1]))/(([.N$4]*[.$R$1])/(MIN(1;MAX(0;(21-([.$B10]-[.N$5])/20)))*[.$A10])))" office:value-type="float" office:value="0.160714285714286" calcext:value-type="float">
            <text:p>0.16</text:p>
          </table:table-cell>
          <table:table-cell table:formula="of:=COM.MICROSOFT.SWITCH([.$D$3];&quot;Rounds2Kill&quot;;[.$E10]/(MIN(1;MAX(0;(21-([.$D10]-[.O$2])/20)))*[.O$3]*[.$R$1]);&quot;Rounds2Die&quot;;([.O$4]*[.$R$1])/(MIN(1;MAX(0;(21-([.$B10]-[.O$5])/20)))*[.$A10]);&quot;Kill/Die&quot;;([.$E10]/(MIN(1;MAX(0;(21-([.$D10]-[.O$2])/20)))*[.O$3]*[.$R$1]))/(([.O$4]*[.$R$1])/(MIN(1;MAX(0;(21-([.$B10]-[.O$5])/20)))*[.$A10])))" office:value-type="float" office:value="0.148148148148148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5" calcext:value-type="float">
            <text:p>22.5</text:p>
          </table:table-cell>
          <table:table-cell table:formula="of:=COM.MICROSOFT.SWITCH([.$D$3];&quot;Rounds2Kill&quot;;[.$E11]/(MIN(1;MAX(0;(21-([.$D11]-[.F$2])/20)))*[.F$3]*[.$R$1]);&quot;Rounds2Die&quot;;([.F$4]*[.$R$1])/(MIN(1;MAX(0;(21-([.$B11]-[.F$5])/20)))*[.$A11]);&quot;Kill/Die&quot;;([.$E11]/(MIN(1;MAX(0;(21-([.$D11]-[.F$2])/20)))*[.F$3]*[.$R$1]))/(([.F$4]*[.$R$1])/(MIN(1;MAX(0;(21-([.$B11]-[.F$5])/20)))*[.$A11])))" office:value-type="float" office:value="0.555555555555556" calcext:value-type="float">
            <text:p>0.56</text:p>
          </table:table-cell>
          <table:table-cell table:formula="of:=COM.MICROSOFT.SWITCH([.$D$3];&quot;Rounds2Kill&quot;;[.$E11]/(MIN(1;MAX(0;(21-([.$D11]-[.G$2])/20)))*[.G$3]*[.$R$1]);&quot;Rounds2Die&quot;;([.G$4]*[.$R$1])/(MIN(1;MAX(0;(21-([.$B11]-[.G$5])/20)))*[.$A11]);&quot;Kill/Die&quot;;([.$E11]/(MIN(1;MAX(0;(21-([.$D11]-[.G$2])/20)))*[.G$3]*[.$R$1]))/(([.G$4]*[.$R$1])/(MIN(1;MAX(0;(21-([.$B11]-[.G$5])/20)))*[.$A11])))" office:value-type="float" office:value="0.46875" calcext:value-type="float">
            <text:p>0.47</text:p>
          </table:table-cell>
          <table:table-cell table:formula="of:=COM.MICROSOFT.SWITCH([.$D$3];&quot;Rounds2Kill&quot;;[.$E11]/(MIN(1;MAX(0;(21-([.$D11]-[.H$2])/20)))*[.H$3]*[.$R$1]);&quot;Rounds2Die&quot;;([.H$4]*[.$R$1])/(MIN(1;MAX(0;(21-([.$B11]-[.H$5])/20)))*[.$A11]);&quot;Kill/Die&quot;;([.$E11]/(MIN(1;MAX(0;(21-([.$D11]-[.H$2])/20)))*[.H$3]*[.$R$1]))/(([.H$4]*[.$R$1])/(MIN(1;MAX(0;(21-([.$B11]-[.H$5])/20)))*[.$A11])))" office:value-type="float" office:value="0.375" calcext:value-type="float">
            <text:p>0.38</text:p>
          </table:table-cell>
          <table:table-cell table:formula="of:=COM.MICROSOFT.SWITCH([.$D$3];&quot;Rounds2Kill&quot;;[.$E11]/(MIN(1;MAX(0;(21-([.$D11]-[.I$2])/20)))*[.I$3]*[.$R$1]);&quot;Rounds2Die&quot;;([.I$4]*[.$R$1])/(MIN(1;MAX(0;(21-([.$B11]-[.I$5])/20)))*[.$A11]);&quot;Kill/Die&quot;;([.$E11]/(MIN(1;MAX(0;(21-([.$D11]-[.I$2])/20)))*[.I$3]*[.$R$1]))/(([.I$4]*[.$R$1])/(MIN(1;MAX(0;(21-([.$B11]-[.I$5])/20)))*[.$A11])))" office:value-type="float" office:value="0.330882352941176" calcext:value-type="float">
            <text:p>0.33</text:p>
          </table:table-cell>
          <table:table-cell table:formula="of:=COM.MICROSOFT.SWITCH([.$D$3];&quot;Rounds2Kill&quot;;[.$E11]/(MIN(1;MAX(0;(21-([.$D11]-[.J$2])/20)))*[.J$3]*[.$R$1]);&quot;Rounds2Die&quot;;([.J$4]*[.$R$1])/(MIN(1;MAX(0;(21-([.$B11]-[.J$5])/20)))*[.$A11]);&quot;Kill/Die&quot;;([.$E11]/(MIN(1;MAX(0;(21-([.$D11]-[.J$2])/20)))*[.J$3]*[.$R$1]))/(([.J$4]*[.$R$1])/(MIN(1;MAX(0;(21-([.$B11]-[.J$5])/20)))*[.$A11])))" office:value-type="float" office:value="0.296052631578947" calcext:value-type="float">
            <text:p>0.30</text:p>
          </table:table-cell>
          <table:table-cell table:formula="of:=COM.MICROSOFT.SWITCH([.$D$3];&quot;Rounds2Kill&quot;;[.$E11]/(MIN(1;MAX(0;(21-([.$D11]-[.K$2])/20)))*[.K$3]*[.$R$1]);&quot;Rounds2Die&quot;;([.K$4]*[.$R$1])/(MIN(1;MAX(0;(21-([.$B11]-[.K$5])/20)))*[.$A11]);&quot;Kill/Die&quot;;([.$E11]/(MIN(1;MAX(0;(21-([.$D11]-[.K$2])/20)))*[.K$3]*[.$R$1]))/(([.K$4]*[.$R$1])/(MIN(1;MAX(0;(21-([.$B11]-[.K$5])/20)))*[.$A11])))" office:value-type="float" office:value="0.267857142857143" calcext:value-type="float">
            <text:p>0.27</text:p>
          </table:table-cell>
          <table:table-cell table:formula="of:=COM.MICROSOFT.SWITCH([.$D$3];&quot;Rounds2Kill&quot;;[.$E11]/(MIN(1;MAX(0;(21-([.$D11]-[.L$2])/20)))*[.L$3]*[.$R$1]);&quot;Rounds2Die&quot;;([.L$4]*[.$R$1])/(MIN(1;MAX(0;(21-([.$B11]-[.L$5])/20)))*[.$A11]);&quot;Kill/Die&quot;;([.$E11]/(MIN(1;MAX(0;(21-([.$D11]-[.L$2])/20)))*[.L$3]*[.$R$1]))/(([.L$4]*[.$R$1])/(MIN(1;MAX(0;(21-([.$B11]-[.L$5])/20)))*[.$A11])))" office:value-type="float" office:value="0.234375" calcext:value-type="float">
            <text:p>0.23</text:p>
          </table:table-cell>
          <table:table-cell table:formula="of:=COM.MICROSOFT.SWITCH([.$D$3];&quot;Rounds2Kill&quot;;[.$E11]/(MIN(1;MAX(0;(21-([.$D11]-[.M$2])/20)))*[.M$3]*[.$R$1]);&quot;Rounds2Die&quot;;([.M$4]*[.$R$1])/(MIN(1;MAX(0;(21-([.$B11]-[.M$5])/20)))*[.$A11]);&quot;Kill/Die&quot;;([.$E11]/(MIN(1;MAX(0;(21-([.$D11]-[.M$2])/20)))*[.M$3]*[.$R$1]))/(([.M$4]*[.$R$1])/(MIN(1;MAX(0;(21-([.$B11]-[.M$5])/20)))*[.$A11])))" office:value-type="float" office:value="0.216346153846154" calcext:value-type="float">
            <text:p>0.22</text:p>
          </table:table-cell>
          <table:table-cell table:formula="of:=COM.MICROSOFT.SWITCH([.$D$3];&quot;Rounds2Kill&quot;;[.$E11]/(MIN(1;MAX(0;(21-([.$D11]-[.N$2])/20)))*[.N$3]*[.$R$1]);&quot;Rounds2Die&quot;;([.N$4]*[.$R$1])/(MIN(1;MAX(0;(21-([.$B11]-[.N$5])/20)))*[.$A11]);&quot;Kill/Die&quot;;([.$E11]/(MIN(1;MAX(0;(21-([.$D11]-[.N$2])/20)))*[.N$3]*[.$R$1]))/(([.N$4]*[.$R$1])/(MIN(1;MAX(0;(21-([.$B11]-[.N$5])/20)))*[.$A11])))" office:value-type="float" office:value="0.200892857142857" calcext:value-type="float">
            <text:p>0.20</text:p>
          </table:table-cell>
          <table:table-cell table:formula="of:=COM.MICROSOFT.SWITCH([.$D$3];&quot;Rounds2Kill&quot;;[.$E11]/(MIN(1;MAX(0;(21-([.$D11]-[.O$2])/20)))*[.O$3]*[.$R$1]);&quot;Rounds2Die&quot;;([.O$4]*[.$R$1])/(MIN(1;MAX(0;(21-([.$B11]-[.O$5])/20)))*[.$A11]);&quot;Kill/Die&quot;;([.$E11]/(MIN(1;MAX(0;(21-([.$D11]-[.O$2])/20)))*[.O$3]*[.$R$1]))/(([.O$4]*[.$R$1])/(MIN(1;MAX(0;(21-([.$B11]-[.O$5])/20)))*[.$A11])))" office:value-type="float" office:value="0.185185185185185" calcext:value-type="float">
            <text:p>0.1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COM.MICROSOFT.SWITCH([.$D$3];&quot;Rounds2Kill&quot;;[.$E12]/(MIN(1;MAX(0;(21-([.$D12]-[.F$2])/20)))*[.F$3]*[.$R$1]);&quot;Rounds2Die&quot;;([.F$4]*[.$R$1])/(MIN(1;MAX(0;(21-([.$B12]-[.F$5])/20)))*[.$A12]);&quot;Kill/Die&quot;;([.$E12]/(MIN(1;MAX(0;(21-([.$D12]-[.F$2])/20)))*[.F$3]*[.$R$1]))/(([.F$4]*[.$R$1])/(MIN(1;MAX(0;(21-([.$B12]-[.F$5])/20)))*[.$A12])))" office:value-type="float" office:value="0.666666666666667" calcext:value-type="float">
            <text:p>0.67</text:p>
          </table:table-cell>
          <table:table-cell table:formula="of:=COM.MICROSOFT.SWITCH([.$D$3];&quot;Rounds2Kill&quot;;[.$E12]/(MIN(1;MAX(0;(21-([.$D12]-[.G$2])/20)))*[.G$3]*[.$R$1]);&quot;Rounds2Die&quot;;([.G$4]*[.$R$1])/(MIN(1;MAX(0;(21-([.$B12]-[.G$5])/20)))*[.$A12]);&quot;Kill/Die&quot;;([.$E12]/(MIN(1;MAX(0;(21-([.$D12]-[.G$2])/20)))*[.G$3]*[.$R$1]))/(([.G$4]*[.$R$1])/(MIN(1;MAX(0;(21-([.$B12]-[.G$5])/20)))*[.$A12])))" office:value-type="float" office:value="0.5625" calcext:value-type="float">
            <text:p>0.56</text:p>
          </table:table-cell>
          <table:table-cell table:formula="of:=COM.MICROSOFT.SWITCH([.$D$3];&quot;Rounds2Kill&quot;;[.$E12]/(MIN(1;MAX(0;(21-([.$D12]-[.H$2])/20)))*[.H$3]*[.$R$1]);&quot;Rounds2Die&quot;;([.H$4]*[.$R$1])/(MIN(1;MAX(0;(21-([.$B12]-[.H$5])/20)))*[.$A12]);&quot;Kill/Die&quot;;([.$E12]/(MIN(1;MAX(0;(21-([.$D12]-[.H$2])/20)))*[.H$3]*[.$R$1]))/(([.H$4]*[.$R$1])/(MIN(1;MAX(0;(21-([.$B12]-[.H$5])/20)))*[.$A12])))" office:value-type="float" office:value="0.45" calcext:value-type="float">
            <text:p>0.45</text:p>
          </table:table-cell>
          <table:table-cell table:formula="of:=COM.MICROSOFT.SWITCH([.$D$3];&quot;Rounds2Kill&quot;;[.$E12]/(MIN(1;MAX(0;(21-([.$D12]-[.I$2])/20)))*[.I$3]*[.$R$1]);&quot;Rounds2Die&quot;;([.I$4]*[.$R$1])/(MIN(1;MAX(0;(21-([.$B12]-[.I$5])/20)))*[.$A12]);&quot;Kill/Die&quot;;([.$E12]/(MIN(1;MAX(0;(21-([.$D12]-[.I$2])/20)))*[.I$3]*[.$R$1]))/(([.I$4]*[.$R$1])/(MIN(1;MAX(0;(21-([.$B12]-[.I$5])/20)))*[.$A12])))" office:value-type="float" office:value="0.397058823529412" calcext:value-type="float">
            <text:p>0.40</text:p>
          </table:table-cell>
          <table:table-cell table:formula="of:=COM.MICROSOFT.SWITCH([.$D$3];&quot;Rounds2Kill&quot;;[.$E12]/(MIN(1;MAX(0;(21-([.$D12]-[.J$2])/20)))*[.J$3]*[.$R$1]);&quot;Rounds2Die&quot;;([.J$4]*[.$R$1])/(MIN(1;MAX(0;(21-([.$B12]-[.J$5])/20)))*[.$A12]);&quot;Kill/Die&quot;;([.$E12]/(MIN(1;MAX(0;(21-([.$D12]-[.J$2])/20)))*[.J$3]*[.$R$1]))/(([.J$4]*[.$R$1])/(MIN(1;MAX(0;(21-([.$B12]-[.J$5])/20)))*[.$A12])))" office:value-type="float" office:value="0.355263157894737" calcext:value-type="float">
            <text:p>0.36</text:p>
          </table:table-cell>
          <table:table-cell table:formula="of:=COM.MICROSOFT.SWITCH([.$D$3];&quot;Rounds2Kill&quot;;[.$E12]/(MIN(1;MAX(0;(21-([.$D12]-[.K$2])/20)))*[.K$3]*[.$R$1]);&quot;Rounds2Die&quot;;([.K$4]*[.$R$1])/(MIN(1;MAX(0;(21-([.$B12]-[.K$5])/20)))*[.$A12]);&quot;Kill/Die&quot;;([.$E12]/(MIN(1;MAX(0;(21-([.$D12]-[.K$2])/20)))*[.K$3]*[.$R$1]))/(([.K$4]*[.$R$1])/(MIN(1;MAX(0;(21-([.$B12]-[.K$5])/20)))*[.$A12])))" office:value-type="float" office:value="0.321428571428571" calcext:value-type="float">
            <text:p>0.32</text:p>
          </table:table-cell>
          <table:table-cell table:formula="of:=COM.MICROSOFT.SWITCH([.$D$3];&quot;Rounds2Kill&quot;;[.$E12]/(MIN(1;MAX(0;(21-([.$D12]-[.L$2])/20)))*[.L$3]*[.$R$1]);&quot;Rounds2Die&quot;;([.L$4]*[.$R$1])/(MIN(1;MAX(0;(21-([.$B12]-[.L$5])/20)))*[.$A12]);&quot;Kill/Die&quot;;([.$E12]/(MIN(1;MAX(0;(21-([.$D12]-[.L$2])/20)))*[.L$3]*[.$R$1]))/(([.L$4]*[.$R$1])/(MIN(1;MAX(0;(21-([.$B12]-[.L$5])/20)))*[.$A12])))" office:value-type="float" office:value="0.28125" calcext:value-type="float">
            <text:p>0.28</text:p>
          </table:table-cell>
          <table:table-cell table:formula="of:=COM.MICROSOFT.SWITCH([.$D$3];&quot;Rounds2Kill&quot;;[.$E12]/(MIN(1;MAX(0;(21-([.$D12]-[.M$2])/20)))*[.M$3]*[.$R$1]);&quot;Rounds2Die&quot;;([.M$4]*[.$R$1])/(MIN(1;MAX(0;(21-([.$B12]-[.M$5])/20)))*[.$A12]);&quot;Kill/Die&quot;;([.$E12]/(MIN(1;MAX(0;(21-([.$D12]-[.M$2])/20)))*[.M$3]*[.$R$1]))/(([.M$4]*[.$R$1])/(MIN(1;MAX(0;(21-([.$B12]-[.M$5])/20)))*[.$A12])))" office:value-type="float" office:value="0.259615384615385" calcext:value-type="float">
            <text:p>0.26</text:p>
          </table:table-cell>
          <table:table-cell table:formula="of:=COM.MICROSOFT.SWITCH([.$D$3];&quot;Rounds2Kill&quot;;[.$E12]/(MIN(1;MAX(0;(21-([.$D12]-[.N$2])/20)))*[.N$3]*[.$R$1]);&quot;Rounds2Die&quot;;([.N$4]*[.$R$1])/(MIN(1;MAX(0;(21-([.$B12]-[.N$5])/20)))*[.$A12]);&quot;Kill/Die&quot;;([.$E12]/(MIN(1;MAX(0;(21-([.$D12]-[.N$2])/20)))*[.N$3]*[.$R$1]))/(([.N$4]*[.$R$1])/(MIN(1;MAX(0;(21-([.$B12]-[.N$5])/20)))*[.$A12])))" office:value-type="float" office:value="0.241071428571429" calcext:value-type="float">
            <text:p>0.24</text:p>
          </table:table-cell>
          <table:table-cell table:formula="of:=COM.MICROSOFT.SWITCH([.$D$3];&quot;Rounds2Kill&quot;;[.$E12]/(MIN(1;MAX(0;(21-([.$D12]-[.O$2])/20)))*[.O$3]*[.$R$1]);&quot;Rounds2Die&quot;;([.O$4]*[.$R$1])/(MIN(1;MAX(0;(21-([.$B12]-[.O$5])/20)))*[.$A12]);&quot;Kill/Die&quot;;([.$E12]/(MIN(1;MAX(0;(21-([.$D12]-[.O$2])/20)))*[.O$3]*[.$R$1]))/(([.O$4]*[.$R$1])/(MIN(1;MAX(0;(21-([.$B12]-[.O$5])/20)))*[.$A12])))" office:value-type="float" office:value="0.2222222222222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.5" calcext:value-type="float">
            <text:p>31.5</text:p>
          </table:table-cell>
          <table:table-cell table:formula="of:=COM.MICROSOFT.SWITCH([.$D$3];&quot;Rounds2Kill&quot;;[.$E13]/(MIN(1;MAX(0;(21-([.$D13]-[.F$2])/20)))*[.F$3]*[.$R$1]);&quot;Rounds2Die&quot;;([.F$4]*[.$R$1])/(MIN(1;MAX(0;(21-([.$B13]-[.F$5])/20)))*[.$A13]);&quot;Kill/Die&quot;;([.$E13]/(MIN(1;MAX(0;(21-([.$D13]-[.F$2])/20)))*[.F$3]*[.$R$1]))/(([.F$4]*[.$R$1])/(MIN(1;MAX(0;(21-([.$B13]-[.F$5])/20)))*[.$A13])))" office:value-type="float" office:value="0.777777777777778" calcext:value-type="float">
            <text:p>0.78</text:p>
          </table:table-cell>
          <table:table-cell table:formula="of:=COM.MICROSOFT.SWITCH([.$D$3];&quot;Rounds2Kill&quot;;[.$E13]/(MIN(1;MAX(0;(21-([.$D13]-[.G$2])/20)))*[.G$3]*[.$R$1]);&quot;Rounds2Die&quot;;([.G$4]*[.$R$1])/(MIN(1;MAX(0;(21-([.$B13]-[.G$5])/20)))*[.$A13]);&quot;Kill/Die&quot;;([.$E13]/(MIN(1;MAX(0;(21-([.$D13]-[.G$2])/20)))*[.G$3]*[.$R$1]))/(([.G$4]*[.$R$1])/(MIN(1;MAX(0;(21-([.$B13]-[.G$5])/20)))*[.$A13])))" office:value-type="float" office:value="0.65625" calcext:value-type="float">
            <text:p>0.66</text:p>
          </table:table-cell>
          <table:table-cell table:formula="of:=COM.MICROSOFT.SWITCH([.$D$3];&quot;Rounds2Kill&quot;;[.$E13]/(MIN(1;MAX(0;(21-([.$D13]-[.H$2])/20)))*[.H$3]*[.$R$1]);&quot;Rounds2Die&quot;;([.H$4]*[.$R$1])/(MIN(1;MAX(0;(21-([.$B13]-[.H$5])/20)))*[.$A13]);&quot;Kill/Die&quot;;([.$E13]/(MIN(1;MAX(0;(21-([.$D13]-[.H$2])/20)))*[.H$3]*[.$R$1]))/(([.H$4]*[.$R$1])/(MIN(1;MAX(0;(21-([.$B13]-[.H$5])/20)))*[.$A13])))" office:value-type="float" office:value="0.525" calcext:value-type="float">
            <text:p>0.53</text:p>
          </table:table-cell>
          <table:table-cell table:formula="of:=COM.MICROSOFT.SWITCH([.$D$3];&quot;Rounds2Kill&quot;;[.$E13]/(MIN(1;MAX(0;(21-([.$D13]-[.I$2])/20)))*[.I$3]*[.$R$1]);&quot;Rounds2Die&quot;;([.I$4]*[.$R$1])/(MIN(1;MAX(0;(21-([.$B13]-[.I$5])/20)))*[.$A13]);&quot;Kill/Die&quot;;([.$E13]/(MIN(1;MAX(0;(21-([.$D13]-[.I$2])/20)))*[.I$3]*[.$R$1]))/(([.I$4]*[.$R$1])/(MIN(1;MAX(0;(21-([.$B13]-[.I$5])/20)))*[.$A13])))" office:value-type="float" office:value="0.463235294117647" calcext:value-type="float">
            <text:p>0.46</text:p>
          </table:table-cell>
          <table:table-cell table:formula="of:=COM.MICROSOFT.SWITCH([.$D$3];&quot;Rounds2Kill&quot;;[.$E13]/(MIN(1;MAX(0;(21-([.$D13]-[.J$2])/20)))*[.J$3]*[.$R$1]);&quot;Rounds2Die&quot;;([.J$4]*[.$R$1])/(MIN(1;MAX(0;(21-([.$B13]-[.J$5])/20)))*[.$A13]);&quot;Kill/Die&quot;;([.$E13]/(MIN(1;MAX(0;(21-([.$D13]-[.J$2])/20)))*[.J$3]*[.$R$1]))/(([.J$4]*[.$R$1])/(MIN(1;MAX(0;(21-([.$B13]-[.J$5])/20)))*[.$A13])))" office:value-type="float" office:value="0.414473684210526" calcext:value-type="float">
            <text:p>0.41</text:p>
          </table:table-cell>
          <table:table-cell table:formula="of:=COM.MICROSOFT.SWITCH([.$D$3];&quot;Rounds2Kill&quot;;[.$E13]/(MIN(1;MAX(0;(21-([.$D13]-[.K$2])/20)))*[.K$3]*[.$R$1]);&quot;Rounds2Die&quot;;([.K$4]*[.$R$1])/(MIN(1;MAX(0;(21-([.$B13]-[.K$5])/20)))*[.$A13]);&quot;Kill/Die&quot;;([.$E13]/(MIN(1;MAX(0;(21-([.$D13]-[.K$2])/20)))*[.K$3]*[.$R$1]))/(([.K$4]*[.$R$1])/(MIN(1;MAX(0;(21-([.$B13]-[.K$5])/20)))*[.$A13])))" office:value-type="float" office:value="0.375" calcext:value-type="float">
            <text:p>0.38</text:p>
          </table:table-cell>
          <table:table-cell table:formula="of:=COM.MICROSOFT.SWITCH([.$D$3];&quot;Rounds2Kill&quot;;[.$E13]/(MIN(1;MAX(0;(21-([.$D13]-[.L$2])/20)))*[.L$3]*[.$R$1]);&quot;Rounds2Die&quot;;([.L$4]*[.$R$1])/(MIN(1;MAX(0;(21-([.$B13]-[.L$5])/20)))*[.$A13]);&quot;Kill/Die&quot;;([.$E13]/(MIN(1;MAX(0;(21-([.$D13]-[.L$2])/20)))*[.L$3]*[.$R$1]))/(([.L$4]*[.$R$1])/(MIN(1;MAX(0;(21-([.$B13]-[.L$5])/20)))*[.$A13])))" office:value-type="float" office:value="0.328125" calcext:value-type="float">
            <text:p>0.33</text:p>
          </table:table-cell>
          <table:table-cell table:formula="of:=COM.MICROSOFT.SWITCH([.$D$3];&quot;Rounds2Kill&quot;;[.$E13]/(MIN(1;MAX(0;(21-([.$D13]-[.M$2])/20)))*[.M$3]*[.$R$1]);&quot;Rounds2Die&quot;;([.M$4]*[.$R$1])/(MIN(1;MAX(0;(21-([.$B13]-[.M$5])/20)))*[.$A13]);&quot;Kill/Die&quot;;([.$E13]/(MIN(1;MAX(0;(21-([.$D13]-[.M$2])/20)))*[.M$3]*[.$R$1]))/(([.M$4]*[.$R$1])/(MIN(1;MAX(0;(21-([.$B13]-[.M$5])/20)))*[.$A13])))" office:value-type="float" office:value="0.302884615384615" calcext:value-type="float">
            <text:p>0.30</text:p>
          </table:table-cell>
          <table:table-cell table:formula="of:=COM.MICROSOFT.SWITCH([.$D$3];&quot;Rounds2Kill&quot;;[.$E13]/(MIN(1;MAX(0;(21-([.$D13]-[.N$2])/20)))*[.N$3]*[.$R$1]);&quot;Rounds2Die&quot;;([.N$4]*[.$R$1])/(MIN(1;MAX(0;(21-([.$B13]-[.N$5])/20)))*[.$A13]);&quot;Kill/Die&quot;;([.$E13]/(MIN(1;MAX(0;(21-([.$D13]-[.N$2])/20)))*[.N$3]*[.$R$1]))/(([.N$4]*[.$R$1])/(MIN(1;MAX(0;(21-([.$B13]-[.N$5])/20)))*[.$A13])))" office:value-type="float" office:value="0.28125" calcext:value-type="float">
            <text:p>0.28</text:p>
          </table:table-cell>
          <table:table-cell table:formula="of:=COM.MICROSOFT.SWITCH([.$D$3];&quot;Rounds2Kill&quot;;[.$E13]/(MIN(1;MAX(0;(21-([.$D13]-[.O$2])/20)))*[.O$3]*[.$R$1]);&quot;Rounds2Die&quot;;([.O$4]*[.$R$1])/(MIN(1;MAX(0;(21-([.$B13]-[.O$5])/20)))*[.$A13]);&quot;Kill/Die&quot;;([.$E13]/(MIN(1;MAX(0;(21-([.$D13]-[.O$2])/20)))*[.O$3]*[.$R$1]))/(([.O$4]*[.$R$1])/(MIN(1;MAX(0;(21-([.$B13]-[.O$5])/20)))*[.$A13])))" office:value-type="float" office:value="0.259259259259259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COM.MICROSOFT.SWITCH([.$D$3];&quot;Rounds2Kill&quot;;[.$E14]/(MIN(1;MAX(0;(21-([.$D14]-[.F$2])/20)))*[.F$3]*[.$R$1]);&quot;Rounds2Die&quot;;([.F$4]*[.$R$1])/(MIN(1;MAX(0;(21-([.$B14]-[.F$5])/20)))*[.$A14]);&quot;Kill/Die&quot;;([.$E14]/(MIN(1;MAX(0;(21-([.$D14]-[.F$2])/20)))*[.F$3]*[.$R$1]))/(([.F$4]*[.$R$1])/(MIN(1;MAX(0;(21-([.$B14]-[.F$5])/20)))*[.$A14])))" office:value-type="float" office:value="0.888888888888889" calcext:value-type="float">
            <text:p>0.89</text:p>
          </table:table-cell>
          <table:table-cell table:formula="of:=COM.MICROSOFT.SWITCH([.$D$3];&quot;Rounds2Kill&quot;;[.$E14]/(MIN(1;MAX(0;(21-([.$D14]-[.G$2])/20)))*[.G$3]*[.$R$1]);&quot;Rounds2Die&quot;;([.G$4]*[.$R$1])/(MIN(1;MAX(0;(21-([.$B14]-[.G$5])/20)))*[.$A14]);&quot;Kill/Die&quot;;([.$E14]/(MIN(1;MAX(0;(21-([.$D14]-[.G$2])/20)))*[.G$3]*[.$R$1]))/(([.G$4]*[.$R$1])/(MIN(1;MAX(0;(21-([.$B14]-[.G$5])/20)))*[.$A14])))" office:value-type="float" office:value="0.75" calcext:value-type="float">
            <text:p>0.75</text:p>
          </table:table-cell>
          <table:table-cell table:formula="of:=COM.MICROSOFT.SWITCH([.$D$3];&quot;Rounds2Kill&quot;;[.$E14]/(MIN(1;MAX(0;(21-([.$D14]-[.H$2])/20)))*[.H$3]*[.$R$1]);&quot;Rounds2Die&quot;;([.H$4]*[.$R$1])/(MIN(1;MAX(0;(21-([.$B14]-[.H$5])/20)))*[.$A14]);&quot;Kill/Die&quot;;([.$E14]/(MIN(1;MAX(0;(21-([.$D14]-[.H$2])/20)))*[.H$3]*[.$R$1]))/(([.H$4]*[.$R$1])/(MIN(1;MAX(0;(21-([.$B14]-[.H$5])/20)))*[.$A14])))" office:value-type="float" office:value="0.6" calcext:value-type="float">
            <text:p>0.60</text:p>
          </table:table-cell>
          <table:table-cell table:formula="of:=COM.MICROSOFT.SWITCH([.$D$3];&quot;Rounds2Kill&quot;;[.$E14]/(MIN(1;MAX(0;(21-([.$D14]-[.I$2])/20)))*[.I$3]*[.$R$1]);&quot;Rounds2Die&quot;;([.I$4]*[.$R$1])/(MIN(1;MAX(0;(21-([.$B14]-[.I$5])/20)))*[.$A14]);&quot;Kill/Die&quot;;([.$E14]/(MIN(1;MAX(0;(21-([.$D14]-[.I$2])/20)))*[.I$3]*[.$R$1]))/(([.I$4]*[.$R$1])/(MIN(1;MAX(0;(21-([.$B14]-[.I$5])/20)))*[.$A14])))" office:value-type="float" office:value="0.529411764705882" calcext:value-type="float">
            <text:p>0.53</text:p>
          </table:table-cell>
          <table:table-cell table:formula="of:=COM.MICROSOFT.SWITCH([.$D$3];&quot;Rounds2Kill&quot;;[.$E14]/(MIN(1;MAX(0;(21-([.$D14]-[.J$2])/20)))*[.J$3]*[.$R$1]);&quot;Rounds2Die&quot;;([.J$4]*[.$R$1])/(MIN(1;MAX(0;(21-([.$B14]-[.J$5])/20)))*[.$A14]);&quot;Kill/Die&quot;;([.$E14]/(MIN(1;MAX(0;(21-([.$D14]-[.J$2])/20)))*[.J$3]*[.$R$1]))/(([.J$4]*[.$R$1])/(MIN(1;MAX(0;(21-([.$B14]-[.J$5])/20)))*[.$A14])))" office:value-type="float" office:value="0.473684210526316" calcext:value-type="float">
            <text:p>0.47</text:p>
          </table:table-cell>
          <table:table-cell table:formula="of:=COM.MICROSOFT.SWITCH([.$D$3];&quot;Rounds2Kill&quot;;[.$E14]/(MIN(1;MAX(0;(21-([.$D14]-[.K$2])/20)))*[.K$3]*[.$R$1]);&quot;Rounds2Die&quot;;([.K$4]*[.$R$1])/(MIN(1;MAX(0;(21-([.$B14]-[.K$5])/20)))*[.$A14]);&quot;Kill/Die&quot;;([.$E14]/(MIN(1;MAX(0;(21-([.$D14]-[.K$2])/20)))*[.K$3]*[.$R$1]))/(([.K$4]*[.$R$1])/(MIN(1;MAX(0;(21-([.$B14]-[.K$5])/20)))*[.$A14])))" office:value-type="float" office:value="0.428571428571429" calcext:value-type="float">
            <text:p>0.43</text:p>
          </table:table-cell>
          <table:table-cell table:formula="of:=COM.MICROSOFT.SWITCH([.$D$3];&quot;Rounds2Kill&quot;;[.$E14]/(MIN(1;MAX(0;(21-([.$D14]-[.L$2])/20)))*[.L$3]*[.$R$1]);&quot;Rounds2Die&quot;;([.L$4]*[.$R$1])/(MIN(1;MAX(0;(21-([.$B14]-[.L$5])/20)))*[.$A14]);&quot;Kill/Die&quot;;([.$E14]/(MIN(1;MAX(0;(21-([.$D14]-[.L$2])/20)))*[.L$3]*[.$R$1]))/(([.L$4]*[.$R$1])/(MIN(1;MAX(0;(21-([.$B14]-[.L$5])/20)))*[.$A14])))" office:value-type="float" office:value="0.375" calcext:value-type="float">
            <text:p>0.38</text:p>
          </table:table-cell>
          <table:table-cell table:formula="of:=COM.MICROSOFT.SWITCH([.$D$3];&quot;Rounds2Kill&quot;;[.$E14]/(MIN(1;MAX(0;(21-([.$D14]-[.M$2])/20)))*[.M$3]*[.$R$1]);&quot;Rounds2Die&quot;;([.M$4]*[.$R$1])/(MIN(1;MAX(0;(21-([.$B14]-[.M$5])/20)))*[.$A14]);&quot;Kill/Die&quot;;([.$E14]/(MIN(1;MAX(0;(21-([.$D14]-[.M$2])/20)))*[.M$3]*[.$R$1]))/(([.M$4]*[.$R$1])/(MIN(1;MAX(0;(21-([.$B14]-[.M$5])/20)))*[.$A14])))" office:value-type="float" office:value="0.346153846153846" calcext:value-type="float">
            <text:p>0.35</text:p>
          </table:table-cell>
          <table:table-cell table:formula="of:=COM.MICROSOFT.SWITCH([.$D$3];&quot;Rounds2Kill&quot;;[.$E14]/(MIN(1;MAX(0;(21-([.$D14]-[.N$2])/20)))*[.N$3]*[.$R$1]);&quot;Rounds2Die&quot;;([.N$4]*[.$R$1])/(MIN(1;MAX(0;(21-([.$B14]-[.N$5])/20)))*[.$A14]);&quot;Kill/Die&quot;;([.$E14]/(MIN(1;MAX(0;(21-([.$D14]-[.N$2])/20)))*[.N$3]*[.$R$1]))/(([.N$4]*[.$R$1])/(MIN(1;MAX(0;(21-([.$B14]-[.N$5])/20)))*[.$A14])))" office:value-type="float" office:value="0.321428571428571" calcext:value-type="float">
            <text:p>0.32</text:p>
          </table:table-cell>
          <table:table-cell table:formula="of:=COM.MICROSOFT.SWITCH([.$D$3];&quot;Rounds2Kill&quot;;[.$E14]/(MIN(1;MAX(0;(21-([.$D14]-[.O$2])/20)))*[.O$3]*[.$R$1]);&quot;Rounds2Die&quot;;([.O$4]*[.$R$1])/(MIN(1;MAX(0;(21-([.$B14]-[.O$5])/20)))*[.$A14]);&quot;Kill/Die&quot;;([.$E14]/(MIN(1;MAX(0;(21-([.$D14]-[.O$2])/20)))*[.O$3]*[.$R$1]))/(([.O$4]*[.$R$1])/(MIN(1;MAX(0;(21-([.$B14]-[.O$5])/20)))*[.$A14])))" office:value-type="float" office:value="0.296296296296296" calcext:value-type="float">
            <text:p>0.30</text:p>
          </table:table-cell>
          <table:table-cell table:number-columns-repeated="3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.5" calcext:value-type="float">
            <text:p>40.5</text:p>
          </table:table-cell>
          <table:table-cell table:formula="of:=COM.MICROSOFT.SWITCH([.$D$3];&quot;Rounds2Kill&quot;;[.$E15]/(MIN(1;MAX(0;(21-([.$D15]-[.F$2])/20)))*[.F$3]*[.$R$1]);&quot;Rounds2Die&quot;;([.F$4]*[.$R$1])/(MIN(1;MAX(0;(21-([.$B15]-[.F$5])/20)))*[.$A15]);&quot;Kill/Die&quot;;([.$E15]/(MIN(1;MAX(0;(21-([.$D15]-[.F$2])/20)))*[.F$3]*[.$R$1]))/(([.F$4]*[.$R$1])/(MIN(1;MAX(0;(21-([.$B15]-[.F$5])/20)))*[.$A15])))" office:value-type="float" office:value="1" calcext:value-type="float">
            <text:p>1.00</text:p>
          </table:table-cell>
          <table:table-cell table:formula="of:=COM.MICROSOFT.SWITCH([.$D$3];&quot;Rounds2Kill&quot;;[.$E15]/(MIN(1;MAX(0;(21-([.$D15]-[.G$2])/20)))*[.G$3]*[.$R$1]);&quot;Rounds2Die&quot;;([.G$4]*[.$R$1])/(MIN(1;MAX(0;(21-([.$B15]-[.G$5])/20)))*[.$A15]);&quot;Kill/Die&quot;;([.$E15]/(MIN(1;MAX(0;(21-([.$D15]-[.G$2])/20)))*[.G$3]*[.$R$1]))/(([.G$4]*[.$R$1])/(MIN(1;MAX(0;(21-([.$B15]-[.G$5])/20)))*[.$A15])))" office:value-type="float" office:value="0.84375" calcext:value-type="float">
            <text:p>0.84</text:p>
          </table:table-cell>
          <table:table-cell table:formula="of:=COM.MICROSOFT.SWITCH([.$D$3];&quot;Rounds2Kill&quot;;[.$E15]/(MIN(1;MAX(0;(21-([.$D15]-[.H$2])/20)))*[.H$3]*[.$R$1]);&quot;Rounds2Die&quot;;([.H$4]*[.$R$1])/(MIN(1;MAX(0;(21-([.$B15]-[.H$5])/20)))*[.$A15]);&quot;Kill/Die&quot;;([.$E15]/(MIN(1;MAX(0;(21-([.$D15]-[.H$2])/20)))*[.H$3]*[.$R$1]))/(([.H$4]*[.$R$1])/(MIN(1;MAX(0;(21-([.$B15]-[.H$5])/20)))*[.$A15])))" office:value-type="float" office:value="0.675" calcext:value-type="float">
            <text:p>0.68</text:p>
          </table:table-cell>
          <table:table-cell table:formula="of:=COM.MICROSOFT.SWITCH([.$D$3];&quot;Rounds2Kill&quot;;[.$E15]/(MIN(1;MAX(0;(21-([.$D15]-[.I$2])/20)))*[.I$3]*[.$R$1]);&quot;Rounds2Die&quot;;([.I$4]*[.$R$1])/(MIN(1;MAX(0;(21-([.$B15]-[.I$5])/20)))*[.$A15]);&quot;Kill/Die&quot;;([.$E15]/(MIN(1;MAX(0;(21-([.$D15]-[.I$2])/20)))*[.I$3]*[.$R$1]))/(([.I$4]*[.$R$1])/(MIN(1;MAX(0;(21-([.$B15]-[.I$5])/20)))*[.$A15])))" office:value-type="float" office:value="0.595588235294118" calcext:value-type="float">
            <text:p>0.60</text:p>
          </table:table-cell>
          <table:table-cell table:formula="of:=COM.MICROSOFT.SWITCH([.$D$3];&quot;Rounds2Kill&quot;;[.$E15]/(MIN(1;MAX(0;(21-([.$D15]-[.J$2])/20)))*[.J$3]*[.$R$1]);&quot;Rounds2Die&quot;;([.J$4]*[.$R$1])/(MIN(1;MAX(0;(21-([.$B15]-[.J$5])/20)))*[.$A15]);&quot;Kill/Die&quot;;([.$E15]/(MIN(1;MAX(0;(21-([.$D15]-[.J$2])/20)))*[.J$3]*[.$R$1]))/(([.J$4]*[.$R$1])/(MIN(1;MAX(0;(21-([.$B15]-[.J$5])/20)))*[.$A15])))" office:value-type="float" office:value="0.532894736842105" calcext:value-type="float">
            <text:p>0.53</text:p>
          </table:table-cell>
          <table:table-cell table:formula="of:=COM.MICROSOFT.SWITCH([.$D$3];&quot;Rounds2Kill&quot;;[.$E15]/(MIN(1;MAX(0;(21-([.$D15]-[.K$2])/20)))*[.K$3]*[.$R$1]);&quot;Rounds2Die&quot;;([.K$4]*[.$R$1])/(MIN(1;MAX(0;(21-([.$B15]-[.K$5])/20)))*[.$A15]);&quot;Kill/Die&quot;;([.$E15]/(MIN(1;MAX(0;(21-([.$D15]-[.K$2])/20)))*[.K$3]*[.$R$1]))/(([.K$4]*[.$R$1])/(MIN(1;MAX(0;(21-([.$B15]-[.K$5])/20)))*[.$A15])))" office:value-type="float" office:value="0.482142857142857" calcext:value-type="float">
            <text:p>0.48</text:p>
          </table:table-cell>
          <table:table-cell table:formula="of:=COM.MICROSOFT.SWITCH([.$D$3];&quot;Rounds2Kill&quot;;[.$E15]/(MIN(1;MAX(0;(21-([.$D15]-[.L$2])/20)))*[.L$3]*[.$R$1]);&quot;Rounds2Die&quot;;([.L$4]*[.$R$1])/(MIN(1;MAX(0;(21-([.$B15]-[.L$5])/20)))*[.$A15]);&quot;Kill/Die&quot;;([.$E15]/(MIN(1;MAX(0;(21-([.$D15]-[.L$2])/20)))*[.L$3]*[.$R$1]))/(([.L$4]*[.$R$1])/(MIN(1;MAX(0;(21-([.$B15]-[.L$5])/20)))*[.$A15])))" office:value-type="float" office:value="0.421875" calcext:value-type="float">
            <text:p>0.42</text:p>
          </table:table-cell>
          <table:table-cell table:formula="of:=COM.MICROSOFT.SWITCH([.$D$3];&quot;Rounds2Kill&quot;;[.$E15]/(MIN(1;MAX(0;(21-([.$D15]-[.M$2])/20)))*[.M$3]*[.$R$1]);&quot;Rounds2Die&quot;;([.M$4]*[.$R$1])/(MIN(1;MAX(0;(21-([.$B15]-[.M$5])/20)))*[.$A15]);&quot;Kill/Die&quot;;([.$E15]/(MIN(1;MAX(0;(21-([.$D15]-[.M$2])/20)))*[.M$3]*[.$R$1]))/(([.M$4]*[.$R$1])/(MIN(1;MAX(0;(21-([.$B15]-[.M$5])/20)))*[.$A15])))" office:value-type="float" office:value="0.389423076923077" calcext:value-type="float">
            <text:p>0.39</text:p>
          </table:table-cell>
          <table:table-cell table:formula="of:=COM.MICROSOFT.SWITCH([.$D$3];&quot;Rounds2Kill&quot;;[.$E15]/(MIN(1;MAX(0;(21-([.$D15]-[.N$2])/20)))*[.N$3]*[.$R$1]);&quot;Rounds2Die&quot;;([.N$4]*[.$R$1])/(MIN(1;MAX(0;(21-([.$B15]-[.N$5])/20)))*[.$A15]);&quot;Kill/Die&quot;;([.$E15]/(MIN(1;MAX(0;(21-([.$D15]-[.N$2])/20)))*[.N$3]*[.$R$1]))/(([.N$4]*[.$R$1])/(MIN(1;MAX(0;(21-([.$B15]-[.N$5])/20)))*[.$A15])))" office:value-type="float" office:value="0.361607142857143" calcext:value-type="float">
            <text:p>0.36</text:p>
          </table:table-cell>
          <table:table-cell table:formula="of:=COM.MICROSOFT.SWITCH([.$D$3];&quot;Rounds2Kill&quot;;[.$E15]/(MIN(1;MAX(0;(21-([.$D15]-[.O$2])/20)))*[.O$3]*[.$R$1]);&quot;Rounds2Die&quot;;([.O$4]*[.$R$1])/(MIN(1;MAX(0;(21-([.$B15]-[.O$5])/20)))*[.$A15]);&quot;Kill/Die&quot;;([.$E15]/(MIN(1;MAX(0;(21-([.$D15]-[.O$2])/20)))*[.O$3]*[.$R$1]))/(([.O$4]*[.$R$1])/(MIN(1;MAX(0;(21-([.$B15]-[.O$5])/20)))*[.$A15])))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COM.MICROSOFT.SWITCH([.$D$3];&quot;Rounds2Kill&quot;;[.$E16]/(MIN(1;MAX(0;(21-([.$D16]-[.F$2])/20)))*[.F$3]*[.$R$1]);&quot;Rounds2Die&quot;;([.F$4]*[.$R$1])/(MIN(1;MAX(0;(21-([.$B16]-[.F$5])/20)))*[.$A16]);&quot;Kill/Die&quot;;([.$E16]/(MIN(1;MAX(0;(21-([.$D16]-[.F$2])/20)))*[.F$3]*[.$R$1]))/(([.F$4]*[.$R$1])/(MIN(1;MAX(0;(21-([.$B16]-[.F$5])/20)))*[.$A16])))" office:value-type="float" office:value="1.11111111111111" calcext:value-type="float">
            <text:p>1.11</text:p>
          </table:table-cell>
          <table:table-cell table:formula="of:=COM.MICROSOFT.SWITCH([.$D$3];&quot;Rounds2Kill&quot;;[.$E16]/(MIN(1;MAX(0;(21-([.$D16]-[.G$2])/20)))*[.G$3]*[.$R$1]);&quot;Rounds2Die&quot;;([.G$4]*[.$R$1])/(MIN(1;MAX(0;(21-([.$B16]-[.G$5])/20)))*[.$A16]);&quot;Kill/Die&quot;;([.$E16]/(MIN(1;MAX(0;(21-([.$D16]-[.G$2])/20)))*[.G$3]*[.$R$1]))/(([.G$4]*[.$R$1])/(MIN(1;MAX(0;(21-([.$B16]-[.G$5])/20)))*[.$A16])))" office:value-type="float" office:value="0.9375" calcext:value-type="float">
            <text:p>0.94</text:p>
          </table:table-cell>
          <table:table-cell table:formula="of:=COM.MICROSOFT.SWITCH([.$D$3];&quot;Rounds2Kill&quot;;[.$E16]/(MIN(1;MAX(0;(21-([.$D16]-[.H$2])/20)))*[.H$3]*[.$R$1]);&quot;Rounds2Die&quot;;([.H$4]*[.$R$1])/(MIN(1;MAX(0;(21-([.$B16]-[.H$5])/20)))*[.$A16]);&quot;Kill/Die&quot;;([.$E16]/(MIN(1;MAX(0;(21-([.$D16]-[.H$2])/20)))*[.H$3]*[.$R$1]))/(([.H$4]*[.$R$1])/(MIN(1;MAX(0;(21-([.$B16]-[.H$5])/20)))*[.$A16])))" office:value-type="float" office:value="0.75" calcext:value-type="float">
            <text:p>0.75</text:p>
          </table:table-cell>
          <table:table-cell table:formula="of:=COM.MICROSOFT.SWITCH([.$D$3];&quot;Rounds2Kill&quot;;[.$E16]/(MIN(1;MAX(0;(21-([.$D16]-[.I$2])/20)))*[.I$3]*[.$R$1]);&quot;Rounds2Die&quot;;([.I$4]*[.$R$1])/(MIN(1;MAX(0;(21-([.$B16]-[.I$5])/20)))*[.$A16]);&quot;Kill/Die&quot;;([.$E16]/(MIN(1;MAX(0;(21-([.$D16]-[.I$2])/20)))*[.I$3]*[.$R$1]))/(([.I$4]*[.$R$1])/(MIN(1;MAX(0;(21-([.$B16]-[.I$5])/20)))*[.$A16])))" office:value-type="float" office:value="0.661764705882353" calcext:value-type="float">
            <text:p>0.66</text:p>
          </table:table-cell>
          <table:table-cell table:formula="of:=COM.MICROSOFT.SWITCH([.$D$3];&quot;Rounds2Kill&quot;;[.$E16]/(MIN(1;MAX(0;(21-([.$D16]-[.J$2])/20)))*[.J$3]*[.$R$1]);&quot;Rounds2Die&quot;;([.J$4]*[.$R$1])/(MIN(1;MAX(0;(21-([.$B16]-[.J$5])/20)))*[.$A16]);&quot;Kill/Die&quot;;([.$E16]/(MIN(1;MAX(0;(21-([.$D16]-[.J$2])/20)))*[.J$3]*[.$R$1]))/(([.J$4]*[.$R$1])/(MIN(1;MAX(0;(21-([.$B16]-[.J$5])/20)))*[.$A16])))" office:value-type="float" office:value="0.592105263157895" calcext:value-type="float">
            <text:p>0.59</text:p>
          </table:table-cell>
          <table:table-cell table:formula="of:=COM.MICROSOFT.SWITCH([.$D$3];&quot;Rounds2Kill&quot;;[.$E16]/(MIN(1;MAX(0;(21-([.$D16]-[.K$2])/20)))*[.K$3]*[.$R$1]);&quot;Rounds2Die&quot;;([.K$4]*[.$R$1])/(MIN(1;MAX(0;(21-([.$B16]-[.K$5])/20)))*[.$A16]);&quot;Kill/Die&quot;;([.$E16]/(MIN(1;MAX(0;(21-([.$D16]-[.K$2])/20)))*[.K$3]*[.$R$1]))/(([.K$4]*[.$R$1])/(MIN(1;MAX(0;(21-([.$B16]-[.K$5])/20)))*[.$A16])))" office:value-type="float" office:value="0.535714285714286" calcext:value-type="float">
            <text:p>0.54</text:p>
          </table:table-cell>
          <table:table-cell table:formula="of:=COM.MICROSOFT.SWITCH([.$D$3];&quot;Rounds2Kill&quot;;[.$E16]/(MIN(1;MAX(0;(21-([.$D16]-[.L$2])/20)))*[.L$3]*[.$R$1]);&quot;Rounds2Die&quot;;([.L$4]*[.$R$1])/(MIN(1;MAX(0;(21-([.$B16]-[.L$5])/20)))*[.$A16]);&quot;Kill/Die&quot;;([.$E16]/(MIN(1;MAX(0;(21-([.$D16]-[.L$2])/20)))*[.L$3]*[.$R$1]))/(([.L$4]*[.$R$1])/(MIN(1;MAX(0;(21-([.$B16]-[.L$5])/20)))*[.$A16])))" office:value-type="float" office:value="0.46875" calcext:value-type="float">
            <text:p>0.47</text:p>
          </table:table-cell>
          <table:table-cell table:formula="of:=COM.MICROSOFT.SWITCH([.$D$3];&quot;Rounds2Kill&quot;;[.$E16]/(MIN(1;MAX(0;(21-([.$D16]-[.M$2])/20)))*[.M$3]*[.$R$1]);&quot;Rounds2Die&quot;;([.M$4]*[.$R$1])/(MIN(1;MAX(0;(21-([.$B16]-[.M$5])/20)))*[.$A16]);&quot;Kill/Die&quot;;([.$E16]/(MIN(1;MAX(0;(21-([.$D16]-[.M$2])/20)))*[.M$3]*[.$R$1]))/(([.M$4]*[.$R$1])/(MIN(1;MAX(0;(21-([.$B16]-[.M$5])/20)))*[.$A16])))" office:value-type="float" office:value="0.432692307692308" calcext:value-type="float">
            <text:p>0.43</text:p>
          </table:table-cell>
          <table:table-cell table:formula="of:=COM.MICROSOFT.SWITCH([.$D$3];&quot;Rounds2Kill&quot;;[.$E16]/(MIN(1;MAX(0;(21-([.$D16]-[.N$2])/20)))*[.N$3]*[.$R$1]);&quot;Rounds2Die&quot;;([.N$4]*[.$R$1])/(MIN(1;MAX(0;(21-([.$B16]-[.N$5])/20)))*[.$A16]);&quot;Kill/Die&quot;;([.$E16]/(MIN(1;MAX(0;(21-([.$D16]-[.N$2])/20)))*[.N$3]*[.$R$1]))/(([.N$4]*[.$R$1])/(MIN(1;MAX(0;(21-([.$B16]-[.N$5])/20)))*[.$A16])))" office:value-type="float" office:value="0.401785714285714" calcext:value-type="float">
            <text:p>0.40</text:p>
          </table:table-cell>
          <table:table-cell table:formula="of:=COM.MICROSOFT.SWITCH([.$D$3];&quot;Rounds2Kill&quot;;[.$E16]/(MIN(1;MAX(0;(21-([.$D16]-[.O$2])/20)))*[.O$3]*[.$R$1]);&quot;Rounds2Die&quot;;([.O$4]*[.$R$1])/(MIN(1;MAX(0;(21-([.$B16]-[.O$5])/20)))*[.$A16]);&quot;Kill/Die&quot;;([.$E16]/(MIN(1;MAX(0;(21-([.$D16]-[.O$2])/20)))*[.O$3]*[.$R$1]))/(([.O$4]*[.$R$1])/(MIN(1;MAX(0;(21-([.$B16]-[.O$5])/20)))*[.$A16])))" office:value-type="float" office:value="0.37037037037037" calcext:value-type="float">
            <text:p>0.37</text:p>
          </table:table-cell>
          <table:table-cell table:number-columns-repeated="3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9.5" calcext:value-type="float">
            <text:p>49.5</text:p>
          </table:table-cell>
          <table:table-cell table:formula="of:=COM.MICROSOFT.SWITCH([.$D$3];&quot;Rounds2Kill&quot;;[.$E17]/(MIN(1;MAX(0;(21-([.$D17]-[.F$2])/20)))*[.F$3]*[.$R$1]);&quot;Rounds2Die&quot;;([.F$4]*[.$R$1])/(MIN(1;MAX(0;(21-([.$B17]-[.F$5])/20)))*[.$A17]);&quot;Kill/Die&quot;;([.$E17]/(MIN(1;MAX(0;(21-([.$D17]-[.F$2])/20)))*[.F$3]*[.$R$1]))/(([.F$4]*[.$R$1])/(MIN(1;MAX(0;(21-([.$B17]-[.F$5])/20)))*[.$A17])))" office:value-type="float" office:value="1.22222222222222" calcext:value-type="float">
            <text:p>1.22</text:p>
          </table:table-cell>
          <table:table-cell table:formula="of:=COM.MICROSOFT.SWITCH([.$D$3];&quot;Rounds2Kill&quot;;[.$E17]/(MIN(1;MAX(0;(21-([.$D17]-[.G$2])/20)))*[.G$3]*[.$R$1]);&quot;Rounds2Die&quot;;([.G$4]*[.$R$1])/(MIN(1;MAX(0;(21-([.$B17]-[.G$5])/20)))*[.$A17]);&quot;Kill/Die&quot;;([.$E17]/(MIN(1;MAX(0;(21-([.$D17]-[.G$2])/20)))*[.G$3]*[.$R$1]))/(([.G$4]*[.$R$1])/(MIN(1;MAX(0;(21-([.$B17]-[.G$5])/20)))*[.$A17])))" office:value-type="float" office:value="1.03125" calcext:value-type="float">
            <text:p>1.03</text:p>
          </table:table-cell>
          <table:table-cell table:formula="of:=COM.MICROSOFT.SWITCH([.$D$3];&quot;Rounds2Kill&quot;;[.$E17]/(MIN(1;MAX(0;(21-([.$D17]-[.H$2])/20)))*[.H$3]*[.$R$1]);&quot;Rounds2Die&quot;;([.H$4]*[.$R$1])/(MIN(1;MAX(0;(21-([.$B17]-[.H$5])/20)))*[.$A17]);&quot;Kill/Die&quot;;([.$E17]/(MIN(1;MAX(0;(21-([.$D17]-[.H$2])/20)))*[.H$3]*[.$R$1]))/(([.H$4]*[.$R$1])/(MIN(1;MAX(0;(21-([.$B17]-[.H$5])/20)))*[.$A17])))" office:value-type="float" office:value="0.825" calcext:value-type="float">
            <text:p>0.83</text:p>
          </table:table-cell>
          <table:table-cell table:formula="of:=COM.MICROSOFT.SWITCH([.$D$3];&quot;Rounds2Kill&quot;;[.$E17]/(MIN(1;MAX(0;(21-([.$D17]-[.I$2])/20)))*[.I$3]*[.$R$1]);&quot;Rounds2Die&quot;;([.I$4]*[.$R$1])/(MIN(1;MAX(0;(21-([.$B17]-[.I$5])/20)))*[.$A17]);&quot;Kill/Die&quot;;([.$E17]/(MIN(1;MAX(0;(21-([.$D17]-[.I$2])/20)))*[.I$3]*[.$R$1]))/(([.I$4]*[.$R$1])/(MIN(1;MAX(0;(21-([.$B17]-[.I$5])/20)))*[.$A17])))" office:value-type="float" office:value="0.727941176470588" calcext:value-type="float">
            <text:p>0.73</text:p>
          </table:table-cell>
          <table:table-cell table:formula="of:=COM.MICROSOFT.SWITCH([.$D$3];&quot;Rounds2Kill&quot;;[.$E17]/(MIN(1;MAX(0;(21-([.$D17]-[.J$2])/20)))*[.J$3]*[.$R$1]);&quot;Rounds2Die&quot;;([.J$4]*[.$R$1])/(MIN(1;MAX(0;(21-([.$B17]-[.J$5])/20)))*[.$A17]);&quot;Kill/Die&quot;;([.$E17]/(MIN(1;MAX(0;(21-([.$D17]-[.J$2])/20)))*[.J$3]*[.$R$1]))/(([.J$4]*[.$R$1])/(MIN(1;MAX(0;(21-([.$B17]-[.J$5])/20)))*[.$A17])))" office:value-type="float" office:value="0.651315789473684" calcext:value-type="float">
            <text:p>0.65</text:p>
          </table:table-cell>
          <table:table-cell table:formula="of:=COM.MICROSOFT.SWITCH([.$D$3];&quot;Rounds2Kill&quot;;[.$E17]/(MIN(1;MAX(0;(21-([.$D17]-[.K$2])/20)))*[.K$3]*[.$R$1]);&quot;Rounds2Die&quot;;([.K$4]*[.$R$1])/(MIN(1;MAX(0;(21-([.$B17]-[.K$5])/20)))*[.$A17]);&quot;Kill/Die&quot;;([.$E17]/(MIN(1;MAX(0;(21-([.$D17]-[.K$2])/20)))*[.K$3]*[.$R$1]))/(([.K$4]*[.$R$1])/(MIN(1;MAX(0;(21-([.$B17]-[.K$5])/20)))*[.$A17])))" office:value-type="float" office:value="0.589285714285714" calcext:value-type="float">
            <text:p>0.59</text:p>
          </table:table-cell>
          <table:table-cell table:formula="of:=COM.MICROSOFT.SWITCH([.$D$3];&quot;Rounds2Kill&quot;;[.$E17]/(MIN(1;MAX(0;(21-([.$D17]-[.L$2])/20)))*[.L$3]*[.$R$1]);&quot;Rounds2Die&quot;;([.L$4]*[.$R$1])/(MIN(1;MAX(0;(21-([.$B17]-[.L$5])/20)))*[.$A17]);&quot;Kill/Die&quot;;([.$E17]/(MIN(1;MAX(0;(21-([.$D17]-[.L$2])/20)))*[.L$3]*[.$R$1]))/(([.L$4]*[.$R$1])/(MIN(1;MAX(0;(21-([.$B17]-[.L$5])/20)))*[.$A17])))" office:value-type="float" office:value="0.515625" calcext:value-type="float">
            <text:p>0.52</text:p>
          </table:table-cell>
          <table:table-cell table:formula="of:=COM.MICROSOFT.SWITCH([.$D$3];&quot;Rounds2Kill&quot;;[.$E17]/(MIN(1;MAX(0;(21-([.$D17]-[.M$2])/20)))*[.M$3]*[.$R$1]);&quot;Rounds2Die&quot;;([.M$4]*[.$R$1])/(MIN(1;MAX(0;(21-([.$B17]-[.M$5])/20)))*[.$A17]);&quot;Kill/Die&quot;;([.$E17]/(MIN(1;MAX(0;(21-([.$D17]-[.M$2])/20)))*[.M$3]*[.$R$1]))/(([.M$4]*[.$R$1])/(MIN(1;MAX(0;(21-([.$B17]-[.M$5])/20)))*[.$A17])))" office:value-type="float" office:value="0.475961538461538" calcext:value-type="float">
            <text:p>0.48</text:p>
          </table:table-cell>
          <table:table-cell table:formula="of:=COM.MICROSOFT.SWITCH([.$D$3];&quot;Rounds2Kill&quot;;[.$E17]/(MIN(1;MAX(0;(21-([.$D17]-[.N$2])/20)))*[.N$3]*[.$R$1]);&quot;Rounds2Die&quot;;([.N$4]*[.$R$1])/(MIN(1;MAX(0;(21-([.$B17]-[.N$5])/20)))*[.$A17]);&quot;Kill/Die&quot;;([.$E17]/(MIN(1;MAX(0;(21-([.$D17]-[.N$2])/20)))*[.N$3]*[.$R$1]))/(([.N$4]*[.$R$1])/(MIN(1;MAX(0;(21-([.$B17]-[.N$5])/20)))*[.$A17])))" office:value-type="float" office:value="0.441964285714286" calcext:value-type="float">
            <text:p>0.44</text:p>
          </table:table-cell>
          <table:table-cell table:formula="of:=COM.MICROSOFT.SWITCH([.$D$3];&quot;Rounds2Kill&quot;;[.$E17]/(MIN(1;MAX(0;(21-([.$D17]-[.O$2])/20)))*[.O$3]*[.$R$1]);&quot;Rounds2Die&quot;;([.O$4]*[.$R$1])/(MIN(1;MAX(0;(21-([.$B17]-[.O$5])/20)))*[.$A17]);&quot;Kill/Die&quot;;([.$E17]/(MIN(1;MAX(0;(21-([.$D17]-[.O$2])/20)))*[.O$3]*[.$R$1]))/(([.O$4]*[.$R$1])/(MIN(1;MAX(0;(21-([.$B17]-[.O$5])/20)))*[.$A17])))" office:value-type="float" office:value="0.407407407407407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formula="of:=COM.MICROSOFT.SWITCH([.$D$3];&quot;Rounds2Kill&quot;;[.$E18]/(MIN(1;MAX(0;(21-([.$D18]-[.F$2])/20)))*[.F$3]*[.$R$1]);&quot;Rounds2Die&quot;;([.F$4]*[.$R$1])/(MIN(1;MAX(0;(21-([.$B18]-[.F$5])/20)))*[.$A18]);&quot;Kill/Die&quot;;([.$E18]/(MIN(1;MAX(0;(21-([.$D18]-[.F$2])/20)))*[.F$3]*[.$R$1]))/(([.F$4]*[.$R$1])/(MIN(1;MAX(0;(21-([.$B18]-[.F$5])/20)))*[.$A18])))" office:value-type="float" office:value="1.33333333333333" calcext:value-type="float">
            <text:p>1.33</text:p>
          </table:table-cell>
          <table:table-cell table:formula="of:=COM.MICROSOFT.SWITCH([.$D$3];&quot;Rounds2Kill&quot;;[.$E18]/(MIN(1;MAX(0;(21-([.$D18]-[.G$2])/20)))*[.G$3]*[.$R$1]);&quot;Rounds2Die&quot;;([.G$4]*[.$R$1])/(MIN(1;MAX(0;(21-([.$B18]-[.G$5])/20)))*[.$A18]);&quot;Kill/Die&quot;;([.$E18]/(MIN(1;MAX(0;(21-([.$D18]-[.G$2])/20)))*[.G$3]*[.$R$1]))/(([.G$4]*[.$R$1])/(MIN(1;MAX(0;(21-([.$B18]-[.G$5])/20)))*[.$A18])))" office:value-type="float" office:value="1.125" calcext:value-type="float">
            <text:p>1.13</text:p>
          </table:table-cell>
          <table:table-cell table:formula="of:=COM.MICROSOFT.SWITCH([.$D$3];&quot;Rounds2Kill&quot;;[.$E18]/(MIN(1;MAX(0;(21-([.$D18]-[.H$2])/20)))*[.H$3]*[.$R$1]);&quot;Rounds2Die&quot;;([.H$4]*[.$R$1])/(MIN(1;MAX(0;(21-([.$B18]-[.H$5])/20)))*[.$A18]);&quot;Kill/Die&quot;;([.$E18]/(MIN(1;MAX(0;(21-([.$D18]-[.H$2])/20)))*[.H$3]*[.$R$1]))/(([.H$4]*[.$R$1])/(MIN(1;MAX(0;(21-([.$B18]-[.H$5])/20)))*[.$A18])))" office:value-type="float" office:value="0.9" calcext:value-type="float">
            <text:p>0.90</text:p>
          </table:table-cell>
          <table:table-cell table:formula="of:=COM.MICROSOFT.SWITCH([.$D$3];&quot;Rounds2Kill&quot;;[.$E18]/(MIN(1;MAX(0;(21-([.$D18]-[.I$2])/20)))*[.I$3]*[.$R$1]);&quot;Rounds2Die&quot;;([.I$4]*[.$R$1])/(MIN(1;MAX(0;(21-([.$B18]-[.I$5])/20)))*[.$A18]);&quot;Kill/Die&quot;;([.$E18]/(MIN(1;MAX(0;(21-([.$D18]-[.I$2])/20)))*[.I$3]*[.$R$1]))/(([.I$4]*[.$R$1])/(MIN(1;MAX(0;(21-([.$B18]-[.I$5])/20)))*[.$A18])))" office:value-type="float" office:value="0.794117647058824" calcext:value-type="float">
            <text:p>0.79</text:p>
          </table:table-cell>
          <table:table-cell table:formula="of:=COM.MICROSOFT.SWITCH([.$D$3];&quot;Rounds2Kill&quot;;[.$E18]/(MIN(1;MAX(0;(21-([.$D18]-[.J$2])/20)))*[.J$3]*[.$R$1]);&quot;Rounds2Die&quot;;([.J$4]*[.$R$1])/(MIN(1;MAX(0;(21-([.$B18]-[.J$5])/20)))*[.$A18]);&quot;Kill/Die&quot;;([.$E18]/(MIN(1;MAX(0;(21-([.$D18]-[.J$2])/20)))*[.J$3]*[.$R$1]))/(([.J$4]*[.$R$1])/(MIN(1;MAX(0;(21-([.$B18]-[.J$5])/20)))*[.$A18])))" office:value-type="float" office:value="0.710526315789474" calcext:value-type="float">
            <text:p>0.71</text:p>
          </table:table-cell>
          <table:table-cell table:formula="of:=COM.MICROSOFT.SWITCH([.$D$3];&quot;Rounds2Kill&quot;;[.$E18]/(MIN(1;MAX(0;(21-([.$D18]-[.K$2])/20)))*[.K$3]*[.$R$1]);&quot;Rounds2Die&quot;;([.K$4]*[.$R$1])/(MIN(1;MAX(0;(21-([.$B18]-[.K$5])/20)))*[.$A18]);&quot;Kill/Die&quot;;([.$E18]/(MIN(1;MAX(0;(21-([.$D18]-[.K$2])/20)))*[.K$3]*[.$R$1]))/(([.K$4]*[.$R$1])/(MIN(1;MAX(0;(21-([.$B18]-[.K$5])/20)))*[.$A18])))" office:value-type="float" office:value="0.642857142857143" calcext:value-type="float">
            <text:p>0.64</text:p>
          </table:table-cell>
          <table:table-cell table:formula="of:=COM.MICROSOFT.SWITCH([.$D$3];&quot;Rounds2Kill&quot;;[.$E18]/(MIN(1;MAX(0;(21-([.$D18]-[.L$2])/20)))*[.L$3]*[.$R$1]);&quot;Rounds2Die&quot;;([.L$4]*[.$R$1])/(MIN(1;MAX(0;(21-([.$B18]-[.L$5])/20)))*[.$A18]);&quot;Kill/Die&quot;;([.$E18]/(MIN(1;MAX(0;(21-([.$D18]-[.L$2])/20)))*[.L$3]*[.$R$1]))/(([.L$4]*[.$R$1])/(MIN(1;MAX(0;(21-([.$B18]-[.L$5])/20)))*[.$A18])))" office:value-type="float" office:value="0.5625" calcext:value-type="float">
            <text:p>0.56</text:p>
          </table:table-cell>
          <table:table-cell table:formula="of:=COM.MICROSOFT.SWITCH([.$D$3];&quot;Rounds2Kill&quot;;[.$E18]/(MIN(1;MAX(0;(21-([.$D18]-[.M$2])/20)))*[.M$3]*[.$R$1]);&quot;Rounds2Die&quot;;([.M$4]*[.$R$1])/(MIN(1;MAX(0;(21-([.$B18]-[.M$5])/20)))*[.$A18]);&quot;Kill/Die&quot;;([.$E18]/(MIN(1;MAX(0;(21-([.$D18]-[.M$2])/20)))*[.M$3]*[.$R$1]))/(([.M$4]*[.$R$1])/(MIN(1;MAX(0;(21-([.$B18]-[.M$5])/20)))*[.$A18])))" office:value-type="float" office:value="0.519230769230769" calcext:value-type="float">
            <text:p>0.52</text:p>
          </table:table-cell>
          <table:table-cell table:formula="of:=COM.MICROSOFT.SWITCH([.$D$3];&quot;Rounds2Kill&quot;;[.$E18]/(MIN(1;MAX(0;(21-([.$D18]-[.N$2])/20)))*[.N$3]*[.$R$1]);&quot;Rounds2Die&quot;;([.N$4]*[.$R$1])/(MIN(1;MAX(0;(21-([.$B18]-[.N$5])/20)))*[.$A18]);&quot;Kill/Die&quot;;([.$E18]/(MIN(1;MAX(0;(21-([.$D18]-[.N$2])/20)))*[.N$3]*[.$R$1]))/(([.N$4]*[.$R$1])/(MIN(1;MAX(0;(21-([.$B18]-[.N$5])/20)))*[.$A18])))" office:value-type="float" office:value="0.482142857142857" calcext:value-type="float">
            <text:p>0.48</text:p>
          </table:table-cell>
          <table:table-cell table:formula="of:=COM.MICROSOFT.SWITCH([.$D$3];&quot;Rounds2Kill&quot;;[.$E18]/(MIN(1;MAX(0;(21-([.$D18]-[.O$2])/20)))*[.O$3]*[.$R$1]);&quot;Rounds2Die&quot;;([.O$4]*[.$R$1])/(MIN(1;MAX(0;(21-([.$B18]-[.O$5])/20)))*[.$A18]);&quot;Kill/Die&quot;;([.$E18]/(MIN(1;MAX(0;(21-([.$D18]-[.O$2])/20)))*[.O$3]*[.$R$1]))/(([.O$4]*[.$R$1])/(MIN(1;MAX(0;(21-([.$B18]-[.O$5])/20)))*[.$A18])))" office:value-type="float" office:value="0.444444444444444" calcext:value-type="float">
            <text:p>0.44</text:p>
          </table:table-cell>
          <table:table-cell table:number-columns-repeated="3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8.5" calcext:value-type="float">
            <text:p>58.5</text:p>
          </table:table-cell>
          <table:table-cell table:formula="of:=COM.MICROSOFT.SWITCH([.$D$3];&quot;Rounds2Kill&quot;;[.$E19]/(MIN(1;MAX(0;(21-([.$D19]-[.F$2])/20)))*[.F$3]*[.$R$1]);&quot;Rounds2Die&quot;;([.F$4]*[.$R$1])/(MIN(1;MAX(0;(21-([.$B19]-[.F$5])/20)))*[.$A19]);&quot;Kill/Die&quot;;([.$E19]/(MIN(1;MAX(0;(21-([.$D19]-[.F$2])/20)))*[.F$3]*[.$R$1]))/(([.F$4]*[.$R$1])/(MIN(1;MAX(0;(21-([.$B19]-[.F$5])/20)))*[.$A19])))" office:value-type="float" office:value="1.44444444444444" calcext:value-type="float">
            <text:p>1.44</text:p>
          </table:table-cell>
          <table:table-cell table:formula="of:=COM.MICROSOFT.SWITCH([.$D$3];&quot;Rounds2Kill&quot;;[.$E19]/(MIN(1;MAX(0;(21-([.$D19]-[.G$2])/20)))*[.G$3]*[.$R$1]);&quot;Rounds2Die&quot;;([.G$4]*[.$R$1])/(MIN(1;MAX(0;(21-([.$B19]-[.G$5])/20)))*[.$A19]);&quot;Kill/Die&quot;;([.$E19]/(MIN(1;MAX(0;(21-([.$D19]-[.G$2])/20)))*[.G$3]*[.$R$1]))/(([.G$4]*[.$R$1])/(MIN(1;MAX(0;(21-([.$B19]-[.G$5])/20)))*[.$A19])))" office:value-type="float" office:value="1.21875" calcext:value-type="float">
            <text:p>1.22</text:p>
          </table:table-cell>
          <table:table-cell table:formula="of:=COM.MICROSOFT.SWITCH([.$D$3];&quot;Rounds2Kill&quot;;[.$E19]/(MIN(1;MAX(0;(21-([.$D19]-[.H$2])/20)))*[.H$3]*[.$R$1]);&quot;Rounds2Die&quot;;([.H$4]*[.$R$1])/(MIN(1;MAX(0;(21-([.$B19]-[.H$5])/20)))*[.$A19]);&quot;Kill/Die&quot;;([.$E19]/(MIN(1;MAX(0;(21-([.$D19]-[.H$2])/20)))*[.H$3]*[.$R$1]))/(([.H$4]*[.$R$1])/(MIN(1;MAX(0;(21-([.$B19]-[.H$5])/20)))*[.$A19])))" office:value-type="float" office:value="0.975" calcext:value-type="float">
            <text:p>0.98</text:p>
          </table:table-cell>
          <table:table-cell table:formula="of:=COM.MICROSOFT.SWITCH([.$D$3];&quot;Rounds2Kill&quot;;[.$E19]/(MIN(1;MAX(0;(21-([.$D19]-[.I$2])/20)))*[.I$3]*[.$R$1]);&quot;Rounds2Die&quot;;([.I$4]*[.$R$1])/(MIN(1;MAX(0;(21-([.$B19]-[.I$5])/20)))*[.$A19]);&quot;Kill/Die&quot;;([.$E19]/(MIN(1;MAX(0;(21-([.$D19]-[.I$2])/20)))*[.I$3]*[.$R$1]))/(([.I$4]*[.$R$1])/(MIN(1;MAX(0;(21-([.$B19]-[.I$5])/20)))*[.$A19])))" office:value-type="float" office:value="0.860294117647059" calcext:value-type="float">
            <text:p>0.86</text:p>
          </table:table-cell>
          <table:table-cell table:formula="of:=COM.MICROSOFT.SWITCH([.$D$3];&quot;Rounds2Kill&quot;;[.$E19]/(MIN(1;MAX(0;(21-([.$D19]-[.J$2])/20)))*[.J$3]*[.$R$1]);&quot;Rounds2Die&quot;;([.J$4]*[.$R$1])/(MIN(1;MAX(0;(21-([.$B19]-[.J$5])/20)))*[.$A19]);&quot;Kill/Die&quot;;([.$E19]/(MIN(1;MAX(0;(21-([.$D19]-[.J$2])/20)))*[.J$3]*[.$R$1]))/(([.J$4]*[.$R$1])/(MIN(1;MAX(0;(21-([.$B19]-[.J$5])/20)))*[.$A19])))" office:value-type="float" office:value="0.769736842105263" calcext:value-type="float">
            <text:p>0.77</text:p>
          </table:table-cell>
          <table:table-cell table:formula="of:=COM.MICROSOFT.SWITCH([.$D$3];&quot;Rounds2Kill&quot;;[.$E19]/(MIN(1;MAX(0;(21-([.$D19]-[.K$2])/20)))*[.K$3]*[.$R$1]);&quot;Rounds2Die&quot;;([.K$4]*[.$R$1])/(MIN(1;MAX(0;(21-([.$B19]-[.K$5])/20)))*[.$A19]);&quot;Kill/Die&quot;;([.$E19]/(MIN(1;MAX(0;(21-([.$D19]-[.K$2])/20)))*[.K$3]*[.$R$1]))/(([.K$4]*[.$R$1])/(MIN(1;MAX(0;(21-([.$B19]-[.K$5])/20)))*[.$A19])))" office:value-type="float" office:value="0.696428571428571" calcext:value-type="float">
            <text:p>0.70</text:p>
          </table:table-cell>
          <table:table-cell table:formula="of:=COM.MICROSOFT.SWITCH([.$D$3];&quot;Rounds2Kill&quot;;[.$E19]/(MIN(1;MAX(0;(21-([.$D19]-[.L$2])/20)))*[.L$3]*[.$R$1]);&quot;Rounds2Die&quot;;([.L$4]*[.$R$1])/(MIN(1;MAX(0;(21-([.$B19]-[.L$5])/20)))*[.$A19]);&quot;Kill/Die&quot;;([.$E19]/(MIN(1;MAX(0;(21-([.$D19]-[.L$2])/20)))*[.L$3]*[.$R$1]))/(([.L$4]*[.$R$1])/(MIN(1;MAX(0;(21-([.$B19]-[.L$5])/20)))*[.$A19])))" office:value-type="float" office:value="0.609375" calcext:value-type="float">
            <text:p>0.61</text:p>
          </table:table-cell>
          <table:table-cell table:formula="of:=COM.MICROSOFT.SWITCH([.$D$3];&quot;Rounds2Kill&quot;;[.$E19]/(MIN(1;MAX(0;(21-([.$D19]-[.M$2])/20)))*[.M$3]*[.$R$1]);&quot;Rounds2Die&quot;;([.M$4]*[.$R$1])/(MIN(1;MAX(0;(21-([.$B19]-[.M$5])/20)))*[.$A19]);&quot;Kill/Die&quot;;([.$E19]/(MIN(1;MAX(0;(21-([.$D19]-[.M$2])/20)))*[.M$3]*[.$R$1]))/(([.M$4]*[.$R$1])/(MIN(1;MAX(0;(21-([.$B19]-[.M$5])/20)))*[.$A19])))" office:value-type="float" office:value="0.5625" calcext:value-type="float">
            <text:p>0.56</text:p>
          </table:table-cell>
          <table:table-cell table:formula="of:=COM.MICROSOFT.SWITCH([.$D$3];&quot;Rounds2Kill&quot;;[.$E19]/(MIN(1;MAX(0;(21-([.$D19]-[.N$2])/20)))*[.N$3]*[.$R$1]);&quot;Rounds2Die&quot;;([.N$4]*[.$R$1])/(MIN(1;MAX(0;(21-([.$B19]-[.N$5])/20)))*[.$A19]);&quot;Kill/Die&quot;;([.$E19]/(MIN(1;MAX(0;(21-([.$D19]-[.N$2])/20)))*[.N$3]*[.$R$1]))/(([.N$4]*[.$R$1])/(MIN(1;MAX(0;(21-([.$B19]-[.N$5])/20)))*[.$A19])))" office:value-type="float" office:value="0.522321428571429" calcext:value-type="float">
            <text:p>0.52</text:p>
          </table:table-cell>
          <table:table-cell table:formula="of:=COM.MICROSOFT.SWITCH([.$D$3];&quot;Rounds2Kill&quot;;[.$E19]/(MIN(1;MAX(0;(21-([.$D19]-[.O$2])/20)))*[.O$3]*[.$R$1]);&quot;Rounds2Die&quot;;([.O$4]*[.$R$1])/(MIN(1;MAX(0;(21-([.$B19]-[.O$5])/20)))*[.$A19]);&quot;Kill/Die&quot;;([.$E19]/(MIN(1;MAX(0;(21-([.$D19]-[.O$2])/20)))*[.O$3]*[.$R$1]))/(([.O$4]*[.$R$1])/(MIN(1;MAX(0;(21-([.$B19]-[.O$5])/20)))*[.$A19])))" office:value-type="float" office:value="0.481481481481481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formula="of:=COM.MICROSOFT.SWITCH([.$D$3];&quot;Rounds2Kill&quot;;[.$E20]/(MIN(1;MAX(0;(21-([.$D20]-[.F$2])/20)))*[.F$3]*[.$R$1]);&quot;Rounds2Die&quot;;([.F$4]*[.$R$1])/(MIN(1;MAX(0;(21-([.$B20]-[.F$5])/20)))*[.$A20]);&quot;Kill/Die&quot;;([.$E20]/(MIN(1;MAX(0;(21-([.$D20]-[.F$2])/20)))*[.F$3]*[.$R$1]))/(([.F$4]*[.$R$1])/(MIN(1;MAX(0;(21-([.$B20]-[.F$5])/20)))*[.$A20])))" office:value-type="float" office:value="1.55555555555556" calcext:value-type="float">
            <text:p>1.56</text:p>
          </table:table-cell>
          <table:table-cell table:formula="of:=COM.MICROSOFT.SWITCH([.$D$3];&quot;Rounds2Kill&quot;;[.$E20]/(MIN(1;MAX(0;(21-([.$D20]-[.G$2])/20)))*[.G$3]*[.$R$1]);&quot;Rounds2Die&quot;;([.G$4]*[.$R$1])/(MIN(1;MAX(0;(21-([.$B20]-[.G$5])/20)))*[.$A20]);&quot;Kill/Die&quot;;([.$E20]/(MIN(1;MAX(0;(21-([.$D20]-[.G$2])/20)))*[.G$3]*[.$R$1]))/(([.G$4]*[.$R$1])/(MIN(1;MAX(0;(21-([.$B20]-[.G$5])/20)))*[.$A20])))" office:value-type="float" office:value="1.3125" calcext:value-type="float">
            <text:p>1.31</text:p>
          </table:table-cell>
          <table:table-cell table:formula="of:=COM.MICROSOFT.SWITCH([.$D$3];&quot;Rounds2Kill&quot;;[.$E20]/(MIN(1;MAX(0;(21-([.$D20]-[.H$2])/20)))*[.H$3]*[.$R$1]);&quot;Rounds2Die&quot;;([.H$4]*[.$R$1])/(MIN(1;MAX(0;(21-([.$B20]-[.H$5])/20)))*[.$A20]);&quot;Kill/Die&quot;;([.$E20]/(MIN(1;MAX(0;(21-([.$D20]-[.H$2])/20)))*[.H$3]*[.$R$1]))/(([.H$4]*[.$R$1])/(MIN(1;MAX(0;(21-([.$B20]-[.H$5])/20)))*[.$A20])))" office:value-type="float" office:value="1.05" calcext:value-type="float">
            <text:p>1.05</text:p>
          </table:table-cell>
          <table:table-cell table:formula="of:=COM.MICROSOFT.SWITCH([.$D$3];&quot;Rounds2Kill&quot;;[.$E20]/(MIN(1;MAX(0;(21-([.$D20]-[.I$2])/20)))*[.I$3]*[.$R$1]);&quot;Rounds2Die&quot;;([.I$4]*[.$R$1])/(MIN(1;MAX(0;(21-([.$B20]-[.I$5])/20)))*[.$A20]);&quot;Kill/Die&quot;;([.$E20]/(MIN(1;MAX(0;(21-([.$D20]-[.I$2])/20)))*[.I$3]*[.$R$1]))/(([.I$4]*[.$R$1])/(MIN(1;MAX(0;(21-([.$B20]-[.I$5])/20)))*[.$A20])))" office:value-type="float" office:value="0.926470588235294" calcext:value-type="float">
            <text:p>0.93</text:p>
          </table:table-cell>
          <table:table-cell table:formula="of:=COM.MICROSOFT.SWITCH([.$D$3];&quot;Rounds2Kill&quot;;[.$E20]/(MIN(1;MAX(0;(21-([.$D20]-[.J$2])/20)))*[.J$3]*[.$R$1]);&quot;Rounds2Die&quot;;([.J$4]*[.$R$1])/(MIN(1;MAX(0;(21-([.$B20]-[.J$5])/20)))*[.$A20]);&quot;Kill/Die&quot;;([.$E20]/(MIN(1;MAX(0;(21-([.$D20]-[.J$2])/20)))*[.J$3]*[.$R$1]))/(([.J$4]*[.$R$1])/(MIN(1;MAX(0;(21-([.$B20]-[.J$5])/20)))*[.$A20])))" office:value-type="float" office:value="0.828947368421053" calcext:value-type="float">
            <text:p>0.83</text:p>
          </table:table-cell>
          <table:table-cell table:formula="of:=COM.MICROSOFT.SWITCH([.$D$3];&quot;Rounds2Kill&quot;;[.$E20]/(MIN(1;MAX(0;(21-([.$D20]-[.K$2])/20)))*[.K$3]*[.$R$1]);&quot;Rounds2Die&quot;;([.K$4]*[.$R$1])/(MIN(1;MAX(0;(21-([.$B20]-[.K$5])/20)))*[.$A20]);&quot;Kill/Die&quot;;([.$E20]/(MIN(1;MAX(0;(21-([.$D20]-[.K$2])/20)))*[.K$3]*[.$R$1]))/(([.K$4]*[.$R$1])/(MIN(1;MAX(0;(21-([.$B20]-[.K$5])/20)))*[.$A20])))" office:value-type="float" office:value="0.75" calcext:value-type="float">
            <text:p>0.75</text:p>
          </table:table-cell>
          <table:table-cell table:formula="of:=COM.MICROSOFT.SWITCH([.$D$3];&quot;Rounds2Kill&quot;;[.$E20]/(MIN(1;MAX(0;(21-([.$D20]-[.L$2])/20)))*[.L$3]*[.$R$1]);&quot;Rounds2Die&quot;;([.L$4]*[.$R$1])/(MIN(1;MAX(0;(21-([.$B20]-[.L$5])/20)))*[.$A20]);&quot;Kill/Die&quot;;([.$E20]/(MIN(1;MAX(0;(21-([.$D20]-[.L$2])/20)))*[.L$3]*[.$R$1]))/(([.L$4]*[.$R$1])/(MIN(1;MAX(0;(21-([.$B20]-[.L$5])/20)))*[.$A20])))" office:value-type="float" office:value="0.65625" calcext:value-type="float">
            <text:p>0.66</text:p>
          </table:table-cell>
          <table:table-cell table:formula="of:=COM.MICROSOFT.SWITCH([.$D$3];&quot;Rounds2Kill&quot;;[.$E20]/(MIN(1;MAX(0;(21-([.$D20]-[.M$2])/20)))*[.M$3]*[.$R$1]);&quot;Rounds2Die&quot;;([.M$4]*[.$R$1])/(MIN(1;MAX(0;(21-([.$B20]-[.M$5])/20)))*[.$A20]);&quot;Kill/Die&quot;;([.$E20]/(MIN(1;MAX(0;(21-([.$D20]-[.M$2])/20)))*[.M$3]*[.$R$1]))/(([.M$4]*[.$R$1])/(MIN(1;MAX(0;(21-([.$B20]-[.M$5])/20)))*[.$A20])))" office:value-type="float" office:value="0.605769230769231" calcext:value-type="float">
            <text:p>0.61</text:p>
          </table:table-cell>
          <table:table-cell table:formula="of:=COM.MICROSOFT.SWITCH([.$D$3];&quot;Rounds2Kill&quot;;[.$E20]/(MIN(1;MAX(0;(21-([.$D20]-[.N$2])/20)))*[.N$3]*[.$R$1]);&quot;Rounds2Die&quot;;([.N$4]*[.$R$1])/(MIN(1;MAX(0;(21-([.$B20]-[.N$5])/20)))*[.$A20]);&quot;Kill/Die&quot;;([.$E20]/(MIN(1;MAX(0;(21-([.$D20]-[.N$2])/20)))*[.N$3]*[.$R$1]))/(([.N$4]*[.$R$1])/(MIN(1;MAX(0;(21-([.$B20]-[.N$5])/20)))*[.$A20])))" office:value-type="float" office:value="0.5625" calcext:value-type="float">
            <text:p>0.56</text:p>
          </table:table-cell>
          <table:table-cell table:formula="of:=COM.MICROSOFT.SWITCH([.$D$3];&quot;Rounds2Kill&quot;;[.$E20]/(MIN(1;MAX(0;(21-([.$D20]-[.O$2])/20)))*[.O$3]*[.$R$1]);&quot;Rounds2Die&quot;;([.O$4]*[.$R$1])/(MIN(1;MAX(0;(21-([.$B20]-[.O$5])/20)))*[.$A20]);&quot;Kill/Die&quot;;([.$E20]/(MIN(1;MAX(0;(21-([.$D20]-[.O$2])/20)))*[.O$3]*[.$R$1]))/(([.O$4]*[.$R$1])/(MIN(1;MAX(0;(21-([.$B20]-[.O$5])/20)))*[.$A20])))" office:value-type="float" office:value="0.518518518518519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7.5" calcext:value-type="float">
            <text:p>67.5</text:p>
          </table:table-cell>
          <table:table-cell table:formula="of:=COM.MICROSOFT.SWITCH([.$D$3];&quot;Rounds2Kill&quot;;[.$E21]/(MIN(1;MAX(0;(21-([.$D21]-[.F$2])/20)))*[.F$3]*[.$R$1]);&quot;Rounds2Die&quot;;([.F$4]*[.$R$1])/(MIN(1;MAX(0;(21-([.$B21]-[.F$5])/20)))*[.$A21]);&quot;Kill/Die&quot;;([.$E21]/(MIN(1;MAX(0;(21-([.$D21]-[.F$2])/20)))*[.F$3]*[.$R$1]))/(([.F$4]*[.$R$1])/(MIN(1;MAX(0;(21-([.$B21]-[.F$5])/20)))*[.$A21])))" office:value-type="float" office:value="1.66666666666667" calcext:value-type="float">
            <text:p>1.67</text:p>
          </table:table-cell>
          <table:table-cell table:formula="of:=COM.MICROSOFT.SWITCH([.$D$3];&quot;Rounds2Kill&quot;;[.$E21]/(MIN(1;MAX(0;(21-([.$D21]-[.G$2])/20)))*[.G$3]*[.$R$1]);&quot;Rounds2Die&quot;;([.G$4]*[.$R$1])/(MIN(1;MAX(0;(21-([.$B21]-[.G$5])/20)))*[.$A21]);&quot;Kill/Die&quot;;([.$E21]/(MIN(1;MAX(0;(21-([.$D21]-[.G$2])/20)))*[.G$3]*[.$R$1]))/(([.G$4]*[.$R$1])/(MIN(1;MAX(0;(21-([.$B21]-[.G$5])/20)))*[.$A21])))" office:value-type="float" office:value="1.40625" calcext:value-type="float">
            <text:p>1.41</text:p>
          </table:table-cell>
          <table:table-cell table:formula="of:=COM.MICROSOFT.SWITCH([.$D$3];&quot;Rounds2Kill&quot;;[.$E21]/(MIN(1;MAX(0;(21-([.$D21]-[.H$2])/20)))*[.H$3]*[.$R$1]);&quot;Rounds2Die&quot;;([.H$4]*[.$R$1])/(MIN(1;MAX(0;(21-([.$B21]-[.H$5])/20)))*[.$A21]);&quot;Kill/Die&quot;;([.$E21]/(MIN(1;MAX(0;(21-([.$D21]-[.H$2])/20)))*[.H$3]*[.$R$1]))/(([.H$4]*[.$R$1])/(MIN(1;MAX(0;(21-([.$B21]-[.H$5])/20)))*[.$A21])))" office:value-type="float" office:value="1.125" calcext:value-type="float">
            <text:p>1.13</text:p>
          </table:table-cell>
          <table:table-cell table:formula="of:=COM.MICROSOFT.SWITCH([.$D$3];&quot;Rounds2Kill&quot;;[.$E21]/(MIN(1;MAX(0;(21-([.$D21]-[.I$2])/20)))*[.I$3]*[.$R$1]);&quot;Rounds2Die&quot;;([.I$4]*[.$R$1])/(MIN(1;MAX(0;(21-([.$B21]-[.I$5])/20)))*[.$A21]);&quot;Kill/Die&quot;;([.$E21]/(MIN(1;MAX(0;(21-([.$D21]-[.I$2])/20)))*[.I$3]*[.$R$1]))/(([.I$4]*[.$R$1])/(MIN(1;MAX(0;(21-([.$B21]-[.I$5])/20)))*[.$A21])))" office:value-type="float" office:value="0.992647058823529" calcext:value-type="float">
            <text:p>0.99</text:p>
          </table:table-cell>
          <table:table-cell table:formula="of:=COM.MICROSOFT.SWITCH([.$D$3];&quot;Rounds2Kill&quot;;[.$E21]/(MIN(1;MAX(0;(21-([.$D21]-[.J$2])/20)))*[.J$3]*[.$R$1]);&quot;Rounds2Die&quot;;([.J$4]*[.$R$1])/(MIN(1;MAX(0;(21-([.$B21]-[.J$5])/20)))*[.$A21]);&quot;Kill/Die&quot;;([.$E21]/(MIN(1;MAX(0;(21-([.$D21]-[.J$2])/20)))*[.J$3]*[.$R$1]))/(([.J$4]*[.$R$1])/(MIN(1;MAX(0;(21-([.$B21]-[.J$5])/20)))*[.$A21])))" office:value-type="float" office:value="0.888157894736842" calcext:value-type="float">
            <text:p>0.89</text:p>
          </table:table-cell>
          <table:table-cell table:formula="of:=COM.MICROSOFT.SWITCH([.$D$3];&quot;Rounds2Kill&quot;;[.$E21]/(MIN(1;MAX(0;(21-([.$D21]-[.K$2])/20)))*[.K$3]*[.$R$1]);&quot;Rounds2Die&quot;;([.K$4]*[.$R$1])/(MIN(1;MAX(0;(21-([.$B21]-[.K$5])/20)))*[.$A21]);&quot;Kill/Die&quot;;([.$E21]/(MIN(1;MAX(0;(21-([.$D21]-[.K$2])/20)))*[.K$3]*[.$R$1]))/(([.K$4]*[.$R$1])/(MIN(1;MAX(0;(21-([.$B21]-[.K$5])/20)))*[.$A21])))" office:value-type="float" office:value="0.803571428571429" calcext:value-type="float">
            <text:p>0.80</text:p>
          </table:table-cell>
          <table:table-cell table:formula="of:=COM.MICROSOFT.SWITCH([.$D$3];&quot;Rounds2Kill&quot;;[.$E21]/(MIN(1;MAX(0;(21-([.$D21]-[.L$2])/20)))*[.L$3]*[.$R$1]);&quot;Rounds2Die&quot;;([.L$4]*[.$R$1])/(MIN(1;MAX(0;(21-([.$B21]-[.L$5])/20)))*[.$A21]);&quot;Kill/Die&quot;;([.$E21]/(MIN(1;MAX(0;(21-([.$D21]-[.L$2])/20)))*[.L$3]*[.$R$1]))/(([.L$4]*[.$R$1])/(MIN(1;MAX(0;(21-([.$B21]-[.L$5])/20)))*[.$A21])))" office:value-type="float" office:value="0.703125" calcext:value-type="float">
            <text:p>0.70</text:p>
          </table:table-cell>
          <table:table-cell table:formula="of:=COM.MICROSOFT.SWITCH([.$D$3];&quot;Rounds2Kill&quot;;[.$E21]/(MIN(1;MAX(0;(21-([.$D21]-[.M$2])/20)))*[.M$3]*[.$R$1]);&quot;Rounds2Die&quot;;([.M$4]*[.$R$1])/(MIN(1;MAX(0;(21-([.$B21]-[.M$5])/20)))*[.$A21]);&quot;Kill/Die&quot;;([.$E21]/(MIN(1;MAX(0;(21-([.$D21]-[.M$2])/20)))*[.M$3]*[.$R$1]))/(([.M$4]*[.$R$1])/(MIN(1;MAX(0;(21-([.$B21]-[.M$5])/20)))*[.$A21])))" office:value-type="float" office:value="0.649038461538462" calcext:value-type="float">
            <text:p>0.65</text:p>
          </table:table-cell>
          <table:table-cell table:formula="of:=COM.MICROSOFT.SWITCH([.$D$3];&quot;Rounds2Kill&quot;;[.$E21]/(MIN(1;MAX(0;(21-([.$D21]-[.N$2])/20)))*[.N$3]*[.$R$1]);&quot;Rounds2Die&quot;;([.N$4]*[.$R$1])/(MIN(1;MAX(0;(21-([.$B21]-[.N$5])/20)))*[.$A21]);&quot;Kill/Die&quot;;([.$E21]/(MIN(1;MAX(0;(21-([.$D21]-[.N$2])/20)))*[.N$3]*[.$R$1]))/(([.N$4]*[.$R$1])/(MIN(1;MAX(0;(21-([.$B21]-[.N$5])/20)))*[.$A21])))" office:value-type="float" office:value="0.602678571428571" calcext:value-type="float">
            <text:p>0.60</text:p>
          </table:table-cell>
          <table:table-cell table:formula="of:=COM.MICROSOFT.SWITCH([.$D$3];&quot;Rounds2Kill&quot;;[.$E21]/(MIN(1;MAX(0;(21-([.$D21]-[.O$2])/20)))*[.O$3]*[.$R$1]);&quot;Rounds2Die&quot;;([.O$4]*[.$R$1])/(MIN(1;MAX(0;(21-([.$B21]-[.O$5])/20)))*[.$A21]);&quot;Kill/Die&quot;;([.$E21]/(MIN(1;MAX(0;(21-([.$D21]-[.O$2])/20)))*[.O$3]*[.$R$1]))/(([.O$4]*[.$R$1])/(MIN(1;MAX(0;(21-([.$B21]-[.O$5])/20)))*[.$A21])))" office:value-type="float" office:value="0.555555555555556" calcext:value-type="float">
            <text:p>0.5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formula="of:=COM.MICROSOFT.SWITCH([.$D$3];&quot;Rounds2Kill&quot;;[.$E22]/(MIN(1;MAX(0;(21-([.$D22]-[.F$2])/20)))*[.F$3]*[.$R$1]);&quot;Rounds2Die&quot;;([.F$4]*[.$R$1])/(MIN(1;MAX(0;(21-([.$B22]-[.F$5])/20)))*[.$A22]);&quot;Kill/Die&quot;;([.$E22]/(MIN(1;MAX(0;(21-([.$D22]-[.F$2])/20)))*[.F$3]*[.$R$1]))/(([.F$4]*[.$R$1])/(MIN(1;MAX(0;(21-([.$B22]-[.F$5])/20)))*[.$A22])))" office:value-type="float" office:value="1.77777777777778" calcext:value-type="float">
            <text:p>1.78</text:p>
          </table:table-cell>
          <table:table-cell table:formula="of:=COM.MICROSOFT.SWITCH([.$D$3];&quot;Rounds2Kill&quot;;[.$E22]/(MIN(1;MAX(0;(21-([.$D22]-[.G$2])/20)))*[.G$3]*[.$R$1]);&quot;Rounds2Die&quot;;([.G$4]*[.$R$1])/(MIN(1;MAX(0;(21-([.$B22]-[.G$5])/20)))*[.$A22]);&quot;Kill/Die&quot;;([.$E22]/(MIN(1;MAX(0;(21-([.$D22]-[.G$2])/20)))*[.G$3]*[.$R$1]))/(([.G$4]*[.$R$1])/(MIN(1;MAX(0;(21-([.$B22]-[.G$5])/20)))*[.$A22])))" office:value-type="float" office:value="1.5" calcext:value-type="float">
            <text:p>1.50</text:p>
          </table:table-cell>
          <table:table-cell table:formula="of:=COM.MICROSOFT.SWITCH([.$D$3];&quot;Rounds2Kill&quot;;[.$E22]/(MIN(1;MAX(0;(21-([.$D22]-[.H$2])/20)))*[.H$3]*[.$R$1]);&quot;Rounds2Die&quot;;([.H$4]*[.$R$1])/(MIN(1;MAX(0;(21-([.$B22]-[.H$5])/20)))*[.$A22]);&quot;Kill/Die&quot;;([.$E22]/(MIN(1;MAX(0;(21-([.$D22]-[.H$2])/20)))*[.H$3]*[.$R$1]))/(([.H$4]*[.$R$1])/(MIN(1;MAX(0;(21-([.$B22]-[.H$5])/20)))*[.$A22])))" office:value-type="float" office:value="1.2" calcext:value-type="float">
            <text:p>1.20</text:p>
          </table:table-cell>
          <table:table-cell table:formula="of:=COM.MICROSOFT.SWITCH([.$D$3];&quot;Rounds2Kill&quot;;[.$E22]/(MIN(1;MAX(0;(21-([.$D22]-[.I$2])/20)))*[.I$3]*[.$R$1]);&quot;Rounds2Die&quot;;([.I$4]*[.$R$1])/(MIN(1;MAX(0;(21-([.$B22]-[.I$5])/20)))*[.$A22]);&quot;Kill/Die&quot;;([.$E22]/(MIN(1;MAX(0;(21-([.$D22]-[.I$2])/20)))*[.I$3]*[.$R$1]))/(([.I$4]*[.$R$1])/(MIN(1;MAX(0;(21-([.$B22]-[.I$5])/20)))*[.$A22])))" office:value-type="float" office:value="1.05882352941176" calcext:value-type="float">
            <text:p>1.06</text:p>
          </table:table-cell>
          <table:table-cell table:formula="of:=COM.MICROSOFT.SWITCH([.$D$3];&quot;Rounds2Kill&quot;;[.$E22]/(MIN(1;MAX(0;(21-([.$D22]-[.J$2])/20)))*[.J$3]*[.$R$1]);&quot;Rounds2Die&quot;;([.J$4]*[.$R$1])/(MIN(1;MAX(0;(21-([.$B22]-[.J$5])/20)))*[.$A22]);&quot;Kill/Die&quot;;([.$E22]/(MIN(1;MAX(0;(21-([.$D22]-[.J$2])/20)))*[.J$3]*[.$R$1]))/(([.J$4]*[.$R$1])/(MIN(1;MAX(0;(21-([.$B22]-[.J$5])/20)))*[.$A22])))" office:value-type="float" office:value="0.947368421052632" calcext:value-type="float">
            <text:p>0.95</text:p>
          </table:table-cell>
          <table:table-cell table:formula="of:=COM.MICROSOFT.SWITCH([.$D$3];&quot;Rounds2Kill&quot;;[.$E22]/(MIN(1;MAX(0;(21-([.$D22]-[.K$2])/20)))*[.K$3]*[.$R$1]);&quot;Rounds2Die&quot;;([.K$4]*[.$R$1])/(MIN(1;MAX(0;(21-([.$B22]-[.K$5])/20)))*[.$A22]);&quot;Kill/Die&quot;;([.$E22]/(MIN(1;MAX(0;(21-([.$D22]-[.K$2])/20)))*[.K$3]*[.$R$1]))/(([.K$4]*[.$R$1])/(MIN(1;MAX(0;(21-([.$B22]-[.K$5])/20)))*[.$A22])))" office:value-type="float" office:value="0.857142857142857" calcext:value-type="float">
            <text:p>0.86</text:p>
          </table:table-cell>
          <table:table-cell table:formula="of:=COM.MICROSOFT.SWITCH([.$D$3];&quot;Rounds2Kill&quot;;[.$E22]/(MIN(1;MAX(0;(21-([.$D22]-[.L$2])/20)))*[.L$3]*[.$R$1]);&quot;Rounds2Die&quot;;([.L$4]*[.$R$1])/(MIN(1;MAX(0;(21-([.$B22]-[.L$5])/20)))*[.$A22]);&quot;Kill/Die&quot;;([.$E22]/(MIN(1;MAX(0;(21-([.$D22]-[.L$2])/20)))*[.L$3]*[.$R$1]))/(([.L$4]*[.$R$1])/(MIN(1;MAX(0;(21-([.$B22]-[.L$5])/20)))*[.$A22])))" office:value-type="float" office:value="0.75" calcext:value-type="float">
            <text:p>0.75</text:p>
          </table:table-cell>
          <table:table-cell table:formula="of:=COM.MICROSOFT.SWITCH([.$D$3];&quot;Rounds2Kill&quot;;[.$E22]/(MIN(1;MAX(0;(21-([.$D22]-[.M$2])/20)))*[.M$3]*[.$R$1]);&quot;Rounds2Die&quot;;([.M$4]*[.$R$1])/(MIN(1;MAX(0;(21-([.$B22]-[.M$5])/20)))*[.$A22]);&quot;Kill/Die&quot;;([.$E22]/(MIN(1;MAX(0;(21-([.$D22]-[.M$2])/20)))*[.M$3]*[.$R$1]))/(([.M$4]*[.$R$1])/(MIN(1;MAX(0;(21-([.$B22]-[.M$5])/20)))*[.$A22])))" office:value-type="float" office:value="0.692307692307692" calcext:value-type="float">
            <text:p>0.69</text:p>
          </table:table-cell>
          <table:table-cell table:formula="of:=COM.MICROSOFT.SWITCH([.$D$3];&quot;Rounds2Kill&quot;;[.$E22]/(MIN(1;MAX(0;(21-([.$D22]-[.N$2])/20)))*[.N$3]*[.$R$1]);&quot;Rounds2Die&quot;;([.N$4]*[.$R$1])/(MIN(1;MAX(0;(21-([.$B22]-[.N$5])/20)))*[.$A22]);&quot;Kill/Die&quot;;([.$E22]/(MIN(1;MAX(0;(21-([.$D22]-[.N$2])/20)))*[.N$3]*[.$R$1]))/(([.N$4]*[.$R$1])/(MIN(1;MAX(0;(21-([.$B22]-[.N$5])/20)))*[.$A22])))" office:value-type="float" office:value="0.642857142857143" calcext:value-type="float">
            <text:p>0.64</text:p>
          </table:table-cell>
          <table:table-cell table:formula="of:=COM.MICROSOFT.SWITCH([.$D$3];&quot;Rounds2Kill&quot;;[.$E22]/(MIN(1;MAX(0;(21-([.$D22]-[.O$2])/20)))*[.O$3]*[.$R$1]);&quot;Rounds2Die&quot;;([.O$4]*[.$R$1])/(MIN(1;MAX(0;(21-([.$B22]-[.O$5])/20)))*[.$A22]);&quot;Kill/Die&quot;;([.$E22]/(MIN(1;MAX(0;(21-([.$D22]-[.O$2])/20)))*[.O$3]*[.$R$1]))/(([.O$4]*[.$R$1])/(MIN(1;MAX(0;(21-([.$B22]-[.O$5])/20)))*[.$A22])))" office:value-type="float" office:value="0.592592592592593" calcext:value-type="float">
            <text:p>0.59</text:p>
          </table:table-cell>
          <table:table-cell table:number-columns-repeated="3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6.5" calcext:value-type="float">
            <text:p>76.5</text:p>
          </table:table-cell>
          <table:table-cell table:formula="of:=COM.MICROSOFT.SWITCH([.$D$3];&quot;Rounds2Kill&quot;;[.$E23]/(MIN(1;MAX(0;(21-([.$D23]-[.F$2])/20)))*[.F$3]*[.$R$1]);&quot;Rounds2Die&quot;;([.F$4]*[.$R$1])/(MIN(1;MAX(0;(21-([.$B23]-[.F$5])/20)))*[.$A23]);&quot;Kill/Die&quot;;([.$E23]/(MIN(1;MAX(0;(21-([.$D23]-[.F$2])/20)))*[.F$3]*[.$R$1]))/(([.F$4]*[.$R$1])/(MIN(1;MAX(0;(21-([.$B23]-[.F$5])/20)))*[.$A23])))" office:value-type="float" office:value="1.88888888888889" calcext:value-type="float">
            <text:p>1.89</text:p>
          </table:table-cell>
          <table:table-cell table:formula="of:=COM.MICROSOFT.SWITCH([.$D$3];&quot;Rounds2Kill&quot;;[.$E23]/(MIN(1;MAX(0;(21-([.$D23]-[.G$2])/20)))*[.G$3]*[.$R$1]);&quot;Rounds2Die&quot;;([.G$4]*[.$R$1])/(MIN(1;MAX(0;(21-([.$B23]-[.G$5])/20)))*[.$A23]);&quot;Kill/Die&quot;;([.$E23]/(MIN(1;MAX(0;(21-([.$D23]-[.G$2])/20)))*[.G$3]*[.$R$1]))/(([.G$4]*[.$R$1])/(MIN(1;MAX(0;(21-([.$B23]-[.G$5])/20)))*[.$A23])))" office:value-type="float" office:value="1.59375" calcext:value-type="float">
            <text:p>1.59</text:p>
          </table:table-cell>
          <table:table-cell table:formula="of:=COM.MICROSOFT.SWITCH([.$D$3];&quot;Rounds2Kill&quot;;[.$E23]/(MIN(1;MAX(0;(21-([.$D23]-[.H$2])/20)))*[.H$3]*[.$R$1]);&quot;Rounds2Die&quot;;([.H$4]*[.$R$1])/(MIN(1;MAX(0;(21-([.$B23]-[.H$5])/20)))*[.$A23]);&quot;Kill/Die&quot;;([.$E23]/(MIN(1;MAX(0;(21-([.$D23]-[.H$2])/20)))*[.H$3]*[.$R$1]))/(([.H$4]*[.$R$1])/(MIN(1;MAX(0;(21-([.$B23]-[.H$5])/20)))*[.$A23])))" office:value-type="float" office:value="1.275" calcext:value-type="float">
            <text:p>1.28</text:p>
          </table:table-cell>
          <table:table-cell table:formula="of:=COM.MICROSOFT.SWITCH([.$D$3];&quot;Rounds2Kill&quot;;[.$E23]/(MIN(1;MAX(0;(21-([.$D23]-[.I$2])/20)))*[.I$3]*[.$R$1]);&quot;Rounds2Die&quot;;([.I$4]*[.$R$1])/(MIN(1;MAX(0;(21-([.$B23]-[.I$5])/20)))*[.$A23]);&quot;Kill/Die&quot;;([.$E23]/(MIN(1;MAX(0;(21-([.$D23]-[.I$2])/20)))*[.I$3]*[.$R$1]))/(([.I$4]*[.$R$1])/(MIN(1;MAX(0;(21-([.$B23]-[.I$5])/20)))*[.$A23])))" office:value-type="float" office:value="1.125" calcext:value-type="float">
            <text:p>1.13</text:p>
          </table:table-cell>
          <table:table-cell table:formula="of:=COM.MICROSOFT.SWITCH([.$D$3];&quot;Rounds2Kill&quot;;[.$E23]/(MIN(1;MAX(0;(21-([.$D23]-[.J$2])/20)))*[.J$3]*[.$R$1]);&quot;Rounds2Die&quot;;([.J$4]*[.$R$1])/(MIN(1;MAX(0;(21-([.$B23]-[.J$5])/20)))*[.$A23]);&quot;Kill/Die&quot;;([.$E23]/(MIN(1;MAX(0;(21-([.$D23]-[.J$2])/20)))*[.J$3]*[.$R$1]))/(([.J$4]*[.$R$1])/(MIN(1;MAX(0;(21-([.$B23]-[.J$5])/20)))*[.$A23])))" office:value-type="float" office:value="1.00657894736842" calcext:value-type="float">
            <text:p>1.01</text:p>
          </table:table-cell>
          <table:table-cell table:formula="of:=COM.MICROSOFT.SWITCH([.$D$3];&quot;Rounds2Kill&quot;;[.$E23]/(MIN(1;MAX(0;(21-([.$D23]-[.K$2])/20)))*[.K$3]*[.$R$1]);&quot;Rounds2Die&quot;;([.K$4]*[.$R$1])/(MIN(1;MAX(0;(21-([.$B23]-[.K$5])/20)))*[.$A23]);&quot;Kill/Die&quot;;([.$E23]/(MIN(1;MAX(0;(21-([.$D23]-[.K$2])/20)))*[.K$3]*[.$R$1]))/(([.K$4]*[.$R$1])/(MIN(1;MAX(0;(21-([.$B23]-[.K$5])/20)))*[.$A23])))" office:value-type="float" office:value="0.910714285714286" calcext:value-type="float">
            <text:p>0.91</text:p>
          </table:table-cell>
          <table:table-cell table:formula="of:=COM.MICROSOFT.SWITCH([.$D$3];&quot;Rounds2Kill&quot;;[.$E23]/(MIN(1;MAX(0;(21-([.$D23]-[.L$2])/20)))*[.L$3]*[.$R$1]);&quot;Rounds2Die&quot;;([.L$4]*[.$R$1])/(MIN(1;MAX(0;(21-([.$B23]-[.L$5])/20)))*[.$A23]);&quot;Kill/Die&quot;;([.$E23]/(MIN(1;MAX(0;(21-([.$D23]-[.L$2])/20)))*[.L$3]*[.$R$1]))/(([.L$4]*[.$R$1])/(MIN(1;MAX(0;(21-([.$B23]-[.L$5])/20)))*[.$A23])))" office:value-type="float" office:value="0.796875" calcext:value-type="float">
            <text:p>0.80</text:p>
          </table:table-cell>
          <table:table-cell table:formula="of:=COM.MICROSOFT.SWITCH([.$D$3];&quot;Rounds2Kill&quot;;[.$E23]/(MIN(1;MAX(0;(21-([.$D23]-[.M$2])/20)))*[.M$3]*[.$R$1]);&quot;Rounds2Die&quot;;([.M$4]*[.$R$1])/(MIN(1;MAX(0;(21-([.$B23]-[.M$5])/20)))*[.$A23]);&quot;Kill/Die&quot;;([.$E23]/(MIN(1;MAX(0;(21-([.$D23]-[.M$2])/20)))*[.M$3]*[.$R$1]))/(([.M$4]*[.$R$1])/(MIN(1;MAX(0;(21-([.$B23]-[.M$5])/20)))*[.$A23])))" office:value-type="float" office:value="0.735576923076923" calcext:value-type="float">
            <text:p>0.74</text:p>
          </table:table-cell>
          <table:table-cell table:formula="of:=COM.MICROSOFT.SWITCH([.$D$3];&quot;Rounds2Kill&quot;;[.$E23]/(MIN(1;MAX(0;(21-([.$D23]-[.N$2])/20)))*[.N$3]*[.$R$1]);&quot;Rounds2Die&quot;;([.N$4]*[.$R$1])/(MIN(1;MAX(0;(21-([.$B23]-[.N$5])/20)))*[.$A23]);&quot;Kill/Die&quot;;([.$E23]/(MIN(1;MAX(0;(21-([.$D23]-[.N$2])/20)))*[.N$3]*[.$R$1]))/(([.N$4]*[.$R$1])/(MIN(1;MAX(0;(21-([.$B23]-[.N$5])/20)))*[.$A23])))" office:value-type="float" office:value="0.683035714285714" calcext:value-type="float">
            <text:p>0.68</text:p>
          </table:table-cell>
          <table:table-cell table:formula="of:=COM.MICROSOFT.SWITCH([.$D$3];&quot;Rounds2Kill&quot;;[.$E23]/(MIN(1;MAX(0;(21-([.$D23]-[.O$2])/20)))*[.O$3]*[.$R$1]);&quot;Rounds2Die&quot;;([.O$4]*[.$R$1])/(MIN(1;MAX(0;(21-([.$B23]-[.O$5])/20)))*[.$A23]);&quot;Kill/Die&quot;;([.$E23]/(MIN(1;MAX(0;(21-([.$D23]-[.O$2])/20)))*[.O$3]*[.$R$1]))/(([.O$4]*[.$R$1])/(MIN(1;MAX(0;(21-([.$B23]-[.O$5])/20)))*[.$A23])))" office:value-type="float" office:value="0.6296296296296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formula="of:=COM.MICROSOFT.SWITCH([.$D$3];&quot;Rounds2Kill&quot;;[.$E24]/(MIN(1;MAX(0;(21-([.$D24]-[.F$2])/20)))*[.F$3]*[.$R$1]);&quot;Rounds2Die&quot;;([.F$4]*[.$R$1])/(MIN(1;MAX(0;(21-([.$B24]-[.F$5])/20)))*[.$A24]);&quot;Kill/Die&quot;;([.$E24]/(MIN(1;MAX(0;(21-([.$D24]-[.F$2])/20)))*[.F$3]*[.$R$1]))/(([.F$4]*[.$R$1])/(MIN(1;MAX(0;(21-([.$B24]-[.F$5])/20)))*[.$A24])))" office:value-type="float" office:value="2" calcext:value-type="float">
            <text:p>2.00</text:p>
          </table:table-cell>
          <table:table-cell table:formula="of:=COM.MICROSOFT.SWITCH([.$D$3];&quot;Rounds2Kill&quot;;[.$E24]/(MIN(1;MAX(0;(21-([.$D24]-[.G$2])/20)))*[.G$3]*[.$R$1]);&quot;Rounds2Die&quot;;([.G$4]*[.$R$1])/(MIN(1;MAX(0;(21-([.$B24]-[.G$5])/20)))*[.$A24]);&quot;Kill/Die&quot;;([.$E24]/(MIN(1;MAX(0;(21-([.$D24]-[.G$2])/20)))*[.G$3]*[.$R$1]))/(([.G$4]*[.$R$1])/(MIN(1;MAX(0;(21-([.$B24]-[.G$5])/20)))*[.$A24])))" office:value-type="float" office:value="1.6875" calcext:value-type="float">
            <text:p>1.69</text:p>
          </table:table-cell>
          <table:table-cell table:formula="of:=COM.MICROSOFT.SWITCH([.$D$3];&quot;Rounds2Kill&quot;;[.$E24]/(MIN(1;MAX(0;(21-([.$D24]-[.H$2])/20)))*[.H$3]*[.$R$1]);&quot;Rounds2Die&quot;;([.H$4]*[.$R$1])/(MIN(1;MAX(0;(21-([.$B24]-[.H$5])/20)))*[.$A24]);&quot;Kill/Die&quot;;([.$E24]/(MIN(1;MAX(0;(21-([.$D24]-[.H$2])/20)))*[.H$3]*[.$R$1]))/(([.H$4]*[.$R$1])/(MIN(1;MAX(0;(21-([.$B24]-[.H$5])/20)))*[.$A24])))" office:value-type="float" office:value="1.35" calcext:value-type="float">
            <text:p>1.35</text:p>
          </table:table-cell>
          <table:table-cell table:formula="of:=COM.MICROSOFT.SWITCH([.$D$3];&quot;Rounds2Kill&quot;;[.$E24]/(MIN(1;MAX(0;(21-([.$D24]-[.I$2])/20)))*[.I$3]*[.$R$1]);&quot;Rounds2Die&quot;;([.I$4]*[.$R$1])/(MIN(1;MAX(0;(21-([.$B24]-[.I$5])/20)))*[.$A24]);&quot;Kill/Die&quot;;([.$E24]/(MIN(1;MAX(0;(21-([.$D24]-[.I$2])/20)))*[.I$3]*[.$R$1]))/(([.I$4]*[.$R$1])/(MIN(1;MAX(0;(21-([.$B24]-[.I$5])/20)))*[.$A24])))" office:value-type="float" office:value="1.19117647058824" calcext:value-type="float">
            <text:p>1.19</text:p>
          </table:table-cell>
          <table:table-cell table:formula="of:=COM.MICROSOFT.SWITCH([.$D$3];&quot;Rounds2Kill&quot;;[.$E24]/(MIN(1;MAX(0;(21-([.$D24]-[.J$2])/20)))*[.J$3]*[.$R$1]);&quot;Rounds2Die&quot;;([.J$4]*[.$R$1])/(MIN(1;MAX(0;(21-([.$B24]-[.J$5])/20)))*[.$A24]);&quot;Kill/Die&quot;;([.$E24]/(MIN(1;MAX(0;(21-([.$D24]-[.J$2])/20)))*[.J$3]*[.$R$1]))/(([.J$4]*[.$R$1])/(MIN(1;MAX(0;(21-([.$B24]-[.J$5])/20)))*[.$A24])))" office:value-type="float" office:value="1.06578947368421" calcext:value-type="float">
            <text:p>1.07</text:p>
          </table:table-cell>
          <table:table-cell table:formula="of:=COM.MICROSOFT.SWITCH([.$D$3];&quot;Rounds2Kill&quot;;[.$E24]/(MIN(1;MAX(0;(21-([.$D24]-[.K$2])/20)))*[.K$3]*[.$R$1]);&quot;Rounds2Die&quot;;([.K$4]*[.$R$1])/(MIN(1;MAX(0;(21-([.$B24]-[.K$5])/20)))*[.$A24]);&quot;Kill/Die&quot;;([.$E24]/(MIN(1;MAX(0;(21-([.$D24]-[.K$2])/20)))*[.K$3]*[.$R$1]))/(([.K$4]*[.$R$1])/(MIN(1;MAX(0;(21-([.$B24]-[.K$5])/20)))*[.$A24])))" office:value-type="float" office:value="0.964285714285714" calcext:value-type="float">
            <text:p>0.96</text:p>
          </table:table-cell>
          <table:table-cell table:formula="of:=COM.MICROSOFT.SWITCH([.$D$3];&quot;Rounds2Kill&quot;;[.$E24]/(MIN(1;MAX(0;(21-([.$D24]-[.L$2])/20)))*[.L$3]*[.$R$1]);&quot;Rounds2Die&quot;;([.L$4]*[.$R$1])/(MIN(1;MAX(0;(21-([.$B24]-[.L$5])/20)))*[.$A24]);&quot;Kill/Die&quot;;([.$E24]/(MIN(1;MAX(0;(21-([.$D24]-[.L$2])/20)))*[.L$3]*[.$R$1]))/(([.L$4]*[.$R$1])/(MIN(1;MAX(0;(21-([.$B24]-[.L$5])/20)))*[.$A24])))" office:value-type="float" office:value="0.84375" calcext:value-type="float">
            <text:p>0.84</text:p>
          </table:table-cell>
          <table:table-cell table:formula="of:=COM.MICROSOFT.SWITCH([.$D$3];&quot;Rounds2Kill&quot;;[.$E24]/(MIN(1;MAX(0;(21-([.$D24]-[.M$2])/20)))*[.M$3]*[.$R$1]);&quot;Rounds2Die&quot;;([.M$4]*[.$R$1])/(MIN(1;MAX(0;(21-([.$B24]-[.M$5])/20)))*[.$A24]);&quot;Kill/Die&quot;;([.$E24]/(MIN(1;MAX(0;(21-([.$D24]-[.M$2])/20)))*[.M$3]*[.$R$1]))/(([.M$4]*[.$R$1])/(MIN(1;MAX(0;(21-([.$B24]-[.M$5])/20)))*[.$A24])))" office:value-type="float" office:value="0.778846153846154" calcext:value-type="float">
            <text:p>0.78</text:p>
          </table:table-cell>
          <table:table-cell table:formula="of:=COM.MICROSOFT.SWITCH([.$D$3];&quot;Rounds2Kill&quot;;[.$E24]/(MIN(1;MAX(0;(21-([.$D24]-[.N$2])/20)))*[.N$3]*[.$R$1]);&quot;Rounds2Die&quot;;([.N$4]*[.$R$1])/(MIN(1;MAX(0;(21-([.$B24]-[.N$5])/20)))*[.$A24]);&quot;Kill/Die&quot;;([.$E24]/(MIN(1;MAX(0;(21-([.$D24]-[.N$2])/20)))*[.N$3]*[.$R$1]))/(([.N$4]*[.$R$1])/(MIN(1;MAX(0;(21-([.$B24]-[.N$5])/20)))*[.$A24])))" office:value-type="float" office:value="0.723214285714286" calcext:value-type="float">
            <text:p>0.72</text:p>
          </table:table-cell>
          <table:table-cell table:formula="of:=COM.MICROSOFT.SWITCH([.$D$3];&quot;Rounds2Kill&quot;;[.$E24]/(MIN(1;MAX(0;(21-([.$D24]-[.O$2])/20)))*[.O$3]*[.$R$1]);&quot;Rounds2Die&quot;;([.O$4]*[.$R$1])/(MIN(1;MAX(0;(21-([.$B24]-[.O$5])/20)))*[.$A24]);&quot;Kill/Die&quot;;([.$E24]/(MIN(1;MAX(0;(21-([.$D24]-[.O$2])/20)))*[.O$3]*[.$R$1]))/(([.O$4]*[.$R$1])/(MIN(1;MAX(0;(21-([.$B24]-[.O$5])/20)))*[.$A24])))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85.5" calcext:value-type="float">
            <text:p>85.5</text:p>
          </table:table-cell>
          <table:table-cell table:formula="of:=COM.MICROSOFT.SWITCH([.$D$3];&quot;Rounds2Kill&quot;;[.$E25]/(MIN(1;MAX(0;(21-([.$D25]-[.F$2])/20)))*[.F$3]*[.$R$1]);&quot;Rounds2Die&quot;;([.F$4]*[.$R$1])/(MIN(1;MAX(0;(21-([.$B25]-[.F$5])/20)))*[.$A25]);&quot;Kill/Die&quot;;([.$E25]/(MIN(1;MAX(0;(21-([.$D25]-[.F$2])/20)))*[.F$3]*[.$R$1]))/(([.F$4]*[.$R$1])/(MIN(1;MAX(0;(21-([.$B25]-[.F$5])/20)))*[.$A25])))" office:value-type="float" office:value="2.11111111111111" calcext:value-type="float">
            <text:p>2.11</text:p>
          </table:table-cell>
          <table:table-cell table:formula="of:=COM.MICROSOFT.SWITCH([.$D$3];&quot;Rounds2Kill&quot;;[.$E25]/(MIN(1;MAX(0;(21-([.$D25]-[.G$2])/20)))*[.G$3]*[.$R$1]);&quot;Rounds2Die&quot;;([.G$4]*[.$R$1])/(MIN(1;MAX(0;(21-([.$B25]-[.G$5])/20)))*[.$A25]);&quot;Kill/Die&quot;;([.$E25]/(MIN(1;MAX(0;(21-([.$D25]-[.G$2])/20)))*[.G$3]*[.$R$1]))/(([.G$4]*[.$R$1])/(MIN(1;MAX(0;(21-([.$B25]-[.G$5])/20)))*[.$A25])))" office:value-type="float" office:value="1.78125" calcext:value-type="float">
            <text:p>1.78</text:p>
          </table:table-cell>
          <table:table-cell table:formula="of:=COM.MICROSOFT.SWITCH([.$D$3];&quot;Rounds2Kill&quot;;[.$E25]/(MIN(1;MAX(0;(21-([.$D25]-[.H$2])/20)))*[.H$3]*[.$R$1]);&quot;Rounds2Die&quot;;([.H$4]*[.$R$1])/(MIN(1;MAX(0;(21-([.$B25]-[.H$5])/20)))*[.$A25]);&quot;Kill/Die&quot;;([.$E25]/(MIN(1;MAX(0;(21-([.$D25]-[.H$2])/20)))*[.H$3]*[.$R$1]))/(([.H$4]*[.$R$1])/(MIN(1;MAX(0;(21-([.$B25]-[.H$5])/20)))*[.$A25])))" office:value-type="float" office:value="1.425" calcext:value-type="float">
            <text:p>1.43</text:p>
          </table:table-cell>
          <table:table-cell table:formula="of:=COM.MICROSOFT.SWITCH([.$D$3];&quot;Rounds2Kill&quot;;[.$E25]/(MIN(1;MAX(0;(21-([.$D25]-[.I$2])/20)))*[.I$3]*[.$R$1]);&quot;Rounds2Die&quot;;([.I$4]*[.$R$1])/(MIN(1;MAX(0;(21-([.$B25]-[.I$5])/20)))*[.$A25]);&quot;Kill/Die&quot;;([.$E25]/(MIN(1;MAX(0;(21-([.$D25]-[.I$2])/20)))*[.I$3]*[.$R$1]))/(([.I$4]*[.$R$1])/(MIN(1;MAX(0;(21-([.$B25]-[.I$5])/20)))*[.$A25])))" office:value-type="float" office:value="1.25735294117647" calcext:value-type="float">
            <text:p>1.26</text:p>
          </table:table-cell>
          <table:table-cell table:formula="of:=COM.MICROSOFT.SWITCH([.$D$3];&quot;Rounds2Kill&quot;;[.$E25]/(MIN(1;MAX(0;(21-([.$D25]-[.J$2])/20)))*[.J$3]*[.$R$1]);&quot;Rounds2Die&quot;;([.J$4]*[.$R$1])/(MIN(1;MAX(0;(21-([.$B25]-[.J$5])/20)))*[.$A25]);&quot;Kill/Die&quot;;([.$E25]/(MIN(1;MAX(0;(21-([.$D25]-[.J$2])/20)))*[.J$3]*[.$R$1]))/(([.J$4]*[.$R$1])/(MIN(1;MAX(0;(21-([.$B25]-[.J$5])/20)))*[.$A25])))" office:value-type="float" office:value="1.125" calcext:value-type="float">
            <text:p>1.13</text:p>
          </table:table-cell>
          <table:table-cell table:formula="of:=COM.MICROSOFT.SWITCH([.$D$3];&quot;Rounds2Kill&quot;;[.$E25]/(MIN(1;MAX(0;(21-([.$D25]-[.K$2])/20)))*[.K$3]*[.$R$1]);&quot;Rounds2Die&quot;;([.K$4]*[.$R$1])/(MIN(1;MAX(0;(21-([.$B25]-[.K$5])/20)))*[.$A25]);&quot;Kill/Die&quot;;([.$E25]/(MIN(1;MAX(0;(21-([.$D25]-[.K$2])/20)))*[.K$3]*[.$R$1]))/(([.K$4]*[.$R$1])/(MIN(1;MAX(0;(21-([.$B25]-[.K$5])/20)))*[.$A25])))" office:value-type="float" office:value="1.01785714285714" calcext:value-type="float">
            <text:p>1.02</text:p>
          </table:table-cell>
          <table:table-cell table:formula="of:=COM.MICROSOFT.SWITCH([.$D$3];&quot;Rounds2Kill&quot;;[.$E25]/(MIN(1;MAX(0;(21-([.$D25]-[.L$2])/20)))*[.L$3]*[.$R$1]);&quot;Rounds2Die&quot;;([.L$4]*[.$R$1])/(MIN(1;MAX(0;(21-([.$B25]-[.L$5])/20)))*[.$A25]);&quot;Kill/Die&quot;;([.$E25]/(MIN(1;MAX(0;(21-([.$D25]-[.L$2])/20)))*[.L$3]*[.$R$1]))/(([.L$4]*[.$R$1])/(MIN(1;MAX(0;(21-([.$B25]-[.L$5])/20)))*[.$A25])))" office:value-type="float" office:value="0.890625" calcext:value-type="float">
            <text:p>0.89</text:p>
          </table:table-cell>
          <table:table-cell table:formula="of:=COM.MICROSOFT.SWITCH([.$D$3];&quot;Rounds2Kill&quot;;[.$E25]/(MIN(1;MAX(0;(21-([.$D25]-[.M$2])/20)))*[.M$3]*[.$R$1]);&quot;Rounds2Die&quot;;([.M$4]*[.$R$1])/(MIN(1;MAX(0;(21-([.$B25]-[.M$5])/20)))*[.$A25]);&quot;Kill/Die&quot;;([.$E25]/(MIN(1;MAX(0;(21-([.$D25]-[.M$2])/20)))*[.M$3]*[.$R$1]))/(([.M$4]*[.$R$1])/(MIN(1;MAX(0;(21-([.$B25]-[.M$5])/20)))*[.$A25])))" office:value-type="float" office:value="0.822115384615385" calcext:value-type="float">
            <text:p>0.82</text:p>
          </table:table-cell>
          <table:table-cell table:formula="of:=COM.MICROSOFT.SWITCH([.$D$3];&quot;Rounds2Kill&quot;;[.$E25]/(MIN(1;MAX(0;(21-([.$D25]-[.N$2])/20)))*[.N$3]*[.$R$1]);&quot;Rounds2Die&quot;;([.N$4]*[.$R$1])/(MIN(1;MAX(0;(21-([.$B25]-[.N$5])/20)))*[.$A25]);&quot;Kill/Die&quot;;([.$E25]/(MIN(1;MAX(0;(21-([.$D25]-[.N$2])/20)))*[.N$3]*[.$R$1]))/(([.N$4]*[.$R$1])/(MIN(1;MAX(0;(21-([.$B25]-[.N$5])/20)))*[.$A25])))" office:value-type="float" office:value="0.763392857142857" calcext:value-type="float">
            <text:p>0.76</text:p>
          </table:table-cell>
          <table:table-cell table:formula="of:=COM.MICROSOFT.SWITCH([.$D$3];&quot;Rounds2Kill&quot;;[.$E25]/(MIN(1;MAX(0;(21-([.$D25]-[.O$2])/20)))*[.O$3]*[.$R$1]);&quot;Rounds2Die&quot;;([.O$4]*[.$R$1])/(MIN(1;MAX(0;(21-([.$B25]-[.O$5])/20)))*[.$A25]);&quot;Kill/Die&quot;;([.$E25]/(MIN(1;MAX(0;(21-([.$D25]-[.O$2])/20)))*[.O$3]*[.$R$1]))/(([.O$4]*[.$R$1])/(MIN(1;MAX(0;(21-([.$B25]-[.O$5])/20)))*[.$A25])))" office:value-type="float" office:value="0.703703703703704" calcext:value-type="float">
            <text:p>0.7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COM.MICROSOFT.SWITCH([.$D$3];&quot;Rounds2Kill&quot;;[.$E26]/(MIN(1;MAX(0;(21-([.$D26]-[.F$2])/20)))*[.F$3]*[.$R$1]);&quot;Rounds2Die&quot;;([.F$4]*[.$R$1])/(MIN(1;MAX(0;(21-([.$B26]-[.F$5])/20)))*[.$A26]);&quot;Kill/Die&quot;;([.$E26]/(MIN(1;MAX(0;(21-([.$D26]-[.F$2])/20)))*[.F$3]*[.$R$1]))/(([.F$4]*[.$R$1])/(MIN(1;MAX(0;(21-([.$B26]-[.F$5])/20)))*[.$A26])))" office:value-type="float" office:value="2.22222222222222" calcext:value-type="float">
            <text:p>2.22</text:p>
          </table:table-cell>
          <table:table-cell table:formula="of:=COM.MICROSOFT.SWITCH([.$D$3];&quot;Rounds2Kill&quot;;[.$E26]/(MIN(1;MAX(0;(21-([.$D26]-[.G$2])/20)))*[.G$3]*[.$R$1]);&quot;Rounds2Die&quot;;([.G$4]*[.$R$1])/(MIN(1;MAX(0;(21-([.$B26]-[.G$5])/20)))*[.$A26]);&quot;Kill/Die&quot;;([.$E26]/(MIN(1;MAX(0;(21-([.$D26]-[.G$2])/20)))*[.G$3]*[.$R$1]))/(([.G$4]*[.$R$1])/(MIN(1;MAX(0;(21-([.$B26]-[.G$5])/20)))*[.$A26])))" office:value-type="float" office:value="1.875" calcext:value-type="float">
            <text:p>1.88</text:p>
          </table:table-cell>
          <table:table-cell table:formula="of:=COM.MICROSOFT.SWITCH([.$D$3];&quot;Rounds2Kill&quot;;[.$E26]/(MIN(1;MAX(0;(21-([.$D26]-[.H$2])/20)))*[.H$3]*[.$R$1]);&quot;Rounds2Die&quot;;([.H$4]*[.$R$1])/(MIN(1;MAX(0;(21-([.$B26]-[.H$5])/20)))*[.$A26]);&quot;Kill/Die&quot;;([.$E26]/(MIN(1;MAX(0;(21-([.$D26]-[.H$2])/20)))*[.H$3]*[.$R$1]))/(([.H$4]*[.$R$1])/(MIN(1;MAX(0;(21-([.$B26]-[.H$5])/20)))*[.$A26])))" office:value-type="float" office:value="1.5" calcext:value-type="float">
            <text:p>1.50</text:p>
          </table:table-cell>
          <table:table-cell table:formula="of:=COM.MICROSOFT.SWITCH([.$D$3];&quot;Rounds2Kill&quot;;[.$E26]/(MIN(1;MAX(0;(21-([.$D26]-[.I$2])/20)))*[.I$3]*[.$R$1]);&quot;Rounds2Die&quot;;([.I$4]*[.$R$1])/(MIN(1;MAX(0;(21-([.$B26]-[.I$5])/20)))*[.$A26]);&quot;Kill/Die&quot;;([.$E26]/(MIN(1;MAX(0;(21-([.$D26]-[.I$2])/20)))*[.I$3]*[.$R$1]))/(([.I$4]*[.$R$1])/(MIN(1;MAX(0;(21-([.$B26]-[.I$5])/20)))*[.$A26])))" office:value-type="float" office:value="1.32352941176471" calcext:value-type="float">
            <text:p>1.32</text:p>
          </table:table-cell>
          <table:table-cell table:formula="of:=COM.MICROSOFT.SWITCH([.$D$3];&quot;Rounds2Kill&quot;;[.$E26]/(MIN(1;MAX(0;(21-([.$D26]-[.J$2])/20)))*[.J$3]*[.$R$1]);&quot;Rounds2Die&quot;;([.J$4]*[.$R$1])/(MIN(1;MAX(0;(21-([.$B26]-[.J$5])/20)))*[.$A26]);&quot;Kill/Die&quot;;([.$E26]/(MIN(1;MAX(0;(21-([.$D26]-[.J$2])/20)))*[.J$3]*[.$R$1]))/(([.J$4]*[.$R$1])/(MIN(1;MAX(0;(21-([.$B26]-[.J$5])/20)))*[.$A26])))" office:value-type="float" office:value="1.18421052631579" calcext:value-type="float">
            <text:p>1.18</text:p>
          </table:table-cell>
          <table:table-cell table:formula="of:=COM.MICROSOFT.SWITCH([.$D$3];&quot;Rounds2Kill&quot;;[.$E26]/(MIN(1;MAX(0;(21-([.$D26]-[.K$2])/20)))*[.K$3]*[.$R$1]);&quot;Rounds2Die&quot;;([.K$4]*[.$R$1])/(MIN(1;MAX(0;(21-([.$B26]-[.K$5])/20)))*[.$A26]);&quot;Kill/Die&quot;;([.$E26]/(MIN(1;MAX(0;(21-([.$D26]-[.K$2])/20)))*[.K$3]*[.$R$1]))/(([.K$4]*[.$R$1])/(MIN(1;MAX(0;(21-([.$B26]-[.K$5])/20)))*[.$A26])))" office:value-type="float" office:value="1.07142857142857" calcext:value-type="float">
            <text:p>1.07</text:p>
          </table:table-cell>
          <table:table-cell table:formula="of:=COM.MICROSOFT.SWITCH([.$D$3];&quot;Rounds2Kill&quot;;[.$E26]/(MIN(1;MAX(0;(21-([.$D26]-[.L$2])/20)))*[.L$3]*[.$R$1]);&quot;Rounds2Die&quot;;([.L$4]*[.$R$1])/(MIN(1;MAX(0;(21-([.$B26]-[.L$5])/20)))*[.$A26]);&quot;Kill/Die&quot;;([.$E26]/(MIN(1;MAX(0;(21-([.$D26]-[.L$2])/20)))*[.L$3]*[.$R$1]))/(([.L$4]*[.$R$1])/(MIN(1;MAX(0;(21-([.$B26]-[.L$5])/20)))*[.$A26])))" office:value-type="float" office:value="0.9375" calcext:value-type="float">
            <text:p>0.94</text:p>
          </table:table-cell>
          <table:table-cell table:formula="of:=COM.MICROSOFT.SWITCH([.$D$3];&quot;Rounds2Kill&quot;;[.$E26]/(MIN(1;MAX(0;(21-([.$D26]-[.M$2])/20)))*[.M$3]*[.$R$1]);&quot;Rounds2Die&quot;;([.M$4]*[.$R$1])/(MIN(1;MAX(0;(21-([.$B26]-[.M$5])/20)))*[.$A26]);&quot;Kill/Die&quot;;([.$E26]/(MIN(1;MAX(0;(21-([.$D26]-[.M$2])/20)))*[.M$3]*[.$R$1]))/(([.M$4]*[.$R$1])/(MIN(1;MAX(0;(21-([.$B26]-[.M$5])/20)))*[.$A26])))" office:value-type="float" office:value="0.865384615384615" calcext:value-type="float">
            <text:p>0.87</text:p>
          </table:table-cell>
          <table:table-cell table:formula="of:=COM.MICROSOFT.SWITCH([.$D$3];&quot;Rounds2Kill&quot;;[.$E26]/(MIN(1;MAX(0;(21-([.$D26]-[.N$2])/20)))*[.N$3]*[.$R$1]);&quot;Rounds2Die&quot;;([.N$4]*[.$R$1])/(MIN(1;MAX(0;(21-([.$B26]-[.N$5])/20)))*[.$A26]);&quot;Kill/Die&quot;;([.$E26]/(MIN(1;MAX(0;(21-([.$D26]-[.N$2])/20)))*[.N$3]*[.$R$1]))/(([.N$4]*[.$R$1])/(MIN(1;MAX(0;(21-([.$B26]-[.N$5])/20)))*[.$A26])))" office:value-type="float" office:value="0.803571428571429" calcext:value-type="float">
            <text:p>0.80</text:p>
          </table:table-cell>
          <table:table-cell table:formula="of:=COM.MICROSOFT.SWITCH([.$D$3];&quot;Rounds2Kill&quot;;[.$E26]/(MIN(1;MAX(0;(21-([.$D26]-[.O$2])/20)))*[.O$3]*[.$R$1]);&quot;Rounds2Die&quot;;([.O$4]*[.$R$1])/(MIN(1;MAX(0;(21-([.$B26]-[.O$5])/20)))*[.$A26]);&quot;Kill/Die&quot;;([.$E26]/(MIN(1;MAX(0;(21-([.$D26]-[.O$2])/20)))*[.O$3]*[.$R$1]))/(([.O$4]*[.$R$1])/(MIN(1;MAX(0;(21-([.$B26]-[.O$5])/20)))*[.$A26])))" office:value-type="float" office:value="0.740740740740741" calcext:value-type="float">
            <text:p>0.7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4.5" calcext:value-type="float">
            <text:p>94.5</text:p>
          </table:table-cell>
          <table:table-cell table:formula="of:=COM.MICROSOFT.SWITCH([.$D$3];&quot;Rounds2Kill&quot;;[.$E27]/(MIN(1;MAX(0;(21-([.$D27]-[.F$2])/20)))*[.F$3]*[.$R$1]);&quot;Rounds2Die&quot;;([.F$4]*[.$R$1])/(MIN(1;MAX(0;(21-([.$B27]-[.F$5])/20)))*[.$A27]);&quot;Kill/Die&quot;;([.$E27]/(MIN(1;MAX(0;(21-([.$D27]-[.F$2])/20)))*[.F$3]*[.$R$1]))/(([.F$4]*[.$R$1])/(MIN(1;MAX(0;(21-([.$B27]-[.F$5])/20)))*[.$A27])))" office:value-type="float" office:value="2.33333333333333" calcext:value-type="float">
            <text:p>2.33</text:p>
          </table:table-cell>
          <table:table-cell table:formula="of:=COM.MICROSOFT.SWITCH([.$D$3];&quot;Rounds2Kill&quot;;[.$E27]/(MIN(1;MAX(0;(21-([.$D27]-[.G$2])/20)))*[.G$3]*[.$R$1]);&quot;Rounds2Die&quot;;([.G$4]*[.$R$1])/(MIN(1;MAX(0;(21-([.$B27]-[.G$5])/20)))*[.$A27]);&quot;Kill/Die&quot;;([.$E27]/(MIN(1;MAX(0;(21-([.$D27]-[.G$2])/20)))*[.G$3]*[.$R$1]))/(([.G$4]*[.$R$1])/(MIN(1;MAX(0;(21-([.$B27]-[.G$5])/20)))*[.$A27])))" office:value-type="float" office:value="1.96875" calcext:value-type="float">
            <text:p>1.97</text:p>
          </table:table-cell>
          <table:table-cell table:formula="of:=COM.MICROSOFT.SWITCH([.$D$3];&quot;Rounds2Kill&quot;;[.$E27]/(MIN(1;MAX(0;(21-([.$D27]-[.H$2])/20)))*[.H$3]*[.$R$1]);&quot;Rounds2Die&quot;;([.H$4]*[.$R$1])/(MIN(1;MAX(0;(21-([.$B27]-[.H$5])/20)))*[.$A27]);&quot;Kill/Die&quot;;([.$E27]/(MIN(1;MAX(0;(21-([.$D27]-[.H$2])/20)))*[.H$3]*[.$R$1]))/(([.H$4]*[.$R$1])/(MIN(1;MAX(0;(21-([.$B27]-[.H$5])/20)))*[.$A27])))" office:value-type="float" office:value="1.575" calcext:value-type="float">
            <text:p>1.58</text:p>
          </table:table-cell>
          <table:table-cell table:formula="of:=COM.MICROSOFT.SWITCH([.$D$3];&quot;Rounds2Kill&quot;;[.$E27]/(MIN(1;MAX(0;(21-([.$D27]-[.I$2])/20)))*[.I$3]*[.$R$1]);&quot;Rounds2Die&quot;;([.I$4]*[.$R$1])/(MIN(1;MAX(0;(21-([.$B27]-[.I$5])/20)))*[.$A27]);&quot;Kill/Die&quot;;([.$E27]/(MIN(1;MAX(0;(21-([.$D27]-[.I$2])/20)))*[.I$3]*[.$R$1]))/(([.I$4]*[.$R$1])/(MIN(1;MAX(0;(21-([.$B27]-[.I$5])/20)))*[.$A27])))" office:value-type="float" office:value="1.38970588235294" calcext:value-type="float">
            <text:p>1.39</text:p>
          </table:table-cell>
          <table:table-cell table:formula="of:=COM.MICROSOFT.SWITCH([.$D$3];&quot;Rounds2Kill&quot;;[.$E27]/(MIN(1;MAX(0;(21-([.$D27]-[.J$2])/20)))*[.J$3]*[.$R$1]);&quot;Rounds2Die&quot;;([.J$4]*[.$R$1])/(MIN(1;MAX(0;(21-([.$B27]-[.J$5])/20)))*[.$A27]);&quot;Kill/Die&quot;;([.$E27]/(MIN(1;MAX(0;(21-([.$D27]-[.J$2])/20)))*[.J$3]*[.$R$1]))/(([.J$4]*[.$R$1])/(MIN(1;MAX(0;(21-([.$B27]-[.J$5])/20)))*[.$A27])))" office:value-type="float" office:value="1.24342105263158" calcext:value-type="float">
            <text:p>1.24</text:p>
          </table:table-cell>
          <table:table-cell table:formula="of:=COM.MICROSOFT.SWITCH([.$D$3];&quot;Rounds2Kill&quot;;[.$E27]/(MIN(1;MAX(0;(21-([.$D27]-[.K$2])/20)))*[.K$3]*[.$R$1]);&quot;Rounds2Die&quot;;([.K$4]*[.$R$1])/(MIN(1;MAX(0;(21-([.$B27]-[.K$5])/20)))*[.$A27]);&quot;Kill/Die&quot;;([.$E27]/(MIN(1;MAX(0;(21-([.$D27]-[.K$2])/20)))*[.K$3]*[.$R$1]))/(([.K$4]*[.$R$1])/(MIN(1;MAX(0;(21-([.$B27]-[.K$5])/20)))*[.$A27])))" office:value-type="float" office:value="1.125" calcext:value-type="float">
            <text:p>1.13</text:p>
          </table:table-cell>
          <table:table-cell table:formula="of:=COM.MICROSOFT.SWITCH([.$D$3];&quot;Rounds2Kill&quot;;[.$E27]/(MIN(1;MAX(0;(21-([.$D27]-[.L$2])/20)))*[.L$3]*[.$R$1]);&quot;Rounds2Die&quot;;([.L$4]*[.$R$1])/(MIN(1;MAX(0;(21-([.$B27]-[.L$5])/20)))*[.$A27]);&quot;Kill/Die&quot;;([.$E27]/(MIN(1;MAX(0;(21-([.$D27]-[.L$2])/20)))*[.L$3]*[.$R$1]))/(([.L$4]*[.$R$1])/(MIN(1;MAX(0;(21-([.$B27]-[.L$5])/20)))*[.$A27])))" office:value-type="float" office:value="0.984375" calcext:value-type="float">
            <text:p>0.98</text:p>
          </table:table-cell>
          <table:table-cell table:formula="of:=COM.MICROSOFT.SWITCH([.$D$3];&quot;Rounds2Kill&quot;;[.$E27]/(MIN(1;MAX(0;(21-([.$D27]-[.M$2])/20)))*[.M$3]*[.$R$1]);&quot;Rounds2Die&quot;;([.M$4]*[.$R$1])/(MIN(1;MAX(0;(21-([.$B27]-[.M$5])/20)))*[.$A27]);&quot;Kill/Die&quot;;([.$E27]/(MIN(1;MAX(0;(21-([.$D27]-[.M$2])/20)))*[.M$3]*[.$R$1]))/(([.M$4]*[.$R$1])/(MIN(1;MAX(0;(21-([.$B27]-[.M$5])/20)))*[.$A27])))" office:value-type="float" office:value="0.908653846153846" calcext:value-type="float">
            <text:p>0.91</text:p>
          </table:table-cell>
          <table:table-cell table:formula="of:=COM.MICROSOFT.SWITCH([.$D$3];&quot;Rounds2Kill&quot;;[.$E27]/(MIN(1;MAX(0;(21-([.$D27]-[.N$2])/20)))*[.N$3]*[.$R$1]);&quot;Rounds2Die&quot;;([.N$4]*[.$R$1])/(MIN(1;MAX(0;(21-([.$B27]-[.N$5])/20)))*[.$A27]);&quot;Kill/Die&quot;;([.$E27]/(MIN(1;MAX(0;(21-([.$D27]-[.N$2])/20)))*[.N$3]*[.$R$1]))/(([.N$4]*[.$R$1])/(MIN(1;MAX(0;(21-([.$B27]-[.N$5])/20)))*[.$A27])))" office:value-type="float" office:value="0.84375" calcext:value-type="float">
            <text:p>0.84</text:p>
          </table:table-cell>
          <table:table-cell table:formula="of:=COM.MICROSOFT.SWITCH([.$D$3];&quot;Rounds2Kill&quot;;[.$E27]/(MIN(1;MAX(0;(21-([.$D27]-[.O$2])/20)))*[.O$3]*[.$R$1]);&quot;Rounds2Die&quot;;([.O$4]*[.$R$1])/(MIN(1;MAX(0;(21-([.$B27]-[.O$5])/20)))*[.$A27]);&quot;Kill/Die&quot;;([.$E27]/(MIN(1;MAX(0;(21-([.$D27]-[.O$2])/20)))*[.O$3]*[.$R$1]))/(([.O$4]*[.$R$1])/(MIN(1;MAX(0;(21-([.$B27]-[.O$5])/20)))*[.$A27])))" office:value-type="float" office:value="0.777777777777778" calcext:value-type="float">
            <text:p>0.7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table:formula="of:=COM.MICROSOFT.SWITCH([.$D$3];&quot;Rounds2Kill&quot;;[.$E28]/(MIN(1;MAX(0;(21-([.$D28]-[.F$2])/20)))*[.F$3]*[.$R$1]);&quot;Rounds2Die&quot;;([.F$4]*[.$R$1])/(MIN(1;MAX(0;(21-([.$B28]-[.F$5])/20)))*[.$A28]);&quot;Kill/Die&quot;;([.$E28]/(MIN(1;MAX(0;(21-([.$D28]-[.F$2])/20)))*[.F$3]*[.$R$1]))/(([.F$4]*[.$R$1])/(MIN(1;MAX(0;(21-([.$B28]-[.F$5])/20)))*[.$A28])))" office:value-type="float" office:value="2.44444444444444" calcext:value-type="float">
            <text:p>2.44</text:p>
          </table:table-cell>
          <table:table-cell table:formula="of:=COM.MICROSOFT.SWITCH([.$D$3];&quot;Rounds2Kill&quot;;[.$E28]/(MIN(1;MAX(0;(21-([.$D28]-[.G$2])/20)))*[.G$3]*[.$R$1]);&quot;Rounds2Die&quot;;([.G$4]*[.$R$1])/(MIN(1;MAX(0;(21-([.$B28]-[.G$5])/20)))*[.$A28]);&quot;Kill/Die&quot;;([.$E28]/(MIN(1;MAX(0;(21-([.$D28]-[.G$2])/20)))*[.G$3]*[.$R$1]))/(([.G$4]*[.$R$1])/(MIN(1;MAX(0;(21-([.$B28]-[.G$5])/20)))*[.$A28])))" office:value-type="float" office:value="2.0625" calcext:value-type="float">
            <text:p>2.06</text:p>
          </table:table-cell>
          <table:table-cell table:formula="of:=COM.MICROSOFT.SWITCH([.$D$3];&quot;Rounds2Kill&quot;;[.$E28]/(MIN(1;MAX(0;(21-([.$D28]-[.H$2])/20)))*[.H$3]*[.$R$1]);&quot;Rounds2Die&quot;;([.H$4]*[.$R$1])/(MIN(1;MAX(0;(21-([.$B28]-[.H$5])/20)))*[.$A28]);&quot;Kill/Die&quot;;([.$E28]/(MIN(1;MAX(0;(21-([.$D28]-[.H$2])/20)))*[.H$3]*[.$R$1]))/(([.H$4]*[.$R$1])/(MIN(1;MAX(0;(21-([.$B28]-[.H$5])/20)))*[.$A28])))" office:value-type="float" office:value="1.65" calcext:value-type="float">
            <text:p>1.65</text:p>
          </table:table-cell>
          <table:table-cell table:formula="of:=COM.MICROSOFT.SWITCH([.$D$3];&quot;Rounds2Kill&quot;;[.$E28]/(MIN(1;MAX(0;(21-([.$D28]-[.I$2])/20)))*[.I$3]*[.$R$1]);&quot;Rounds2Die&quot;;([.I$4]*[.$R$1])/(MIN(1;MAX(0;(21-([.$B28]-[.I$5])/20)))*[.$A28]);&quot;Kill/Die&quot;;([.$E28]/(MIN(1;MAX(0;(21-([.$D28]-[.I$2])/20)))*[.I$3]*[.$R$1]))/(([.I$4]*[.$R$1])/(MIN(1;MAX(0;(21-([.$B28]-[.I$5])/20)))*[.$A28])))" office:value-type="float" office:value="1.45588235294118" calcext:value-type="float">
            <text:p>1.46</text:p>
          </table:table-cell>
          <table:table-cell table:formula="of:=COM.MICROSOFT.SWITCH([.$D$3];&quot;Rounds2Kill&quot;;[.$E28]/(MIN(1;MAX(0;(21-([.$D28]-[.J$2])/20)))*[.J$3]*[.$R$1]);&quot;Rounds2Die&quot;;([.J$4]*[.$R$1])/(MIN(1;MAX(0;(21-([.$B28]-[.J$5])/20)))*[.$A28]);&quot;Kill/Die&quot;;([.$E28]/(MIN(1;MAX(0;(21-([.$D28]-[.J$2])/20)))*[.J$3]*[.$R$1]))/(([.J$4]*[.$R$1])/(MIN(1;MAX(0;(21-([.$B28]-[.J$5])/20)))*[.$A28])))" office:value-type="float" office:value="1.30263157894737" calcext:value-type="float">
            <text:p>1.30</text:p>
          </table:table-cell>
          <table:table-cell table:formula="of:=COM.MICROSOFT.SWITCH([.$D$3];&quot;Rounds2Kill&quot;;[.$E28]/(MIN(1;MAX(0;(21-([.$D28]-[.K$2])/20)))*[.K$3]*[.$R$1]);&quot;Rounds2Die&quot;;([.K$4]*[.$R$1])/(MIN(1;MAX(0;(21-([.$B28]-[.K$5])/20)))*[.$A28]);&quot;Kill/Die&quot;;([.$E28]/(MIN(1;MAX(0;(21-([.$D28]-[.K$2])/20)))*[.K$3]*[.$R$1]))/(([.K$4]*[.$R$1])/(MIN(1;MAX(0;(21-([.$B28]-[.K$5])/20)))*[.$A28])))" office:value-type="float" office:value="1.17857142857143" calcext:value-type="float">
            <text:p>1.18</text:p>
          </table:table-cell>
          <table:table-cell table:formula="of:=COM.MICROSOFT.SWITCH([.$D$3];&quot;Rounds2Kill&quot;;[.$E28]/(MIN(1;MAX(0;(21-([.$D28]-[.L$2])/20)))*[.L$3]*[.$R$1]);&quot;Rounds2Die&quot;;([.L$4]*[.$R$1])/(MIN(1;MAX(0;(21-([.$B28]-[.L$5])/20)))*[.$A28]);&quot;Kill/Die&quot;;([.$E28]/(MIN(1;MAX(0;(21-([.$D28]-[.L$2])/20)))*[.L$3]*[.$R$1]))/(([.L$4]*[.$R$1])/(MIN(1;MAX(0;(21-([.$B28]-[.L$5])/20)))*[.$A28])))" office:value-type="float" office:value="1.03125" calcext:value-type="float">
            <text:p>1.03</text:p>
          </table:table-cell>
          <table:table-cell table:formula="of:=COM.MICROSOFT.SWITCH([.$D$3];&quot;Rounds2Kill&quot;;[.$E28]/(MIN(1;MAX(0;(21-([.$D28]-[.M$2])/20)))*[.M$3]*[.$R$1]);&quot;Rounds2Die&quot;;([.M$4]*[.$R$1])/(MIN(1;MAX(0;(21-([.$B28]-[.M$5])/20)))*[.$A28]);&quot;Kill/Die&quot;;([.$E28]/(MIN(1;MAX(0;(21-([.$D28]-[.M$2])/20)))*[.M$3]*[.$R$1]))/(([.M$4]*[.$R$1])/(MIN(1;MAX(0;(21-([.$B28]-[.M$5])/20)))*[.$A28])))" office:value-type="float" office:value="0.951923076923077" calcext:value-type="float">
            <text:p>0.95</text:p>
          </table:table-cell>
          <table:table-cell table:formula="of:=COM.MICROSOFT.SWITCH([.$D$3];&quot;Rounds2Kill&quot;;[.$E28]/(MIN(1;MAX(0;(21-([.$D28]-[.N$2])/20)))*[.N$3]*[.$R$1]);&quot;Rounds2Die&quot;;([.N$4]*[.$R$1])/(MIN(1;MAX(0;(21-([.$B28]-[.N$5])/20)))*[.$A28]);&quot;Kill/Die&quot;;([.$E28]/(MIN(1;MAX(0;(21-([.$D28]-[.N$2])/20)))*[.N$3]*[.$R$1]))/(([.N$4]*[.$R$1])/(MIN(1;MAX(0;(21-([.$B28]-[.N$5])/20)))*[.$A28])))" office:value-type="float" office:value="0.883928571428571" calcext:value-type="float">
            <text:p>0.88</text:p>
          </table:table-cell>
          <table:table-cell table:formula="of:=COM.MICROSOFT.SWITCH([.$D$3];&quot;Rounds2Kill&quot;;[.$E28]/(MIN(1;MAX(0;(21-([.$D28]-[.O$2])/20)))*[.O$3]*[.$R$1]);&quot;Rounds2Die&quot;;([.O$4]*[.$R$1])/(MIN(1;MAX(0;(21-([.$B28]-[.O$5])/20)))*[.$A28]);&quot;Kill/Die&quot;;([.$E28]/(MIN(1;MAX(0;(21-([.$D28]-[.O$2])/20)))*[.O$3]*[.$R$1]))/(([.O$4]*[.$R$1])/(MIN(1;MAX(0;(21-([.$B28]-[.O$5])/20)))*[.$A28])))" office:value-type="float" office:value="0.814814814814815" calcext:value-type="float">
            <text:p>0.8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03.5" calcext:value-type="float">
            <text:p>103.5</text:p>
          </table:table-cell>
          <table:table-cell table:formula="of:=COM.MICROSOFT.SWITCH([.$D$3];&quot;Rounds2Kill&quot;;[.$E29]/(MIN(1;MAX(0;(21-([.$D29]-[.F$2])/20)))*[.F$3]*[.$R$1]);&quot;Rounds2Die&quot;;([.F$4]*[.$R$1])/(MIN(1;MAX(0;(21-([.$B29]-[.F$5])/20)))*[.$A29]);&quot;Kill/Die&quot;;([.$E29]/(MIN(1;MAX(0;(21-([.$D29]-[.F$2])/20)))*[.F$3]*[.$R$1]))/(([.F$4]*[.$R$1])/(MIN(1;MAX(0;(21-([.$B29]-[.F$5])/20)))*[.$A29])))" office:value-type="float" office:value="2.55555555555556" calcext:value-type="float">
            <text:p>2.56</text:p>
          </table:table-cell>
          <table:table-cell table:formula="of:=COM.MICROSOFT.SWITCH([.$D$3];&quot;Rounds2Kill&quot;;[.$E29]/(MIN(1;MAX(0;(21-([.$D29]-[.G$2])/20)))*[.G$3]*[.$R$1]);&quot;Rounds2Die&quot;;([.G$4]*[.$R$1])/(MIN(1;MAX(0;(21-([.$B29]-[.G$5])/20)))*[.$A29]);&quot;Kill/Die&quot;;([.$E29]/(MIN(1;MAX(0;(21-([.$D29]-[.G$2])/20)))*[.G$3]*[.$R$1]))/(([.G$4]*[.$R$1])/(MIN(1;MAX(0;(21-([.$B29]-[.G$5])/20)))*[.$A29])))" office:value-type="float" office:value="2.15625" calcext:value-type="float">
            <text:p>2.16</text:p>
          </table:table-cell>
          <table:table-cell table:formula="of:=COM.MICROSOFT.SWITCH([.$D$3];&quot;Rounds2Kill&quot;;[.$E29]/(MIN(1;MAX(0;(21-([.$D29]-[.H$2])/20)))*[.H$3]*[.$R$1]);&quot;Rounds2Die&quot;;([.H$4]*[.$R$1])/(MIN(1;MAX(0;(21-([.$B29]-[.H$5])/20)))*[.$A29]);&quot;Kill/Die&quot;;([.$E29]/(MIN(1;MAX(0;(21-([.$D29]-[.H$2])/20)))*[.H$3]*[.$R$1]))/(([.H$4]*[.$R$1])/(MIN(1;MAX(0;(21-([.$B29]-[.H$5])/20)))*[.$A29])))" office:value-type="float" office:value="1.725" calcext:value-type="float">
            <text:p>1.73</text:p>
          </table:table-cell>
          <table:table-cell table:formula="of:=COM.MICROSOFT.SWITCH([.$D$3];&quot;Rounds2Kill&quot;;[.$E29]/(MIN(1;MAX(0;(21-([.$D29]-[.I$2])/20)))*[.I$3]*[.$R$1]);&quot;Rounds2Die&quot;;([.I$4]*[.$R$1])/(MIN(1;MAX(0;(21-([.$B29]-[.I$5])/20)))*[.$A29]);&quot;Kill/Die&quot;;([.$E29]/(MIN(1;MAX(0;(21-([.$D29]-[.I$2])/20)))*[.I$3]*[.$R$1]))/(([.I$4]*[.$R$1])/(MIN(1;MAX(0;(21-([.$B29]-[.I$5])/20)))*[.$A29])))" office:value-type="float" office:value="1.52205882352941" calcext:value-type="float">
            <text:p>1.52</text:p>
          </table:table-cell>
          <table:table-cell table:formula="of:=COM.MICROSOFT.SWITCH([.$D$3];&quot;Rounds2Kill&quot;;[.$E29]/(MIN(1;MAX(0;(21-([.$D29]-[.J$2])/20)))*[.J$3]*[.$R$1]);&quot;Rounds2Die&quot;;([.J$4]*[.$R$1])/(MIN(1;MAX(0;(21-([.$B29]-[.J$5])/20)))*[.$A29]);&quot;Kill/Die&quot;;([.$E29]/(MIN(1;MAX(0;(21-([.$D29]-[.J$2])/20)))*[.J$3]*[.$R$1]))/(([.J$4]*[.$R$1])/(MIN(1;MAX(0;(21-([.$B29]-[.J$5])/20)))*[.$A29])))" office:value-type="float" office:value="1.36184210526316" calcext:value-type="float">
            <text:p>1.36</text:p>
          </table:table-cell>
          <table:table-cell table:formula="of:=COM.MICROSOFT.SWITCH([.$D$3];&quot;Rounds2Kill&quot;;[.$E29]/(MIN(1;MAX(0;(21-([.$D29]-[.K$2])/20)))*[.K$3]*[.$R$1]);&quot;Rounds2Die&quot;;([.K$4]*[.$R$1])/(MIN(1;MAX(0;(21-([.$B29]-[.K$5])/20)))*[.$A29]);&quot;Kill/Die&quot;;([.$E29]/(MIN(1;MAX(0;(21-([.$D29]-[.K$2])/20)))*[.K$3]*[.$R$1]))/(([.K$4]*[.$R$1])/(MIN(1;MAX(0;(21-([.$B29]-[.K$5])/20)))*[.$A29])))" office:value-type="float" office:value="1.23214285714286" calcext:value-type="float">
            <text:p>1.23</text:p>
          </table:table-cell>
          <table:table-cell table:formula="of:=COM.MICROSOFT.SWITCH([.$D$3];&quot;Rounds2Kill&quot;;[.$E29]/(MIN(1;MAX(0;(21-([.$D29]-[.L$2])/20)))*[.L$3]*[.$R$1]);&quot;Rounds2Die&quot;;([.L$4]*[.$R$1])/(MIN(1;MAX(0;(21-([.$B29]-[.L$5])/20)))*[.$A29]);&quot;Kill/Die&quot;;([.$E29]/(MIN(1;MAX(0;(21-([.$D29]-[.L$2])/20)))*[.L$3]*[.$R$1]))/(([.L$4]*[.$R$1])/(MIN(1;MAX(0;(21-([.$B29]-[.L$5])/20)))*[.$A29])))" office:value-type="float" office:value="1.078125" calcext:value-type="float">
            <text:p>1.08</text:p>
          </table:table-cell>
          <table:table-cell table:formula="of:=COM.MICROSOFT.SWITCH([.$D$3];&quot;Rounds2Kill&quot;;[.$E29]/(MIN(1;MAX(0;(21-([.$D29]-[.M$2])/20)))*[.M$3]*[.$R$1]);&quot;Rounds2Die&quot;;([.M$4]*[.$R$1])/(MIN(1;MAX(0;(21-([.$B29]-[.M$5])/20)))*[.$A29]);&quot;Kill/Die&quot;;([.$E29]/(MIN(1;MAX(0;(21-([.$D29]-[.M$2])/20)))*[.M$3]*[.$R$1]))/(([.M$4]*[.$R$1])/(MIN(1;MAX(0;(21-([.$B29]-[.M$5])/20)))*[.$A29])))" office:value-type="float" office:value="0.995192307692308" calcext:value-type="float">
            <text:p>1.00</text:p>
          </table:table-cell>
          <table:table-cell table:formula="of:=COM.MICROSOFT.SWITCH([.$D$3];&quot;Rounds2Kill&quot;;[.$E29]/(MIN(1;MAX(0;(21-([.$D29]-[.N$2])/20)))*[.N$3]*[.$R$1]);&quot;Rounds2Die&quot;;([.N$4]*[.$R$1])/(MIN(1;MAX(0;(21-([.$B29]-[.N$5])/20)))*[.$A29]);&quot;Kill/Die&quot;;([.$E29]/(MIN(1;MAX(0;(21-([.$D29]-[.N$2])/20)))*[.N$3]*[.$R$1]))/(([.N$4]*[.$R$1])/(MIN(1;MAX(0;(21-([.$B29]-[.N$5])/20)))*[.$A29])))" office:value-type="float" office:value="0.924107142857143" calcext:value-type="float">
            <text:p>0.92</text:p>
          </table:table-cell>
          <table:table-cell table:formula="of:=COM.MICROSOFT.SWITCH([.$D$3];&quot;Rounds2Kill&quot;;[.$E29]/(MIN(1;MAX(0;(21-([.$D29]-[.O$2])/20)))*[.O$3]*[.$R$1]);&quot;Rounds2Die&quot;;([.O$4]*[.$R$1])/(MIN(1;MAX(0;(21-([.$B29]-[.O$5])/20)))*[.$A29]);&quot;Kill/Die&quot;;([.$E29]/(MIN(1;MAX(0;(21-([.$D29]-[.O$2])/20)))*[.O$3]*[.$R$1]))/(([.O$4]*[.$R$1])/(MIN(1;MAX(0;(21-([.$B29]-[.O$5])/20)))*[.$A29])))" office:value-type="float" office:value="0.851851851851852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table:formula="of:=COM.MICROSOFT.SWITCH([.$D$3];&quot;Rounds2Kill&quot;;[.$E30]/(MIN(1;MAX(0;(21-([.$D30]-[.F$2])/20)))*[.F$3]*[.$R$1]);&quot;Rounds2Die&quot;;([.F$4]*[.$R$1])/(MIN(1;MAX(0;(21-([.$B30]-[.F$5])/20)))*[.$A30]);&quot;Kill/Die&quot;;([.$E30]/(MIN(1;MAX(0;(21-([.$D30]-[.F$2])/20)))*[.F$3]*[.$R$1]))/(([.F$4]*[.$R$1])/(MIN(1;MAX(0;(21-([.$B30]-[.F$5])/20)))*[.$A30])))" office:value-type="float" office:value="2.66666666666667" calcext:value-type="float">
            <text:p>2.67</text:p>
          </table:table-cell>
          <table:table-cell table:formula="of:=COM.MICROSOFT.SWITCH([.$D$3];&quot;Rounds2Kill&quot;;[.$E30]/(MIN(1;MAX(0;(21-([.$D30]-[.G$2])/20)))*[.G$3]*[.$R$1]);&quot;Rounds2Die&quot;;([.G$4]*[.$R$1])/(MIN(1;MAX(0;(21-([.$B30]-[.G$5])/20)))*[.$A30]);&quot;Kill/Die&quot;;([.$E30]/(MIN(1;MAX(0;(21-([.$D30]-[.G$2])/20)))*[.G$3]*[.$R$1]))/(([.G$4]*[.$R$1])/(MIN(1;MAX(0;(21-([.$B30]-[.G$5])/20)))*[.$A30])))" office:value-type="float" office:value="2.25" calcext:value-type="float">
            <text:p>2.25</text:p>
          </table:table-cell>
          <table:table-cell table:formula="of:=COM.MICROSOFT.SWITCH([.$D$3];&quot;Rounds2Kill&quot;;[.$E30]/(MIN(1;MAX(0;(21-([.$D30]-[.H$2])/20)))*[.H$3]*[.$R$1]);&quot;Rounds2Die&quot;;([.H$4]*[.$R$1])/(MIN(1;MAX(0;(21-([.$B30]-[.H$5])/20)))*[.$A30]);&quot;Kill/Die&quot;;([.$E30]/(MIN(1;MAX(0;(21-([.$D30]-[.H$2])/20)))*[.H$3]*[.$R$1]))/(([.H$4]*[.$R$1])/(MIN(1;MAX(0;(21-([.$B30]-[.H$5])/20)))*[.$A30])))" office:value-type="float" office:value="1.8" calcext:value-type="float">
            <text:p>1.80</text:p>
          </table:table-cell>
          <table:table-cell table:formula="of:=COM.MICROSOFT.SWITCH([.$D$3];&quot;Rounds2Kill&quot;;[.$E30]/(MIN(1;MAX(0;(21-([.$D30]-[.I$2])/20)))*[.I$3]*[.$R$1]);&quot;Rounds2Die&quot;;([.I$4]*[.$R$1])/(MIN(1;MAX(0;(21-([.$B30]-[.I$5])/20)))*[.$A30]);&quot;Kill/Die&quot;;([.$E30]/(MIN(1;MAX(0;(21-([.$D30]-[.I$2])/20)))*[.I$3]*[.$R$1]))/(([.I$4]*[.$R$1])/(MIN(1;MAX(0;(21-([.$B30]-[.I$5])/20)))*[.$A30])))" office:value-type="float" office:value="1.58823529411765" calcext:value-type="float">
            <text:p>1.59</text:p>
          </table:table-cell>
          <table:table-cell table:formula="of:=COM.MICROSOFT.SWITCH([.$D$3];&quot;Rounds2Kill&quot;;[.$E30]/(MIN(1;MAX(0;(21-([.$D30]-[.J$2])/20)))*[.J$3]*[.$R$1]);&quot;Rounds2Die&quot;;([.J$4]*[.$R$1])/(MIN(1;MAX(0;(21-([.$B30]-[.J$5])/20)))*[.$A30]);&quot;Kill/Die&quot;;([.$E30]/(MIN(1;MAX(0;(21-([.$D30]-[.J$2])/20)))*[.J$3]*[.$R$1]))/(([.J$4]*[.$R$1])/(MIN(1;MAX(0;(21-([.$B30]-[.J$5])/20)))*[.$A30])))" office:value-type="float" office:value="1.42105263157895" calcext:value-type="float">
            <text:p>1.42</text:p>
          </table:table-cell>
          <table:table-cell table:formula="of:=COM.MICROSOFT.SWITCH([.$D$3];&quot;Rounds2Kill&quot;;[.$E30]/(MIN(1;MAX(0;(21-([.$D30]-[.K$2])/20)))*[.K$3]*[.$R$1]);&quot;Rounds2Die&quot;;([.K$4]*[.$R$1])/(MIN(1;MAX(0;(21-([.$B30]-[.K$5])/20)))*[.$A30]);&quot;Kill/Die&quot;;([.$E30]/(MIN(1;MAX(0;(21-([.$D30]-[.K$2])/20)))*[.K$3]*[.$R$1]))/(([.K$4]*[.$R$1])/(MIN(1;MAX(0;(21-([.$B30]-[.K$5])/20)))*[.$A30])))" office:value-type="float" office:value="1.28571428571429" calcext:value-type="float">
            <text:p>1.29</text:p>
          </table:table-cell>
          <table:table-cell table:formula="of:=COM.MICROSOFT.SWITCH([.$D$3];&quot;Rounds2Kill&quot;;[.$E30]/(MIN(1;MAX(0;(21-([.$D30]-[.L$2])/20)))*[.L$3]*[.$R$1]);&quot;Rounds2Die&quot;;([.L$4]*[.$R$1])/(MIN(1;MAX(0;(21-([.$B30]-[.L$5])/20)))*[.$A30]);&quot;Kill/Die&quot;;([.$E30]/(MIN(1;MAX(0;(21-([.$D30]-[.L$2])/20)))*[.L$3]*[.$R$1]))/(([.L$4]*[.$R$1])/(MIN(1;MAX(0;(21-([.$B30]-[.L$5])/20)))*[.$A30])))" office:value-type="float" office:value="1.125" calcext:value-type="float">
            <text:p>1.13</text:p>
          </table:table-cell>
          <table:table-cell table:formula="of:=COM.MICROSOFT.SWITCH([.$D$3];&quot;Rounds2Kill&quot;;[.$E30]/(MIN(1;MAX(0;(21-([.$D30]-[.M$2])/20)))*[.M$3]*[.$R$1]);&quot;Rounds2Die&quot;;([.M$4]*[.$R$1])/(MIN(1;MAX(0;(21-([.$B30]-[.M$5])/20)))*[.$A30]);&quot;Kill/Die&quot;;([.$E30]/(MIN(1;MAX(0;(21-([.$D30]-[.M$2])/20)))*[.M$3]*[.$R$1]))/(([.M$4]*[.$R$1])/(MIN(1;MAX(0;(21-([.$B30]-[.M$5])/20)))*[.$A30])))" office:value-type="float" office:value="1.03846153846154" calcext:value-type="float">
            <text:p>1.04</text:p>
          </table:table-cell>
          <table:table-cell table:formula="of:=COM.MICROSOFT.SWITCH([.$D$3];&quot;Rounds2Kill&quot;;[.$E30]/(MIN(1;MAX(0;(21-([.$D30]-[.N$2])/20)))*[.N$3]*[.$R$1]);&quot;Rounds2Die&quot;;([.N$4]*[.$R$1])/(MIN(1;MAX(0;(21-([.$B30]-[.N$5])/20)))*[.$A30]);&quot;Kill/Die&quot;;([.$E30]/(MIN(1;MAX(0;(21-([.$D30]-[.N$2])/20)))*[.N$3]*[.$R$1]))/(([.N$4]*[.$R$1])/(MIN(1;MAX(0;(21-([.$B30]-[.N$5])/20)))*[.$A30])))" office:value-type="float" office:value="0.964285714285714" calcext:value-type="float">
            <text:p>0.96</text:p>
          </table:table-cell>
          <table:table-cell table:formula="of:=COM.MICROSOFT.SWITCH([.$D$3];&quot;Rounds2Kill&quot;;[.$E30]/(MIN(1;MAX(0;(21-([.$D30]-[.O$2])/20)))*[.O$3]*[.$R$1]);&quot;Rounds2Die&quot;;([.O$4]*[.$R$1])/(MIN(1;MAX(0;(21-([.$B30]-[.O$5])/20)))*[.$A30]);&quot;Kill/Die&quot;;([.$E30]/(MIN(1;MAX(0;(21-([.$D30]-[.O$2])/20)))*[.O$3]*[.$R$1]))/(([.O$4]*[.$R$1])/(MIN(1;MAX(0;(21-([.$B30]-[.O$5])/20)))*[.$A30])))" office:value-type="float" office:value="0.888888888888889" calcext:value-type="float">
            <text:p>0.8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12.5" calcext:value-type="float">
            <text:p>112.5</text:p>
          </table:table-cell>
          <table:table-cell table:formula="of:=COM.MICROSOFT.SWITCH([.$D$3];&quot;Rounds2Kill&quot;;[.$E31]/(MIN(1;MAX(0;(21-([.$D31]-[.F$2])/20)))*[.F$3]*[.$R$1]);&quot;Rounds2Die&quot;;([.F$4]*[.$R$1])/(MIN(1;MAX(0;(21-([.$B31]-[.F$5])/20)))*[.$A31]);&quot;Kill/Die&quot;;([.$E31]/(MIN(1;MAX(0;(21-([.$D31]-[.F$2])/20)))*[.F$3]*[.$R$1]))/(([.F$4]*[.$R$1])/(MIN(1;MAX(0;(21-([.$B31]-[.F$5])/20)))*[.$A31])))" office:value-type="float" office:value="2.77777777777778" calcext:value-type="float">
            <text:p>2.78</text:p>
          </table:table-cell>
          <table:table-cell table:formula="of:=COM.MICROSOFT.SWITCH([.$D$3];&quot;Rounds2Kill&quot;;[.$E31]/(MIN(1;MAX(0;(21-([.$D31]-[.G$2])/20)))*[.G$3]*[.$R$1]);&quot;Rounds2Die&quot;;([.G$4]*[.$R$1])/(MIN(1;MAX(0;(21-([.$B31]-[.G$5])/20)))*[.$A31]);&quot;Kill/Die&quot;;([.$E31]/(MIN(1;MAX(0;(21-([.$D31]-[.G$2])/20)))*[.G$3]*[.$R$1]))/(([.G$4]*[.$R$1])/(MIN(1;MAX(0;(21-([.$B31]-[.G$5])/20)))*[.$A31])))" office:value-type="float" office:value="2.34375" calcext:value-type="float">
            <text:p>2.34</text:p>
          </table:table-cell>
          <table:table-cell table:formula="of:=COM.MICROSOFT.SWITCH([.$D$3];&quot;Rounds2Kill&quot;;[.$E31]/(MIN(1;MAX(0;(21-([.$D31]-[.H$2])/20)))*[.H$3]*[.$R$1]);&quot;Rounds2Die&quot;;([.H$4]*[.$R$1])/(MIN(1;MAX(0;(21-([.$B31]-[.H$5])/20)))*[.$A31]);&quot;Kill/Die&quot;;([.$E31]/(MIN(1;MAX(0;(21-([.$D31]-[.H$2])/20)))*[.H$3]*[.$R$1]))/(([.H$4]*[.$R$1])/(MIN(1;MAX(0;(21-([.$B31]-[.H$5])/20)))*[.$A31])))" office:value-type="float" office:value="1.875" calcext:value-type="float">
            <text:p>1.88</text:p>
          </table:table-cell>
          <table:table-cell table:formula="of:=COM.MICROSOFT.SWITCH([.$D$3];&quot;Rounds2Kill&quot;;[.$E31]/(MIN(1;MAX(0;(21-([.$D31]-[.I$2])/20)))*[.I$3]*[.$R$1]);&quot;Rounds2Die&quot;;([.I$4]*[.$R$1])/(MIN(1;MAX(0;(21-([.$B31]-[.I$5])/20)))*[.$A31]);&quot;Kill/Die&quot;;([.$E31]/(MIN(1;MAX(0;(21-([.$D31]-[.I$2])/20)))*[.I$3]*[.$R$1]))/(([.I$4]*[.$R$1])/(MIN(1;MAX(0;(21-([.$B31]-[.I$5])/20)))*[.$A31])))" office:value-type="float" office:value="1.65441176470588" calcext:value-type="float">
            <text:p>1.65</text:p>
          </table:table-cell>
          <table:table-cell table:formula="of:=COM.MICROSOFT.SWITCH([.$D$3];&quot;Rounds2Kill&quot;;[.$E31]/(MIN(1;MAX(0;(21-([.$D31]-[.J$2])/20)))*[.J$3]*[.$R$1]);&quot;Rounds2Die&quot;;([.J$4]*[.$R$1])/(MIN(1;MAX(0;(21-([.$B31]-[.J$5])/20)))*[.$A31]);&quot;Kill/Die&quot;;([.$E31]/(MIN(1;MAX(0;(21-([.$D31]-[.J$2])/20)))*[.J$3]*[.$R$1]))/(([.J$4]*[.$R$1])/(MIN(1;MAX(0;(21-([.$B31]-[.J$5])/20)))*[.$A31])))" office:value-type="float" office:value="1.48026315789474" calcext:value-type="float">
            <text:p>1.48</text:p>
          </table:table-cell>
          <table:table-cell table:formula="of:=COM.MICROSOFT.SWITCH([.$D$3];&quot;Rounds2Kill&quot;;[.$E31]/(MIN(1;MAX(0;(21-([.$D31]-[.K$2])/20)))*[.K$3]*[.$R$1]);&quot;Rounds2Die&quot;;([.K$4]*[.$R$1])/(MIN(1;MAX(0;(21-([.$B31]-[.K$5])/20)))*[.$A31]);&quot;Kill/Die&quot;;([.$E31]/(MIN(1;MAX(0;(21-([.$D31]-[.K$2])/20)))*[.K$3]*[.$R$1]))/(([.K$4]*[.$R$1])/(MIN(1;MAX(0;(21-([.$B31]-[.K$5])/20)))*[.$A31])))" office:value-type="float" office:value="1.33928571428571" calcext:value-type="float">
            <text:p>1.34</text:p>
          </table:table-cell>
          <table:table-cell table:formula="of:=COM.MICROSOFT.SWITCH([.$D$3];&quot;Rounds2Kill&quot;;[.$E31]/(MIN(1;MAX(0;(21-([.$D31]-[.L$2])/20)))*[.L$3]*[.$R$1]);&quot;Rounds2Die&quot;;([.L$4]*[.$R$1])/(MIN(1;MAX(0;(21-([.$B31]-[.L$5])/20)))*[.$A31]);&quot;Kill/Die&quot;;([.$E31]/(MIN(1;MAX(0;(21-([.$D31]-[.L$2])/20)))*[.L$3]*[.$R$1]))/(([.L$4]*[.$R$1])/(MIN(1;MAX(0;(21-([.$B31]-[.L$5])/20)))*[.$A31])))" office:value-type="float" office:value="1.171875" calcext:value-type="float">
            <text:p>1.17</text:p>
          </table:table-cell>
          <table:table-cell table:formula="of:=COM.MICROSOFT.SWITCH([.$D$3];&quot;Rounds2Kill&quot;;[.$E31]/(MIN(1;MAX(0;(21-([.$D31]-[.M$2])/20)))*[.M$3]*[.$R$1]);&quot;Rounds2Die&quot;;([.M$4]*[.$R$1])/(MIN(1;MAX(0;(21-([.$B31]-[.M$5])/20)))*[.$A31]);&quot;Kill/Die&quot;;([.$E31]/(MIN(1;MAX(0;(21-([.$D31]-[.M$2])/20)))*[.M$3]*[.$R$1]))/(([.M$4]*[.$R$1])/(MIN(1;MAX(0;(21-([.$B31]-[.M$5])/20)))*[.$A31])))" office:value-type="float" office:value="1.08173076923077" calcext:value-type="float">
            <text:p>1.08</text:p>
          </table:table-cell>
          <table:table-cell table:formula="of:=COM.MICROSOFT.SWITCH([.$D$3];&quot;Rounds2Kill&quot;;[.$E31]/(MIN(1;MAX(0;(21-([.$D31]-[.N$2])/20)))*[.N$3]*[.$R$1]);&quot;Rounds2Die&quot;;([.N$4]*[.$R$1])/(MIN(1;MAX(0;(21-([.$B31]-[.N$5])/20)))*[.$A31]);&quot;Kill/Die&quot;;([.$E31]/(MIN(1;MAX(0;(21-([.$D31]-[.N$2])/20)))*[.N$3]*[.$R$1]))/(([.N$4]*[.$R$1])/(MIN(1;MAX(0;(21-([.$B31]-[.N$5])/20)))*[.$A31])))" office:value-type="float" office:value="1.00446428571429" calcext:value-type="float">
            <text:p>1.00</text:p>
          </table:table-cell>
          <table:table-cell table:formula="of:=COM.MICROSOFT.SWITCH([.$D$3];&quot;Rounds2Kill&quot;;[.$E31]/(MIN(1;MAX(0;(21-([.$D31]-[.O$2])/20)))*[.O$3]*[.$R$1]);&quot;Rounds2Die&quot;;([.O$4]*[.$R$1])/(MIN(1;MAX(0;(21-([.$B31]-[.O$5])/20)))*[.$A31]);&quot;Kill/Die&quot;;([.$E31]/(MIN(1;MAX(0;(21-([.$D31]-[.O$2])/20)))*[.O$3]*[.$R$1]))/(([.O$4]*[.$R$1])/(MIN(1;MAX(0;(21-([.$B31]-[.O$5])/20)))*[.$A31])))" office:value-type="float" office:value="0.925925925925926" calcext:value-type="float">
            <text:p>0.9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table:formula="of:=COM.MICROSOFT.SWITCH([.$D$3];&quot;Rounds2Kill&quot;;[.$E32]/(MIN(1;MAX(0;(21-([.$D32]-[.F$2])/20)))*[.F$3]*[.$R$1]);&quot;Rounds2Die&quot;;([.F$4]*[.$R$1])/(MIN(1;MAX(0;(21-([.$B32]-[.F$5])/20)))*[.$A32]);&quot;Kill/Die&quot;;([.$E32]/(MIN(1;MAX(0;(21-([.$D32]-[.F$2])/20)))*[.F$3]*[.$R$1]))/(([.F$4]*[.$R$1])/(MIN(1;MAX(0;(21-([.$B32]-[.F$5])/20)))*[.$A32])))" office:value-type="float" office:value="2.88888888888889" calcext:value-type="float">
            <text:p>2.89</text:p>
          </table:table-cell>
          <table:table-cell table:formula="of:=COM.MICROSOFT.SWITCH([.$D$3];&quot;Rounds2Kill&quot;;[.$E32]/(MIN(1;MAX(0;(21-([.$D32]-[.G$2])/20)))*[.G$3]*[.$R$1]);&quot;Rounds2Die&quot;;([.G$4]*[.$R$1])/(MIN(1;MAX(0;(21-([.$B32]-[.G$5])/20)))*[.$A32]);&quot;Kill/Die&quot;;([.$E32]/(MIN(1;MAX(0;(21-([.$D32]-[.G$2])/20)))*[.G$3]*[.$R$1]))/(([.G$4]*[.$R$1])/(MIN(1;MAX(0;(21-([.$B32]-[.G$5])/20)))*[.$A32])))" office:value-type="float" office:value="2.4375" calcext:value-type="float">
            <text:p>2.44</text:p>
          </table:table-cell>
          <table:table-cell table:formula="of:=COM.MICROSOFT.SWITCH([.$D$3];&quot;Rounds2Kill&quot;;[.$E32]/(MIN(1;MAX(0;(21-([.$D32]-[.H$2])/20)))*[.H$3]*[.$R$1]);&quot;Rounds2Die&quot;;([.H$4]*[.$R$1])/(MIN(1;MAX(0;(21-([.$B32]-[.H$5])/20)))*[.$A32]);&quot;Kill/Die&quot;;([.$E32]/(MIN(1;MAX(0;(21-([.$D32]-[.H$2])/20)))*[.H$3]*[.$R$1]))/(([.H$4]*[.$R$1])/(MIN(1;MAX(0;(21-([.$B32]-[.H$5])/20)))*[.$A32])))" office:value-type="float" office:value="1.95" calcext:value-type="float">
            <text:p>1.95</text:p>
          </table:table-cell>
          <table:table-cell table:formula="of:=COM.MICROSOFT.SWITCH([.$D$3];&quot;Rounds2Kill&quot;;[.$E32]/(MIN(1;MAX(0;(21-([.$D32]-[.I$2])/20)))*[.I$3]*[.$R$1]);&quot;Rounds2Die&quot;;([.I$4]*[.$R$1])/(MIN(1;MAX(0;(21-([.$B32]-[.I$5])/20)))*[.$A32]);&quot;Kill/Die&quot;;([.$E32]/(MIN(1;MAX(0;(21-([.$D32]-[.I$2])/20)))*[.I$3]*[.$R$1]))/(([.I$4]*[.$R$1])/(MIN(1;MAX(0;(21-([.$B32]-[.I$5])/20)))*[.$A32])))" office:value-type="float" office:value="1.72058823529412" calcext:value-type="float">
            <text:p>1.72</text:p>
          </table:table-cell>
          <table:table-cell table:formula="of:=COM.MICROSOFT.SWITCH([.$D$3];&quot;Rounds2Kill&quot;;[.$E32]/(MIN(1;MAX(0;(21-([.$D32]-[.J$2])/20)))*[.J$3]*[.$R$1]);&quot;Rounds2Die&quot;;([.J$4]*[.$R$1])/(MIN(1;MAX(0;(21-([.$B32]-[.J$5])/20)))*[.$A32]);&quot;Kill/Die&quot;;([.$E32]/(MIN(1;MAX(0;(21-([.$D32]-[.J$2])/20)))*[.J$3]*[.$R$1]))/(([.J$4]*[.$R$1])/(MIN(1;MAX(0;(21-([.$B32]-[.J$5])/20)))*[.$A32])))" office:value-type="float" office:value="1.53947368421053" calcext:value-type="float">
            <text:p>1.54</text:p>
          </table:table-cell>
          <table:table-cell table:formula="of:=COM.MICROSOFT.SWITCH([.$D$3];&quot;Rounds2Kill&quot;;[.$E32]/(MIN(1;MAX(0;(21-([.$D32]-[.K$2])/20)))*[.K$3]*[.$R$1]);&quot;Rounds2Die&quot;;([.K$4]*[.$R$1])/(MIN(1;MAX(0;(21-([.$B32]-[.K$5])/20)))*[.$A32]);&quot;Kill/Die&quot;;([.$E32]/(MIN(1;MAX(0;(21-([.$D32]-[.K$2])/20)))*[.K$3]*[.$R$1]))/(([.K$4]*[.$R$1])/(MIN(1;MAX(0;(21-([.$B32]-[.K$5])/20)))*[.$A32])))" office:value-type="float" office:value="1.39285714285714" calcext:value-type="float">
            <text:p>1.39</text:p>
          </table:table-cell>
          <table:table-cell table:formula="of:=COM.MICROSOFT.SWITCH([.$D$3];&quot;Rounds2Kill&quot;;[.$E32]/(MIN(1;MAX(0;(21-([.$D32]-[.L$2])/20)))*[.L$3]*[.$R$1]);&quot;Rounds2Die&quot;;([.L$4]*[.$R$1])/(MIN(1;MAX(0;(21-([.$B32]-[.L$5])/20)))*[.$A32]);&quot;Kill/Die&quot;;([.$E32]/(MIN(1;MAX(0;(21-([.$D32]-[.L$2])/20)))*[.L$3]*[.$R$1]))/(([.L$4]*[.$R$1])/(MIN(1;MAX(0;(21-([.$B32]-[.L$5])/20)))*[.$A32])))" office:value-type="float" office:value="1.21875" calcext:value-type="float">
            <text:p>1.22</text:p>
          </table:table-cell>
          <table:table-cell table:formula="of:=COM.MICROSOFT.SWITCH([.$D$3];&quot;Rounds2Kill&quot;;[.$E32]/(MIN(1;MAX(0;(21-([.$D32]-[.M$2])/20)))*[.M$3]*[.$R$1]);&quot;Rounds2Die&quot;;([.M$4]*[.$R$1])/(MIN(1;MAX(0;(21-([.$B32]-[.M$5])/20)))*[.$A32]);&quot;Kill/Die&quot;;([.$E32]/(MIN(1;MAX(0;(21-([.$D32]-[.M$2])/20)))*[.M$3]*[.$R$1]))/(([.M$4]*[.$R$1])/(MIN(1;MAX(0;(21-([.$B32]-[.M$5])/20)))*[.$A32])))" office:value-type="float" office:value="1.125" calcext:value-type="float">
            <text:p>1.13</text:p>
          </table:table-cell>
          <table:table-cell table:formula="of:=COM.MICROSOFT.SWITCH([.$D$3];&quot;Rounds2Kill&quot;;[.$E32]/(MIN(1;MAX(0;(21-([.$D32]-[.N$2])/20)))*[.N$3]*[.$R$1]);&quot;Rounds2Die&quot;;([.N$4]*[.$R$1])/(MIN(1;MAX(0;(21-([.$B32]-[.N$5])/20)))*[.$A32]);&quot;Kill/Die&quot;;([.$E32]/(MIN(1;MAX(0;(21-([.$D32]-[.N$2])/20)))*[.N$3]*[.$R$1]))/(([.N$4]*[.$R$1])/(MIN(1;MAX(0;(21-([.$B32]-[.N$5])/20)))*[.$A32])))" office:value-type="float" office:value="1.04464285714286" calcext:value-type="float">
            <text:p>1.04</text:p>
          </table:table-cell>
          <table:table-cell table:formula="of:=COM.MICROSOFT.SWITCH([.$D$3];&quot;Rounds2Kill&quot;;[.$E32]/(MIN(1;MAX(0;(21-([.$D32]-[.O$2])/20)))*[.O$3]*[.$R$1]);&quot;Rounds2Die&quot;;([.O$4]*[.$R$1])/(MIN(1;MAX(0;(21-([.$B32]-[.O$5])/20)))*[.$A32]);&quot;Kill/Die&quot;;([.$E32]/(MIN(1;MAX(0;(21-([.$D32]-[.O$2])/20)))*[.O$3]*[.$R$1]))/(([.O$4]*[.$R$1])/(MIN(1;MAX(0;(21-([.$B32]-[.O$5])/20)))*[.$A32])))" office:value-type="float" office:value="0.962962962962963" calcext:value-type="float">
            <text:p>0.9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21.5" calcext:value-type="float">
            <text:p>121.5</text:p>
          </table:table-cell>
          <table:table-cell table:formula="of:=COM.MICROSOFT.SWITCH([.$D$3];&quot;Rounds2Kill&quot;;[.$E33]/(MIN(1;MAX(0;(21-([.$D33]-[.F$2])/20)))*[.F$3]*[.$R$1]);&quot;Rounds2Die&quot;;([.F$4]*[.$R$1])/(MIN(1;MAX(0;(21-([.$B33]-[.F$5])/20)))*[.$A33]);&quot;Kill/Die&quot;;([.$E33]/(MIN(1;MAX(0;(21-([.$D33]-[.F$2])/20)))*[.F$3]*[.$R$1]))/(([.F$4]*[.$R$1])/(MIN(1;MAX(0;(21-([.$B33]-[.F$5])/20)))*[.$A33])))" office:value-type="float" office:value="3" calcext:value-type="float">
            <text:p>3.00</text:p>
          </table:table-cell>
          <table:table-cell table:formula="of:=COM.MICROSOFT.SWITCH([.$D$3];&quot;Rounds2Kill&quot;;[.$E33]/(MIN(1;MAX(0;(21-([.$D33]-[.G$2])/20)))*[.G$3]*[.$R$1]);&quot;Rounds2Die&quot;;([.G$4]*[.$R$1])/(MIN(1;MAX(0;(21-([.$B33]-[.G$5])/20)))*[.$A33]);&quot;Kill/Die&quot;;([.$E33]/(MIN(1;MAX(0;(21-([.$D33]-[.G$2])/20)))*[.G$3]*[.$R$1]))/(([.G$4]*[.$R$1])/(MIN(1;MAX(0;(21-([.$B33]-[.G$5])/20)))*[.$A33])))" office:value-type="float" office:value="2.53125" calcext:value-type="float">
            <text:p>2.53</text:p>
          </table:table-cell>
          <table:table-cell table:formula="of:=COM.MICROSOFT.SWITCH([.$D$3];&quot;Rounds2Kill&quot;;[.$E33]/(MIN(1;MAX(0;(21-([.$D33]-[.H$2])/20)))*[.H$3]*[.$R$1]);&quot;Rounds2Die&quot;;([.H$4]*[.$R$1])/(MIN(1;MAX(0;(21-([.$B33]-[.H$5])/20)))*[.$A33]);&quot;Kill/Die&quot;;([.$E33]/(MIN(1;MAX(0;(21-([.$D33]-[.H$2])/20)))*[.H$3]*[.$R$1]))/(([.H$4]*[.$R$1])/(MIN(1;MAX(0;(21-([.$B33]-[.H$5])/20)))*[.$A33])))" office:value-type="float" office:value="2.025" calcext:value-type="float">
            <text:p>2.03</text:p>
          </table:table-cell>
          <table:table-cell table:formula="of:=COM.MICROSOFT.SWITCH([.$D$3];&quot;Rounds2Kill&quot;;[.$E33]/(MIN(1;MAX(0;(21-([.$D33]-[.I$2])/20)))*[.I$3]*[.$R$1]);&quot;Rounds2Die&quot;;([.I$4]*[.$R$1])/(MIN(1;MAX(0;(21-([.$B33]-[.I$5])/20)))*[.$A33]);&quot;Kill/Die&quot;;([.$E33]/(MIN(1;MAX(0;(21-([.$D33]-[.I$2])/20)))*[.I$3]*[.$R$1]))/(([.I$4]*[.$R$1])/(MIN(1;MAX(0;(21-([.$B33]-[.I$5])/20)))*[.$A33])))" office:value-type="float" office:value="1.78676470588235" calcext:value-type="float">
            <text:p>1.79</text:p>
          </table:table-cell>
          <table:table-cell table:formula="of:=COM.MICROSOFT.SWITCH([.$D$3];&quot;Rounds2Kill&quot;;[.$E33]/(MIN(1;MAX(0;(21-([.$D33]-[.J$2])/20)))*[.J$3]*[.$R$1]);&quot;Rounds2Die&quot;;([.J$4]*[.$R$1])/(MIN(1;MAX(0;(21-([.$B33]-[.J$5])/20)))*[.$A33]);&quot;Kill/Die&quot;;([.$E33]/(MIN(1;MAX(0;(21-([.$D33]-[.J$2])/20)))*[.J$3]*[.$R$1]))/(([.J$4]*[.$R$1])/(MIN(1;MAX(0;(21-([.$B33]-[.J$5])/20)))*[.$A33])))" office:value-type="float" office:value="1.59868421052632" calcext:value-type="float">
            <text:p>1.60</text:p>
          </table:table-cell>
          <table:table-cell table:formula="of:=COM.MICROSOFT.SWITCH([.$D$3];&quot;Rounds2Kill&quot;;[.$E33]/(MIN(1;MAX(0;(21-([.$D33]-[.K$2])/20)))*[.K$3]*[.$R$1]);&quot;Rounds2Die&quot;;([.K$4]*[.$R$1])/(MIN(1;MAX(0;(21-([.$B33]-[.K$5])/20)))*[.$A33]);&quot;Kill/Die&quot;;([.$E33]/(MIN(1;MAX(0;(21-([.$D33]-[.K$2])/20)))*[.K$3]*[.$R$1]))/(([.K$4]*[.$R$1])/(MIN(1;MAX(0;(21-([.$B33]-[.K$5])/20)))*[.$A33])))" office:value-type="float" office:value="1.44642857142857" calcext:value-type="float">
            <text:p>1.45</text:p>
          </table:table-cell>
          <table:table-cell table:formula="of:=COM.MICROSOFT.SWITCH([.$D$3];&quot;Rounds2Kill&quot;;[.$E33]/(MIN(1;MAX(0;(21-([.$D33]-[.L$2])/20)))*[.L$3]*[.$R$1]);&quot;Rounds2Die&quot;;([.L$4]*[.$R$1])/(MIN(1;MAX(0;(21-([.$B33]-[.L$5])/20)))*[.$A33]);&quot;Kill/Die&quot;;([.$E33]/(MIN(1;MAX(0;(21-([.$D33]-[.L$2])/20)))*[.L$3]*[.$R$1]))/(([.L$4]*[.$R$1])/(MIN(1;MAX(0;(21-([.$B33]-[.L$5])/20)))*[.$A33])))" office:value-type="float" office:value="1.265625" calcext:value-type="float">
            <text:p>1.27</text:p>
          </table:table-cell>
          <table:table-cell table:formula="of:=COM.MICROSOFT.SWITCH([.$D$3];&quot;Rounds2Kill&quot;;[.$E33]/(MIN(1;MAX(0;(21-([.$D33]-[.M$2])/20)))*[.M$3]*[.$R$1]);&quot;Rounds2Die&quot;;([.M$4]*[.$R$1])/(MIN(1;MAX(0;(21-([.$B33]-[.M$5])/20)))*[.$A33]);&quot;Kill/Die&quot;;([.$E33]/(MIN(1;MAX(0;(21-([.$D33]-[.M$2])/20)))*[.M$3]*[.$R$1]))/(([.M$4]*[.$R$1])/(MIN(1;MAX(0;(21-([.$B33]-[.M$5])/20)))*[.$A33])))" office:value-type="float" office:value="1.16826923076923" calcext:value-type="float">
            <text:p>1.17</text:p>
          </table:table-cell>
          <table:table-cell table:formula="of:=COM.MICROSOFT.SWITCH([.$D$3];&quot;Rounds2Kill&quot;;[.$E33]/(MIN(1;MAX(0;(21-([.$D33]-[.N$2])/20)))*[.N$3]*[.$R$1]);&quot;Rounds2Die&quot;;([.N$4]*[.$R$1])/(MIN(1;MAX(0;(21-([.$B33]-[.N$5])/20)))*[.$A33]);&quot;Kill/Die&quot;;([.$E33]/(MIN(1;MAX(0;(21-([.$D33]-[.N$2])/20)))*[.N$3]*[.$R$1]))/(([.N$4]*[.$R$1])/(MIN(1;MAX(0;(21-([.$B33]-[.N$5])/20)))*[.$A33])))" office:value-type="float" office:value="1.08482142857143" calcext:value-type="float">
            <text:p>1.08</text:p>
          </table:table-cell>
          <table:table-cell table:formula="of:=COM.MICROSOFT.SWITCH([.$D$3];&quot;Rounds2Kill&quot;;[.$E33]/(MIN(1;MAX(0;(21-([.$D33]-[.O$2])/20)))*[.O$3]*[.$R$1]);&quot;Rounds2Die&quot;;([.O$4]*[.$R$1])/(MIN(1;MAX(0;(21-([.$B33]-[.O$5])/20)))*[.$A33]);&quot;Kill/Die&quot;;([.$E33]/(MIN(1;MAX(0;(21-([.$D33]-[.O$2])/20)))*[.O$3]*[.$R$1]))/(([.O$4]*[.$R$1])/(MIN(1;MAX(0;(21-([.$B33]-[.O$5])/20)))*[.$A33])))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table:formula="of:=COM.MICROSOFT.SWITCH([.$D$3];&quot;Rounds2Kill&quot;;[.$E34]/(MIN(1;MAX(0;(21-([.$D34]-[.F$2])/20)))*[.F$3]*[.$R$1]);&quot;Rounds2Die&quot;;([.F$4]*[.$R$1])/(MIN(1;MAX(0;(21-([.$B34]-[.F$5])/20)))*[.$A34]);&quot;Kill/Die&quot;;([.$E34]/(MIN(1;MAX(0;(21-([.$D34]-[.F$2])/20)))*[.F$3]*[.$R$1]))/(([.F$4]*[.$R$1])/(MIN(1;MAX(0;(21-([.$B34]-[.F$5])/20)))*[.$A34])))" office:value-type="float" office:value="3.11111111111111" calcext:value-type="float">
            <text:p>3.11</text:p>
          </table:table-cell>
          <table:table-cell table:formula="of:=COM.MICROSOFT.SWITCH([.$D$3];&quot;Rounds2Kill&quot;;[.$E34]/(MIN(1;MAX(0;(21-([.$D34]-[.G$2])/20)))*[.G$3]*[.$R$1]);&quot;Rounds2Die&quot;;([.G$4]*[.$R$1])/(MIN(1;MAX(0;(21-([.$B34]-[.G$5])/20)))*[.$A34]);&quot;Kill/Die&quot;;([.$E34]/(MIN(1;MAX(0;(21-([.$D34]-[.G$2])/20)))*[.G$3]*[.$R$1]))/(([.G$4]*[.$R$1])/(MIN(1;MAX(0;(21-([.$B34]-[.G$5])/20)))*[.$A34])))" office:value-type="float" office:value="2.625" calcext:value-type="float">
            <text:p>2.63</text:p>
          </table:table-cell>
          <table:table-cell table:formula="of:=COM.MICROSOFT.SWITCH([.$D$3];&quot;Rounds2Kill&quot;;[.$E34]/(MIN(1;MAX(0;(21-([.$D34]-[.H$2])/20)))*[.H$3]*[.$R$1]);&quot;Rounds2Die&quot;;([.H$4]*[.$R$1])/(MIN(1;MAX(0;(21-([.$B34]-[.H$5])/20)))*[.$A34]);&quot;Kill/Die&quot;;([.$E34]/(MIN(1;MAX(0;(21-([.$D34]-[.H$2])/20)))*[.H$3]*[.$R$1]))/(([.H$4]*[.$R$1])/(MIN(1;MAX(0;(21-([.$B34]-[.H$5])/20)))*[.$A34])))" office:value-type="float" office:value="2.1" calcext:value-type="float">
            <text:p>2.10</text:p>
          </table:table-cell>
          <table:table-cell table:formula="of:=COM.MICROSOFT.SWITCH([.$D$3];&quot;Rounds2Kill&quot;;[.$E34]/(MIN(1;MAX(0;(21-([.$D34]-[.I$2])/20)))*[.I$3]*[.$R$1]);&quot;Rounds2Die&quot;;([.I$4]*[.$R$1])/(MIN(1;MAX(0;(21-([.$B34]-[.I$5])/20)))*[.$A34]);&quot;Kill/Die&quot;;([.$E34]/(MIN(1;MAX(0;(21-([.$D34]-[.I$2])/20)))*[.I$3]*[.$R$1]))/(([.I$4]*[.$R$1])/(MIN(1;MAX(0;(21-([.$B34]-[.I$5])/20)))*[.$A34])))" office:value-type="float" office:value="1.85294117647059" calcext:value-type="float">
            <text:p>1.85</text:p>
          </table:table-cell>
          <table:table-cell table:formula="of:=COM.MICROSOFT.SWITCH([.$D$3];&quot;Rounds2Kill&quot;;[.$E34]/(MIN(1;MAX(0;(21-([.$D34]-[.J$2])/20)))*[.J$3]*[.$R$1]);&quot;Rounds2Die&quot;;([.J$4]*[.$R$1])/(MIN(1;MAX(0;(21-([.$B34]-[.J$5])/20)))*[.$A34]);&quot;Kill/Die&quot;;([.$E34]/(MIN(1;MAX(0;(21-([.$D34]-[.J$2])/20)))*[.J$3]*[.$R$1]))/(([.J$4]*[.$R$1])/(MIN(1;MAX(0;(21-([.$B34]-[.J$5])/20)))*[.$A34])))" office:value-type="float" office:value="1.65789473684211" calcext:value-type="float">
            <text:p>1.66</text:p>
          </table:table-cell>
          <table:table-cell table:formula="of:=COM.MICROSOFT.SWITCH([.$D$3];&quot;Rounds2Kill&quot;;[.$E34]/(MIN(1;MAX(0;(21-([.$D34]-[.K$2])/20)))*[.K$3]*[.$R$1]);&quot;Rounds2Die&quot;;([.K$4]*[.$R$1])/(MIN(1;MAX(0;(21-([.$B34]-[.K$5])/20)))*[.$A34]);&quot;Kill/Die&quot;;([.$E34]/(MIN(1;MAX(0;(21-([.$D34]-[.K$2])/20)))*[.K$3]*[.$R$1]))/(([.K$4]*[.$R$1])/(MIN(1;MAX(0;(21-([.$B34]-[.K$5])/20)))*[.$A34])))" office:value-type="float" office:value="1.5" calcext:value-type="float">
            <text:p>1.50</text:p>
          </table:table-cell>
          <table:table-cell table:formula="of:=COM.MICROSOFT.SWITCH([.$D$3];&quot;Rounds2Kill&quot;;[.$E34]/(MIN(1;MAX(0;(21-([.$D34]-[.L$2])/20)))*[.L$3]*[.$R$1]);&quot;Rounds2Die&quot;;([.L$4]*[.$R$1])/(MIN(1;MAX(0;(21-([.$B34]-[.L$5])/20)))*[.$A34]);&quot;Kill/Die&quot;;([.$E34]/(MIN(1;MAX(0;(21-([.$D34]-[.L$2])/20)))*[.L$3]*[.$R$1]))/(([.L$4]*[.$R$1])/(MIN(1;MAX(0;(21-([.$B34]-[.L$5])/20)))*[.$A34])))" office:value-type="float" office:value="1.3125" calcext:value-type="float">
            <text:p>1.31</text:p>
          </table:table-cell>
          <table:table-cell table:formula="of:=COM.MICROSOFT.SWITCH([.$D$3];&quot;Rounds2Kill&quot;;[.$E34]/(MIN(1;MAX(0;(21-([.$D34]-[.M$2])/20)))*[.M$3]*[.$R$1]);&quot;Rounds2Die&quot;;([.M$4]*[.$R$1])/(MIN(1;MAX(0;(21-([.$B34]-[.M$5])/20)))*[.$A34]);&quot;Kill/Die&quot;;([.$E34]/(MIN(1;MAX(0;(21-([.$D34]-[.M$2])/20)))*[.M$3]*[.$R$1]))/(([.M$4]*[.$R$1])/(MIN(1;MAX(0;(21-([.$B34]-[.M$5])/20)))*[.$A34])))" office:value-type="float" office:value="1.21153846153846" calcext:value-type="float">
            <text:p>1.21</text:p>
          </table:table-cell>
          <table:table-cell table:formula="of:=COM.MICROSOFT.SWITCH([.$D$3];&quot;Rounds2Kill&quot;;[.$E34]/(MIN(1;MAX(0;(21-([.$D34]-[.N$2])/20)))*[.N$3]*[.$R$1]);&quot;Rounds2Die&quot;;([.N$4]*[.$R$1])/(MIN(1;MAX(0;(21-([.$B34]-[.N$5])/20)))*[.$A34]);&quot;Kill/Die&quot;;([.$E34]/(MIN(1;MAX(0;(21-([.$D34]-[.N$2])/20)))*[.N$3]*[.$R$1]))/(([.N$4]*[.$R$1])/(MIN(1;MAX(0;(21-([.$B34]-[.N$5])/20)))*[.$A34])))" office:value-type="float" office:value="1.125" calcext:value-type="float">
            <text:p>1.13</text:p>
          </table:table-cell>
          <table:table-cell table:formula="of:=COM.MICROSOFT.SWITCH([.$D$3];&quot;Rounds2Kill&quot;;[.$E34]/(MIN(1;MAX(0;(21-([.$D34]-[.O$2])/20)))*[.O$3]*[.$R$1]);&quot;Rounds2Die&quot;;([.O$4]*[.$R$1])/(MIN(1;MAX(0;(21-([.$B34]-[.O$5])/20)))*[.$A34]);&quot;Kill/Die&quot;;([.$E34]/(MIN(1;MAX(0;(21-([.$D34]-[.O$2])/20)))*[.O$3]*[.$R$1]))/(([.O$4]*[.$R$1])/(MIN(1;MAX(0;(21-([.$B34]-[.O$5])/20)))*[.$A34])))" office:value-type="float" office:value="1.03703703703704" calcext:value-type="float">
            <text:p>1.0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30.5" calcext:value-type="float">
            <text:p>130.5</text:p>
          </table:table-cell>
          <table:table-cell table:formula="of:=COM.MICROSOFT.SWITCH([.$D$3];&quot;Rounds2Kill&quot;;[.$E35]/(MIN(1;MAX(0;(21-([.$D35]-[.F$2])/20)))*[.F$3]*[.$R$1]);&quot;Rounds2Die&quot;;([.F$4]*[.$R$1])/(MIN(1;MAX(0;(21-([.$B35]-[.F$5])/20)))*[.$A35]);&quot;Kill/Die&quot;;([.$E35]/(MIN(1;MAX(0;(21-([.$D35]-[.F$2])/20)))*[.F$3]*[.$R$1]))/(([.F$4]*[.$R$1])/(MIN(1;MAX(0;(21-([.$B35]-[.F$5])/20)))*[.$A35])))" office:value-type="float" office:value="3.22222222222222" calcext:value-type="float">
            <text:p>3.22</text:p>
          </table:table-cell>
          <table:table-cell table:formula="of:=COM.MICROSOFT.SWITCH([.$D$3];&quot;Rounds2Kill&quot;;[.$E35]/(MIN(1;MAX(0;(21-([.$D35]-[.G$2])/20)))*[.G$3]*[.$R$1]);&quot;Rounds2Die&quot;;([.G$4]*[.$R$1])/(MIN(1;MAX(0;(21-([.$B35]-[.G$5])/20)))*[.$A35]);&quot;Kill/Die&quot;;([.$E35]/(MIN(1;MAX(0;(21-([.$D35]-[.G$2])/20)))*[.G$3]*[.$R$1]))/(([.G$4]*[.$R$1])/(MIN(1;MAX(0;(21-([.$B35]-[.G$5])/20)))*[.$A35])))" office:value-type="float" office:value="2.71875" calcext:value-type="float">
            <text:p>2.72</text:p>
          </table:table-cell>
          <table:table-cell table:formula="of:=COM.MICROSOFT.SWITCH([.$D$3];&quot;Rounds2Kill&quot;;[.$E35]/(MIN(1;MAX(0;(21-([.$D35]-[.H$2])/20)))*[.H$3]*[.$R$1]);&quot;Rounds2Die&quot;;([.H$4]*[.$R$1])/(MIN(1;MAX(0;(21-([.$B35]-[.H$5])/20)))*[.$A35]);&quot;Kill/Die&quot;;([.$E35]/(MIN(1;MAX(0;(21-([.$D35]-[.H$2])/20)))*[.H$3]*[.$R$1]))/(([.H$4]*[.$R$1])/(MIN(1;MAX(0;(21-([.$B35]-[.H$5])/20)))*[.$A35])))" office:value-type="float" office:value="2.175" calcext:value-type="float">
            <text:p>2.18</text:p>
          </table:table-cell>
          <table:table-cell table:formula="of:=COM.MICROSOFT.SWITCH([.$D$3];&quot;Rounds2Kill&quot;;[.$E35]/(MIN(1;MAX(0;(21-([.$D35]-[.I$2])/20)))*[.I$3]*[.$R$1]);&quot;Rounds2Die&quot;;([.I$4]*[.$R$1])/(MIN(1;MAX(0;(21-([.$B35]-[.I$5])/20)))*[.$A35]);&quot;Kill/Die&quot;;([.$E35]/(MIN(1;MAX(0;(21-([.$D35]-[.I$2])/20)))*[.I$3]*[.$R$1]))/(([.I$4]*[.$R$1])/(MIN(1;MAX(0;(21-([.$B35]-[.I$5])/20)))*[.$A35])))" office:value-type="float" office:value="1.91911764705882" calcext:value-type="float">
            <text:p>1.92</text:p>
          </table:table-cell>
          <table:table-cell table:formula="of:=COM.MICROSOFT.SWITCH([.$D$3];&quot;Rounds2Kill&quot;;[.$E35]/(MIN(1;MAX(0;(21-([.$D35]-[.J$2])/20)))*[.J$3]*[.$R$1]);&quot;Rounds2Die&quot;;([.J$4]*[.$R$1])/(MIN(1;MAX(0;(21-([.$B35]-[.J$5])/20)))*[.$A35]);&quot;Kill/Die&quot;;([.$E35]/(MIN(1;MAX(0;(21-([.$D35]-[.J$2])/20)))*[.J$3]*[.$R$1]))/(([.J$4]*[.$R$1])/(MIN(1;MAX(0;(21-([.$B35]-[.J$5])/20)))*[.$A35])))" office:value-type="float" office:value="1.71710526315789" calcext:value-type="float">
            <text:p>1.72</text:p>
          </table:table-cell>
          <table:table-cell table:formula="of:=COM.MICROSOFT.SWITCH([.$D$3];&quot;Rounds2Kill&quot;;[.$E35]/(MIN(1;MAX(0;(21-([.$D35]-[.K$2])/20)))*[.K$3]*[.$R$1]);&quot;Rounds2Die&quot;;([.K$4]*[.$R$1])/(MIN(1;MAX(0;(21-([.$B35]-[.K$5])/20)))*[.$A35]);&quot;Kill/Die&quot;;([.$E35]/(MIN(1;MAX(0;(21-([.$D35]-[.K$2])/20)))*[.K$3]*[.$R$1]))/(([.K$4]*[.$R$1])/(MIN(1;MAX(0;(21-([.$B35]-[.K$5])/20)))*[.$A35])))" office:value-type="float" office:value="1.55357142857143" calcext:value-type="float">
            <text:p>1.55</text:p>
          </table:table-cell>
          <table:table-cell table:formula="of:=COM.MICROSOFT.SWITCH([.$D$3];&quot;Rounds2Kill&quot;;[.$E35]/(MIN(1;MAX(0;(21-([.$D35]-[.L$2])/20)))*[.L$3]*[.$R$1]);&quot;Rounds2Die&quot;;([.L$4]*[.$R$1])/(MIN(1;MAX(0;(21-([.$B35]-[.L$5])/20)))*[.$A35]);&quot;Kill/Die&quot;;([.$E35]/(MIN(1;MAX(0;(21-([.$D35]-[.L$2])/20)))*[.L$3]*[.$R$1]))/(([.L$4]*[.$R$1])/(MIN(1;MAX(0;(21-([.$B35]-[.L$5])/20)))*[.$A35])))" office:value-type="float" office:value="1.359375" calcext:value-type="float">
            <text:p>1.36</text:p>
          </table:table-cell>
          <table:table-cell table:formula="of:=COM.MICROSOFT.SWITCH([.$D$3];&quot;Rounds2Kill&quot;;[.$E35]/(MIN(1;MAX(0;(21-([.$D35]-[.M$2])/20)))*[.M$3]*[.$R$1]);&quot;Rounds2Die&quot;;([.M$4]*[.$R$1])/(MIN(1;MAX(0;(21-([.$B35]-[.M$5])/20)))*[.$A35]);&quot;Kill/Die&quot;;([.$E35]/(MIN(1;MAX(0;(21-([.$D35]-[.M$2])/20)))*[.M$3]*[.$R$1]))/(([.M$4]*[.$R$1])/(MIN(1;MAX(0;(21-([.$B35]-[.M$5])/20)))*[.$A35])))" office:value-type="float" office:value="1.25480769230769" calcext:value-type="float">
            <text:p>1.25</text:p>
          </table:table-cell>
          <table:table-cell table:formula="of:=COM.MICROSOFT.SWITCH([.$D$3];&quot;Rounds2Kill&quot;;[.$E35]/(MIN(1;MAX(0;(21-([.$D35]-[.N$2])/20)))*[.N$3]*[.$R$1]);&quot;Rounds2Die&quot;;([.N$4]*[.$R$1])/(MIN(1;MAX(0;(21-([.$B35]-[.N$5])/20)))*[.$A35]);&quot;Kill/Die&quot;;([.$E35]/(MIN(1;MAX(0;(21-([.$D35]-[.N$2])/20)))*[.N$3]*[.$R$1]))/(([.N$4]*[.$R$1])/(MIN(1;MAX(0;(21-([.$B35]-[.N$5])/20)))*[.$A35])))" office:value-type="float" office:value="1.16517857142857" calcext:value-type="float">
            <text:p>1.17</text:p>
          </table:table-cell>
          <table:table-cell table:formula="of:=COM.MICROSOFT.SWITCH([.$D$3];&quot;Rounds2Kill&quot;;[.$E35]/(MIN(1;MAX(0;(21-([.$D35]-[.O$2])/20)))*[.O$3]*[.$R$1]);&quot;Rounds2Die&quot;;([.O$4]*[.$R$1])/(MIN(1;MAX(0;(21-([.$B35]-[.O$5])/20)))*[.$A35]);&quot;Kill/Die&quot;;([.$E35]/(MIN(1;MAX(0;(21-([.$D35]-[.O$2])/20)))*[.O$3]*[.$R$1]))/(([.O$4]*[.$R$1])/(MIN(1;MAX(0;(21-([.$B35]-[.O$5])/20)))*[.$A35])))" office:value-type="float" office:value="1.0740740740740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style-name="ce107" office:value-type="float" office:value="30" calcext:value-type="float">
            <text:p>30</text:p>
          </table:table-cell>
          <table:table-cell table:style-name="ce110" office:value-type="float" office:value="21" calcext:value-type="float">
            <text:p>21</text:p>
          </table:table-cell>
          <table:table-cell table:style-name="ce113" office:value-type="float" office:value="135" calcext:value-type="float">
            <text:p>135</text:p>
          </table:table-cell>
          <table:table-cell table:style-name="ce118" table:formula="of:=COM.MICROSOFT.SWITCH([.$D$3];&quot;Rounds2Kill&quot;;[.$E36]/(MIN(1;MAX(0;(21-([.$D36]-[.F$2])/20)))*[.F$3]*[.$R$1]);&quot;Rounds2Die&quot;;([.F$4]*[.$R$1])/(MIN(1;MAX(0;(21-([.$B36]-[.F$5])/20)))*[.$A36]);&quot;Kill/Die&quot;;([.$E36]/(MIN(1;MAX(0;(21-([.$D36]-[.F$2])/20)))*[.F$3]*[.$R$1]))/(([.F$4]*[.$R$1])/(MIN(1;MAX(0;(21-([.$B36]-[.F$5])/20)))*[.$A36])))" office:value-type="float" office:value="3.33333333333333" calcext:value-type="float">
            <text:p>3.33</text:p>
          </table:table-cell>
          <table:table-cell table:style-name="ce121" table:formula="of:=COM.MICROSOFT.SWITCH([.$D$3];&quot;Rounds2Kill&quot;;[.$E36]/(MIN(1;MAX(0;(21-([.$D36]-[.G$2])/20)))*[.G$3]*[.$R$1]);&quot;Rounds2Die&quot;;([.G$4]*[.$R$1])/(MIN(1;MAX(0;(21-([.$B36]-[.G$5])/20)))*[.$A36]);&quot;Kill/Die&quot;;([.$E36]/(MIN(1;MAX(0;(21-([.$D36]-[.G$2])/20)))*[.G$3]*[.$R$1]))/(([.G$4]*[.$R$1])/(MIN(1;MAX(0;(21-([.$B36]-[.G$5])/20)))*[.$A36])))" office:value-type="float" office:value="2.8125" calcext:value-type="float">
            <text:p>2.81</text:p>
          </table:table-cell>
          <table:table-cell table:style-name="ce121" table:formula="of:=COM.MICROSOFT.SWITCH([.$D$3];&quot;Rounds2Kill&quot;;[.$E36]/(MIN(1;MAX(0;(21-([.$D36]-[.H$2])/20)))*[.H$3]*[.$R$1]);&quot;Rounds2Die&quot;;([.H$4]*[.$R$1])/(MIN(1;MAX(0;(21-([.$B36]-[.H$5])/20)))*[.$A36]);&quot;Kill/Die&quot;;([.$E36]/(MIN(1;MAX(0;(21-([.$D36]-[.H$2])/20)))*[.H$3]*[.$R$1]))/(([.H$4]*[.$R$1])/(MIN(1;MAX(0;(21-([.$B36]-[.H$5])/20)))*[.$A36])))" office:value-type="float" office:value="2.25" calcext:value-type="float">
            <text:p>2.25</text:p>
          </table:table-cell>
          <table:table-cell table:style-name="ce121" table:formula="of:=COM.MICROSOFT.SWITCH([.$D$3];&quot;Rounds2Kill&quot;;[.$E36]/(MIN(1;MAX(0;(21-([.$D36]-[.I$2])/20)))*[.I$3]*[.$R$1]);&quot;Rounds2Die&quot;;([.I$4]*[.$R$1])/(MIN(1;MAX(0;(21-([.$B36]-[.I$5])/20)))*[.$A36]);&quot;Kill/Die&quot;;([.$E36]/(MIN(1;MAX(0;(21-([.$D36]-[.I$2])/20)))*[.I$3]*[.$R$1]))/(([.I$4]*[.$R$1])/(MIN(1;MAX(0;(21-([.$B36]-[.I$5])/20)))*[.$A36])))" office:value-type="float" office:value="1.98529411764706" calcext:value-type="float">
            <text:p>1.99</text:p>
          </table:table-cell>
          <table:table-cell table:style-name="ce121" table:formula="of:=COM.MICROSOFT.SWITCH([.$D$3];&quot;Rounds2Kill&quot;;[.$E36]/(MIN(1;MAX(0;(21-([.$D36]-[.J$2])/20)))*[.J$3]*[.$R$1]);&quot;Rounds2Die&quot;;([.J$4]*[.$R$1])/(MIN(1;MAX(0;(21-([.$B36]-[.J$5])/20)))*[.$A36]);&quot;Kill/Die&quot;;([.$E36]/(MIN(1;MAX(0;(21-([.$D36]-[.J$2])/20)))*[.J$3]*[.$R$1]))/(([.J$4]*[.$R$1])/(MIN(1;MAX(0;(21-([.$B36]-[.J$5])/20)))*[.$A36])))" office:value-type="float" office:value="1.77631578947368" calcext:value-type="float">
            <text:p>1.78</text:p>
          </table:table-cell>
          <table:table-cell table:style-name="ce121" table:formula="of:=COM.MICROSOFT.SWITCH([.$D$3];&quot;Rounds2Kill&quot;;[.$E36]/(MIN(1;MAX(0;(21-([.$D36]-[.K$2])/20)))*[.K$3]*[.$R$1]);&quot;Rounds2Die&quot;;([.K$4]*[.$R$1])/(MIN(1;MAX(0;(21-([.$B36]-[.K$5])/20)))*[.$A36]);&quot;Kill/Die&quot;;([.$E36]/(MIN(1;MAX(0;(21-([.$D36]-[.K$2])/20)))*[.K$3]*[.$R$1]))/(([.K$4]*[.$R$1])/(MIN(1;MAX(0;(21-([.$B36]-[.K$5])/20)))*[.$A36])))" office:value-type="float" office:value="1.60714285714286" calcext:value-type="float">
            <text:p>1.61</text:p>
          </table:table-cell>
          <table:table-cell table:style-name="ce121" table:formula="of:=COM.MICROSOFT.SWITCH([.$D$3];&quot;Rounds2Kill&quot;;[.$E36]/(MIN(1;MAX(0;(21-([.$D36]-[.L$2])/20)))*[.L$3]*[.$R$1]);&quot;Rounds2Die&quot;;([.L$4]*[.$R$1])/(MIN(1;MAX(0;(21-([.$B36]-[.L$5])/20)))*[.$A36]);&quot;Kill/Die&quot;;([.$E36]/(MIN(1;MAX(0;(21-([.$D36]-[.L$2])/20)))*[.L$3]*[.$R$1]))/(([.L$4]*[.$R$1])/(MIN(1;MAX(0;(21-([.$B36]-[.L$5])/20)))*[.$A36])))" office:value-type="float" office:value="1.40625" calcext:value-type="float">
            <text:p>1.41</text:p>
          </table:table-cell>
          <table:table-cell table:style-name="ce121" table:formula="of:=COM.MICROSOFT.SWITCH([.$D$3];&quot;Rounds2Kill&quot;;[.$E36]/(MIN(1;MAX(0;(21-([.$D36]-[.M$2])/20)))*[.M$3]*[.$R$1]);&quot;Rounds2Die&quot;;([.M$4]*[.$R$1])/(MIN(1;MAX(0;(21-([.$B36]-[.M$5])/20)))*[.$A36]);&quot;Kill/Die&quot;;([.$E36]/(MIN(1;MAX(0;(21-([.$D36]-[.M$2])/20)))*[.M$3]*[.$R$1]))/(([.M$4]*[.$R$1])/(MIN(1;MAX(0;(21-([.$B36]-[.M$5])/20)))*[.$A36])))" office:value-type="float" office:value="1.29807692307692" calcext:value-type="float">
            <text:p>1.30</text:p>
          </table:table-cell>
          <table:table-cell table:style-name="ce121" table:formula="of:=COM.MICROSOFT.SWITCH([.$D$3];&quot;Rounds2Kill&quot;;[.$E36]/(MIN(1;MAX(0;(21-([.$D36]-[.N$2])/20)))*[.N$3]*[.$R$1]);&quot;Rounds2Die&quot;;([.N$4]*[.$R$1])/(MIN(1;MAX(0;(21-([.$B36]-[.N$5])/20)))*[.$A36]);&quot;Kill/Die&quot;;([.$E36]/(MIN(1;MAX(0;(21-([.$D36]-[.N$2])/20)))*[.N$3]*[.$R$1]))/(([.N$4]*[.$R$1])/(MIN(1;MAX(0;(21-([.$B36]-[.N$5])/20)))*[.$A36])))" office:value-type="float" office:value="1.20535714285714" calcext:value-type="float">
            <text:p>1.21</text:p>
          </table:table-cell>
          <table:table-cell table:style-name="ce125" table:formula="of:=COM.MICROSOFT.SWITCH([.$D$3];&quot;Rounds2Kill&quot;;[.$E36]/(MIN(1;MAX(0;(21-([.$D36]-[.O$2])/20)))*[.O$3]*[.$R$1]);&quot;Rounds2Die&quot;;([.O$4]*[.$R$1])/(MIN(1;MAX(0;(21-([.$B36]-[.O$5])/20)))*[.$A36]);&quot;Kill/Die&quot;;([.$E36]/(MIN(1;MAX(0;(21-([.$D36]-[.O$2])/20)))*[.O$3]*[.$R$1]))/(([.O$4]*[.$R$1])/(MIN(1;MAX(0;(21-([.$B36]-[.O$5])/20)))*[.$A36])))" office:value-type="float" office:value="1.11111111111111" calcext:value-type="float">
            <text:p>1.11</text:p>
          </table:table-cell>
          <table:table-cell table:number-columns-repeated="3"/>
        </table:table-row>
        <calcext:conditional-formats>
          <calcext:conditional-format calcext:target-range-address="VSolo.F7:VSolo.O36">
            <calcext:condition calcext:apply-style-name="Error" calcext:value="&gt;[$VSolo.$R$2]" calcext:base-cell-address="VSolo.F7"/>
          </calcext:conditional-format>
        </calcext:conditional-formats>
      </table:table>
      <table:table table:name="VSolo_2" table:style-name="ta1">
        <table:table-column table:style-name="co2" table:number-columns-repeated="2" table:default-cell-style-name="Default"/>
        <table:table-column table:style-name="co2" table:default-cell-style-name="ce106"/>
        <table:table-column table:style-name="co2" table:default-cell-style-name="Default"/>
        <table:table-column table:style-name="co2" table:default-cell-style-name="ce112"/>
        <table:table-column table:style-name="co2" table:default-cell-style-name="ce128"/>
        <table:table-column table:style-name="co2" table:number-columns-repeated="8" table:default-cell-style-name="ce131"/>
        <table:table-column table:style-name="co2" table:default-cell-style-name="ce134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ce104" office:value-type="string" calcext:value-type="string">
            <text:p>Power Type</text:p>
          </table:table-cell>
          <table:table-cell table:style-name="ce108" table:content-validation-name="val1" office:value-type="string" calcext:value-type="string">
            <text:p>DAILY</text:p>
          </table:table-cell>
          <table:table-cell table:style-name="ce111" office:value-type="string" calcext:value-type="string">
            <text:p>Lvl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/>
          <table:table-cell office:value-type="string" calcext:value-type="string">
            <text:p>Party Size: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4" office:value-type="string" calcext:value-type="string">
            <text:p>PC Type</text:p>
          </table:table-cell>
          <table:table-cell table:style-name="ce47" table:content-validation-name="val2" office:value-type="string" calcext:value-type="string">
            <text:p>DPS</text:p>
          </table:table-cell>
          <table:table-cell table:style-name="ce11" office:value-type="string" calcext:value-type="string">
            <text:p>To Hit</text:p>
          </table:table-cell>
          <table:table-cell table:style-name="Default" table:number-matrix-columns-spanned="10" table:number-matrix-rows-spanned="1" table:formula="of:=TRANSPOSE([PCTuning.Q3:.Q12])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/>
          <table:table-cell office:value-type="string" calcext:value-type="string">
            <text:p>Threshhold Max:</text:p>
          </table:table-cell>
          <table:table-cell table:style-name="ce136" table:formula="of:=COM.MICROSOFT.SWITCH([.D3];&quot;Rounds2Kill&quot;;4;&quot;Rounds2Die&quot;;4;&quot;Kill/PartyHP%&quot;;0.3)" office:value-type="float" office:value="4" calcext:value-type="float">
            <text:p>4</text:p>
          </table:table-cell>
          <table:table-cell office:value-type="string" calcext:value-type="string">
            <text:p>Threshhold Min:</text:p>
          </table:table-cell>
          <table:table-cell table:style-name="ce126" table:formula="of:=COM.MICROSOFT.SWITCH([.D3];&quot;Rounds2Kill&quot;;1;&quot;Rounds2Die&quot;;2;&quot;Kill/PartyHP%&quot;;0.05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04" office:value-type="string" calcext:value-type="string">
            <text:p>Measure</text:p>
          </table:table-cell>
          <table:table-cell table:style-name="ce47" table:content-validation-name="val5" office:value-type="string" calcext:value-type="string">
            <text:p>Rounds2Kill</text:p>
          </table:table-cell>
          <table:table-cell table:style-name="ce11" office:value-type="string" calcext:value-type="string">
            <text:p>Dmg</text:p>
          </table:table-cell>
          <table:table-cell table:style-name="ce115" table:number-matrix-columns-spanned="10" table:number-matrix-rows-spanned="1" table:formula="of:=TRANSPOSE(COM.MICROSOFT.SWITCH([.D2];&#10;  &quot;dps&quot;; COM.MICROSOFT.SWITCH([.D1];&#10;    &quot;will&quot;; [$PCTuning.H$3:.H$12];&#10;    &quot;scene&quot;; [$PCTuning.I$3:.I$12];&#10;    &quot;daily&quot;; [$PCTuning.J$3:.J$12]);&#10;  &quot;avg&quot;; COM.MICROSOFT.SWITCH([.D1];&#10;    &quot;will&quot;; [$PCTuning.N$3:.N$12];&#10;    &quot;scene&quot;; [$PCTuning.O$3:.O$12];&#10;    &quot;daily&quot;; [$PCTuning.P$3:.P$12]);&#10;  &quot;weak&quot;; COM.MICROSOFT.SWITCH([.D1];&#10;    &quot;will&quot;; [$PCTuning.K$3:.K$12];&#10;    &quot;scene&quot;; [$PCTuning.L$3:.L$12];&#10;    &quot;daily&quot;; [$PCTuning.M$3:.M$12])&#10;))" office:value-type="float" office:value="20.25" calcext:value-type="float">
            <text:p>20.2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6" calcext:value-type="float">
            <text:p>56</text:p>
          </table:table-cell>
          <table:table-cell table:style-name="ce112" office:value-type="float" office:value="60.75" calcext:value-type="float">
            <text:p>60.75</text:p>
          </table:table-cell>
          <table:table-cell/>
          <table:table-cell office:value-type="string" calcext:value-type="string">
            <text:p>Monster #: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4" office:value-type="string" calcext:value-type="string">
            <text:p>PC Durability</text:p>
          </table:table-cell>
          <table:table-cell table:style-name="ce47" table:content-validation-name="val4" office:value-type="string" calcext:value-type="string">
            <text:p>AVG</text:p>
          </table:table-cell>
          <table:table-cell table:style-name="ce11" office:value-type="string" calcext:value-type="string">
            <text:p>HP</text:p>
          </table:table-cell>
          <table:table-cell table:style-name="ce115" table:number-matrix-columns-spanned="10" table:number-matrix-rows-spanned="1" table:formula="of:=TRANSPOSE(COM.MICROSOFT.SWITCH([.D4];&quot;TANKY&quot;;[$PCTuning.B$3:.B$12];&quot;AVG&quot;;[$PCTuning.F$3:.F$12];&quot;SQUISHY&quot;;[$PCTuning.D$3:.D$12]) )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5" calcext:value-type="float">
            <text:p>55</text:p>
          </table:table-cell>
          <table:table-cell table:style-name="ce112" office:value-type="float" office:value="60" calcext:value-type="float">
            <text:p>60</text:p>
          </table:table-cell>
          <table:table-cell/>
          <table:table-cell office:value-type="string" calcext:value-type="string">
            <text:p>Rounds to kill</text:p>
          </table:table-cell>
          <table:table-cell office:value-type="string" calcext:value-type="string">
            <text:p><text:span text:style-name="T1">$E7</text:span><text:span text:style-name="T2">/(MIN(1,MAX(0,(21-(</text:span><text:span text:style-name="T3">$D7</text:span><text:span text:style-name="T2">-</text:span><text:span text:style-name="T4">F$2</text:span><text:span text:style-name="T2">)/20)))*</text:span><text:span text:style-name="T5">F$3</text:span><text:span text:style-name="T2">*</text:span><text:span text:style-name="T6">$R$1</text:span><text:span text:style-name="T2">)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4"/>
          <table:table-cell/>
          <table:table-cell table:style-name="ce11" office:value-type="string" calcext:value-type="string">
            <text:p>AC</text:p>
          </table:table-cell>
          <table:table-cell table:style-name="ce115" table:number-matrix-columns-spanned="10" table:number-matrix-rows-spanned="1" table:formula="of:=TRANSPOSE(COM.MICROSOFT.SWITCH([.D4];&quot;TANKY&quot;;[$PCTuning.C$3:.C$12];&quot;AVG&quot;;[$PCTuning.G$3:.G$12];&quot;SQUISHY&quot;;[$PCTuning.E$3:.E$12]) )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ce112" office:value-type="float" office:value="18" calcext:value-type="float">
            <text:p>18</text:p>
          </table:table-cell>
          <table:table-cell/>
          <table:table-cell office:value-type="string" calcext:value-type="string">
            <text:p>Rounds to die</text:p>
          </table:table-cell>
          <table:table-cell office:value-type="string" calcext:value-type="string">
            <text:p><text:span text:style-name="T2">(</text:span><text:span text:style-name="T1">F$4</text:span><text:span text:style-name="T2">*</text:span><text:span text:style-name="T3">$R$1</text:span><text:span text:style-name="T2">)/(MIN(1,MAX(0,(21-(</text:span><text:span text:style-name="T4">$B7</text:span><text:span text:style-name="T2">-</text:span><text:span text:style-name="T5">F$5</text:span><text:span text:style-name="T2">)/20)))*</text:span><text:span text:style-name="T6">$A7</text:span><text:span text:style-name="T2">)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o-Hit</text:p>
          </table:table-cell>
          <table:table-cell table:style-name="ce105" office:value-type="string" calcext:value-type="string">
            <text:p>HD</text:p>
          </table:table-cell>
          <table:table-cell table:style-name="ce109" office:value-type="string" calcext:value-type="string">
            <text:p>AC</text:p>
          </table:table-cell>
          <table:table-cell table:style-name="ce12" office:value-type="string" calcext:value-type="string">
            <text:p>HP</text:p>
          </table:table-cell>
          <table:table-cell table:style-name="ce110" table:number-columns-repeated="9"/>
          <table:table-cell table:style-name="ce113"/>
          <table:table-cell table:number-columns-repeated="5"/>
        </table:table-row>
        <table:table-row table:style-name="ro1">
          <table:table-cell table:number-matrix-columns-spanned="1" table:number-matrix-rows-spanned="30" table:formula="of:=[AverageJoeMonster.E2:.E31]" office:value-type="float" office:value="4.5" calcext:value-type="float">
            <text:p>4.5</text:p>
          </table:table-cell>
          <table:table-cell table:number-matrix-columns-spanned="1" table:number-matrix-rows-spanned="30" table:formula="of:=[AverageJoeMonster.D2:.D3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matrix-columns-spanned="1" table:number-matrix-rows-spanned="30" table:formula="of:=[AverageJoeMonster.B2:.B31]" office:value-type="float" office:value="13" calcext:value-type="float">
            <text:p>13</text:p>
          </table:table-cell>
          <table:table-cell table:number-matrix-columns-spanned="1" table:number-matrix-rows-spanned="30" table:formula="of:=[AverageJoeMonster.C2:.C31]" office:value-type="float" office:value="4.5" calcext:value-type="float">
            <text:p>4.5</text:p>
          </table:table-cell>
          <table:table-cell table:style-name="ce127" table:formula="of:=COM.MICROSOFT.SWITCH([.$D$3];&quot;Rounds2Kill&quot;;([.$E7]*[.$R$3])/(MIN(1;MAX(0;(21-([.$D7]-[.F$2])/20)))*[.F$3]*[.$R$1]);&quot;Rounds2Die&quot;;([.F$4]*[.$R$1])/(MIN(1;MAX(0;(21-([.$B7]-[.F$5])/20)))*[.$A7]*[.$R$3]);&quot;Kill/PartyHP%&quot;;((MIN(1;MAX(0;(21-([.$B7]-[.F$5])/20)))*[.$A7])*((([.$R$3])*([.$R$3]+1)/2)/([.$R$3]^2))*(([.$E7]*[.$R$3])/(MIN(1;MAX(0;(21-([.$D7]-[.F$2])/20)))*[.F$3]*[.$R$1])))/([.$R$1]*[.F$4]))" office:value-type="float" office:value="0.0555555555555556" calcext:value-type="float">
            <text:p>0.06</text:p>
          </table:table-cell>
          <table:table-cell table:style-name="ce130" table:formula="of:=COM.MICROSOFT.SWITCH([.$D$3];&quot;Rounds2Kill&quot;;([.$E7]*[.$R$3])/(MIN(1;MAX(0;(21-([.$D7]-[.G$2])/20)))*[.G$3]*[.$R$1]);&quot;Rounds2Die&quot;;([.G$4]*[.$R$1])/(MIN(1;MAX(0;(21-([.$B7]-[.G$5])/20)))*[.$A7]*[.$R$3]);&quot;Kill/PartyHP%&quot;;((MIN(1;MAX(0;(21-([.$B7]-[.G$5])/20)))*[.$A7])*((([.$R$3])*([.$R$3]+1)/2)/([.$R$3]^2))*(([.$E7]*[.$R$3])/(MIN(1;MAX(0;(21-([.$D7]-[.G$2])/20)))*[.G$3]*[.$R$1])))/([.$R$1]*[.G$4]))" office:value-type="float" office:value="0.045" calcext:value-type="float">
            <text:p>0.05</text:p>
          </table:table-cell>
          <table:table-cell table:style-name="ce130" table:formula="of:=COM.MICROSOFT.SWITCH([.$D$3];&quot;Rounds2Kill&quot;;([.$E7]*[.$R$3])/(MIN(1;MAX(0;(21-([.$D7]-[.H$2])/20)))*[.H$3]*[.$R$1]);&quot;Rounds2Die&quot;;([.H$4]*[.$R$1])/(MIN(1;MAX(0;(21-([.$B7]-[.H$5])/20)))*[.$A7]*[.$R$3]);&quot;Kill/PartyHP%&quot;;((MIN(1;MAX(0;(21-([.$B7]-[.H$5])/20)))*[.$A7])*((([.$R$3])*([.$R$3]+1)/2)/([.$R$3]^2))*(([.$E7]*[.$R$3])/(MIN(1;MAX(0;(21-([.$D7]-[.H$2])/20)))*[.H$3]*[.$R$1])))/([.$R$1]*[.H$4]))" office:value-type="float" office:value="0.0387931034482759" calcext:value-type="float">
            <text:p>0.04</text:p>
          </table:table-cell>
          <table:table-cell table:style-name="ce130" table:formula="of:=COM.MICROSOFT.SWITCH([.$D$3];&quot;Rounds2Kill&quot;;([.$E7]*[.$R$3])/(MIN(1;MAX(0;(21-([.$D7]-[.I$2])/20)))*[.I$3]*[.$R$1]);&quot;Rounds2Die&quot;;([.I$4]*[.$R$1])/(MIN(1;MAX(0;(21-([.$B7]-[.I$5])/20)))*[.$A7]*[.$R$3]);&quot;Kill/PartyHP%&quot;;((MIN(1;MAX(0;(21-([.$B7]-[.I$5])/20)))*[.$A7])*((([.$R$3])*([.$R$3]+1)/2)/([.$R$3]^2))*(([.$E7]*[.$R$3])/(MIN(1;MAX(0;(21-([.$D7]-[.I$2])/20)))*[.I$3]*[.$R$1])))/([.$R$1]*[.I$4]))" office:value-type="float" office:value="0.0330882352941177" calcext:value-type="float">
            <text:p>0.03</text:p>
          </table:table-cell>
          <table:table-cell table:style-name="ce130" table:formula="of:=COM.MICROSOFT.SWITCH([.$D$3];&quot;Rounds2Kill&quot;;([.$E7]*[.$R$3])/(MIN(1;MAX(0;(21-([.$D7]-[.J$2])/20)))*[.J$3]*[.$R$1]);&quot;Rounds2Die&quot;;([.J$4]*[.$R$1])/(MIN(1;MAX(0;(21-([.$B7]-[.J$5])/20)))*[.$A7]*[.$R$3]);&quot;Kill/PartyHP%&quot;;((MIN(1;MAX(0;(21-([.$B7]-[.J$5])/20)))*[.$A7])*((([.$R$3])*([.$R$3]+1)/2)/([.$R$3]^2))*(([.$E7]*[.$R$3])/(MIN(1;MAX(0;(21-([.$D7]-[.J$2])/20)))*[.J$3]*[.$R$1])))/([.$R$1]*[.J$4]))" office:value-type="float" office:value="0.0296052631578947" calcext:value-type="float">
            <text:p>0.03</text:p>
          </table:table-cell>
          <table:table-cell table:style-name="ce130" table:formula="of:=COM.MICROSOFT.SWITCH([.$D$3];&quot;Rounds2Kill&quot;;([.$E7]*[.$R$3])/(MIN(1;MAX(0;(21-([.$D7]-[.K$2])/20)))*[.K$3]*[.$R$1]);&quot;Rounds2Die&quot;;([.K$4]*[.$R$1])/(MIN(1;MAX(0;(21-([.$B7]-[.K$5])/20)))*[.$A7]*[.$R$3]);&quot;Kill/PartyHP%&quot;;((MIN(1;MAX(0;(21-([.$B7]-[.K$5])/20)))*[.$A7])*((([.$R$3])*([.$R$3]+1)/2)/([.$R$3]^2))*(([.$E7]*[.$R$3])/(MIN(1;MAX(0;(21-([.$D7]-[.K$2])/20)))*[.K$3]*[.$R$1])))/([.$R$1]*[.K$4]))" office:value-type="float" office:value="0.0261627906976744" calcext:value-type="float">
            <text:p>0.03</text:p>
          </table:table-cell>
          <table:table-cell table:style-name="ce130" table:formula="of:=COM.MICROSOFT.SWITCH([.$D$3];&quot;Rounds2Kill&quot;;([.$E7]*[.$R$3])/(MIN(1;MAX(0;(21-([.$D7]-[.L$2])/20)))*[.L$3]*[.$R$1]);&quot;Rounds2Die&quot;;([.L$4]*[.$R$1])/(MIN(1;MAX(0;(21-([.$B7]-[.L$5])/20)))*[.$A7]*[.$R$3]);&quot;Kill/PartyHP%&quot;;((MIN(1;MAX(0;(21-([.$B7]-[.L$5])/20)))*[.$A7])*((([.$R$3])*([.$R$3]+1)/2)/([.$R$3]^2))*(([.$E7]*[.$R$3])/(MIN(1;MAX(0;(21-([.$D7]-[.L$2])/20)))*[.L$3]*[.$R$1])))/([.$R$1]*[.L$4]))" office:value-type="float" office:value="0.023936170212766" calcext:value-type="float">
            <text:p>0.02</text:p>
          </table:table-cell>
          <table:table-cell table:style-name="ce130" table:formula="of:=COM.MICROSOFT.SWITCH([.$D$3];&quot;Rounds2Kill&quot;;([.$E7]*[.$R$3])/(MIN(1;MAX(0;(21-([.$D7]-[.M$2])/20)))*[.M$3]*[.$R$1]);&quot;Rounds2Die&quot;;([.M$4]*[.$R$1])/(MIN(1;MAX(0;(21-([.$B7]-[.M$5])/20)))*[.$A7]*[.$R$3]);&quot;Kill/PartyHP%&quot;;((MIN(1;MAX(0;(21-([.$B7]-[.M$5])/20)))*[.$A7])*((([.$R$3])*([.$R$3]+1)/2)/([.$R$3]^2))*(([.$E7]*[.$R$3])/(MIN(1;MAX(0;(21-([.$D7]-[.M$2])/20)))*[.M$3]*[.$R$1])))/([.$R$1]*[.M$4]))" office:value-type="float" office:value="0.0216346153846154" calcext:value-type="float">
            <text:p>0.02</text:p>
          </table:table-cell>
          <table:table-cell table:style-name="ce130" table:formula="of:=COM.MICROSOFT.SWITCH([.$D$3];&quot;Rounds2Kill&quot;;([.$E7]*[.$R$3])/(MIN(1;MAX(0;(21-([.$D7]-[.N$2])/20)))*[.N$3]*[.$R$1]);&quot;Rounds2Die&quot;;([.N$4]*[.$R$1])/(MIN(1;MAX(0;(21-([.$B7]-[.N$5])/20)))*[.$A7]*[.$R$3]);&quot;Kill/PartyHP%&quot;;((MIN(1;MAX(0;(21-([.$B7]-[.N$5])/20)))*[.$A7])*((([.$R$3])*([.$R$3]+1)/2)/([.$R$3]^2))*(([.$E7]*[.$R$3])/(MIN(1;MAX(0;(21-([.$D7]-[.N$2])/20)))*[.N$3]*[.$R$1])))/([.$R$1]*[.N$4]))" office:value-type="float" office:value="0.0200892857142857" calcext:value-type="float">
            <text:p>0.02</text:p>
          </table:table-cell>
          <table:table-cell table:style-name="ce133" table:formula="of:=COM.MICROSOFT.SWITCH([.$D$3];&quot;Rounds2Kill&quot;;([.$E7]*[.$R$3])/(MIN(1;MAX(0;(21-([.$D7]-[.O$2])/20)))*[.O$3]*[.$R$1]);&quot;Rounds2Die&quot;;([.O$4]*[.$R$1])/(MIN(1;MAX(0;(21-([.$B7]-[.O$5])/20)))*[.$A7]*[.$R$3]);&quot;Kill/PartyHP%&quot;;((MIN(1;MAX(0;(21-([.$B7]-[.O$5])/20)))*[.$A7])*((([.$R$3])*([.$R$3]+1)/2)/([.$R$3]^2))*(([.$E7]*[.$R$3])/(MIN(1;MAX(0;(21-([.$D7]-[.O$2])/20)))*[.O$3]*[.$R$1])))/([.$R$1]*[.O$4]))" office:value-type="float" office:value="0.0185185185185185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COM.MICROSOFT.SWITCH([.$D$3];&quot;Rounds2Kill&quot;;([.$E8]*[.$R$3])/(MIN(1;MAX(0;(21-([.$D8]-[.F$2])/20)))*[.F$3]*[.$R$1]);&quot;Rounds2Die&quot;;([.F$4]*[.$R$1])/(MIN(1;MAX(0;(21-([.$B8]-[.F$5])/20)))*[.$A8]*[.$R$3]);&quot;Kill/PartyHP%&quot;;((MIN(1;MAX(0;(21-([.$B8]-[.F$5])/20)))*[.$A8])*((([.$R$3])*([.$R$3]+1)/2)/([.$R$3]^2))*(([.$E8]*[.$R$3])/(MIN(1;MAX(0;(21-([.$D8]-[.F$2])/20)))*[.F$3]*[.$R$1])))/([.$R$1]*[.F$4]))" office:value-type="float" office:value="0.111111111111111" calcext:value-type="float">
            <text:p>0.11</text:p>
          </table:table-cell>
          <table:table-cell table:formula="of:=COM.MICROSOFT.SWITCH([.$D$3];&quot;Rounds2Kill&quot;;([.$E8]*[.$R$3])/(MIN(1;MAX(0;(21-([.$D8]-[.G$2])/20)))*[.G$3]*[.$R$1]);&quot;Rounds2Die&quot;;([.G$4]*[.$R$1])/(MIN(1;MAX(0;(21-([.$B8]-[.G$5])/20)))*[.$A8]*[.$R$3]);&quot;Kill/PartyHP%&quot;;((MIN(1;MAX(0;(21-([.$B8]-[.G$5])/20)))*[.$A8])*((([.$R$3])*([.$R$3]+1)/2)/([.$R$3]^2))*(([.$E8]*[.$R$3])/(MIN(1;MAX(0;(21-([.$D8]-[.G$2])/20)))*[.G$3]*[.$R$1])))/([.$R$1]*[.G$4]))" office:value-type="float" office:value="0.09" calcext:value-type="float">
            <text:p>0.09</text:p>
          </table:table-cell>
          <table:table-cell table:formula="of:=COM.MICROSOFT.SWITCH([.$D$3];&quot;Rounds2Kill&quot;;([.$E8]*[.$R$3])/(MIN(1;MAX(0;(21-([.$D8]-[.H$2])/20)))*[.H$3]*[.$R$1]);&quot;Rounds2Die&quot;;([.H$4]*[.$R$1])/(MIN(1;MAX(0;(21-([.$B8]-[.H$5])/20)))*[.$A8]*[.$R$3]);&quot;Kill/PartyHP%&quot;;((MIN(1;MAX(0;(21-([.$B8]-[.H$5])/20)))*[.$A8])*((([.$R$3])*([.$R$3]+1)/2)/([.$R$3]^2))*(([.$E8]*[.$R$3])/(MIN(1;MAX(0;(21-([.$D8]-[.H$2])/20)))*[.H$3]*[.$R$1])))/([.$R$1]*[.H$4]))" office:value-type="float" office:value="0.0775862068965517" calcext:value-type="float">
            <text:p>0.08</text:p>
          </table:table-cell>
          <table:table-cell table:formula="of:=COM.MICROSOFT.SWITCH([.$D$3];&quot;Rounds2Kill&quot;;([.$E8]*[.$R$3])/(MIN(1;MAX(0;(21-([.$D8]-[.I$2])/20)))*[.I$3]*[.$R$1]);&quot;Rounds2Die&quot;;([.I$4]*[.$R$1])/(MIN(1;MAX(0;(21-([.$B8]-[.I$5])/20)))*[.$A8]*[.$R$3]);&quot;Kill/PartyHP%&quot;;((MIN(1;MAX(0;(21-([.$B8]-[.I$5])/20)))*[.$A8])*((([.$R$3])*([.$R$3]+1)/2)/([.$R$3]^2))*(([.$E8]*[.$R$3])/(MIN(1;MAX(0;(21-([.$D8]-[.I$2])/20)))*[.I$3]*[.$R$1])))/([.$R$1]*[.I$4]))" office:value-type="float" office:value="0.0661764705882353" calcext:value-type="float">
            <text:p>0.07</text:p>
          </table:table-cell>
          <table:table-cell table:formula="of:=COM.MICROSOFT.SWITCH([.$D$3];&quot;Rounds2Kill&quot;;([.$E8]*[.$R$3])/(MIN(1;MAX(0;(21-([.$D8]-[.J$2])/20)))*[.J$3]*[.$R$1]);&quot;Rounds2Die&quot;;([.J$4]*[.$R$1])/(MIN(1;MAX(0;(21-([.$B8]-[.J$5])/20)))*[.$A8]*[.$R$3]);&quot;Kill/PartyHP%&quot;;((MIN(1;MAX(0;(21-([.$B8]-[.J$5])/20)))*[.$A8])*((([.$R$3])*([.$R$3]+1)/2)/([.$R$3]^2))*(([.$E8]*[.$R$3])/(MIN(1;MAX(0;(21-([.$D8]-[.J$2])/20)))*[.J$3]*[.$R$1])))/([.$R$1]*[.J$4]))" office:value-type="float" office:value="0.0592105263157895" calcext:value-type="float">
            <text:p>0.06</text:p>
          </table:table-cell>
          <table:table-cell table:formula="of:=COM.MICROSOFT.SWITCH([.$D$3];&quot;Rounds2Kill&quot;;([.$E8]*[.$R$3])/(MIN(1;MAX(0;(21-([.$D8]-[.K$2])/20)))*[.K$3]*[.$R$1]);&quot;Rounds2Die&quot;;([.K$4]*[.$R$1])/(MIN(1;MAX(0;(21-([.$B8]-[.K$5])/20)))*[.$A8]*[.$R$3]);&quot;Kill/PartyHP%&quot;;((MIN(1;MAX(0;(21-([.$B8]-[.K$5])/20)))*[.$A8])*((([.$R$3])*([.$R$3]+1)/2)/([.$R$3]^2))*(([.$E8]*[.$R$3])/(MIN(1;MAX(0;(21-([.$D8]-[.K$2])/20)))*[.K$3]*[.$R$1])))/([.$R$1]*[.K$4]))" office:value-type="float" office:value="0.0523255813953488" calcext:value-type="float">
            <text:p>0.05</text:p>
          </table:table-cell>
          <table:table-cell table:formula="of:=COM.MICROSOFT.SWITCH([.$D$3];&quot;Rounds2Kill&quot;;([.$E8]*[.$R$3])/(MIN(1;MAX(0;(21-([.$D8]-[.L$2])/20)))*[.L$3]*[.$R$1]);&quot;Rounds2Die&quot;;([.L$4]*[.$R$1])/(MIN(1;MAX(0;(21-([.$B8]-[.L$5])/20)))*[.$A8]*[.$R$3]);&quot;Kill/PartyHP%&quot;;((MIN(1;MAX(0;(21-([.$B8]-[.L$5])/20)))*[.$A8])*((([.$R$3])*([.$R$3]+1)/2)/([.$R$3]^2))*(([.$E8]*[.$R$3])/(MIN(1;MAX(0;(21-([.$D8]-[.L$2])/20)))*[.L$3]*[.$R$1])))/([.$R$1]*[.L$4]))" office:value-type="float" office:value="0.0478723404255319" calcext:value-type="float">
            <text:p>0.05</text:p>
          </table:table-cell>
          <table:table-cell table:formula="of:=COM.MICROSOFT.SWITCH([.$D$3];&quot;Rounds2Kill&quot;;([.$E8]*[.$R$3])/(MIN(1;MAX(0;(21-([.$D8]-[.M$2])/20)))*[.M$3]*[.$R$1]);&quot;Rounds2Die&quot;;([.M$4]*[.$R$1])/(MIN(1;MAX(0;(21-([.$B8]-[.M$5])/20)))*[.$A8]*[.$R$3]);&quot;Kill/PartyHP%&quot;;((MIN(1;MAX(0;(21-([.$B8]-[.M$5])/20)))*[.$A8])*((([.$R$3])*([.$R$3]+1)/2)/([.$R$3]^2))*(([.$E8]*[.$R$3])/(MIN(1;MAX(0;(21-([.$D8]-[.M$2])/20)))*[.M$3]*[.$R$1])))/([.$R$1]*[.M$4]))" office:value-type="float" office:value="0.0432692307692308" calcext:value-type="float">
            <text:p>0.04</text:p>
          </table:table-cell>
          <table:table-cell table:formula="of:=COM.MICROSOFT.SWITCH([.$D$3];&quot;Rounds2Kill&quot;;([.$E8]*[.$R$3])/(MIN(1;MAX(0;(21-([.$D8]-[.N$2])/20)))*[.N$3]*[.$R$1]);&quot;Rounds2Die&quot;;([.N$4]*[.$R$1])/(MIN(1;MAX(0;(21-([.$B8]-[.N$5])/20)))*[.$A8]*[.$R$3]);&quot;Kill/PartyHP%&quot;;((MIN(1;MAX(0;(21-([.$B8]-[.N$5])/20)))*[.$A8])*((([.$R$3])*([.$R$3]+1)/2)/([.$R$3]^2))*(([.$E8]*[.$R$3])/(MIN(1;MAX(0;(21-([.$D8]-[.N$2])/20)))*[.N$3]*[.$R$1])))/([.$R$1]*[.N$4]))" office:value-type="float" office:value="0.0401785714285714" calcext:value-type="float">
            <text:p>0.04</text:p>
          </table:table-cell>
          <table:table-cell table:formula="of:=COM.MICROSOFT.SWITCH([.$D$3];&quot;Rounds2Kill&quot;;([.$E8]*[.$R$3])/(MIN(1;MAX(0;(21-([.$D8]-[.O$2])/20)))*[.O$3]*[.$R$1]);&quot;Rounds2Die&quot;;([.O$4]*[.$R$1])/(MIN(1;MAX(0;(21-([.$B8]-[.O$5])/20)))*[.$A8]*[.$R$3]);&quot;Kill/PartyHP%&quot;;((MIN(1;MAX(0;(21-([.$B8]-[.O$5])/20)))*[.$A8])*((([.$R$3])*([.$R$3]+1)/2)/([.$R$3]^2))*(([.$E8]*[.$R$3])/(MIN(1;MAX(0;(21-([.$D8]-[.O$2])/20)))*[.O$3]*[.$R$1])))/([.$R$1]*[.O$4]))" office:value-type="float" office:value="0.037037037037037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table:formula="of:=COM.MICROSOFT.SWITCH([.$D$3];&quot;Rounds2Kill&quot;;([.$E9]*[.$R$3])/(MIN(1;MAX(0;(21-([.$D9]-[.F$2])/20)))*[.F$3]*[.$R$1]);&quot;Rounds2Die&quot;;([.F$4]*[.$R$1])/(MIN(1;MAX(0;(21-([.$B9]-[.F$5])/20)))*[.$A9]*[.$R$3]);&quot;Kill/PartyHP%&quot;;((MIN(1;MAX(0;(21-([.$B9]-[.F$5])/20)))*[.$A9])*((([.$R$3])*([.$R$3]+1)/2)/([.$R$3]^2))*(([.$E9]*[.$R$3])/(MIN(1;MAX(0;(21-([.$D9]-[.F$2])/20)))*[.F$3]*[.$R$1])))/([.$R$1]*[.F$4]))" office:value-type="float" office:value="0.166666666666667" calcext:value-type="float">
            <text:p>0.17</text:p>
          </table:table-cell>
          <table:table-cell table:formula="of:=COM.MICROSOFT.SWITCH([.$D$3];&quot;Rounds2Kill&quot;;([.$E9]*[.$R$3])/(MIN(1;MAX(0;(21-([.$D9]-[.G$2])/20)))*[.G$3]*[.$R$1]);&quot;Rounds2Die&quot;;([.G$4]*[.$R$1])/(MIN(1;MAX(0;(21-([.$B9]-[.G$5])/20)))*[.$A9]*[.$R$3]);&quot;Kill/PartyHP%&quot;;((MIN(1;MAX(0;(21-([.$B9]-[.G$5])/20)))*[.$A9])*((([.$R$3])*([.$R$3]+1)/2)/([.$R$3]^2))*(([.$E9]*[.$R$3])/(MIN(1;MAX(0;(21-([.$D9]-[.G$2])/20)))*[.G$3]*[.$R$1])))/([.$R$1]*[.G$4]))" office:value-type="float" office:value="0.135" calcext:value-type="float">
            <text:p>0.14</text:p>
          </table:table-cell>
          <table:table-cell table:formula="of:=COM.MICROSOFT.SWITCH([.$D$3];&quot;Rounds2Kill&quot;;([.$E9]*[.$R$3])/(MIN(1;MAX(0;(21-([.$D9]-[.H$2])/20)))*[.H$3]*[.$R$1]);&quot;Rounds2Die&quot;;([.H$4]*[.$R$1])/(MIN(1;MAX(0;(21-([.$B9]-[.H$5])/20)))*[.$A9]*[.$R$3]);&quot;Kill/PartyHP%&quot;;((MIN(1;MAX(0;(21-([.$B9]-[.H$5])/20)))*[.$A9])*((([.$R$3])*([.$R$3]+1)/2)/([.$R$3]^2))*(([.$E9]*[.$R$3])/(MIN(1;MAX(0;(21-([.$D9]-[.H$2])/20)))*[.H$3]*[.$R$1])))/([.$R$1]*[.H$4]))" office:value-type="float" office:value="0.116379310344828" calcext:value-type="float">
            <text:p>0.12</text:p>
          </table:table-cell>
          <table:table-cell table:formula="of:=COM.MICROSOFT.SWITCH([.$D$3];&quot;Rounds2Kill&quot;;([.$E9]*[.$R$3])/(MIN(1;MAX(0;(21-([.$D9]-[.I$2])/20)))*[.I$3]*[.$R$1]);&quot;Rounds2Die&quot;;([.I$4]*[.$R$1])/(MIN(1;MAX(0;(21-([.$B9]-[.I$5])/20)))*[.$A9]*[.$R$3]);&quot;Kill/PartyHP%&quot;;((MIN(1;MAX(0;(21-([.$B9]-[.I$5])/20)))*[.$A9])*((([.$R$3])*([.$R$3]+1)/2)/([.$R$3]^2))*(([.$E9]*[.$R$3])/(MIN(1;MAX(0;(21-([.$D9]-[.I$2])/20)))*[.I$3]*[.$R$1])))/([.$R$1]*[.I$4]))" office:value-type="float" office:value="0.0992647058823529" calcext:value-type="float">
            <text:p>0.10</text:p>
          </table:table-cell>
          <table:table-cell table:formula="of:=COM.MICROSOFT.SWITCH([.$D$3];&quot;Rounds2Kill&quot;;([.$E9]*[.$R$3])/(MIN(1;MAX(0;(21-([.$D9]-[.J$2])/20)))*[.J$3]*[.$R$1]);&quot;Rounds2Die&quot;;([.J$4]*[.$R$1])/(MIN(1;MAX(0;(21-([.$B9]-[.J$5])/20)))*[.$A9]*[.$R$3]);&quot;Kill/PartyHP%&quot;;((MIN(1;MAX(0;(21-([.$B9]-[.J$5])/20)))*[.$A9])*((([.$R$3])*([.$R$3]+1)/2)/([.$R$3]^2))*(([.$E9]*[.$R$3])/(MIN(1;MAX(0;(21-([.$D9]-[.J$2])/20)))*[.J$3]*[.$R$1])))/([.$R$1]*[.J$4]))" office:value-type="float" office:value="0.0888157894736842" calcext:value-type="float">
            <text:p>0.09</text:p>
          </table:table-cell>
          <table:table-cell table:formula="of:=COM.MICROSOFT.SWITCH([.$D$3];&quot;Rounds2Kill&quot;;([.$E9]*[.$R$3])/(MIN(1;MAX(0;(21-([.$D9]-[.K$2])/20)))*[.K$3]*[.$R$1]);&quot;Rounds2Die&quot;;([.K$4]*[.$R$1])/(MIN(1;MAX(0;(21-([.$B9]-[.K$5])/20)))*[.$A9]*[.$R$3]);&quot;Kill/PartyHP%&quot;;((MIN(1;MAX(0;(21-([.$B9]-[.K$5])/20)))*[.$A9])*((([.$R$3])*([.$R$3]+1)/2)/([.$R$3]^2))*(([.$E9]*[.$R$3])/(MIN(1;MAX(0;(21-([.$D9]-[.K$2])/20)))*[.K$3]*[.$R$1])))/([.$R$1]*[.K$4]))" office:value-type="float" office:value="0.0784883720930233" calcext:value-type="float">
            <text:p>0.08</text:p>
          </table:table-cell>
          <table:table-cell table:formula="of:=COM.MICROSOFT.SWITCH([.$D$3];&quot;Rounds2Kill&quot;;([.$E9]*[.$R$3])/(MIN(1;MAX(0;(21-([.$D9]-[.L$2])/20)))*[.L$3]*[.$R$1]);&quot;Rounds2Die&quot;;([.L$4]*[.$R$1])/(MIN(1;MAX(0;(21-([.$B9]-[.L$5])/20)))*[.$A9]*[.$R$3]);&quot;Kill/PartyHP%&quot;;((MIN(1;MAX(0;(21-([.$B9]-[.L$5])/20)))*[.$A9])*((([.$R$3])*([.$R$3]+1)/2)/([.$R$3]^2))*(([.$E9]*[.$R$3])/(MIN(1;MAX(0;(21-([.$D9]-[.L$2])/20)))*[.L$3]*[.$R$1])))/([.$R$1]*[.L$4]))" office:value-type="float" office:value="0.0718085106382979" calcext:value-type="float">
            <text:p>0.07</text:p>
          </table:table-cell>
          <table:table-cell table:formula="of:=COM.MICROSOFT.SWITCH([.$D$3];&quot;Rounds2Kill&quot;;([.$E9]*[.$R$3])/(MIN(1;MAX(0;(21-([.$D9]-[.M$2])/20)))*[.M$3]*[.$R$1]);&quot;Rounds2Die&quot;;([.M$4]*[.$R$1])/(MIN(1;MAX(0;(21-([.$B9]-[.M$5])/20)))*[.$A9]*[.$R$3]);&quot;Kill/PartyHP%&quot;;((MIN(1;MAX(0;(21-([.$B9]-[.M$5])/20)))*[.$A9])*((([.$R$3])*([.$R$3]+1)/2)/([.$R$3]^2))*(([.$E9]*[.$R$3])/(MIN(1;MAX(0;(21-([.$D9]-[.M$2])/20)))*[.M$3]*[.$R$1])))/([.$R$1]*[.M$4]))" office:value-type="float" office:value="0.0649038461538462" calcext:value-type="float">
            <text:p>0.06</text:p>
          </table:table-cell>
          <table:table-cell table:formula="of:=COM.MICROSOFT.SWITCH([.$D$3];&quot;Rounds2Kill&quot;;([.$E9]*[.$R$3])/(MIN(1;MAX(0;(21-([.$D9]-[.N$2])/20)))*[.N$3]*[.$R$1]);&quot;Rounds2Die&quot;;([.N$4]*[.$R$1])/(MIN(1;MAX(0;(21-([.$B9]-[.N$5])/20)))*[.$A9]*[.$R$3]);&quot;Kill/PartyHP%&quot;;((MIN(1;MAX(0;(21-([.$B9]-[.N$5])/20)))*[.$A9])*((([.$R$3])*([.$R$3]+1)/2)/([.$R$3]^2))*(([.$E9]*[.$R$3])/(MIN(1;MAX(0;(21-([.$D9]-[.N$2])/20)))*[.N$3]*[.$R$1])))/([.$R$1]*[.N$4]))" office:value-type="float" office:value="0.0602678571428571" calcext:value-type="float">
            <text:p>0.06</text:p>
          </table:table-cell>
          <table:table-cell table:formula="of:=COM.MICROSOFT.SWITCH([.$D$3];&quot;Rounds2Kill&quot;;([.$E9]*[.$R$3])/(MIN(1;MAX(0;(21-([.$D9]-[.O$2])/20)))*[.O$3]*[.$R$1]);&quot;Rounds2Die&quot;;([.O$4]*[.$R$1])/(MIN(1;MAX(0;(21-([.$B9]-[.O$5])/20)))*[.$A9]*[.$R$3]);&quot;Kill/PartyHP%&quot;;((MIN(1;MAX(0;(21-([.$B9]-[.O$5])/20)))*[.$A9])*((([.$R$3])*([.$R$3]+1)/2)/([.$R$3]^2))*(([.$E9]*[.$R$3])/(MIN(1;MAX(0;(21-([.$D9]-[.O$2])/20)))*[.O$3]*[.$R$1])))/([.$R$1]*[.O$4]))" office:value-type="float" office:value="0.0555555555555556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COM.MICROSOFT.SWITCH([.$D$3];&quot;Rounds2Kill&quot;;([.$E10]*[.$R$3])/(MIN(1;MAX(0;(21-([.$D10]-[.F$2])/20)))*[.F$3]*[.$R$1]);&quot;Rounds2Die&quot;;([.F$4]*[.$R$1])/(MIN(1;MAX(0;(21-([.$B10]-[.F$5])/20)))*[.$A10]*[.$R$3]);&quot;Kill/PartyHP%&quot;;((MIN(1;MAX(0;(21-([.$B10]-[.F$5])/20)))*[.$A10])*((([.$R$3])*([.$R$3]+1)/2)/([.$R$3]^2))*(([.$E10]*[.$R$3])/(MIN(1;MAX(0;(21-([.$D10]-[.F$2])/20)))*[.F$3]*[.$R$1])))/([.$R$1]*[.F$4]))" office:value-type="float" office:value="0.222222222222222" calcext:value-type="float">
            <text:p>0.22</text:p>
          </table:table-cell>
          <table:table-cell table:formula="of:=COM.MICROSOFT.SWITCH([.$D$3];&quot;Rounds2Kill&quot;;([.$E10]*[.$R$3])/(MIN(1;MAX(0;(21-([.$D10]-[.G$2])/20)))*[.G$3]*[.$R$1]);&quot;Rounds2Die&quot;;([.G$4]*[.$R$1])/(MIN(1;MAX(0;(21-([.$B10]-[.G$5])/20)))*[.$A10]*[.$R$3]);&quot;Kill/PartyHP%&quot;;((MIN(1;MAX(0;(21-([.$B10]-[.G$5])/20)))*[.$A10])*((([.$R$3])*([.$R$3]+1)/2)/([.$R$3]^2))*(([.$E10]*[.$R$3])/(MIN(1;MAX(0;(21-([.$D10]-[.G$2])/20)))*[.G$3]*[.$R$1])))/([.$R$1]*[.G$4]))" office:value-type="float" office:value="0.18" calcext:value-type="float">
            <text:p>0.18</text:p>
          </table:table-cell>
          <table:table-cell table:formula="of:=COM.MICROSOFT.SWITCH([.$D$3];&quot;Rounds2Kill&quot;;([.$E10]*[.$R$3])/(MIN(1;MAX(0;(21-([.$D10]-[.H$2])/20)))*[.H$3]*[.$R$1]);&quot;Rounds2Die&quot;;([.H$4]*[.$R$1])/(MIN(1;MAX(0;(21-([.$B10]-[.H$5])/20)))*[.$A10]*[.$R$3]);&quot;Kill/PartyHP%&quot;;((MIN(1;MAX(0;(21-([.$B10]-[.H$5])/20)))*[.$A10])*((([.$R$3])*([.$R$3]+1)/2)/([.$R$3]^2))*(([.$E10]*[.$R$3])/(MIN(1;MAX(0;(21-([.$D10]-[.H$2])/20)))*[.H$3]*[.$R$1])))/([.$R$1]*[.H$4]))" office:value-type="float" office:value="0.155172413793103" calcext:value-type="float">
            <text:p>0.16</text:p>
          </table:table-cell>
          <table:table-cell table:formula="of:=COM.MICROSOFT.SWITCH([.$D$3];&quot;Rounds2Kill&quot;;([.$E10]*[.$R$3])/(MIN(1;MAX(0;(21-([.$D10]-[.I$2])/20)))*[.I$3]*[.$R$1]);&quot;Rounds2Die&quot;;([.I$4]*[.$R$1])/(MIN(1;MAX(0;(21-([.$B10]-[.I$5])/20)))*[.$A10]*[.$R$3]);&quot;Kill/PartyHP%&quot;;((MIN(1;MAX(0;(21-([.$B10]-[.I$5])/20)))*[.$A10])*((([.$R$3])*([.$R$3]+1)/2)/([.$R$3]^2))*(([.$E10]*[.$R$3])/(MIN(1;MAX(0;(21-([.$D10]-[.I$2])/20)))*[.I$3]*[.$R$1])))/([.$R$1]*[.I$4]))" office:value-type="float" office:value="0.132352941176471" calcext:value-type="float">
            <text:p>0.13</text:p>
          </table:table-cell>
          <table:table-cell table:formula="of:=COM.MICROSOFT.SWITCH([.$D$3];&quot;Rounds2Kill&quot;;([.$E10]*[.$R$3])/(MIN(1;MAX(0;(21-([.$D10]-[.J$2])/20)))*[.J$3]*[.$R$1]);&quot;Rounds2Die&quot;;([.J$4]*[.$R$1])/(MIN(1;MAX(0;(21-([.$B10]-[.J$5])/20)))*[.$A10]*[.$R$3]);&quot;Kill/PartyHP%&quot;;((MIN(1;MAX(0;(21-([.$B10]-[.J$5])/20)))*[.$A10])*((([.$R$3])*([.$R$3]+1)/2)/([.$R$3]^2))*(([.$E10]*[.$R$3])/(MIN(1;MAX(0;(21-([.$D10]-[.J$2])/20)))*[.J$3]*[.$R$1])))/([.$R$1]*[.J$4]))" office:value-type="float" office:value="0.118421052631579" calcext:value-type="float">
            <text:p>0.12</text:p>
          </table:table-cell>
          <table:table-cell table:formula="of:=COM.MICROSOFT.SWITCH([.$D$3];&quot;Rounds2Kill&quot;;([.$E10]*[.$R$3])/(MIN(1;MAX(0;(21-([.$D10]-[.K$2])/20)))*[.K$3]*[.$R$1]);&quot;Rounds2Die&quot;;([.K$4]*[.$R$1])/(MIN(1;MAX(0;(21-([.$B10]-[.K$5])/20)))*[.$A10]*[.$R$3]);&quot;Kill/PartyHP%&quot;;((MIN(1;MAX(0;(21-([.$B10]-[.K$5])/20)))*[.$A10])*((([.$R$3])*([.$R$3]+1)/2)/([.$R$3]^2))*(([.$E10]*[.$R$3])/(MIN(1;MAX(0;(21-([.$D10]-[.K$2])/20)))*[.K$3]*[.$R$1])))/([.$R$1]*[.K$4]))" office:value-type="float" office:value="0.104651162790698" calcext:value-type="float">
            <text:p>0.10</text:p>
          </table:table-cell>
          <table:table-cell table:formula="of:=COM.MICROSOFT.SWITCH([.$D$3];&quot;Rounds2Kill&quot;;([.$E10]*[.$R$3])/(MIN(1;MAX(0;(21-([.$D10]-[.L$2])/20)))*[.L$3]*[.$R$1]);&quot;Rounds2Die&quot;;([.L$4]*[.$R$1])/(MIN(1;MAX(0;(21-([.$B10]-[.L$5])/20)))*[.$A10]*[.$R$3]);&quot;Kill/PartyHP%&quot;;((MIN(1;MAX(0;(21-([.$B10]-[.L$5])/20)))*[.$A10])*((([.$R$3])*([.$R$3]+1)/2)/([.$R$3]^2))*(([.$E10]*[.$R$3])/(MIN(1;MAX(0;(21-([.$D10]-[.L$2])/20)))*[.L$3]*[.$R$1])))/([.$R$1]*[.L$4]))" office:value-type="float" office:value="0.0957446808510638" calcext:value-type="float">
            <text:p>0.10</text:p>
          </table:table-cell>
          <table:table-cell table:formula="of:=COM.MICROSOFT.SWITCH([.$D$3];&quot;Rounds2Kill&quot;;([.$E10]*[.$R$3])/(MIN(1;MAX(0;(21-([.$D10]-[.M$2])/20)))*[.M$3]*[.$R$1]);&quot;Rounds2Die&quot;;([.M$4]*[.$R$1])/(MIN(1;MAX(0;(21-([.$B10]-[.M$5])/20)))*[.$A10]*[.$R$3]);&quot;Kill/PartyHP%&quot;;((MIN(1;MAX(0;(21-([.$B10]-[.M$5])/20)))*[.$A10])*((([.$R$3])*([.$R$3]+1)/2)/([.$R$3]^2))*(([.$E10]*[.$R$3])/(MIN(1;MAX(0;(21-([.$D10]-[.M$2])/20)))*[.M$3]*[.$R$1])))/([.$R$1]*[.M$4]))" office:value-type="float" office:value="0.0865384615384615" calcext:value-type="float">
            <text:p>0.09</text:p>
          </table:table-cell>
          <table:table-cell table:formula="of:=COM.MICROSOFT.SWITCH([.$D$3];&quot;Rounds2Kill&quot;;([.$E10]*[.$R$3])/(MIN(1;MAX(0;(21-([.$D10]-[.N$2])/20)))*[.N$3]*[.$R$1]);&quot;Rounds2Die&quot;;([.N$4]*[.$R$1])/(MIN(1;MAX(0;(21-([.$B10]-[.N$5])/20)))*[.$A10]*[.$R$3]);&quot;Kill/PartyHP%&quot;;((MIN(1;MAX(0;(21-([.$B10]-[.N$5])/20)))*[.$A10])*((([.$R$3])*([.$R$3]+1)/2)/([.$R$3]^2))*(([.$E10]*[.$R$3])/(MIN(1;MAX(0;(21-([.$D10]-[.N$2])/20)))*[.N$3]*[.$R$1])))/([.$R$1]*[.N$4]))" office:value-type="float" office:value="0.0803571428571429" calcext:value-type="float">
            <text:p>0.08</text:p>
          </table:table-cell>
          <table:table-cell table:formula="of:=COM.MICROSOFT.SWITCH([.$D$3];&quot;Rounds2Kill&quot;;([.$E10]*[.$R$3])/(MIN(1;MAX(0;(21-([.$D10]-[.O$2])/20)))*[.O$3]*[.$R$1]);&quot;Rounds2Die&quot;;([.O$4]*[.$R$1])/(MIN(1;MAX(0;(21-([.$B10]-[.O$5])/20)))*[.$A10]*[.$R$3]);&quot;Kill/PartyHP%&quot;;((MIN(1;MAX(0;(21-([.$B10]-[.O$5])/20)))*[.$A10])*((([.$R$3])*([.$R$3]+1)/2)/([.$R$3]^2))*(([.$E10]*[.$R$3])/(MIN(1;MAX(0;(21-([.$D10]-[.O$2])/20)))*[.O$3]*[.$R$1])))/([.$R$1]*[.O$4]))" office:value-type="float" office:value="0.0740740740740741" calcext:value-type="float">
            <text:p>0.07</text:p>
          </table:table-cell>
          <table:table-cell table:number-columns-repeated="2"/>
          <table:table-cell office:value-type="string" calcext:value-type="string">
            <text:p><text:span text:style-name="T2">SWITCH(</text:span><text:span text:style-name="T1">$D$3</text:span><text:span text:style-name="T2">,"Rounds2Kill",(</text:span><text:span text:style-name="T3">$E7</text:span><text:span text:style-name="T2">*</text:span><text:span text:style-name="T4">$R$3</text:span><text:span text:style-name="T2">)/(MIN(1,MAX(0,(21-(</text:span><text:span text:style-name="T5">$D7</text:span><text:span text:style-name="T2">-</text:span><text:span text:style-name="T6">F$2</text:span><text:span text:style-name="T2">)/20)))*</text:span><text:span text:style-name="T7">F$3</text:span><text:span text:style-name="T2">*</text:span><text:span text:style-name="T8">$R$1</text:span><text:span text:style-name="T2">),"Rounds2Die",(</text:span><text:span text:style-name="T9">F$4</text:span><text:span text:style-name="T2">*</text:span><text:span text:style-name="T8">$R$1</text:span><text:span text:style-name="T2">)/(MIN(1,MAX(0,(21-(</text:span><text:span text:style-name="T3">$B7</text:span><text:span text:style-name="T2">-</text:span><text:span text:style-name="T4">F$5</text:span><text:span text:style-name="T2">)/20)))*</text:span><text:span text:style-name="T5">$A7</text:span><text:span text:style-name="T2">*</text:span><text:span text:style-name="T4">$R$3</text:span><text:span text:style-name="T2">),"Kill/PartyHP%",(MIN(1,MAX(0,(21-(</text:span><text:span text:style-name="T3">$B7</text:span><text:span text:style-name="T2">-</text:span><text:span text:style-name="T4">F$5</text:span><text:span text:style-name="T2">)/20)))*</text:span><text:span text:style-name="T5">$A7</text:span><text:span text:style-name="T2">)*(((</text:span><text:span text:style-name="T4">$R$3</text:span><text:span text:style-name="T2">)*(</text:span><text:span text:style-name="T4">$R$3</text:span><text:span text:style-name="T2">+1)/2)/(</text:span><text:span text:style-name="T4">$R$3</text:span><text:span text:style-name="T2">^2)))</text:span>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5" calcext:value-type="float">
            <text:p>22.5</text:p>
          </table:table-cell>
          <table:table-cell table:formula="of:=COM.MICROSOFT.SWITCH([.$D$3];&quot;Rounds2Kill&quot;;([.$E11]*[.$R$3])/(MIN(1;MAX(0;(21-([.$D11]-[.F$2])/20)))*[.F$3]*[.$R$1]);&quot;Rounds2Die&quot;;([.F$4]*[.$R$1])/(MIN(1;MAX(0;(21-([.$B11]-[.F$5])/20)))*[.$A11]*[.$R$3]);&quot;Kill/PartyHP%&quot;;((MIN(1;MAX(0;(21-([.$B11]-[.F$5])/20)))*[.$A11])*((([.$R$3])*([.$R$3]+1)/2)/([.$R$3]^2))*(([.$E11]*[.$R$3])/(MIN(1;MAX(0;(21-([.$D11]-[.F$2])/20)))*[.F$3]*[.$R$1])))/([.$R$1]*[.F$4]))" office:value-type="float" office:value="0.277777777777778" calcext:value-type="float">
            <text:p>0.28</text:p>
          </table:table-cell>
          <table:table-cell table:formula="of:=COM.MICROSOFT.SWITCH([.$D$3];&quot;Rounds2Kill&quot;;([.$E11]*[.$R$3])/(MIN(1;MAX(0;(21-([.$D11]-[.G$2])/20)))*[.G$3]*[.$R$1]);&quot;Rounds2Die&quot;;([.G$4]*[.$R$1])/(MIN(1;MAX(0;(21-([.$B11]-[.G$5])/20)))*[.$A11]*[.$R$3]);&quot;Kill/PartyHP%&quot;;((MIN(1;MAX(0;(21-([.$B11]-[.G$5])/20)))*[.$A11])*((([.$R$3])*([.$R$3]+1)/2)/([.$R$3]^2))*(([.$E11]*[.$R$3])/(MIN(1;MAX(0;(21-([.$D11]-[.G$2])/20)))*[.G$3]*[.$R$1])))/([.$R$1]*[.G$4]))" office:value-type="float" office:value="0.225" calcext:value-type="float">
            <text:p>0.23</text:p>
          </table:table-cell>
          <table:table-cell table:formula="of:=COM.MICROSOFT.SWITCH([.$D$3];&quot;Rounds2Kill&quot;;([.$E11]*[.$R$3])/(MIN(1;MAX(0;(21-([.$D11]-[.H$2])/20)))*[.H$3]*[.$R$1]);&quot;Rounds2Die&quot;;([.H$4]*[.$R$1])/(MIN(1;MAX(0;(21-([.$B11]-[.H$5])/20)))*[.$A11]*[.$R$3]);&quot;Kill/PartyHP%&quot;;((MIN(1;MAX(0;(21-([.$B11]-[.H$5])/20)))*[.$A11])*((([.$R$3])*([.$R$3]+1)/2)/([.$R$3]^2))*(([.$E11]*[.$R$3])/(MIN(1;MAX(0;(21-([.$D11]-[.H$2])/20)))*[.H$3]*[.$R$1])))/([.$R$1]*[.H$4]))" office:value-type="float" office:value="0.193965517241379" calcext:value-type="float">
            <text:p>0.19</text:p>
          </table:table-cell>
          <table:table-cell table:formula="of:=COM.MICROSOFT.SWITCH([.$D$3];&quot;Rounds2Kill&quot;;([.$E11]*[.$R$3])/(MIN(1;MAX(0;(21-([.$D11]-[.I$2])/20)))*[.I$3]*[.$R$1]);&quot;Rounds2Die&quot;;([.I$4]*[.$R$1])/(MIN(1;MAX(0;(21-([.$B11]-[.I$5])/20)))*[.$A11]*[.$R$3]);&quot;Kill/PartyHP%&quot;;((MIN(1;MAX(0;(21-([.$B11]-[.I$5])/20)))*[.$A11])*((([.$R$3])*([.$R$3]+1)/2)/([.$R$3]^2))*(([.$E11]*[.$R$3])/(MIN(1;MAX(0;(21-([.$D11]-[.I$2])/20)))*[.I$3]*[.$R$1])))/([.$R$1]*[.I$4]))" office:value-type="float" office:value="0.165441176470588" calcext:value-type="float">
            <text:p>0.17</text:p>
          </table:table-cell>
          <table:table-cell table:formula="of:=COM.MICROSOFT.SWITCH([.$D$3];&quot;Rounds2Kill&quot;;([.$E11]*[.$R$3])/(MIN(1;MAX(0;(21-([.$D11]-[.J$2])/20)))*[.J$3]*[.$R$1]);&quot;Rounds2Die&quot;;([.J$4]*[.$R$1])/(MIN(1;MAX(0;(21-([.$B11]-[.J$5])/20)))*[.$A11]*[.$R$3]);&quot;Kill/PartyHP%&quot;;((MIN(1;MAX(0;(21-([.$B11]-[.J$5])/20)))*[.$A11])*((([.$R$3])*([.$R$3]+1)/2)/([.$R$3]^2))*(([.$E11]*[.$R$3])/(MIN(1;MAX(0;(21-([.$D11]-[.J$2])/20)))*[.J$3]*[.$R$1])))/([.$R$1]*[.J$4]))" office:value-type="float" office:value="0.148026315789474" calcext:value-type="float">
            <text:p>0.15</text:p>
          </table:table-cell>
          <table:table-cell table:formula="of:=COM.MICROSOFT.SWITCH([.$D$3];&quot;Rounds2Kill&quot;;([.$E11]*[.$R$3])/(MIN(1;MAX(0;(21-([.$D11]-[.K$2])/20)))*[.K$3]*[.$R$1]);&quot;Rounds2Die&quot;;([.K$4]*[.$R$1])/(MIN(1;MAX(0;(21-([.$B11]-[.K$5])/20)))*[.$A11]*[.$R$3]);&quot;Kill/PartyHP%&quot;;((MIN(1;MAX(0;(21-([.$B11]-[.K$5])/20)))*[.$A11])*((([.$R$3])*([.$R$3]+1)/2)/([.$R$3]^2))*(([.$E11]*[.$R$3])/(MIN(1;MAX(0;(21-([.$D11]-[.K$2])/20)))*[.K$3]*[.$R$1])))/([.$R$1]*[.K$4]))" office:value-type="float" office:value="0.130813953488372" calcext:value-type="float">
            <text:p>0.13</text:p>
          </table:table-cell>
          <table:table-cell table:formula="of:=COM.MICROSOFT.SWITCH([.$D$3];&quot;Rounds2Kill&quot;;([.$E11]*[.$R$3])/(MIN(1;MAX(0;(21-([.$D11]-[.L$2])/20)))*[.L$3]*[.$R$1]);&quot;Rounds2Die&quot;;([.L$4]*[.$R$1])/(MIN(1;MAX(0;(21-([.$B11]-[.L$5])/20)))*[.$A11]*[.$R$3]);&quot;Kill/PartyHP%&quot;;((MIN(1;MAX(0;(21-([.$B11]-[.L$5])/20)))*[.$A11])*((([.$R$3])*([.$R$3]+1)/2)/([.$R$3]^2))*(([.$E11]*[.$R$3])/(MIN(1;MAX(0;(21-([.$D11]-[.L$2])/20)))*[.L$3]*[.$R$1])))/([.$R$1]*[.L$4]))" office:value-type="float" office:value="0.11968085106383" calcext:value-type="float">
            <text:p>0.12</text:p>
          </table:table-cell>
          <table:table-cell table:formula="of:=COM.MICROSOFT.SWITCH([.$D$3];&quot;Rounds2Kill&quot;;([.$E11]*[.$R$3])/(MIN(1;MAX(0;(21-([.$D11]-[.M$2])/20)))*[.M$3]*[.$R$1]);&quot;Rounds2Die&quot;;([.M$4]*[.$R$1])/(MIN(1;MAX(0;(21-([.$B11]-[.M$5])/20)))*[.$A11]*[.$R$3]);&quot;Kill/PartyHP%&quot;;((MIN(1;MAX(0;(21-([.$B11]-[.M$5])/20)))*[.$A11])*((([.$R$3])*([.$R$3]+1)/2)/([.$R$3]^2))*(([.$E11]*[.$R$3])/(MIN(1;MAX(0;(21-([.$D11]-[.M$2])/20)))*[.M$3]*[.$R$1])))/([.$R$1]*[.M$4]))" office:value-type="float" office:value="0.108173076923077" calcext:value-type="float">
            <text:p>0.11</text:p>
          </table:table-cell>
          <table:table-cell table:formula="of:=COM.MICROSOFT.SWITCH([.$D$3];&quot;Rounds2Kill&quot;;([.$E11]*[.$R$3])/(MIN(1;MAX(0;(21-([.$D11]-[.N$2])/20)))*[.N$3]*[.$R$1]);&quot;Rounds2Die&quot;;([.N$4]*[.$R$1])/(MIN(1;MAX(0;(21-([.$B11]-[.N$5])/20)))*[.$A11]*[.$R$3]);&quot;Kill/PartyHP%&quot;;((MIN(1;MAX(0;(21-([.$B11]-[.N$5])/20)))*[.$A11])*((([.$R$3])*([.$R$3]+1)/2)/([.$R$3]^2))*(([.$E11]*[.$R$3])/(MIN(1;MAX(0;(21-([.$D11]-[.N$2])/20)))*[.N$3]*[.$R$1])))/([.$R$1]*[.N$4]))" office:value-type="float" office:value="0.100446428571429" calcext:value-type="float">
            <text:p>0.10</text:p>
          </table:table-cell>
          <table:table-cell table:formula="of:=COM.MICROSOFT.SWITCH([.$D$3];&quot;Rounds2Kill&quot;;([.$E11]*[.$R$3])/(MIN(1;MAX(0;(21-([.$D11]-[.O$2])/20)))*[.O$3]*[.$R$1]);&quot;Rounds2Die&quot;;([.O$4]*[.$R$1])/(MIN(1;MAX(0;(21-([.$B11]-[.O$5])/20)))*[.$A11]*[.$R$3]);&quot;Kill/PartyHP%&quot;;((MIN(1;MAX(0;(21-([.$B11]-[.O$5])/20)))*[.$A11])*((([.$R$3])*([.$R$3]+1)/2)/([.$R$3]^2))*(([.$E11]*[.$R$3])/(MIN(1;MAX(0;(21-([.$D11]-[.O$2])/20)))*[.O$3]*[.$R$1])))/([.$R$1]*[.O$4]))" office:value-type="float" office:value="0.0925925925925926" calcext:value-type="float">
            <text:p>0.0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COM.MICROSOFT.SWITCH([.$D$3];&quot;Rounds2Kill&quot;;([.$E12]*[.$R$3])/(MIN(1;MAX(0;(21-([.$D12]-[.F$2])/20)))*[.F$3]*[.$R$1]);&quot;Rounds2Die&quot;;([.F$4]*[.$R$1])/(MIN(1;MAX(0;(21-([.$B12]-[.F$5])/20)))*[.$A12]*[.$R$3]);&quot;Kill/PartyHP%&quot;;((MIN(1;MAX(0;(21-([.$B12]-[.F$5])/20)))*[.$A12])*((([.$R$3])*([.$R$3]+1)/2)/([.$R$3]^2))*(([.$E12]*[.$R$3])/(MIN(1;MAX(0;(21-([.$D12]-[.F$2])/20)))*[.F$3]*[.$R$1])))/([.$R$1]*[.F$4]))" office:value-type="float" office:value="0.333333333333333" calcext:value-type="float">
            <text:p>0.33</text:p>
          </table:table-cell>
          <table:table-cell table:formula="of:=COM.MICROSOFT.SWITCH([.$D$3];&quot;Rounds2Kill&quot;;([.$E12]*[.$R$3])/(MIN(1;MAX(0;(21-([.$D12]-[.G$2])/20)))*[.G$3]*[.$R$1]);&quot;Rounds2Die&quot;;([.G$4]*[.$R$1])/(MIN(1;MAX(0;(21-([.$B12]-[.G$5])/20)))*[.$A12]*[.$R$3]);&quot;Kill/PartyHP%&quot;;((MIN(1;MAX(0;(21-([.$B12]-[.G$5])/20)))*[.$A12])*((([.$R$3])*([.$R$3]+1)/2)/([.$R$3]^2))*(([.$E12]*[.$R$3])/(MIN(1;MAX(0;(21-([.$D12]-[.G$2])/20)))*[.G$3]*[.$R$1])))/([.$R$1]*[.G$4]))" office:value-type="float" office:value="0.27" calcext:value-type="float">
            <text:p>0.27</text:p>
          </table:table-cell>
          <table:table-cell table:formula="of:=COM.MICROSOFT.SWITCH([.$D$3];&quot;Rounds2Kill&quot;;([.$E12]*[.$R$3])/(MIN(1;MAX(0;(21-([.$D12]-[.H$2])/20)))*[.H$3]*[.$R$1]);&quot;Rounds2Die&quot;;([.H$4]*[.$R$1])/(MIN(1;MAX(0;(21-([.$B12]-[.H$5])/20)))*[.$A12]*[.$R$3]);&quot;Kill/PartyHP%&quot;;((MIN(1;MAX(0;(21-([.$B12]-[.H$5])/20)))*[.$A12])*((([.$R$3])*([.$R$3]+1)/2)/([.$R$3]^2))*(([.$E12]*[.$R$3])/(MIN(1;MAX(0;(21-([.$D12]-[.H$2])/20)))*[.H$3]*[.$R$1])))/([.$R$1]*[.H$4]))" office:value-type="float" office:value="0.232758620689655" calcext:value-type="float">
            <text:p>0.23</text:p>
          </table:table-cell>
          <table:table-cell table:formula="of:=COM.MICROSOFT.SWITCH([.$D$3];&quot;Rounds2Kill&quot;;([.$E12]*[.$R$3])/(MIN(1;MAX(0;(21-([.$D12]-[.I$2])/20)))*[.I$3]*[.$R$1]);&quot;Rounds2Die&quot;;([.I$4]*[.$R$1])/(MIN(1;MAX(0;(21-([.$B12]-[.I$5])/20)))*[.$A12]*[.$R$3]);&quot;Kill/PartyHP%&quot;;((MIN(1;MAX(0;(21-([.$B12]-[.I$5])/20)))*[.$A12])*((([.$R$3])*([.$R$3]+1)/2)/([.$R$3]^2))*(([.$E12]*[.$R$3])/(MIN(1;MAX(0;(21-([.$D12]-[.I$2])/20)))*[.I$3]*[.$R$1])))/([.$R$1]*[.I$4]))" office:value-type="float" office:value="0.198529411764706" calcext:value-type="float">
            <text:p>0.20</text:p>
          </table:table-cell>
          <table:table-cell table:formula="of:=COM.MICROSOFT.SWITCH([.$D$3];&quot;Rounds2Kill&quot;;([.$E12]*[.$R$3])/(MIN(1;MAX(0;(21-([.$D12]-[.J$2])/20)))*[.J$3]*[.$R$1]);&quot;Rounds2Die&quot;;([.J$4]*[.$R$1])/(MIN(1;MAX(0;(21-([.$B12]-[.J$5])/20)))*[.$A12]*[.$R$3]);&quot;Kill/PartyHP%&quot;;((MIN(1;MAX(0;(21-([.$B12]-[.J$5])/20)))*[.$A12])*((([.$R$3])*([.$R$3]+1)/2)/([.$R$3]^2))*(([.$E12]*[.$R$3])/(MIN(1;MAX(0;(21-([.$D12]-[.J$2])/20)))*[.J$3]*[.$R$1])))/([.$R$1]*[.J$4]))" office:value-type="float" office:value="0.177631578947368" calcext:value-type="float">
            <text:p>0.18</text:p>
          </table:table-cell>
          <table:table-cell table:formula="of:=COM.MICROSOFT.SWITCH([.$D$3];&quot;Rounds2Kill&quot;;([.$E12]*[.$R$3])/(MIN(1;MAX(0;(21-([.$D12]-[.K$2])/20)))*[.K$3]*[.$R$1]);&quot;Rounds2Die&quot;;([.K$4]*[.$R$1])/(MIN(1;MAX(0;(21-([.$B12]-[.K$5])/20)))*[.$A12]*[.$R$3]);&quot;Kill/PartyHP%&quot;;((MIN(1;MAX(0;(21-([.$B12]-[.K$5])/20)))*[.$A12])*((([.$R$3])*([.$R$3]+1)/2)/([.$R$3]^2))*(([.$E12]*[.$R$3])/(MIN(1;MAX(0;(21-([.$D12]-[.K$2])/20)))*[.K$3]*[.$R$1])))/([.$R$1]*[.K$4]))" office:value-type="float" office:value="0.156976744186047" calcext:value-type="float">
            <text:p>0.16</text:p>
          </table:table-cell>
          <table:table-cell table:formula="of:=COM.MICROSOFT.SWITCH([.$D$3];&quot;Rounds2Kill&quot;;([.$E12]*[.$R$3])/(MIN(1;MAX(0;(21-([.$D12]-[.L$2])/20)))*[.L$3]*[.$R$1]);&quot;Rounds2Die&quot;;([.L$4]*[.$R$1])/(MIN(1;MAX(0;(21-([.$B12]-[.L$5])/20)))*[.$A12]*[.$R$3]);&quot;Kill/PartyHP%&quot;;((MIN(1;MAX(0;(21-([.$B12]-[.L$5])/20)))*[.$A12])*((([.$R$3])*([.$R$3]+1)/2)/([.$R$3]^2))*(([.$E12]*[.$R$3])/(MIN(1;MAX(0;(21-([.$D12]-[.L$2])/20)))*[.L$3]*[.$R$1])))/([.$R$1]*[.L$4]))" office:value-type="float" office:value="0.143617021276596" calcext:value-type="float">
            <text:p>0.14</text:p>
          </table:table-cell>
          <table:table-cell table:formula="of:=COM.MICROSOFT.SWITCH([.$D$3];&quot;Rounds2Kill&quot;;([.$E12]*[.$R$3])/(MIN(1;MAX(0;(21-([.$D12]-[.M$2])/20)))*[.M$3]*[.$R$1]);&quot;Rounds2Die&quot;;([.M$4]*[.$R$1])/(MIN(1;MAX(0;(21-([.$B12]-[.M$5])/20)))*[.$A12]*[.$R$3]);&quot;Kill/PartyHP%&quot;;((MIN(1;MAX(0;(21-([.$B12]-[.M$5])/20)))*[.$A12])*((([.$R$3])*([.$R$3]+1)/2)/([.$R$3]^2))*(([.$E12]*[.$R$3])/(MIN(1;MAX(0;(21-([.$D12]-[.M$2])/20)))*[.M$3]*[.$R$1])))/([.$R$1]*[.M$4]))" office:value-type="float" office:value="0.129807692307692" calcext:value-type="float">
            <text:p>0.13</text:p>
          </table:table-cell>
          <table:table-cell table:formula="of:=COM.MICROSOFT.SWITCH([.$D$3];&quot;Rounds2Kill&quot;;([.$E12]*[.$R$3])/(MIN(1;MAX(0;(21-([.$D12]-[.N$2])/20)))*[.N$3]*[.$R$1]);&quot;Rounds2Die&quot;;([.N$4]*[.$R$1])/(MIN(1;MAX(0;(21-([.$B12]-[.N$5])/20)))*[.$A12]*[.$R$3]);&quot;Kill/PartyHP%&quot;;((MIN(1;MAX(0;(21-([.$B12]-[.N$5])/20)))*[.$A12])*((([.$R$3])*([.$R$3]+1)/2)/([.$R$3]^2))*(([.$E12]*[.$R$3])/(MIN(1;MAX(0;(21-([.$D12]-[.N$2])/20)))*[.N$3]*[.$R$1])))/([.$R$1]*[.N$4]))" office:value-type="float" office:value="0.120535714285714" calcext:value-type="float">
            <text:p>0.12</text:p>
          </table:table-cell>
          <table:table-cell table:formula="of:=COM.MICROSOFT.SWITCH([.$D$3];&quot;Rounds2Kill&quot;;([.$E12]*[.$R$3])/(MIN(1;MAX(0;(21-([.$D12]-[.O$2])/20)))*[.O$3]*[.$R$1]);&quot;Rounds2Die&quot;;([.O$4]*[.$R$1])/(MIN(1;MAX(0;(21-([.$B12]-[.O$5])/20)))*[.$A12]*[.$R$3]);&quot;Kill/PartyHP%&quot;;((MIN(1;MAX(0;(21-([.$B12]-[.O$5])/20)))*[.$A12])*((([.$R$3])*([.$R$3]+1)/2)/([.$R$3]^2))*(([.$E12]*[.$R$3])/(MIN(1;MAX(0;(21-([.$D12]-[.O$2])/20)))*[.O$3]*[.$R$1])))/([.$R$1]*[.O$4]))" office:value-type="float" office:value="0.111111111111111" calcext:value-type="float">
            <text:p>0.11</text:p>
          </table:table-cell>
          <table:table-cell table:number-columns-repeated="5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.5" calcext:value-type="float">
            <text:p>31.5</text:p>
          </table:table-cell>
          <table:table-cell table:formula="of:=COM.MICROSOFT.SWITCH([.$D$3];&quot;Rounds2Kill&quot;;([.$E13]*[.$R$3])/(MIN(1;MAX(0;(21-([.$D13]-[.F$2])/20)))*[.F$3]*[.$R$1]);&quot;Rounds2Die&quot;;([.F$4]*[.$R$1])/(MIN(1;MAX(0;(21-([.$B13]-[.F$5])/20)))*[.$A13]*[.$R$3]);&quot;Kill/PartyHP%&quot;;((MIN(1;MAX(0;(21-([.$B13]-[.F$5])/20)))*[.$A13])*((([.$R$3])*([.$R$3]+1)/2)/([.$R$3]^2))*(([.$E13]*[.$R$3])/(MIN(1;MAX(0;(21-([.$D13]-[.F$2])/20)))*[.F$3]*[.$R$1])))/([.$R$1]*[.F$4]))" office:value-type="float" office:value="0.388888888888889" calcext:value-type="float">
            <text:p>0.39</text:p>
          </table:table-cell>
          <table:table-cell table:formula="of:=COM.MICROSOFT.SWITCH([.$D$3];&quot;Rounds2Kill&quot;;([.$E13]*[.$R$3])/(MIN(1;MAX(0;(21-([.$D13]-[.G$2])/20)))*[.G$3]*[.$R$1]);&quot;Rounds2Die&quot;;([.G$4]*[.$R$1])/(MIN(1;MAX(0;(21-([.$B13]-[.G$5])/20)))*[.$A13]*[.$R$3]);&quot;Kill/PartyHP%&quot;;((MIN(1;MAX(0;(21-([.$B13]-[.G$5])/20)))*[.$A13])*((([.$R$3])*([.$R$3]+1)/2)/([.$R$3]^2))*(([.$E13]*[.$R$3])/(MIN(1;MAX(0;(21-([.$D13]-[.G$2])/20)))*[.G$3]*[.$R$1])))/([.$R$1]*[.G$4]))" office:value-type="float" office:value="0.315" calcext:value-type="float">
            <text:p>0.32</text:p>
          </table:table-cell>
          <table:table-cell table:formula="of:=COM.MICROSOFT.SWITCH([.$D$3];&quot;Rounds2Kill&quot;;([.$E13]*[.$R$3])/(MIN(1;MAX(0;(21-([.$D13]-[.H$2])/20)))*[.H$3]*[.$R$1]);&quot;Rounds2Die&quot;;([.H$4]*[.$R$1])/(MIN(1;MAX(0;(21-([.$B13]-[.H$5])/20)))*[.$A13]*[.$R$3]);&quot;Kill/PartyHP%&quot;;((MIN(1;MAX(0;(21-([.$B13]-[.H$5])/20)))*[.$A13])*((([.$R$3])*([.$R$3]+1)/2)/([.$R$3]^2))*(([.$E13]*[.$R$3])/(MIN(1;MAX(0;(21-([.$D13]-[.H$2])/20)))*[.H$3]*[.$R$1])))/([.$R$1]*[.H$4]))" office:value-type="float" office:value="0.271551724137931" calcext:value-type="float">
            <text:p>0.27</text:p>
          </table:table-cell>
          <table:table-cell table:formula="of:=COM.MICROSOFT.SWITCH([.$D$3];&quot;Rounds2Kill&quot;;([.$E13]*[.$R$3])/(MIN(1;MAX(0;(21-([.$D13]-[.I$2])/20)))*[.I$3]*[.$R$1]);&quot;Rounds2Die&quot;;([.I$4]*[.$R$1])/(MIN(1;MAX(0;(21-([.$B13]-[.I$5])/20)))*[.$A13]*[.$R$3]);&quot;Kill/PartyHP%&quot;;((MIN(1;MAX(0;(21-([.$B13]-[.I$5])/20)))*[.$A13])*((([.$R$3])*([.$R$3]+1)/2)/([.$R$3]^2))*(([.$E13]*[.$R$3])/(MIN(1;MAX(0;(21-([.$D13]-[.I$2])/20)))*[.I$3]*[.$R$1])))/([.$R$1]*[.I$4]))" office:value-type="float" office:value="0.231617647058824" calcext:value-type="float">
            <text:p>0.23</text:p>
          </table:table-cell>
          <table:table-cell table:formula="of:=COM.MICROSOFT.SWITCH([.$D$3];&quot;Rounds2Kill&quot;;([.$E13]*[.$R$3])/(MIN(1;MAX(0;(21-([.$D13]-[.J$2])/20)))*[.J$3]*[.$R$1]);&quot;Rounds2Die&quot;;([.J$4]*[.$R$1])/(MIN(1;MAX(0;(21-([.$B13]-[.J$5])/20)))*[.$A13]*[.$R$3]);&quot;Kill/PartyHP%&quot;;((MIN(1;MAX(0;(21-([.$B13]-[.J$5])/20)))*[.$A13])*((([.$R$3])*([.$R$3]+1)/2)/([.$R$3]^2))*(([.$E13]*[.$R$3])/(MIN(1;MAX(0;(21-([.$D13]-[.J$2])/20)))*[.J$3]*[.$R$1])))/([.$R$1]*[.J$4]))" office:value-type="float" office:value="0.207236842105263" calcext:value-type="float">
            <text:p>0.21</text:p>
          </table:table-cell>
          <table:table-cell table:formula="of:=COM.MICROSOFT.SWITCH([.$D$3];&quot;Rounds2Kill&quot;;([.$E13]*[.$R$3])/(MIN(1;MAX(0;(21-([.$D13]-[.K$2])/20)))*[.K$3]*[.$R$1]);&quot;Rounds2Die&quot;;([.K$4]*[.$R$1])/(MIN(1;MAX(0;(21-([.$B13]-[.K$5])/20)))*[.$A13]*[.$R$3]);&quot;Kill/PartyHP%&quot;;((MIN(1;MAX(0;(21-([.$B13]-[.K$5])/20)))*[.$A13])*((([.$R$3])*([.$R$3]+1)/2)/([.$R$3]^2))*(([.$E13]*[.$R$3])/(MIN(1;MAX(0;(21-([.$D13]-[.K$2])/20)))*[.K$3]*[.$R$1])))/([.$R$1]*[.K$4]))" office:value-type="float" office:value="0.183139534883721" calcext:value-type="float">
            <text:p>0.18</text:p>
          </table:table-cell>
          <table:table-cell table:formula="of:=COM.MICROSOFT.SWITCH([.$D$3];&quot;Rounds2Kill&quot;;([.$E13]*[.$R$3])/(MIN(1;MAX(0;(21-([.$D13]-[.L$2])/20)))*[.L$3]*[.$R$1]);&quot;Rounds2Die&quot;;([.L$4]*[.$R$1])/(MIN(1;MAX(0;(21-([.$B13]-[.L$5])/20)))*[.$A13]*[.$R$3]);&quot;Kill/PartyHP%&quot;;((MIN(1;MAX(0;(21-([.$B13]-[.L$5])/20)))*[.$A13])*((([.$R$3])*([.$R$3]+1)/2)/([.$R$3]^2))*(([.$E13]*[.$R$3])/(MIN(1;MAX(0;(21-([.$D13]-[.L$2])/20)))*[.L$3]*[.$R$1])))/([.$R$1]*[.L$4]))" office:value-type="float" office:value="0.167553191489362" calcext:value-type="float">
            <text:p>0.17</text:p>
          </table:table-cell>
          <table:table-cell table:formula="of:=COM.MICROSOFT.SWITCH([.$D$3];&quot;Rounds2Kill&quot;;([.$E13]*[.$R$3])/(MIN(1;MAX(0;(21-([.$D13]-[.M$2])/20)))*[.M$3]*[.$R$1]);&quot;Rounds2Die&quot;;([.M$4]*[.$R$1])/(MIN(1;MAX(0;(21-([.$B13]-[.M$5])/20)))*[.$A13]*[.$R$3]);&quot;Kill/PartyHP%&quot;;((MIN(1;MAX(0;(21-([.$B13]-[.M$5])/20)))*[.$A13])*((([.$R$3])*([.$R$3]+1)/2)/([.$R$3]^2))*(([.$E13]*[.$R$3])/(MIN(1;MAX(0;(21-([.$D13]-[.M$2])/20)))*[.M$3]*[.$R$1])))/([.$R$1]*[.M$4]))" office:value-type="float" office:value="0.151442307692308" calcext:value-type="float">
            <text:p>0.15</text:p>
          </table:table-cell>
          <table:table-cell table:formula="of:=COM.MICROSOFT.SWITCH([.$D$3];&quot;Rounds2Kill&quot;;([.$E13]*[.$R$3])/(MIN(1;MAX(0;(21-([.$D13]-[.N$2])/20)))*[.N$3]*[.$R$1]);&quot;Rounds2Die&quot;;([.N$4]*[.$R$1])/(MIN(1;MAX(0;(21-([.$B13]-[.N$5])/20)))*[.$A13]*[.$R$3]);&quot;Kill/PartyHP%&quot;;((MIN(1;MAX(0;(21-([.$B13]-[.N$5])/20)))*[.$A13])*((([.$R$3])*([.$R$3]+1)/2)/([.$R$3]^2))*(([.$E13]*[.$R$3])/(MIN(1;MAX(0;(21-([.$D13]-[.N$2])/20)))*[.N$3]*[.$R$1])))/([.$R$1]*[.N$4]))" office:value-type="float" office:value="0.140625" calcext:value-type="float">
            <text:p>0.14</text:p>
          </table:table-cell>
          <table:table-cell table:formula="of:=COM.MICROSOFT.SWITCH([.$D$3];&quot;Rounds2Kill&quot;;([.$E13]*[.$R$3])/(MIN(1;MAX(0;(21-([.$D13]-[.O$2])/20)))*[.O$3]*[.$R$1]);&quot;Rounds2Die&quot;;([.O$4]*[.$R$1])/(MIN(1;MAX(0;(21-([.$B13]-[.O$5])/20)))*[.$A13]*[.$R$3]);&quot;Kill/PartyHP%&quot;;((MIN(1;MAX(0;(21-([.$B13]-[.O$5])/20)))*[.$A13])*((([.$R$3])*([.$R$3]+1)/2)/([.$R$3]^2))*(([.$E13]*[.$R$3])/(MIN(1;MAX(0;(21-([.$D13]-[.O$2])/20)))*[.O$3]*[.$R$1])))/([.$R$1]*[.O$4]))" office:value-type="float" office:value="0.12962962962963" calcext:value-type="float">
            <text:p>0.1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COM.MICROSOFT.SWITCH([.$D$3];&quot;Rounds2Kill&quot;;([.$E14]*[.$R$3])/(MIN(1;MAX(0;(21-([.$D14]-[.F$2])/20)))*[.F$3]*[.$R$1]);&quot;Rounds2Die&quot;;([.F$4]*[.$R$1])/(MIN(1;MAX(0;(21-([.$B14]-[.F$5])/20)))*[.$A14]*[.$R$3]);&quot;Kill/PartyHP%&quot;;((MIN(1;MAX(0;(21-([.$B14]-[.F$5])/20)))*[.$A14])*((([.$R$3])*([.$R$3]+1)/2)/([.$R$3]^2))*(([.$E14]*[.$R$3])/(MIN(1;MAX(0;(21-([.$D14]-[.F$2])/20)))*[.F$3]*[.$R$1])))/([.$R$1]*[.F$4]))" office:value-type="float" office:value="0.444444444444444" calcext:value-type="float">
            <text:p>0.44</text:p>
          </table:table-cell>
          <table:table-cell table:formula="of:=COM.MICROSOFT.SWITCH([.$D$3];&quot;Rounds2Kill&quot;;([.$E14]*[.$R$3])/(MIN(1;MAX(0;(21-([.$D14]-[.G$2])/20)))*[.G$3]*[.$R$1]);&quot;Rounds2Die&quot;;([.G$4]*[.$R$1])/(MIN(1;MAX(0;(21-([.$B14]-[.G$5])/20)))*[.$A14]*[.$R$3]);&quot;Kill/PartyHP%&quot;;((MIN(1;MAX(0;(21-([.$B14]-[.G$5])/20)))*[.$A14])*((([.$R$3])*([.$R$3]+1)/2)/([.$R$3]^2))*(([.$E14]*[.$R$3])/(MIN(1;MAX(0;(21-([.$D14]-[.G$2])/20)))*[.G$3]*[.$R$1])))/([.$R$1]*[.G$4]))" office:value-type="float" office:value="0.36" calcext:value-type="float">
            <text:p>0.36</text:p>
          </table:table-cell>
          <table:table-cell table:formula="of:=COM.MICROSOFT.SWITCH([.$D$3];&quot;Rounds2Kill&quot;;([.$E14]*[.$R$3])/(MIN(1;MAX(0;(21-([.$D14]-[.H$2])/20)))*[.H$3]*[.$R$1]);&quot;Rounds2Die&quot;;([.H$4]*[.$R$1])/(MIN(1;MAX(0;(21-([.$B14]-[.H$5])/20)))*[.$A14]*[.$R$3]);&quot;Kill/PartyHP%&quot;;((MIN(1;MAX(0;(21-([.$B14]-[.H$5])/20)))*[.$A14])*((([.$R$3])*([.$R$3]+1)/2)/([.$R$3]^2))*(([.$E14]*[.$R$3])/(MIN(1;MAX(0;(21-([.$D14]-[.H$2])/20)))*[.H$3]*[.$R$1])))/([.$R$1]*[.H$4]))" office:value-type="float" office:value="0.310344827586207" calcext:value-type="float">
            <text:p>0.31</text:p>
          </table:table-cell>
          <table:table-cell table:formula="of:=COM.MICROSOFT.SWITCH([.$D$3];&quot;Rounds2Kill&quot;;([.$E14]*[.$R$3])/(MIN(1;MAX(0;(21-([.$D14]-[.I$2])/20)))*[.I$3]*[.$R$1]);&quot;Rounds2Die&quot;;([.I$4]*[.$R$1])/(MIN(1;MAX(0;(21-([.$B14]-[.I$5])/20)))*[.$A14]*[.$R$3]);&quot;Kill/PartyHP%&quot;;((MIN(1;MAX(0;(21-([.$B14]-[.I$5])/20)))*[.$A14])*((([.$R$3])*([.$R$3]+1)/2)/([.$R$3]^2))*(([.$E14]*[.$R$3])/(MIN(1;MAX(0;(21-([.$D14]-[.I$2])/20)))*[.I$3]*[.$R$1])))/([.$R$1]*[.I$4]))" office:value-type="float" office:value="0.264705882352941" calcext:value-type="float">
            <text:p>0.26</text:p>
          </table:table-cell>
          <table:table-cell table:formula="of:=COM.MICROSOFT.SWITCH([.$D$3];&quot;Rounds2Kill&quot;;([.$E14]*[.$R$3])/(MIN(1;MAX(0;(21-([.$D14]-[.J$2])/20)))*[.J$3]*[.$R$1]);&quot;Rounds2Die&quot;;([.J$4]*[.$R$1])/(MIN(1;MAX(0;(21-([.$B14]-[.J$5])/20)))*[.$A14]*[.$R$3]);&quot;Kill/PartyHP%&quot;;((MIN(1;MAX(0;(21-([.$B14]-[.J$5])/20)))*[.$A14])*((([.$R$3])*([.$R$3]+1)/2)/([.$R$3]^2))*(([.$E14]*[.$R$3])/(MIN(1;MAX(0;(21-([.$D14]-[.J$2])/20)))*[.J$3]*[.$R$1])))/([.$R$1]*[.J$4]))" office:value-type="float" office:value="0.236842105263158" calcext:value-type="float">
            <text:p>0.24</text:p>
          </table:table-cell>
          <table:table-cell table:formula="of:=COM.MICROSOFT.SWITCH([.$D$3];&quot;Rounds2Kill&quot;;([.$E14]*[.$R$3])/(MIN(1;MAX(0;(21-([.$D14]-[.K$2])/20)))*[.K$3]*[.$R$1]);&quot;Rounds2Die&quot;;([.K$4]*[.$R$1])/(MIN(1;MAX(0;(21-([.$B14]-[.K$5])/20)))*[.$A14]*[.$R$3]);&quot;Kill/PartyHP%&quot;;((MIN(1;MAX(0;(21-([.$B14]-[.K$5])/20)))*[.$A14])*((([.$R$3])*([.$R$3]+1)/2)/([.$R$3]^2))*(([.$E14]*[.$R$3])/(MIN(1;MAX(0;(21-([.$D14]-[.K$2])/20)))*[.K$3]*[.$R$1])))/([.$R$1]*[.K$4]))" office:value-type="float" office:value="0.209302325581395" calcext:value-type="float">
            <text:p>0.21</text:p>
          </table:table-cell>
          <table:table-cell table:formula="of:=COM.MICROSOFT.SWITCH([.$D$3];&quot;Rounds2Kill&quot;;([.$E14]*[.$R$3])/(MIN(1;MAX(0;(21-([.$D14]-[.L$2])/20)))*[.L$3]*[.$R$1]);&quot;Rounds2Die&quot;;([.L$4]*[.$R$1])/(MIN(1;MAX(0;(21-([.$B14]-[.L$5])/20)))*[.$A14]*[.$R$3]);&quot;Kill/PartyHP%&quot;;((MIN(1;MAX(0;(21-([.$B14]-[.L$5])/20)))*[.$A14])*((([.$R$3])*([.$R$3]+1)/2)/([.$R$3]^2))*(([.$E14]*[.$R$3])/(MIN(1;MAX(0;(21-([.$D14]-[.L$2])/20)))*[.L$3]*[.$R$1])))/([.$R$1]*[.L$4]))" office:value-type="float" office:value="0.191489361702128" calcext:value-type="float">
            <text:p>0.19</text:p>
          </table:table-cell>
          <table:table-cell table:formula="of:=COM.MICROSOFT.SWITCH([.$D$3];&quot;Rounds2Kill&quot;;([.$E14]*[.$R$3])/(MIN(1;MAX(0;(21-([.$D14]-[.M$2])/20)))*[.M$3]*[.$R$1]);&quot;Rounds2Die&quot;;([.M$4]*[.$R$1])/(MIN(1;MAX(0;(21-([.$B14]-[.M$5])/20)))*[.$A14]*[.$R$3]);&quot;Kill/PartyHP%&quot;;((MIN(1;MAX(0;(21-([.$B14]-[.M$5])/20)))*[.$A14])*((([.$R$3])*([.$R$3]+1)/2)/([.$R$3]^2))*(([.$E14]*[.$R$3])/(MIN(1;MAX(0;(21-([.$D14]-[.M$2])/20)))*[.M$3]*[.$R$1])))/([.$R$1]*[.M$4]))" office:value-type="float" office:value="0.173076923076923" calcext:value-type="float">
            <text:p>0.17</text:p>
          </table:table-cell>
          <table:table-cell table:formula="of:=COM.MICROSOFT.SWITCH([.$D$3];&quot;Rounds2Kill&quot;;([.$E14]*[.$R$3])/(MIN(1;MAX(0;(21-([.$D14]-[.N$2])/20)))*[.N$3]*[.$R$1]);&quot;Rounds2Die&quot;;([.N$4]*[.$R$1])/(MIN(1;MAX(0;(21-([.$B14]-[.N$5])/20)))*[.$A14]*[.$R$3]);&quot;Kill/PartyHP%&quot;;((MIN(1;MAX(0;(21-([.$B14]-[.N$5])/20)))*[.$A14])*((([.$R$3])*([.$R$3]+1)/2)/([.$R$3]^2))*(([.$E14]*[.$R$3])/(MIN(1;MAX(0;(21-([.$D14]-[.N$2])/20)))*[.N$3]*[.$R$1])))/([.$R$1]*[.N$4]))" office:value-type="float" office:value="0.160714285714286" calcext:value-type="float">
            <text:p>0.16</text:p>
          </table:table-cell>
          <table:table-cell table:formula="of:=COM.MICROSOFT.SWITCH([.$D$3];&quot;Rounds2Kill&quot;;([.$E14]*[.$R$3])/(MIN(1;MAX(0;(21-([.$D14]-[.O$2])/20)))*[.O$3]*[.$R$1]);&quot;Rounds2Die&quot;;([.O$4]*[.$R$1])/(MIN(1;MAX(0;(21-([.$B14]-[.O$5])/20)))*[.$A14]*[.$R$3]);&quot;Kill/PartyHP%&quot;;((MIN(1;MAX(0;(21-([.$B14]-[.O$5])/20)))*[.$A14])*((([.$R$3])*([.$R$3]+1)/2)/([.$R$3]^2))*(([.$E14]*[.$R$3])/(MIN(1;MAX(0;(21-([.$D14]-[.O$2])/20)))*[.O$3]*[.$R$1])))/([.$R$1]*[.O$4]))" office:value-type="float" office:value="0.148148148148148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.5" calcext:value-type="float">
            <text:p>40.5</text:p>
          </table:table-cell>
          <table:table-cell table:formula="of:=COM.MICROSOFT.SWITCH([.$D$3];&quot;Rounds2Kill&quot;;([.$E15]*[.$R$3])/(MIN(1;MAX(0;(21-([.$D15]-[.F$2])/20)))*[.F$3]*[.$R$1]);&quot;Rounds2Die&quot;;([.F$4]*[.$R$1])/(MIN(1;MAX(0;(21-([.$B15]-[.F$5])/20)))*[.$A15]*[.$R$3]);&quot;Kill/PartyHP%&quot;;((MIN(1;MAX(0;(21-([.$B15]-[.F$5])/20)))*[.$A15])*((([.$R$3])*([.$R$3]+1)/2)/([.$R$3]^2))*(([.$E15]*[.$R$3])/(MIN(1;MAX(0;(21-([.$D15]-[.F$2])/20)))*[.F$3]*[.$R$1])))/([.$R$1]*[.F$4]))" office:value-type="float" office:value="0.5" calcext:value-type="float">
            <text:p>0.50</text:p>
          </table:table-cell>
          <table:table-cell table:formula="of:=COM.MICROSOFT.SWITCH([.$D$3];&quot;Rounds2Kill&quot;;([.$E15]*[.$R$3])/(MIN(1;MAX(0;(21-([.$D15]-[.G$2])/20)))*[.G$3]*[.$R$1]);&quot;Rounds2Die&quot;;([.G$4]*[.$R$1])/(MIN(1;MAX(0;(21-([.$B15]-[.G$5])/20)))*[.$A15]*[.$R$3]);&quot;Kill/PartyHP%&quot;;((MIN(1;MAX(0;(21-([.$B15]-[.G$5])/20)))*[.$A15])*((([.$R$3])*([.$R$3]+1)/2)/([.$R$3]^2))*(([.$E15]*[.$R$3])/(MIN(1;MAX(0;(21-([.$D15]-[.G$2])/20)))*[.G$3]*[.$R$1])))/([.$R$1]*[.G$4]))" office:value-type="float" office:value="0.405" calcext:value-type="float">
            <text:p>0.41</text:p>
          </table:table-cell>
          <table:table-cell table:formula="of:=COM.MICROSOFT.SWITCH([.$D$3];&quot;Rounds2Kill&quot;;([.$E15]*[.$R$3])/(MIN(1;MAX(0;(21-([.$D15]-[.H$2])/20)))*[.H$3]*[.$R$1]);&quot;Rounds2Die&quot;;([.H$4]*[.$R$1])/(MIN(1;MAX(0;(21-([.$B15]-[.H$5])/20)))*[.$A15]*[.$R$3]);&quot;Kill/PartyHP%&quot;;((MIN(1;MAX(0;(21-([.$B15]-[.H$5])/20)))*[.$A15])*((([.$R$3])*([.$R$3]+1)/2)/([.$R$3]^2))*(([.$E15]*[.$R$3])/(MIN(1;MAX(0;(21-([.$D15]-[.H$2])/20)))*[.H$3]*[.$R$1])))/([.$R$1]*[.H$4]))" office:value-type="float" office:value="0.349137931034483" calcext:value-type="float">
            <text:p>0.35</text:p>
          </table:table-cell>
          <table:table-cell table:formula="of:=COM.MICROSOFT.SWITCH([.$D$3];&quot;Rounds2Kill&quot;;([.$E15]*[.$R$3])/(MIN(1;MAX(0;(21-([.$D15]-[.I$2])/20)))*[.I$3]*[.$R$1]);&quot;Rounds2Die&quot;;([.I$4]*[.$R$1])/(MIN(1;MAX(0;(21-([.$B15]-[.I$5])/20)))*[.$A15]*[.$R$3]);&quot;Kill/PartyHP%&quot;;((MIN(1;MAX(0;(21-([.$B15]-[.I$5])/20)))*[.$A15])*((([.$R$3])*([.$R$3]+1)/2)/([.$R$3]^2))*(([.$E15]*[.$R$3])/(MIN(1;MAX(0;(21-([.$D15]-[.I$2])/20)))*[.I$3]*[.$R$1])))/([.$R$1]*[.I$4]))" office:value-type="float" office:value="0.297794117647059" calcext:value-type="float">
            <text:p>0.30</text:p>
          </table:table-cell>
          <table:table-cell table:formula="of:=COM.MICROSOFT.SWITCH([.$D$3];&quot;Rounds2Kill&quot;;([.$E15]*[.$R$3])/(MIN(1;MAX(0;(21-([.$D15]-[.J$2])/20)))*[.J$3]*[.$R$1]);&quot;Rounds2Die&quot;;([.J$4]*[.$R$1])/(MIN(1;MAX(0;(21-([.$B15]-[.J$5])/20)))*[.$A15]*[.$R$3]);&quot;Kill/PartyHP%&quot;;((MIN(1;MAX(0;(21-([.$B15]-[.J$5])/20)))*[.$A15])*((([.$R$3])*([.$R$3]+1)/2)/([.$R$3]^2))*(([.$E15]*[.$R$3])/(MIN(1;MAX(0;(21-([.$D15]-[.J$2])/20)))*[.J$3]*[.$R$1])))/([.$R$1]*[.J$4]))" office:value-type="float" office:value="0.266447368421053" calcext:value-type="float">
            <text:p>0.27</text:p>
          </table:table-cell>
          <table:table-cell table:formula="of:=COM.MICROSOFT.SWITCH([.$D$3];&quot;Rounds2Kill&quot;;([.$E15]*[.$R$3])/(MIN(1;MAX(0;(21-([.$D15]-[.K$2])/20)))*[.K$3]*[.$R$1]);&quot;Rounds2Die&quot;;([.K$4]*[.$R$1])/(MIN(1;MAX(0;(21-([.$B15]-[.K$5])/20)))*[.$A15]*[.$R$3]);&quot;Kill/PartyHP%&quot;;((MIN(1;MAX(0;(21-([.$B15]-[.K$5])/20)))*[.$A15])*((([.$R$3])*([.$R$3]+1)/2)/([.$R$3]^2))*(([.$E15]*[.$R$3])/(MIN(1;MAX(0;(21-([.$D15]-[.K$2])/20)))*[.K$3]*[.$R$1])))/([.$R$1]*[.K$4]))" office:value-type="float" office:value="0.23546511627907" calcext:value-type="float">
            <text:p>0.24</text:p>
          </table:table-cell>
          <table:table-cell table:formula="of:=COM.MICROSOFT.SWITCH([.$D$3];&quot;Rounds2Kill&quot;;([.$E15]*[.$R$3])/(MIN(1;MAX(0;(21-([.$D15]-[.L$2])/20)))*[.L$3]*[.$R$1]);&quot;Rounds2Die&quot;;([.L$4]*[.$R$1])/(MIN(1;MAX(0;(21-([.$B15]-[.L$5])/20)))*[.$A15]*[.$R$3]);&quot;Kill/PartyHP%&quot;;((MIN(1;MAX(0;(21-([.$B15]-[.L$5])/20)))*[.$A15])*((([.$R$3])*([.$R$3]+1)/2)/([.$R$3]^2))*(([.$E15]*[.$R$3])/(MIN(1;MAX(0;(21-([.$D15]-[.L$2])/20)))*[.L$3]*[.$R$1])))/([.$R$1]*[.L$4]))" office:value-type="float" office:value="0.215425531914894" calcext:value-type="float">
            <text:p>0.22</text:p>
          </table:table-cell>
          <table:table-cell table:formula="of:=COM.MICROSOFT.SWITCH([.$D$3];&quot;Rounds2Kill&quot;;([.$E15]*[.$R$3])/(MIN(1;MAX(0;(21-([.$D15]-[.M$2])/20)))*[.M$3]*[.$R$1]);&quot;Rounds2Die&quot;;([.M$4]*[.$R$1])/(MIN(1;MAX(0;(21-([.$B15]-[.M$5])/20)))*[.$A15]*[.$R$3]);&quot;Kill/PartyHP%&quot;;((MIN(1;MAX(0;(21-([.$B15]-[.M$5])/20)))*[.$A15])*((([.$R$3])*([.$R$3]+1)/2)/([.$R$3]^2))*(([.$E15]*[.$R$3])/(MIN(1;MAX(0;(21-([.$D15]-[.M$2])/20)))*[.M$3]*[.$R$1])))/([.$R$1]*[.M$4]))" office:value-type="float" office:value="0.194711538461538" calcext:value-type="float">
            <text:p>0.19</text:p>
          </table:table-cell>
          <table:table-cell table:formula="of:=COM.MICROSOFT.SWITCH([.$D$3];&quot;Rounds2Kill&quot;;([.$E15]*[.$R$3])/(MIN(1;MAX(0;(21-([.$D15]-[.N$2])/20)))*[.N$3]*[.$R$1]);&quot;Rounds2Die&quot;;([.N$4]*[.$R$1])/(MIN(1;MAX(0;(21-([.$B15]-[.N$5])/20)))*[.$A15]*[.$R$3]);&quot;Kill/PartyHP%&quot;;((MIN(1;MAX(0;(21-([.$B15]-[.N$5])/20)))*[.$A15])*((([.$R$3])*([.$R$3]+1)/2)/([.$R$3]^2))*(([.$E15]*[.$R$3])/(MIN(1;MAX(0;(21-([.$D15]-[.N$2])/20)))*[.N$3]*[.$R$1])))/([.$R$1]*[.N$4]))" office:value-type="float" office:value="0.180803571428571" calcext:value-type="float">
            <text:p>0.18</text:p>
          </table:table-cell>
          <table:table-cell table:formula="of:=COM.MICROSOFT.SWITCH([.$D$3];&quot;Rounds2Kill&quot;;([.$E15]*[.$R$3])/(MIN(1;MAX(0;(21-([.$D15]-[.O$2])/20)))*[.O$3]*[.$R$1]);&quot;Rounds2Die&quot;;([.O$4]*[.$R$1])/(MIN(1;MAX(0;(21-([.$B15]-[.O$5])/20)))*[.$A15]*[.$R$3]);&quot;Kill/PartyHP%&quot;;((MIN(1;MAX(0;(21-([.$B15]-[.O$5])/20)))*[.$A15])*((([.$R$3])*([.$R$3]+1)/2)/([.$R$3]^2))*(([.$E15]*[.$R$3])/(MIN(1;MAX(0;(21-([.$D15]-[.O$2])/20)))*[.O$3]*[.$R$1])))/([.$R$1]*[.O$4]))" office:value-type="float" office:value="0.166666666666667" calcext:value-type="float">
            <text:p>0.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COM.MICROSOFT.SWITCH([.$D$3];&quot;Rounds2Kill&quot;;([.$E16]*[.$R$3])/(MIN(1;MAX(0;(21-([.$D16]-[.F$2])/20)))*[.F$3]*[.$R$1]);&quot;Rounds2Die&quot;;([.F$4]*[.$R$1])/(MIN(1;MAX(0;(21-([.$B16]-[.F$5])/20)))*[.$A16]*[.$R$3]);&quot;Kill/PartyHP%&quot;;((MIN(1;MAX(0;(21-([.$B16]-[.F$5])/20)))*[.$A16])*((([.$R$3])*([.$R$3]+1)/2)/([.$R$3]^2))*(([.$E16]*[.$R$3])/(MIN(1;MAX(0;(21-([.$D16]-[.F$2])/20)))*[.F$3]*[.$R$1])))/([.$R$1]*[.F$4]))" office:value-type="float" office:value="0.555555555555556" calcext:value-type="float">
            <text:p>0.56</text:p>
          </table:table-cell>
          <table:table-cell table:formula="of:=COM.MICROSOFT.SWITCH([.$D$3];&quot;Rounds2Kill&quot;;([.$E16]*[.$R$3])/(MIN(1;MAX(0;(21-([.$D16]-[.G$2])/20)))*[.G$3]*[.$R$1]);&quot;Rounds2Die&quot;;([.G$4]*[.$R$1])/(MIN(1;MAX(0;(21-([.$B16]-[.G$5])/20)))*[.$A16]*[.$R$3]);&quot;Kill/PartyHP%&quot;;((MIN(1;MAX(0;(21-([.$B16]-[.G$5])/20)))*[.$A16])*((([.$R$3])*([.$R$3]+1)/2)/([.$R$3]^2))*(([.$E16]*[.$R$3])/(MIN(1;MAX(0;(21-([.$D16]-[.G$2])/20)))*[.G$3]*[.$R$1])))/([.$R$1]*[.G$4]))" office:value-type="float" office:value="0.45" calcext:value-type="float">
            <text:p>0.45</text:p>
          </table:table-cell>
          <table:table-cell table:formula="of:=COM.MICROSOFT.SWITCH([.$D$3];&quot;Rounds2Kill&quot;;([.$E16]*[.$R$3])/(MIN(1;MAX(0;(21-([.$D16]-[.H$2])/20)))*[.H$3]*[.$R$1]);&quot;Rounds2Die&quot;;([.H$4]*[.$R$1])/(MIN(1;MAX(0;(21-([.$B16]-[.H$5])/20)))*[.$A16]*[.$R$3]);&quot;Kill/PartyHP%&quot;;((MIN(1;MAX(0;(21-([.$B16]-[.H$5])/20)))*[.$A16])*((([.$R$3])*([.$R$3]+1)/2)/([.$R$3]^2))*(([.$E16]*[.$R$3])/(MIN(1;MAX(0;(21-([.$D16]-[.H$2])/20)))*[.H$3]*[.$R$1])))/([.$R$1]*[.H$4]))" office:value-type="float" office:value="0.387931034482759" calcext:value-type="float">
            <text:p>0.39</text:p>
          </table:table-cell>
          <table:table-cell table:formula="of:=COM.MICROSOFT.SWITCH([.$D$3];&quot;Rounds2Kill&quot;;([.$E16]*[.$R$3])/(MIN(1;MAX(0;(21-([.$D16]-[.I$2])/20)))*[.I$3]*[.$R$1]);&quot;Rounds2Die&quot;;([.I$4]*[.$R$1])/(MIN(1;MAX(0;(21-([.$B16]-[.I$5])/20)))*[.$A16]*[.$R$3]);&quot;Kill/PartyHP%&quot;;((MIN(1;MAX(0;(21-([.$B16]-[.I$5])/20)))*[.$A16])*((([.$R$3])*([.$R$3]+1)/2)/([.$R$3]^2))*(([.$E16]*[.$R$3])/(MIN(1;MAX(0;(21-([.$D16]-[.I$2])/20)))*[.I$3]*[.$R$1])))/([.$R$1]*[.I$4]))" office:value-type="float" office:value="0.330882352941176" calcext:value-type="float">
            <text:p>0.33</text:p>
          </table:table-cell>
          <table:table-cell table:formula="of:=COM.MICROSOFT.SWITCH([.$D$3];&quot;Rounds2Kill&quot;;([.$E16]*[.$R$3])/(MIN(1;MAX(0;(21-([.$D16]-[.J$2])/20)))*[.J$3]*[.$R$1]);&quot;Rounds2Die&quot;;([.J$4]*[.$R$1])/(MIN(1;MAX(0;(21-([.$B16]-[.J$5])/20)))*[.$A16]*[.$R$3]);&quot;Kill/PartyHP%&quot;;((MIN(1;MAX(0;(21-([.$B16]-[.J$5])/20)))*[.$A16])*((([.$R$3])*([.$R$3]+1)/2)/([.$R$3]^2))*(([.$E16]*[.$R$3])/(MIN(1;MAX(0;(21-([.$D16]-[.J$2])/20)))*[.J$3]*[.$R$1])))/([.$R$1]*[.J$4]))" office:value-type="float" office:value="0.296052631578947" calcext:value-type="float">
            <text:p>0.30</text:p>
          </table:table-cell>
          <table:table-cell table:formula="of:=COM.MICROSOFT.SWITCH([.$D$3];&quot;Rounds2Kill&quot;;([.$E16]*[.$R$3])/(MIN(1;MAX(0;(21-([.$D16]-[.K$2])/20)))*[.K$3]*[.$R$1]);&quot;Rounds2Die&quot;;([.K$4]*[.$R$1])/(MIN(1;MAX(0;(21-([.$B16]-[.K$5])/20)))*[.$A16]*[.$R$3]);&quot;Kill/PartyHP%&quot;;((MIN(1;MAX(0;(21-([.$B16]-[.K$5])/20)))*[.$A16])*((([.$R$3])*([.$R$3]+1)/2)/([.$R$3]^2))*(([.$E16]*[.$R$3])/(MIN(1;MAX(0;(21-([.$D16]-[.K$2])/20)))*[.K$3]*[.$R$1])))/([.$R$1]*[.K$4]))" office:value-type="float" office:value="0.261627906976744" calcext:value-type="float">
            <text:p>0.26</text:p>
          </table:table-cell>
          <table:table-cell table:formula="of:=COM.MICROSOFT.SWITCH([.$D$3];&quot;Rounds2Kill&quot;;([.$E16]*[.$R$3])/(MIN(1;MAX(0;(21-([.$D16]-[.L$2])/20)))*[.L$3]*[.$R$1]);&quot;Rounds2Die&quot;;([.L$4]*[.$R$1])/(MIN(1;MAX(0;(21-([.$B16]-[.L$5])/20)))*[.$A16]*[.$R$3]);&quot;Kill/PartyHP%&quot;;((MIN(1;MAX(0;(21-([.$B16]-[.L$5])/20)))*[.$A16])*((([.$R$3])*([.$R$3]+1)/2)/([.$R$3]^2))*(([.$E16]*[.$R$3])/(MIN(1;MAX(0;(21-([.$D16]-[.L$2])/20)))*[.L$3]*[.$R$1])))/([.$R$1]*[.L$4]))" office:value-type="float" office:value="0.23936170212766" calcext:value-type="float">
            <text:p>0.24</text:p>
          </table:table-cell>
          <table:table-cell table:formula="of:=COM.MICROSOFT.SWITCH([.$D$3];&quot;Rounds2Kill&quot;;([.$E16]*[.$R$3])/(MIN(1;MAX(0;(21-([.$D16]-[.M$2])/20)))*[.M$3]*[.$R$1]);&quot;Rounds2Die&quot;;([.M$4]*[.$R$1])/(MIN(1;MAX(0;(21-([.$B16]-[.M$5])/20)))*[.$A16]*[.$R$3]);&quot;Kill/PartyHP%&quot;;((MIN(1;MAX(0;(21-([.$B16]-[.M$5])/20)))*[.$A16])*((([.$R$3])*([.$R$3]+1)/2)/([.$R$3]^2))*(([.$E16]*[.$R$3])/(MIN(1;MAX(0;(21-([.$D16]-[.M$2])/20)))*[.M$3]*[.$R$1])))/([.$R$1]*[.M$4]))" office:value-type="float" office:value="0.216346153846154" calcext:value-type="float">
            <text:p>0.22</text:p>
          </table:table-cell>
          <table:table-cell table:formula="of:=COM.MICROSOFT.SWITCH([.$D$3];&quot;Rounds2Kill&quot;;([.$E16]*[.$R$3])/(MIN(1;MAX(0;(21-([.$D16]-[.N$2])/20)))*[.N$3]*[.$R$1]);&quot;Rounds2Die&quot;;([.N$4]*[.$R$1])/(MIN(1;MAX(0;(21-([.$B16]-[.N$5])/20)))*[.$A16]*[.$R$3]);&quot;Kill/PartyHP%&quot;;((MIN(1;MAX(0;(21-([.$B16]-[.N$5])/20)))*[.$A16])*((([.$R$3])*([.$R$3]+1)/2)/([.$R$3]^2))*(([.$E16]*[.$R$3])/(MIN(1;MAX(0;(21-([.$D16]-[.N$2])/20)))*[.N$3]*[.$R$1])))/([.$R$1]*[.N$4]))" office:value-type="float" office:value="0.200892857142857" calcext:value-type="float">
            <text:p>0.20</text:p>
          </table:table-cell>
          <table:table-cell table:formula="of:=COM.MICROSOFT.SWITCH([.$D$3];&quot;Rounds2Kill&quot;;([.$E16]*[.$R$3])/(MIN(1;MAX(0;(21-([.$D16]-[.O$2])/20)))*[.O$3]*[.$R$1]);&quot;Rounds2Die&quot;;([.O$4]*[.$R$1])/(MIN(1;MAX(0;(21-([.$B16]-[.O$5])/20)))*[.$A16]*[.$R$3]);&quot;Kill/PartyHP%&quot;;((MIN(1;MAX(0;(21-([.$B16]-[.O$5])/20)))*[.$A16])*((([.$R$3])*([.$R$3]+1)/2)/([.$R$3]^2))*(([.$E16]*[.$R$3])/(MIN(1;MAX(0;(21-([.$D16]-[.O$2])/20)))*[.O$3]*[.$R$1])))/([.$R$1]*[.O$4]))" office:value-type="float" office:value="0.185185185185185" calcext:value-type="float">
            <text:p>0.19</text:p>
          </table:table-cell>
          <table:table-cell/>
          <table:table-cell office:value-type="string" calcext:value-type="string">
            <text:p><text:span text:style-name="T2">SWITCH(</text:span><text:span text:style-name="T1">$D$3</text:span><text:span text:style-name="T2">,"Rounds2Kill",(</text:span><text:span text:style-name="T3">$E7</text:span><text:span text:style-name="T2">*</text:span><text:span text:style-name="T4">$R$3</text:span><text:span text:style-name="T2">)/(MIN(1,MAX(0,(21-(</text:span><text:span text:style-name="T5">$D7</text:span><text:span text:style-name="T2">-</text:span><text:span text:style-name="T6">F$2</text:span><text:span text:style-name="T2">)/20)))*</text:span><text:span text:style-name="T7">F$3</text:span><text:span text:style-name="T2">*</text:span><text:span text:style-name="T8">$R$1</text:span><text:span text:style-name="T2">),"Rounds2Die",(</text:span><text:span text:style-name="T9">F$4</text:span><text:span text:style-name="T2">*</text:span><text:span text:style-name="T8">$R$1</text:span><text:span text:style-name="T2">)/(MIN(1,MAX(0,(21-(</text:span><text:span text:style-name="T3">$B7</text:span><text:span text:style-name="T2">-</text:span><text:span text:style-name="T4">F$5</text:span><text:span text:style-name="T2">)/20)))*</text:span><text:span text:style-name="T5">$A7</text:span><text:span text:style-name="T2">*</text:span><text:span text:style-name="T4">$R$3</text:span><text:span text:style-name="T2">),"Kill/PartyHP%",(MIN(1,MAX(0,(21-(</text:span><text:span text:style-name="T3">$B7</text:span><text:span text:style-name="T2">-</text:span><text:span text:style-name="T4">F$5</text:span><text:span text:style-name="T2">)/20)))*</text:span><text:span text:style-name="T5">$A7</text:span><text:span text:style-name="T2">)*(((</text:span><text:span text:style-name="T4">$R$3</text:span><text:span text:style-name="T2">)*(</text:span><text:span text:style-name="T4">$R$3</text:span><text:span text:style-name="T2">+1)/2)/(</text:span><text:span text:style-name="T4">$R$3</text:span><text:span text:style-name="T2">^2)))</text:span></text:p>
          </table:table-cell>
          <table:table-cell table:number-columns-repeated="3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9.5" calcext:value-type="float">
            <text:p>49.5</text:p>
          </table:table-cell>
          <table:table-cell table:formula="of:=COM.MICROSOFT.SWITCH([.$D$3];&quot;Rounds2Kill&quot;;([.$E17]*[.$R$3])/(MIN(1;MAX(0;(21-([.$D17]-[.F$2])/20)))*[.F$3]*[.$R$1]);&quot;Rounds2Die&quot;;([.F$4]*[.$R$1])/(MIN(1;MAX(0;(21-([.$B17]-[.F$5])/20)))*[.$A17]*[.$R$3]);&quot;Kill/PartyHP%&quot;;((MIN(1;MAX(0;(21-([.$B17]-[.F$5])/20)))*[.$A17])*((([.$R$3])*([.$R$3]+1)/2)/([.$R$3]^2))*(([.$E17]*[.$R$3])/(MIN(1;MAX(0;(21-([.$D17]-[.F$2])/20)))*[.F$3]*[.$R$1])))/([.$R$1]*[.F$4]))" office:value-type="float" office:value="0.611111111111111" calcext:value-type="float">
            <text:p>0.61</text:p>
          </table:table-cell>
          <table:table-cell table:formula="of:=COM.MICROSOFT.SWITCH([.$D$3];&quot;Rounds2Kill&quot;;([.$E17]*[.$R$3])/(MIN(1;MAX(0;(21-([.$D17]-[.G$2])/20)))*[.G$3]*[.$R$1]);&quot;Rounds2Die&quot;;([.G$4]*[.$R$1])/(MIN(1;MAX(0;(21-([.$B17]-[.G$5])/20)))*[.$A17]*[.$R$3]);&quot;Kill/PartyHP%&quot;;((MIN(1;MAX(0;(21-([.$B17]-[.G$5])/20)))*[.$A17])*((([.$R$3])*([.$R$3]+1)/2)/([.$R$3]^2))*(([.$E17]*[.$R$3])/(MIN(1;MAX(0;(21-([.$D17]-[.G$2])/20)))*[.G$3]*[.$R$1])))/([.$R$1]*[.G$4]))" office:value-type="float" office:value="0.495" calcext:value-type="float">
            <text:p>0.50</text:p>
          </table:table-cell>
          <table:table-cell table:formula="of:=COM.MICROSOFT.SWITCH([.$D$3];&quot;Rounds2Kill&quot;;([.$E17]*[.$R$3])/(MIN(1;MAX(0;(21-([.$D17]-[.H$2])/20)))*[.H$3]*[.$R$1]);&quot;Rounds2Die&quot;;([.H$4]*[.$R$1])/(MIN(1;MAX(0;(21-([.$B17]-[.H$5])/20)))*[.$A17]*[.$R$3]);&quot;Kill/PartyHP%&quot;;((MIN(1;MAX(0;(21-([.$B17]-[.H$5])/20)))*[.$A17])*((([.$R$3])*([.$R$3]+1)/2)/([.$R$3]^2))*(([.$E17]*[.$R$3])/(MIN(1;MAX(0;(21-([.$D17]-[.H$2])/20)))*[.H$3]*[.$R$1])))/([.$R$1]*[.H$4]))" office:value-type="float" office:value="0.426724137931035" calcext:value-type="float">
            <text:p>0.43</text:p>
          </table:table-cell>
          <table:table-cell table:formula="of:=COM.MICROSOFT.SWITCH([.$D$3];&quot;Rounds2Kill&quot;;([.$E17]*[.$R$3])/(MIN(1;MAX(0;(21-([.$D17]-[.I$2])/20)))*[.I$3]*[.$R$1]);&quot;Rounds2Die&quot;;([.I$4]*[.$R$1])/(MIN(1;MAX(0;(21-([.$B17]-[.I$5])/20)))*[.$A17]*[.$R$3]);&quot;Kill/PartyHP%&quot;;((MIN(1;MAX(0;(21-([.$B17]-[.I$5])/20)))*[.$A17])*((([.$R$3])*([.$R$3]+1)/2)/([.$R$3]^2))*(([.$E17]*[.$R$3])/(MIN(1;MAX(0;(21-([.$D17]-[.I$2])/20)))*[.I$3]*[.$R$1])))/([.$R$1]*[.I$4]))" office:value-type="float" office:value="0.363970588235294" calcext:value-type="float">
            <text:p>0.36</text:p>
          </table:table-cell>
          <table:table-cell table:formula="of:=COM.MICROSOFT.SWITCH([.$D$3];&quot;Rounds2Kill&quot;;([.$E17]*[.$R$3])/(MIN(1;MAX(0;(21-([.$D17]-[.J$2])/20)))*[.J$3]*[.$R$1]);&quot;Rounds2Die&quot;;([.J$4]*[.$R$1])/(MIN(1;MAX(0;(21-([.$B17]-[.J$5])/20)))*[.$A17]*[.$R$3]);&quot;Kill/PartyHP%&quot;;((MIN(1;MAX(0;(21-([.$B17]-[.J$5])/20)))*[.$A17])*((([.$R$3])*([.$R$3]+1)/2)/([.$R$3]^2))*(([.$E17]*[.$R$3])/(MIN(1;MAX(0;(21-([.$D17]-[.J$2])/20)))*[.J$3]*[.$R$1])))/([.$R$1]*[.J$4]))" office:value-type="float" office:value="0.325657894736842" calcext:value-type="float">
            <text:p>0.33</text:p>
          </table:table-cell>
          <table:table-cell table:formula="of:=COM.MICROSOFT.SWITCH([.$D$3];&quot;Rounds2Kill&quot;;([.$E17]*[.$R$3])/(MIN(1;MAX(0;(21-([.$D17]-[.K$2])/20)))*[.K$3]*[.$R$1]);&quot;Rounds2Die&quot;;([.K$4]*[.$R$1])/(MIN(1;MAX(0;(21-([.$B17]-[.K$5])/20)))*[.$A17]*[.$R$3]);&quot;Kill/PartyHP%&quot;;((MIN(1;MAX(0;(21-([.$B17]-[.K$5])/20)))*[.$A17])*((([.$R$3])*([.$R$3]+1)/2)/([.$R$3]^2))*(([.$E17]*[.$R$3])/(MIN(1;MAX(0;(21-([.$D17]-[.K$2])/20)))*[.K$3]*[.$R$1])))/([.$R$1]*[.K$4]))" office:value-type="float" office:value="0.287790697674419" calcext:value-type="float">
            <text:p>0.29</text:p>
          </table:table-cell>
          <table:table-cell table:formula="of:=COM.MICROSOFT.SWITCH([.$D$3];&quot;Rounds2Kill&quot;;([.$E17]*[.$R$3])/(MIN(1;MAX(0;(21-([.$D17]-[.L$2])/20)))*[.L$3]*[.$R$1]);&quot;Rounds2Die&quot;;([.L$4]*[.$R$1])/(MIN(1;MAX(0;(21-([.$B17]-[.L$5])/20)))*[.$A17]*[.$R$3]);&quot;Kill/PartyHP%&quot;;((MIN(1;MAX(0;(21-([.$B17]-[.L$5])/20)))*[.$A17])*((([.$R$3])*([.$R$3]+1)/2)/([.$R$3]^2))*(([.$E17]*[.$R$3])/(MIN(1;MAX(0;(21-([.$D17]-[.L$2])/20)))*[.L$3]*[.$R$1])))/([.$R$1]*[.L$4]))" office:value-type="float" office:value="0.263297872340426" calcext:value-type="float">
            <text:p>0.26</text:p>
          </table:table-cell>
          <table:table-cell table:formula="of:=COM.MICROSOFT.SWITCH([.$D$3];&quot;Rounds2Kill&quot;;([.$E17]*[.$R$3])/(MIN(1;MAX(0;(21-([.$D17]-[.M$2])/20)))*[.M$3]*[.$R$1]);&quot;Rounds2Die&quot;;([.M$4]*[.$R$1])/(MIN(1;MAX(0;(21-([.$B17]-[.M$5])/20)))*[.$A17]*[.$R$3]);&quot;Kill/PartyHP%&quot;;((MIN(1;MAX(0;(21-([.$B17]-[.M$5])/20)))*[.$A17])*((([.$R$3])*([.$R$3]+1)/2)/([.$R$3]^2))*(([.$E17]*[.$R$3])/(MIN(1;MAX(0;(21-([.$D17]-[.M$2])/20)))*[.M$3]*[.$R$1])))/([.$R$1]*[.M$4]))" office:value-type="float" office:value="0.237980769230769" calcext:value-type="float">
            <text:p>0.24</text:p>
          </table:table-cell>
          <table:table-cell table:formula="of:=COM.MICROSOFT.SWITCH([.$D$3];&quot;Rounds2Kill&quot;;([.$E17]*[.$R$3])/(MIN(1;MAX(0;(21-([.$D17]-[.N$2])/20)))*[.N$3]*[.$R$1]);&quot;Rounds2Die&quot;;([.N$4]*[.$R$1])/(MIN(1;MAX(0;(21-([.$B17]-[.N$5])/20)))*[.$A17]*[.$R$3]);&quot;Kill/PartyHP%&quot;;((MIN(1;MAX(0;(21-([.$B17]-[.N$5])/20)))*[.$A17])*((([.$R$3])*([.$R$3]+1)/2)/([.$R$3]^2))*(([.$E17]*[.$R$3])/(MIN(1;MAX(0;(21-([.$D17]-[.N$2])/20)))*[.N$3]*[.$R$1])))/([.$R$1]*[.N$4]))" office:value-type="float" office:value="0.220982142857143" calcext:value-type="float">
            <text:p>0.22</text:p>
          </table:table-cell>
          <table:table-cell table:formula="of:=COM.MICROSOFT.SWITCH([.$D$3];&quot;Rounds2Kill&quot;;([.$E17]*[.$R$3])/(MIN(1;MAX(0;(21-([.$D17]-[.O$2])/20)))*[.O$3]*[.$R$1]);&quot;Rounds2Die&quot;;([.O$4]*[.$R$1])/(MIN(1;MAX(0;(21-([.$B17]-[.O$5])/20)))*[.$A17]*[.$R$3]);&quot;Kill/PartyHP%&quot;;((MIN(1;MAX(0;(21-([.$B17]-[.O$5])/20)))*[.$A17])*((([.$R$3])*([.$R$3]+1)/2)/([.$R$3]^2))*(([.$E17]*[.$R$3])/(MIN(1;MAX(0;(21-([.$D17]-[.O$2])/20)))*[.O$3]*[.$R$1])))/([.$R$1]*[.O$4]))" office:value-type="float" office:value="0.203703703703704" calcext:value-type="float">
            <text:p>0.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formula="of:=COM.MICROSOFT.SWITCH([.$D$3];&quot;Rounds2Kill&quot;;([.$E18]*[.$R$3])/(MIN(1;MAX(0;(21-([.$D18]-[.F$2])/20)))*[.F$3]*[.$R$1]);&quot;Rounds2Die&quot;;([.F$4]*[.$R$1])/(MIN(1;MAX(0;(21-([.$B18]-[.F$5])/20)))*[.$A18]*[.$R$3]);&quot;Kill/PartyHP%&quot;;((MIN(1;MAX(0;(21-([.$B18]-[.F$5])/20)))*[.$A18])*((([.$R$3])*([.$R$3]+1)/2)/([.$R$3]^2))*(([.$E18]*[.$R$3])/(MIN(1;MAX(0;(21-([.$D18]-[.F$2])/20)))*[.F$3]*[.$R$1])))/([.$R$1]*[.F$4]))" office:value-type="float" office:value="0.666666666666667" calcext:value-type="float">
            <text:p>0.67</text:p>
          </table:table-cell>
          <table:table-cell table:formula="of:=COM.MICROSOFT.SWITCH([.$D$3];&quot;Rounds2Kill&quot;;([.$E18]*[.$R$3])/(MIN(1;MAX(0;(21-([.$D18]-[.G$2])/20)))*[.G$3]*[.$R$1]);&quot;Rounds2Die&quot;;([.G$4]*[.$R$1])/(MIN(1;MAX(0;(21-([.$B18]-[.G$5])/20)))*[.$A18]*[.$R$3]);&quot;Kill/PartyHP%&quot;;((MIN(1;MAX(0;(21-([.$B18]-[.G$5])/20)))*[.$A18])*((([.$R$3])*([.$R$3]+1)/2)/([.$R$3]^2))*(([.$E18]*[.$R$3])/(MIN(1;MAX(0;(21-([.$D18]-[.G$2])/20)))*[.G$3]*[.$R$1])))/([.$R$1]*[.G$4]))" office:value-type="float" office:value="0.54" calcext:value-type="float">
            <text:p>0.54</text:p>
          </table:table-cell>
          <table:table-cell table:formula="of:=COM.MICROSOFT.SWITCH([.$D$3];&quot;Rounds2Kill&quot;;([.$E18]*[.$R$3])/(MIN(1;MAX(0;(21-([.$D18]-[.H$2])/20)))*[.H$3]*[.$R$1]);&quot;Rounds2Die&quot;;([.H$4]*[.$R$1])/(MIN(1;MAX(0;(21-([.$B18]-[.H$5])/20)))*[.$A18]*[.$R$3]);&quot;Kill/PartyHP%&quot;;((MIN(1;MAX(0;(21-([.$B18]-[.H$5])/20)))*[.$A18])*((([.$R$3])*([.$R$3]+1)/2)/([.$R$3]^2))*(([.$E18]*[.$R$3])/(MIN(1;MAX(0;(21-([.$D18]-[.H$2])/20)))*[.H$3]*[.$R$1])))/([.$R$1]*[.H$4]))" office:value-type="float" office:value="0.46551724137931" calcext:value-type="float">
            <text:p>0.47</text:p>
          </table:table-cell>
          <table:table-cell table:formula="of:=COM.MICROSOFT.SWITCH([.$D$3];&quot;Rounds2Kill&quot;;([.$E18]*[.$R$3])/(MIN(1;MAX(0;(21-([.$D18]-[.I$2])/20)))*[.I$3]*[.$R$1]);&quot;Rounds2Die&quot;;([.I$4]*[.$R$1])/(MIN(1;MAX(0;(21-([.$B18]-[.I$5])/20)))*[.$A18]*[.$R$3]);&quot;Kill/PartyHP%&quot;;((MIN(1;MAX(0;(21-([.$B18]-[.I$5])/20)))*[.$A18])*((([.$R$3])*([.$R$3]+1)/2)/([.$R$3]^2))*(([.$E18]*[.$R$3])/(MIN(1;MAX(0;(21-([.$D18]-[.I$2])/20)))*[.I$3]*[.$R$1])))/([.$R$1]*[.I$4]))" office:value-type="float" office:value="0.397058823529412" calcext:value-type="float">
            <text:p>0.40</text:p>
          </table:table-cell>
          <table:table-cell table:formula="of:=COM.MICROSOFT.SWITCH([.$D$3];&quot;Rounds2Kill&quot;;([.$E18]*[.$R$3])/(MIN(1;MAX(0;(21-([.$D18]-[.J$2])/20)))*[.J$3]*[.$R$1]);&quot;Rounds2Die&quot;;([.J$4]*[.$R$1])/(MIN(1;MAX(0;(21-([.$B18]-[.J$5])/20)))*[.$A18]*[.$R$3]);&quot;Kill/PartyHP%&quot;;((MIN(1;MAX(0;(21-([.$B18]-[.J$5])/20)))*[.$A18])*((([.$R$3])*([.$R$3]+1)/2)/([.$R$3]^2))*(([.$E18]*[.$R$3])/(MIN(1;MAX(0;(21-([.$D18]-[.J$2])/20)))*[.J$3]*[.$R$1])))/([.$R$1]*[.J$4]))" office:value-type="float" office:value="0.355263157894737" calcext:value-type="float">
            <text:p>0.36</text:p>
          </table:table-cell>
          <table:table-cell table:formula="of:=COM.MICROSOFT.SWITCH([.$D$3];&quot;Rounds2Kill&quot;;([.$E18]*[.$R$3])/(MIN(1;MAX(0;(21-([.$D18]-[.K$2])/20)))*[.K$3]*[.$R$1]);&quot;Rounds2Die&quot;;([.K$4]*[.$R$1])/(MIN(1;MAX(0;(21-([.$B18]-[.K$5])/20)))*[.$A18]*[.$R$3]);&quot;Kill/PartyHP%&quot;;((MIN(1;MAX(0;(21-([.$B18]-[.K$5])/20)))*[.$A18])*((([.$R$3])*([.$R$3]+1)/2)/([.$R$3]^2))*(([.$E18]*[.$R$3])/(MIN(1;MAX(0;(21-([.$D18]-[.K$2])/20)))*[.K$3]*[.$R$1])))/([.$R$1]*[.K$4]))" office:value-type="float" office:value="0.313953488372093" calcext:value-type="float">
            <text:p>0.31</text:p>
          </table:table-cell>
          <table:table-cell table:formula="of:=COM.MICROSOFT.SWITCH([.$D$3];&quot;Rounds2Kill&quot;;([.$E18]*[.$R$3])/(MIN(1;MAX(0;(21-([.$D18]-[.L$2])/20)))*[.L$3]*[.$R$1]);&quot;Rounds2Die&quot;;([.L$4]*[.$R$1])/(MIN(1;MAX(0;(21-([.$B18]-[.L$5])/20)))*[.$A18]*[.$R$3]);&quot;Kill/PartyHP%&quot;;((MIN(1;MAX(0;(21-([.$B18]-[.L$5])/20)))*[.$A18])*((([.$R$3])*([.$R$3]+1)/2)/([.$R$3]^2))*(([.$E18]*[.$R$3])/(MIN(1;MAX(0;(21-([.$D18]-[.L$2])/20)))*[.L$3]*[.$R$1])))/([.$R$1]*[.L$4]))" office:value-type="float" office:value="0.287234042553192" calcext:value-type="float">
            <text:p>0.29</text:p>
          </table:table-cell>
          <table:table-cell table:formula="of:=COM.MICROSOFT.SWITCH([.$D$3];&quot;Rounds2Kill&quot;;([.$E18]*[.$R$3])/(MIN(1;MAX(0;(21-([.$D18]-[.M$2])/20)))*[.M$3]*[.$R$1]);&quot;Rounds2Die&quot;;([.M$4]*[.$R$1])/(MIN(1;MAX(0;(21-([.$B18]-[.M$5])/20)))*[.$A18]*[.$R$3]);&quot;Kill/PartyHP%&quot;;((MIN(1;MAX(0;(21-([.$B18]-[.M$5])/20)))*[.$A18])*((([.$R$3])*([.$R$3]+1)/2)/([.$R$3]^2))*(([.$E18]*[.$R$3])/(MIN(1;MAX(0;(21-([.$D18]-[.M$2])/20)))*[.M$3]*[.$R$1])))/([.$R$1]*[.M$4]))" office:value-type="float" office:value="0.259615384615385" calcext:value-type="float">
            <text:p>0.26</text:p>
          </table:table-cell>
          <table:table-cell table:formula="of:=COM.MICROSOFT.SWITCH([.$D$3];&quot;Rounds2Kill&quot;;([.$E18]*[.$R$3])/(MIN(1;MAX(0;(21-([.$D18]-[.N$2])/20)))*[.N$3]*[.$R$1]);&quot;Rounds2Die&quot;;([.N$4]*[.$R$1])/(MIN(1;MAX(0;(21-([.$B18]-[.N$5])/20)))*[.$A18]*[.$R$3]);&quot;Kill/PartyHP%&quot;;((MIN(1;MAX(0;(21-([.$B18]-[.N$5])/20)))*[.$A18])*((([.$R$3])*([.$R$3]+1)/2)/([.$R$3]^2))*(([.$E18]*[.$R$3])/(MIN(1;MAX(0;(21-([.$D18]-[.N$2])/20)))*[.N$3]*[.$R$1])))/([.$R$1]*[.N$4]))" office:value-type="float" office:value="0.241071428571429" calcext:value-type="float">
            <text:p>0.24</text:p>
          </table:table-cell>
          <table:table-cell table:formula="of:=COM.MICROSOFT.SWITCH([.$D$3];&quot;Rounds2Kill&quot;;([.$E18]*[.$R$3])/(MIN(1;MAX(0;(21-([.$D18]-[.O$2])/20)))*[.O$3]*[.$R$1]);&quot;Rounds2Die&quot;;([.O$4]*[.$R$1])/(MIN(1;MAX(0;(21-([.$B18]-[.O$5])/20)))*[.$A18]*[.$R$3]);&quot;Kill/PartyHP%&quot;;((MIN(1;MAX(0;(21-([.$B18]-[.O$5])/20)))*[.$A18])*((([.$R$3])*([.$R$3]+1)/2)/([.$R$3]^2))*(([.$E18]*[.$R$3])/(MIN(1;MAX(0;(21-([.$D18]-[.O$2])/20)))*[.O$3]*[.$R$1])))/([.$R$1]*[.O$4]))" office:value-type="float" office:value="0.222222222222222" calcext:value-type="float">
            <text:p>0.22</text:p>
          </table:table-cell>
          <table:table-cell table:number-columns-repeated="5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8.5" calcext:value-type="float">
            <text:p>58.5</text:p>
          </table:table-cell>
          <table:table-cell table:formula="of:=COM.MICROSOFT.SWITCH([.$D$3];&quot;Rounds2Kill&quot;;([.$E19]*[.$R$3])/(MIN(1;MAX(0;(21-([.$D19]-[.F$2])/20)))*[.F$3]*[.$R$1]);&quot;Rounds2Die&quot;;([.F$4]*[.$R$1])/(MIN(1;MAX(0;(21-([.$B19]-[.F$5])/20)))*[.$A19]*[.$R$3]);&quot;Kill/PartyHP%&quot;;((MIN(1;MAX(0;(21-([.$B19]-[.F$5])/20)))*[.$A19])*((([.$R$3])*([.$R$3]+1)/2)/([.$R$3]^2))*(([.$E19]*[.$R$3])/(MIN(1;MAX(0;(21-([.$D19]-[.F$2])/20)))*[.F$3]*[.$R$1])))/([.$R$1]*[.F$4]))" office:value-type="float" office:value="0.722222222222222" calcext:value-type="float">
            <text:p>0.72</text:p>
          </table:table-cell>
          <table:table-cell table:formula="of:=COM.MICROSOFT.SWITCH([.$D$3];&quot;Rounds2Kill&quot;;([.$E19]*[.$R$3])/(MIN(1;MAX(0;(21-([.$D19]-[.G$2])/20)))*[.G$3]*[.$R$1]);&quot;Rounds2Die&quot;;([.G$4]*[.$R$1])/(MIN(1;MAX(0;(21-([.$B19]-[.G$5])/20)))*[.$A19]*[.$R$3]);&quot;Kill/PartyHP%&quot;;((MIN(1;MAX(0;(21-([.$B19]-[.G$5])/20)))*[.$A19])*((([.$R$3])*([.$R$3]+1)/2)/([.$R$3]^2))*(([.$E19]*[.$R$3])/(MIN(1;MAX(0;(21-([.$D19]-[.G$2])/20)))*[.G$3]*[.$R$1])))/([.$R$1]*[.G$4]))" office:value-type="float" office:value="0.585" calcext:value-type="float">
            <text:p>0.59</text:p>
          </table:table-cell>
          <table:table-cell table:formula="of:=COM.MICROSOFT.SWITCH([.$D$3];&quot;Rounds2Kill&quot;;([.$E19]*[.$R$3])/(MIN(1;MAX(0;(21-([.$D19]-[.H$2])/20)))*[.H$3]*[.$R$1]);&quot;Rounds2Die&quot;;([.H$4]*[.$R$1])/(MIN(1;MAX(0;(21-([.$B19]-[.H$5])/20)))*[.$A19]*[.$R$3]);&quot;Kill/PartyHP%&quot;;((MIN(1;MAX(0;(21-([.$B19]-[.H$5])/20)))*[.$A19])*((([.$R$3])*([.$R$3]+1)/2)/([.$R$3]^2))*(([.$E19]*[.$R$3])/(MIN(1;MAX(0;(21-([.$D19]-[.H$2])/20)))*[.H$3]*[.$R$1])))/([.$R$1]*[.H$4]))" office:value-type="float" office:value="0.504310344827586" calcext:value-type="float">
            <text:p>0.50</text:p>
          </table:table-cell>
          <table:table-cell table:formula="of:=COM.MICROSOFT.SWITCH([.$D$3];&quot;Rounds2Kill&quot;;([.$E19]*[.$R$3])/(MIN(1;MAX(0;(21-([.$D19]-[.I$2])/20)))*[.I$3]*[.$R$1]);&quot;Rounds2Die&quot;;([.I$4]*[.$R$1])/(MIN(1;MAX(0;(21-([.$B19]-[.I$5])/20)))*[.$A19]*[.$R$3]);&quot;Kill/PartyHP%&quot;;((MIN(1;MAX(0;(21-([.$B19]-[.I$5])/20)))*[.$A19])*((([.$R$3])*([.$R$3]+1)/2)/([.$R$3]^2))*(([.$E19]*[.$R$3])/(MIN(1;MAX(0;(21-([.$D19]-[.I$2])/20)))*[.I$3]*[.$R$1])))/([.$R$1]*[.I$4]))" office:value-type="float" office:value="0.430147058823529" calcext:value-type="float">
            <text:p>0.43</text:p>
          </table:table-cell>
          <table:table-cell table:formula="of:=COM.MICROSOFT.SWITCH([.$D$3];&quot;Rounds2Kill&quot;;([.$E19]*[.$R$3])/(MIN(1;MAX(0;(21-([.$D19]-[.J$2])/20)))*[.J$3]*[.$R$1]);&quot;Rounds2Die&quot;;([.J$4]*[.$R$1])/(MIN(1;MAX(0;(21-([.$B19]-[.J$5])/20)))*[.$A19]*[.$R$3]);&quot;Kill/PartyHP%&quot;;((MIN(1;MAX(0;(21-([.$B19]-[.J$5])/20)))*[.$A19])*((([.$R$3])*([.$R$3]+1)/2)/([.$R$3]^2))*(([.$E19]*[.$R$3])/(MIN(1;MAX(0;(21-([.$D19]-[.J$2])/20)))*[.J$3]*[.$R$1])))/([.$R$1]*[.J$4]))" office:value-type="float" office:value="0.384868421052632" calcext:value-type="float">
            <text:p>0.38</text:p>
          </table:table-cell>
          <table:table-cell table:formula="of:=COM.MICROSOFT.SWITCH([.$D$3];&quot;Rounds2Kill&quot;;([.$E19]*[.$R$3])/(MIN(1;MAX(0;(21-([.$D19]-[.K$2])/20)))*[.K$3]*[.$R$1]);&quot;Rounds2Die&quot;;([.K$4]*[.$R$1])/(MIN(1;MAX(0;(21-([.$B19]-[.K$5])/20)))*[.$A19]*[.$R$3]);&quot;Kill/PartyHP%&quot;;((MIN(1;MAX(0;(21-([.$B19]-[.K$5])/20)))*[.$A19])*((([.$R$3])*([.$R$3]+1)/2)/([.$R$3]^2))*(([.$E19]*[.$R$3])/(MIN(1;MAX(0;(21-([.$D19]-[.K$2])/20)))*[.K$3]*[.$R$1])))/([.$R$1]*[.K$4]))" office:value-type="float" office:value="0.340116279069767" calcext:value-type="float">
            <text:p>0.34</text:p>
          </table:table-cell>
          <table:table-cell table:formula="of:=COM.MICROSOFT.SWITCH([.$D$3];&quot;Rounds2Kill&quot;;([.$E19]*[.$R$3])/(MIN(1;MAX(0;(21-([.$D19]-[.L$2])/20)))*[.L$3]*[.$R$1]);&quot;Rounds2Die&quot;;([.L$4]*[.$R$1])/(MIN(1;MAX(0;(21-([.$B19]-[.L$5])/20)))*[.$A19]*[.$R$3]);&quot;Kill/PartyHP%&quot;;((MIN(1;MAX(0;(21-([.$B19]-[.L$5])/20)))*[.$A19])*((([.$R$3])*([.$R$3]+1)/2)/([.$R$3]^2))*(([.$E19]*[.$R$3])/(MIN(1;MAX(0;(21-([.$D19]-[.L$2])/20)))*[.L$3]*[.$R$1])))/([.$R$1]*[.L$4]))" office:value-type="float" office:value="0.311170212765957" calcext:value-type="float">
            <text:p>0.31</text:p>
          </table:table-cell>
          <table:table-cell table:formula="of:=COM.MICROSOFT.SWITCH([.$D$3];&quot;Rounds2Kill&quot;;([.$E19]*[.$R$3])/(MIN(1;MAX(0;(21-([.$D19]-[.M$2])/20)))*[.M$3]*[.$R$1]);&quot;Rounds2Die&quot;;([.M$4]*[.$R$1])/(MIN(1;MAX(0;(21-([.$B19]-[.M$5])/20)))*[.$A19]*[.$R$3]);&quot;Kill/PartyHP%&quot;;((MIN(1;MAX(0;(21-([.$B19]-[.M$5])/20)))*[.$A19])*((([.$R$3])*([.$R$3]+1)/2)/([.$R$3]^2))*(([.$E19]*[.$R$3])/(MIN(1;MAX(0;(21-([.$D19]-[.M$2])/20)))*[.M$3]*[.$R$1])))/([.$R$1]*[.M$4]))" office:value-type="float" office:value="0.28125" calcext:value-type="float">
            <text:p>0.28</text:p>
          </table:table-cell>
          <table:table-cell table:formula="of:=COM.MICROSOFT.SWITCH([.$D$3];&quot;Rounds2Kill&quot;;([.$E19]*[.$R$3])/(MIN(1;MAX(0;(21-([.$D19]-[.N$2])/20)))*[.N$3]*[.$R$1]);&quot;Rounds2Die&quot;;([.N$4]*[.$R$1])/(MIN(1;MAX(0;(21-([.$B19]-[.N$5])/20)))*[.$A19]*[.$R$3]);&quot;Kill/PartyHP%&quot;;((MIN(1;MAX(0;(21-([.$B19]-[.N$5])/20)))*[.$A19])*((([.$R$3])*([.$R$3]+1)/2)/([.$R$3]^2))*(([.$E19]*[.$R$3])/(MIN(1;MAX(0;(21-([.$D19]-[.N$2])/20)))*[.N$3]*[.$R$1])))/([.$R$1]*[.N$4]))" office:value-type="float" office:value="0.261160714285714" calcext:value-type="float">
            <text:p>0.26</text:p>
          </table:table-cell>
          <table:table-cell table:formula="of:=COM.MICROSOFT.SWITCH([.$D$3];&quot;Rounds2Kill&quot;;([.$E19]*[.$R$3])/(MIN(1;MAX(0;(21-([.$D19]-[.O$2])/20)))*[.O$3]*[.$R$1]);&quot;Rounds2Die&quot;;([.O$4]*[.$R$1])/(MIN(1;MAX(0;(21-([.$B19]-[.O$5])/20)))*[.$A19]*[.$R$3]);&quot;Kill/PartyHP%&quot;;((MIN(1;MAX(0;(21-([.$B19]-[.O$5])/20)))*[.$A19])*((([.$R$3])*([.$R$3]+1)/2)/([.$R$3]^2))*(([.$E19]*[.$R$3])/(MIN(1;MAX(0;(21-([.$D19]-[.O$2])/20)))*[.O$3]*[.$R$1])))/([.$R$1]*[.O$4]))" office:value-type="float" office:value="0.240740740740741" calcext:value-type="float">
            <text:p>0.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formula="of:=COM.MICROSOFT.SWITCH([.$D$3];&quot;Rounds2Kill&quot;;([.$E20]*[.$R$3])/(MIN(1;MAX(0;(21-([.$D20]-[.F$2])/20)))*[.F$3]*[.$R$1]);&quot;Rounds2Die&quot;;([.F$4]*[.$R$1])/(MIN(1;MAX(0;(21-([.$B20]-[.F$5])/20)))*[.$A20]*[.$R$3]);&quot;Kill/PartyHP%&quot;;((MIN(1;MAX(0;(21-([.$B20]-[.F$5])/20)))*[.$A20])*((([.$R$3])*([.$R$3]+1)/2)/([.$R$3]^2))*(([.$E20]*[.$R$3])/(MIN(1;MAX(0;(21-([.$D20]-[.F$2])/20)))*[.F$3]*[.$R$1])))/([.$R$1]*[.F$4]))" office:value-type="float" office:value="0.777777777777778" calcext:value-type="float">
            <text:p>0.78</text:p>
          </table:table-cell>
          <table:table-cell table:formula="of:=COM.MICROSOFT.SWITCH([.$D$3];&quot;Rounds2Kill&quot;;([.$E20]*[.$R$3])/(MIN(1;MAX(0;(21-([.$D20]-[.G$2])/20)))*[.G$3]*[.$R$1]);&quot;Rounds2Die&quot;;([.G$4]*[.$R$1])/(MIN(1;MAX(0;(21-([.$B20]-[.G$5])/20)))*[.$A20]*[.$R$3]);&quot;Kill/PartyHP%&quot;;((MIN(1;MAX(0;(21-([.$B20]-[.G$5])/20)))*[.$A20])*((([.$R$3])*([.$R$3]+1)/2)/([.$R$3]^2))*(([.$E20]*[.$R$3])/(MIN(1;MAX(0;(21-([.$D20]-[.G$2])/20)))*[.G$3]*[.$R$1])))/([.$R$1]*[.G$4]))" office:value-type="float" office:value="0.63" calcext:value-type="float">
            <text:p>0.63</text:p>
          </table:table-cell>
          <table:table-cell table:formula="of:=COM.MICROSOFT.SWITCH([.$D$3];&quot;Rounds2Kill&quot;;([.$E20]*[.$R$3])/(MIN(1;MAX(0;(21-([.$D20]-[.H$2])/20)))*[.H$3]*[.$R$1]);&quot;Rounds2Die&quot;;([.H$4]*[.$R$1])/(MIN(1;MAX(0;(21-([.$B20]-[.H$5])/20)))*[.$A20]*[.$R$3]);&quot;Kill/PartyHP%&quot;;((MIN(1;MAX(0;(21-([.$B20]-[.H$5])/20)))*[.$A20])*((([.$R$3])*([.$R$3]+1)/2)/([.$R$3]^2))*(([.$E20]*[.$R$3])/(MIN(1;MAX(0;(21-([.$D20]-[.H$2])/20)))*[.H$3]*[.$R$1])))/([.$R$1]*[.H$4]))" office:value-type="float" office:value="0.543103448275862" calcext:value-type="float">
            <text:p>0.54</text:p>
          </table:table-cell>
          <table:table-cell table:formula="of:=COM.MICROSOFT.SWITCH([.$D$3];&quot;Rounds2Kill&quot;;([.$E20]*[.$R$3])/(MIN(1;MAX(0;(21-([.$D20]-[.I$2])/20)))*[.I$3]*[.$R$1]);&quot;Rounds2Die&quot;;([.I$4]*[.$R$1])/(MIN(1;MAX(0;(21-([.$B20]-[.I$5])/20)))*[.$A20]*[.$R$3]);&quot;Kill/PartyHP%&quot;;((MIN(1;MAX(0;(21-([.$B20]-[.I$5])/20)))*[.$A20])*((([.$R$3])*([.$R$3]+1)/2)/([.$R$3]^2))*(([.$E20]*[.$R$3])/(MIN(1;MAX(0;(21-([.$D20]-[.I$2])/20)))*[.I$3]*[.$R$1])))/([.$R$1]*[.I$4]))" office:value-type="float" office:value="0.463235294117647" calcext:value-type="float">
            <text:p>0.46</text:p>
          </table:table-cell>
          <table:table-cell table:formula="of:=COM.MICROSOFT.SWITCH([.$D$3];&quot;Rounds2Kill&quot;;([.$E20]*[.$R$3])/(MIN(1;MAX(0;(21-([.$D20]-[.J$2])/20)))*[.J$3]*[.$R$1]);&quot;Rounds2Die&quot;;([.J$4]*[.$R$1])/(MIN(1;MAX(0;(21-([.$B20]-[.J$5])/20)))*[.$A20]*[.$R$3]);&quot;Kill/PartyHP%&quot;;((MIN(1;MAX(0;(21-([.$B20]-[.J$5])/20)))*[.$A20])*((([.$R$3])*([.$R$3]+1)/2)/([.$R$3]^2))*(([.$E20]*[.$R$3])/(MIN(1;MAX(0;(21-([.$D20]-[.J$2])/20)))*[.J$3]*[.$R$1])))/([.$R$1]*[.J$4]))" office:value-type="float" office:value="0.414473684210526" calcext:value-type="float">
            <text:p>0.41</text:p>
          </table:table-cell>
          <table:table-cell table:formula="of:=COM.MICROSOFT.SWITCH([.$D$3];&quot;Rounds2Kill&quot;;([.$E20]*[.$R$3])/(MIN(1;MAX(0;(21-([.$D20]-[.K$2])/20)))*[.K$3]*[.$R$1]);&quot;Rounds2Die&quot;;([.K$4]*[.$R$1])/(MIN(1;MAX(0;(21-([.$B20]-[.K$5])/20)))*[.$A20]*[.$R$3]);&quot;Kill/PartyHP%&quot;;((MIN(1;MAX(0;(21-([.$B20]-[.K$5])/20)))*[.$A20])*((([.$R$3])*([.$R$3]+1)/2)/([.$R$3]^2))*(([.$E20]*[.$R$3])/(MIN(1;MAX(0;(21-([.$D20]-[.K$2])/20)))*[.K$3]*[.$R$1])))/([.$R$1]*[.K$4]))" office:value-type="float" office:value="0.366279069767442" calcext:value-type="float">
            <text:p>0.37</text:p>
          </table:table-cell>
          <table:table-cell table:formula="of:=COM.MICROSOFT.SWITCH([.$D$3];&quot;Rounds2Kill&quot;;([.$E20]*[.$R$3])/(MIN(1;MAX(0;(21-([.$D20]-[.L$2])/20)))*[.L$3]*[.$R$1]);&quot;Rounds2Die&quot;;([.L$4]*[.$R$1])/(MIN(1;MAX(0;(21-([.$B20]-[.L$5])/20)))*[.$A20]*[.$R$3]);&quot;Kill/PartyHP%&quot;;((MIN(1;MAX(0;(21-([.$B20]-[.L$5])/20)))*[.$A20])*((([.$R$3])*([.$R$3]+1)/2)/([.$R$3]^2))*(([.$E20]*[.$R$3])/(MIN(1;MAX(0;(21-([.$D20]-[.L$2])/20)))*[.L$3]*[.$R$1])))/([.$R$1]*[.L$4]))" office:value-type="float" office:value="0.335106382978723" calcext:value-type="float">
            <text:p>0.34</text:p>
          </table:table-cell>
          <table:table-cell table:formula="of:=COM.MICROSOFT.SWITCH([.$D$3];&quot;Rounds2Kill&quot;;([.$E20]*[.$R$3])/(MIN(1;MAX(0;(21-([.$D20]-[.M$2])/20)))*[.M$3]*[.$R$1]);&quot;Rounds2Die&quot;;([.M$4]*[.$R$1])/(MIN(1;MAX(0;(21-([.$B20]-[.M$5])/20)))*[.$A20]*[.$R$3]);&quot;Kill/PartyHP%&quot;;((MIN(1;MAX(0;(21-([.$B20]-[.M$5])/20)))*[.$A20])*((([.$R$3])*([.$R$3]+1)/2)/([.$R$3]^2))*(([.$E20]*[.$R$3])/(MIN(1;MAX(0;(21-([.$D20]-[.M$2])/20)))*[.M$3]*[.$R$1])))/([.$R$1]*[.M$4]))" office:value-type="float" office:value="0.302884615384615" calcext:value-type="float">
            <text:p>0.30</text:p>
          </table:table-cell>
          <table:table-cell table:formula="of:=COM.MICROSOFT.SWITCH([.$D$3];&quot;Rounds2Kill&quot;;([.$E20]*[.$R$3])/(MIN(1;MAX(0;(21-([.$D20]-[.N$2])/20)))*[.N$3]*[.$R$1]);&quot;Rounds2Die&quot;;([.N$4]*[.$R$1])/(MIN(1;MAX(0;(21-([.$B20]-[.N$5])/20)))*[.$A20]*[.$R$3]);&quot;Kill/PartyHP%&quot;;((MIN(1;MAX(0;(21-([.$B20]-[.N$5])/20)))*[.$A20])*((([.$R$3])*([.$R$3]+1)/2)/([.$R$3]^2))*(([.$E20]*[.$R$3])/(MIN(1;MAX(0;(21-([.$D20]-[.N$2])/20)))*[.N$3]*[.$R$1])))/([.$R$1]*[.N$4]))" office:value-type="float" office:value="0.28125" calcext:value-type="float">
            <text:p>0.28</text:p>
          </table:table-cell>
          <table:table-cell table:formula="of:=COM.MICROSOFT.SWITCH([.$D$3];&quot;Rounds2Kill&quot;;([.$E20]*[.$R$3])/(MIN(1;MAX(0;(21-([.$D20]-[.O$2])/20)))*[.O$3]*[.$R$1]);&quot;Rounds2Die&quot;;([.O$4]*[.$R$1])/(MIN(1;MAX(0;(21-([.$B20]-[.O$5])/20)))*[.$A20]*[.$R$3]);&quot;Kill/PartyHP%&quot;;((MIN(1;MAX(0;(21-([.$B20]-[.O$5])/20)))*[.$A20])*((([.$R$3])*([.$R$3]+1)/2)/([.$R$3]^2))*(([.$E20]*[.$R$3])/(MIN(1;MAX(0;(21-([.$D20]-[.O$2])/20)))*[.O$3]*[.$R$1])))/([.$R$1]*[.O$4]))" office:value-type="float" office:value="0.259259259259259" calcext:value-type="float">
            <text:p>0.26</text:p>
          </table:table-cell>
          <table:table-cell table:number-columns-repeated="5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7.5" calcext:value-type="float">
            <text:p>67.5</text:p>
          </table:table-cell>
          <table:table-cell table:formula="of:=COM.MICROSOFT.SWITCH([.$D$3];&quot;Rounds2Kill&quot;;([.$E21]*[.$R$3])/(MIN(1;MAX(0;(21-([.$D21]-[.F$2])/20)))*[.F$3]*[.$R$1]);&quot;Rounds2Die&quot;;([.F$4]*[.$R$1])/(MIN(1;MAX(0;(21-([.$B21]-[.F$5])/20)))*[.$A21]*[.$R$3]);&quot;Kill/PartyHP%&quot;;((MIN(1;MAX(0;(21-([.$B21]-[.F$5])/20)))*[.$A21])*((([.$R$3])*([.$R$3]+1)/2)/([.$R$3]^2))*(([.$E21]*[.$R$3])/(MIN(1;MAX(0;(21-([.$D21]-[.F$2])/20)))*[.F$3]*[.$R$1])))/([.$R$1]*[.F$4]))" office:value-type="float" office:value="0.833333333333333" calcext:value-type="float">
            <text:p>0.83</text:p>
          </table:table-cell>
          <table:table-cell table:formula="of:=COM.MICROSOFT.SWITCH([.$D$3];&quot;Rounds2Kill&quot;;([.$E21]*[.$R$3])/(MIN(1;MAX(0;(21-([.$D21]-[.G$2])/20)))*[.G$3]*[.$R$1]);&quot;Rounds2Die&quot;;([.G$4]*[.$R$1])/(MIN(1;MAX(0;(21-([.$B21]-[.G$5])/20)))*[.$A21]*[.$R$3]);&quot;Kill/PartyHP%&quot;;((MIN(1;MAX(0;(21-([.$B21]-[.G$5])/20)))*[.$A21])*((([.$R$3])*([.$R$3]+1)/2)/([.$R$3]^2))*(([.$E21]*[.$R$3])/(MIN(1;MAX(0;(21-([.$D21]-[.G$2])/20)))*[.G$3]*[.$R$1])))/([.$R$1]*[.G$4]))" office:value-type="float" office:value="0.675" calcext:value-type="float">
            <text:p>0.68</text:p>
          </table:table-cell>
          <table:table-cell table:formula="of:=COM.MICROSOFT.SWITCH([.$D$3];&quot;Rounds2Kill&quot;;([.$E21]*[.$R$3])/(MIN(1;MAX(0;(21-([.$D21]-[.H$2])/20)))*[.H$3]*[.$R$1]);&quot;Rounds2Die&quot;;([.H$4]*[.$R$1])/(MIN(1;MAX(0;(21-([.$B21]-[.H$5])/20)))*[.$A21]*[.$R$3]);&quot;Kill/PartyHP%&quot;;((MIN(1;MAX(0;(21-([.$B21]-[.H$5])/20)))*[.$A21])*((([.$R$3])*([.$R$3]+1)/2)/([.$R$3]^2))*(([.$E21]*[.$R$3])/(MIN(1;MAX(0;(21-([.$D21]-[.H$2])/20)))*[.H$3]*[.$R$1])))/([.$R$1]*[.H$4]))" office:value-type="float" office:value="0.581896551724138" calcext:value-type="float">
            <text:p>0.58</text:p>
          </table:table-cell>
          <table:table-cell table:formula="of:=COM.MICROSOFT.SWITCH([.$D$3];&quot;Rounds2Kill&quot;;([.$E21]*[.$R$3])/(MIN(1;MAX(0;(21-([.$D21]-[.I$2])/20)))*[.I$3]*[.$R$1]);&quot;Rounds2Die&quot;;([.I$4]*[.$R$1])/(MIN(1;MAX(0;(21-([.$B21]-[.I$5])/20)))*[.$A21]*[.$R$3]);&quot;Kill/PartyHP%&quot;;((MIN(1;MAX(0;(21-([.$B21]-[.I$5])/20)))*[.$A21])*((([.$R$3])*([.$R$3]+1)/2)/([.$R$3]^2))*(([.$E21]*[.$R$3])/(MIN(1;MAX(0;(21-([.$D21]-[.I$2])/20)))*[.I$3]*[.$R$1])))/([.$R$1]*[.I$4]))" office:value-type="float" office:value="0.496323529411765" calcext:value-type="float">
            <text:p>0.50</text:p>
          </table:table-cell>
          <table:table-cell table:formula="of:=COM.MICROSOFT.SWITCH([.$D$3];&quot;Rounds2Kill&quot;;([.$E21]*[.$R$3])/(MIN(1;MAX(0;(21-([.$D21]-[.J$2])/20)))*[.J$3]*[.$R$1]);&quot;Rounds2Die&quot;;([.J$4]*[.$R$1])/(MIN(1;MAX(0;(21-([.$B21]-[.J$5])/20)))*[.$A21]*[.$R$3]);&quot;Kill/PartyHP%&quot;;((MIN(1;MAX(0;(21-([.$B21]-[.J$5])/20)))*[.$A21])*((([.$R$3])*([.$R$3]+1)/2)/([.$R$3]^2))*(([.$E21]*[.$R$3])/(MIN(1;MAX(0;(21-([.$D21]-[.J$2])/20)))*[.J$3]*[.$R$1])))/([.$R$1]*[.J$4]))" office:value-type="float" office:value="0.444078947368421" calcext:value-type="float">
            <text:p>0.44</text:p>
          </table:table-cell>
          <table:table-cell table:formula="of:=COM.MICROSOFT.SWITCH([.$D$3];&quot;Rounds2Kill&quot;;([.$E21]*[.$R$3])/(MIN(1;MAX(0;(21-([.$D21]-[.K$2])/20)))*[.K$3]*[.$R$1]);&quot;Rounds2Die&quot;;([.K$4]*[.$R$1])/(MIN(1;MAX(0;(21-([.$B21]-[.K$5])/20)))*[.$A21]*[.$R$3]);&quot;Kill/PartyHP%&quot;;((MIN(1;MAX(0;(21-([.$B21]-[.K$5])/20)))*[.$A21])*((([.$R$3])*([.$R$3]+1)/2)/([.$R$3]^2))*(([.$E21]*[.$R$3])/(MIN(1;MAX(0;(21-([.$D21]-[.K$2])/20)))*[.K$3]*[.$R$1])))/([.$R$1]*[.K$4]))" office:value-type="float" office:value="0.392441860465116" calcext:value-type="float">
            <text:p>0.39</text:p>
          </table:table-cell>
          <table:table-cell table:formula="of:=COM.MICROSOFT.SWITCH([.$D$3];&quot;Rounds2Kill&quot;;([.$E21]*[.$R$3])/(MIN(1;MAX(0;(21-([.$D21]-[.L$2])/20)))*[.L$3]*[.$R$1]);&quot;Rounds2Die&quot;;([.L$4]*[.$R$1])/(MIN(1;MAX(0;(21-([.$B21]-[.L$5])/20)))*[.$A21]*[.$R$3]);&quot;Kill/PartyHP%&quot;;((MIN(1;MAX(0;(21-([.$B21]-[.L$5])/20)))*[.$A21])*((([.$R$3])*([.$R$3]+1)/2)/([.$R$3]^2))*(([.$E21]*[.$R$3])/(MIN(1;MAX(0;(21-([.$D21]-[.L$2])/20)))*[.L$3]*[.$R$1])))/([.$R$1]*[.L$4]))" office:value-type="float" office:value="0.359042553191489" calcext:value-type="float">
            <text:p>0.36</text:p>
          </table:table-cell>
          <table:table-cell table:formula="of:=COM.MICROSOFT.SWITCH([.$D$3];&quot;Rounds2Kill&quot;;([.$E21]*[.$R$3])/(MIN(1;MAX(0;(21-([.$D21]-[.M$2])/20)))*[.M$3]*[.$R$1]);&quot;Rounds2Die&quot;;([.M$4]*[.$R$1])/(MIN(1;MAX(0;(21-([.$B21]-[.M$5])/20)))*[.$A21]*[.$R$3]);&quot;Kill/PartyHP%&quot;;((MIN(1;MAX(0;(21-([.$B21]-[.M$5])/20)))*[.$A21])*((([.$R$3])*([.$R$3]+1)/2)/([.$R$3]^2))*(([.$E21]*[.$R$3])/(MIN(1;MAX(0;(21-([.$D21]-[.M$2])/20)))*[.M$3]*[.$R$1])))/([.$R$1]*[.M$4]))" office:value-type="float" office:value="0.324519230769231" calcext:value-type="float">
            <text:p>0.32</text:p>
          </table:table-cell>
          <table:table-cell table:formula="of:=COM.MICROSOFT.SWITCH([.$D$3];&quot;Rounds2Kill&quot;;([.$E21]*[.$R$3])/(MIN(1;MAX(0;(21-([.$D21]-[.N$2])/20)))*[.N$3]*[.$R$1]);&quot;Rounds2Die&quot;;([.N$4]*[.$R$1])/(MIN(1;MAX(0;(21-([.$B21]-[.N$5])/20)))*[.$A21]*[.$R$3]);&quot;Kill/PartyHP%&quot;;((MIN(1;MAX(0;(21-([.$B21]-[.N$5])/20)))*[.$A21])*((([.$R$3])*([.$R$3]+1)/2)/([.$R$3]^2))*(([.$E21]*[.$R$3])/(MIN(1;MAX(0;(21-([.$D21]-[.N$2])/20)))*[.N$3]*[.$R$1])))/([.$R$1]*[.N$4]))" office:value-type="float" office:value="0.301339285714286" calcext:value-type="float">
            <text:p>0.30</text:p>
          </table:table-cell>
          <table:table-cell table:formula="of:=COM.MICROSOFT.SWITCH([.$D$3];&quot;Rounds2Kill&quot;;([.$E21]*[.$R$3])/(MIN(1;MAX(0;(21-([.$D21]-[.O$2])/20)))*[.O$3]*[.$R$1]);&quot;Rounds2Die&quot;;([.O$4]*[.$R$1])/(MIN(1;MAX(0;(21-([.$B21]-[.O$5])/20)))*[.$A21]*[.$R$3]);&quot;Kill/PartyHP%&quot;;((MIN(1;MAX(0;(21-([.$B21]-[.O$5])/20)))*[.$A21])*((([.$R$3])*([.$R$3]+1)/2)/([.$R$3]^2))*(([.$E21]*[.$R$3])/(MIN(1;MAX(0;(21-([.$D21]-[.O$2])/20)))*[.O$3]*[.$R$1])))/([.$R$1]*[.O$4]))" office:value-type="float" office:value="0.277777777777778" calcext:value-type="float">
            <text:p>0.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formula="of:=COM.MICROSOFT.SWITCH([.$D$3];&quot;Rounds2Kill&quot;;([.$E22]*[.$R$3])/(MIN(1;MAX(0;(21-([.$D22]-[.F$2])/20)))*[.F$3]*[.$R$1]);&quot;Rounds2Die&quot;;([.F$4]*[.$R$1])/(MIN(1;MAX(0;(21-([.$B22]-[.F$5])/20)))*[.$A22]*[.$R$3]);&quot;Kill/PartyHP%&quot;;((MIN(1;MAX(0;(21-([.$B22]-[.F$5])/20)))*[.$A22])*((([.$R$3])*([.$R$3]+1)/2)/([.$R$3]^2))*(([.$E22]*[.$R$3])/(MIN(1;MAX(0;(21-([.$D22]-[.F$2])/20)))*[.F$3]*[.$R$1])))/([.$R$1]*[.F$4]))" office:value-type="float" office:value="0.888888888888889" calcext:value-type="float">
            <text:p>0.89</text:p>
          </table:table-cell>
          <table:table-cell table:formula="of:=COM.MICROSOFT.SWITCH([.$D$3];&quot;Rounds2Kill&quot;;([.$E22]*[.$R$3])/(MIN(1;MAX(0;(21-([.$D22]-[.G$2])/20)))*[.G$3]*[.$R$1]);&quot;Rounds2Die&quot;;([.G$4]*[.$R$1])/(MIN(1;MAX(0;(21-([.$B22]-[.G$5])/20)))*[.$A22]*[.$R$3]);&quot;Kill/PartyHP%&quot;;((MIN(1;MAX(0;(21-([.$B22]-[.G$5])/20)))*[.$A22])*((([.$R$3])*([.$R$3]+1)/2)/([.$R$3]^2))*(([.$E22]*[.$R$3])/(MIN(1;MAX(0;(21-([.$D22]-[.G$2])/20)))*[.G$3]*[.$R$1])))/([.$R$1]*[.G$4]))" office:value-type="float" office:value="0.72" calcext:value-type="float">
            <text:p>0.72</text:p>
          </table:table-cell>
          <table:table-cell table:formula="of:=COM.MICROSOFT.SWITCH([.$D$3];&quot;Rounds2Kill&quot;;([.$E22]*[.$R$3])/(MIN(1;MAX(0;(21-([.$D22]-[.H$2])/20)))*[.H$3]*[.$R$1]);&quot;Rounds2Die&quot;;([.H$4]*[.$R$1])/(MIN(1;MAX(0;(21-([.$B22]-[.H$5])/20)))*[.$A22]*[.$R$3]);&quot;Kill/PartyHP%&quot;;((MIN(1;MAX(0;(21-([.$B22]-[.H$5])/20)))*[.$A22])*((([.$R$3])*([.$R$3]+1)/2)/([.$R$3]^2))*(([.$E22]*[.$R$3])/(MIN(1;MAX(0;(21-([.$D22]-[.H$2])/20)))*[.H$3]*[.$R$1])))/([.$R$1]*[.H$4]))" office:value-type="float" office:value="0.620689655172414" calcext:value-type="float">
            <text:p>0.62</text:p>
          </table:table-cell>
          <table:table-cell table:formula="of:=COM.MICROSOFT.SWITCH([.$D$3];&quot;Rounds2Kill&quot;;([.$E22]*[.$R$3])/(MIN(1;MAX(0;(21-([.$D22]-[.I$2])/20)))*[.I$3]*[.$R$1]);&quot;Rounds2Die&quot;;([.I$4]*[.$R$1])/(MIN(1;MAX(0;(21-([.$B22]-[.I$5])/20)))*[.$A22]*[.$R$3]);&quot;Kill/PartyHP%&quot;;((MIN(1;MAX(0;(21-([.$B22]-[.I$5])/20)))*[.$A22])*((([.$R$3])*([.$R$3]+1)/2)/([.$R$3]^2))*(([.$E22]*[.$R$3])/(MIN(1;MAX(0;(21-([.$D22]-[.I$2])/20)))*[.I$3]*[.$R$1])))/([.$R$1]*[.I$4]))" office:value-type="float" office:value="0.529411764705882" calcext:value-type="float">
            <text:p>0.53</text:p>
          </table:table-cell>
          <table:table-cell table:formula="of:=COM.MICROSOFT.SWITCH([.$D$3];&quot;Rounds2Kill&quot;;([.$E22]*[.$R$3])/(MIN(1;MAX(0;(21-([.$D22]-[.J$2])/20)))*[.J$3]*[.$R$1]);&quot;Rounds2Die&quot;;([.J$4]*[.$R$1])/(MIN(1;MAX(0;(21-([.$B22]-[.J$5])/20)))*[.$A22]*[.$R$3]);&quot;Kill/PartyHP%&quot;;((MIN(1;MAX(0;(21-([.$B22]-[.J$5])/20)))*[.$A22])*((([.$R$3])*([.$R$3]+1)/2)/([.$R$3]^2))*(([.$E22]*[.$R$3])/(MIN(1;MAX(0;(21-([.$D22]-[.J$2])/20)))*[.J$3]*[.$R$1])))/([.$R$1]*[.J$4]))" office:value-type="float" office:value="0.473684210526316" calcext:value-type="float">
            <text:p>0.47</text:p>
          </table:table-cell>
          <table:table-cell table:formula="of:=COM.MICROSOFT.SWITCH([.$D$3];&quot;Rounds2Kill&quot;;([.$E22]*[.$R$3])/(MIN(1;MAX(0;(21-([.$D22]-[.K$2])/20)))*[.K$3]*[.$R$1]);&quot;Rounds2Die&quot;;([.K$4]*[.$R$1])/(MIN(1;MAX(0;(21-([.$B22]-[.K$5])/20)))*[.$A22]*[.$R$3]);&quot;Kill/PartyHP%&quot;;((MIN(1;MAX(0;(21-([.$B22]-[.K$5])/20)))*[.$A22])*((([.$R$3])*([.$R$3]+1)/2)/([.$R$3]^2))*(([.$E22]*[.$R$3])/(MIN(1;MAX(0;(21-([.$D22]-[.K$2])/20)))*[.K$3]*[.$R$1])))/([.$R$1]*[.K$4]))" office:value-type="float" office:value="0.418604651162791" calcext:value-type="float">
            <text:p>0.42</text:p>
          </table:table-cell>
          <table:table-cell table:formula="of:=COM.MICROSOFT.SWITCH([.$D$3];&quot;Rounds2Kill&quot;;([.$E22]*[.$R$3])/(MIN(1;MAX(0;(21-([.$D22]-[.L$2])/20)))*[.L$3]*[.$R$1]);&quot;Rounds2Die&quot;;([.L$4]*[.$R$1])/(MIN(1;MAX(0;(21-([.$B22]-[.L$5])/20)))*[.$A22]*[.$R$3]);&quot;Kill/PartyHP%&quot;;((MIN(1;MAX(0;(21-([.$B22]-[.L$5])/20)))*[.$A22])*((([.$R$3])*([.$R$3]+1)/2)/([.$R$3]^2))*(([.$E22]*[.$R$3])/(MIN(1;MAX(0;(21-([.$D22]-[.L$2])/20)))*[.L$3]*[.$R$1])))/([.$R$1]*[.L$4]))" office:value-type="float" office:value="0.382978723404255" calcext:value-type="float">
            <text:p>0.38</text:p>
          </table:table-cell>
          <table:table-cell table:formula="of:=COM.MICROSOFT.SWITCH([.$D$3];&quot;Rounds2Kill&quot;;([.$E22]*[.$R$3])/(MIN(1;MAX(0;(21-([.$D22]-[.M$2])/20)))*[.M$3]*[.$R$1]);&quot;Rounds2Die&quot;;([.M$4]*[.$R$1])/(MIN(1;MAX(0;(21-([.$B22]-[.M$5])/20)))*[.$A22]*[.$R$3]);&quot;Kill/PartyHP%&quot;;((MIN(1;MAX(0;(21-([.$B22]-[.M$5])/20)))*[.$A22])*((([.$R$3])*([.$R$3]+1)/2)/([.$R$3]^2))*(([.$E22]*[.$R$3])/(MIN(1;MAX(0;(21-([.$D22]-[.M$2])/20)))*[.M$3]*[.$R$1])))/([.$R$1]*[.M$4]))" office:value-type="float" office:value="0.346153846153846" calcext:value-type="float">
            <text:p>0.35</text:p>
          </table:table-cell>
          <table:table-cell table:formula="of:=COM.MICROSOFT.SWITCH([.$D$3];&quot;Rounds2Kill&quot;;([.$E22]*[.$R$3])/(MIN(1;MAX(0;(21-([.$D22]-[.N$2])/20)))*[.N$3]*[.$R$1]);&quot;Rounds2Die&quot;;([.N$4]*[.$R$1])/(MIN(1;MAX(0;(21-([.$B22]-[.N$5])/20)))*[.$A22]*[.$R$3]);&quot;Kill/PartyHP%&quot;;((MIN(1;MAX(0;(21-([.$B22]-[.N$5])/20)))*[.$A22])*((([.$R$3])*([.$R$3]+1)/2)/([.$R$3]^2))*(([.$E22]*[.$R$3])/(MIN(1;MAX(0;(21-([.$D22]-[.N$2])/20)))*[.N$3]*[.$R$1])))/([.$R$1]*[.N$4]))" office:value-type="float" office:value="0.321428571428571" calcext:value-type="float">
            <text:p>0.32</text:p>
          </table:table-cell>
          <table:table-cell table:formula="of:=COM.MICROSOFT.SWITCH([.$D$3];&quot;Rounds2Kill&quot;;([.$E22]*[.$R$3])/(MIN(1;MAX(0;(21-([.$D22]-[.O$2])/20)))*[.O$3]*[.$R$1]);&quot;Rounds2Die&quot;;([.O$4]*[.$R$1])/(MIN(1;MAX(0;(21-([.$B22]-[.O$5])/20)))*[.$A22]*[.$R$3]);&quot;Kill/PartyHP%&quot;;((MIN(1;MAX(0;(21-([.$B22]-[.O$5])/20)))*[.$A22])*((([.$R$3])*([.$R$3]+1)/2)/([.$R$3]^2))*(([.$E22]*[.$R$3])/(MIN(1;MAX(0;(21-([.$D22]-[.O$2])/20)))*[.O$3]*[.$R$1])))/([.$R$1]*[.O$4]))" office:value-type="float" office:value="0.296296296296296" calcext:value-type="float">
            <text:p>0.30</text:p>
          </table:table-cell>
          <table:table-cell table:number-columns-repeated="5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6.5" calcext:value-type="float">
            <text:p>76.5</text:p>
          </table:table-cell>
          <table:table-cell table:formula="of:=COM.MICROSOFT.SWITCH([.$D$3];&quot;Rounds2Kill&quot;;([.$E23]*[.$R$3])/(MIN(1;MAX(0;(21-([.$D23]-[.F$2])/20)))*[.F$3]*[.$R$1]);&quot;Rounds2Die&quot;;([.F$4]*[.$R$1])/(MIN(1;MAX(0;(21-([.$B23]-[.F$5])/20)))*[.$A23]*[.$R$3]);&quot;Kill/PartyHP%&quot;;((MIN(1;MAX(0;(21-([.$B23]-[.F$5])/20)))*[.$A23])*((([.$R$3])*([.$R$3]+1)/2)/([.$R$3]^2))*(([.$E23]*[.$R$3])/(MIN(1;MAX(0;(21-([.$D23]-[.F$2])/20)))*[.F$3]*[.$R$1])))/([.$R$1]*[.F$4]))" office:value-type="float" office:value="0.944444444444444" calcext:value-type="float">
            <text:p>0.94</text:p>
          </table:table-cell>
          <table:table-cell table:formula="of:=COM.MICROSOFT.SWITCH([.$D$3];&quot;Rounds2Kill&quot;;([.$E23]*[.$R$3])/(MIN(1;MAX(0;(21-([.$D23]-[.G$2])/20)))*[.G$3]*[.$R$1]);&quot;Rounds2Die&quot;;([.G$4]*[.$R$1])/(MIN(1;MAX(0;(21-([.$B23]-[.G$5])/20)))*[.$A23]*[.$R$3]);&quot;Kill/PartyHP%&quot;;((MIN(1;MAX(0;(21-([.$B23]-[.G$5])/20)))*[.$A23])*((([.$R$3])*([.$R$3]+1)/2)/([.$R$3]^2))*(([.$E23]*[.$R$3])/(MIN(1;MAX(0;(21-([.$D23]-[.G$2])/20)))*[.G$3]*[.$R$1])))/([.$R$1]*[.G$4]))" office:value-type="float" office:value="0.765" calcext:value-type="float">
            <text:p>0.77</text:p>
          </table:table-cell>
          <table:table-cell table:formula="of:=COM.MICROSOFT.SWITCH([.$D$3];&quot;Rounds2Kill&quot;;([.$E23]*[.$R$3])/(MIN(1;MAX(0;(21-([.$D23]-[.H$2])/20)))*[.H$3]*[.$R$1]);&quot;Rounds2Die&quot;;([.H$4]*[.$R$1])/(MIN(1;MAX(0;(21-([.$B23]-[.H$5])/20)))*[.$A23]*[.$R$3]);&quot;Kill/PartyHP%&quot;;((MIN(1;MAX(0;(21-([.$B23]-[.H$5])/20)))*[.$A23])*((([.$R$3])*([.$R$3]+1)/2)/([.$R$3]^2))*(([.$E23]*[.$R$3])/(MIN(1;MAX(0;(21-([.$D23]-[.H$2])/20)))*[.H$3]*[.$R$1])))/([.$R$1]*[.H$4]))" office:value-type="float" office:value="0.65948275862069" calcext:value-type="float">
            <text:p>0.66</text:p>
          </table:table-cell>
          <table:table-cell table:formula="of:=COM.MICROSOFT.SWITCH([.$D$3];&quot;Rounds2Kill&quot;;([.$E23]*[.$R$3])/(MIN(1;MAX(0;(21-([.$D23]-[.I$2])/20)))*[.I$3]*[.$R$1]);&quot;Rounds2Die&quot;;([.I$4]*[.$R$1])/(MIN(1;MAX(0;(21-([.$B23]-[.I$5])/20)))*[.$A23]*[.$R$3]);&quot;Kill/PartyHP%&quot;;((MIN(1;MAX(0;(21-([.$B23]-[.I$5])/20)))*[.$A23])*((([.$R$3])*([.$R$3]+1)/2)/([.$R$3]^2))*(([.$E23]*[.$R$3])/(MIN(1;MAX(0;(21-([.$D23]-[.I$2])/20)))*[.I$3]*[.$R$1])))/([.$R$1]*[.I$4]))" office:value-type="float" office:value="0.5625" calcext:value-type="float">
            <text:p>0.56</text:p>
          </table:table-cell>
          <table:table-cell table:formula="of:=COM.MICROSOFT.SWITCH([.$D$3];&quot;Rounds2Kill&quot;;([.$E23]*[.$R$3])/(MIN(1;MAX(0;(21-([.$D23]-[.J$2])/20)))*[.J$3]*[.$R$1]);&quot;Rounds2Die&quot;;([.J$4]*[.$R$1])/(MIN(1;MAX(0;(21-([.$B23]-[.J$5])/20)))*[.$A23]*[.$R$3]);&quot;Kill/PartyHP%&quot;;((MIN(1;MAX(0;(21-([.$B23]-[.J$5])/20)))*[.$A23])*((([.$R$3])*([.$R$3]+1)/2)/([.$R$3]^2))*(([.$E23]*[.$R$3])/(MIN(1;MAX(0;(21-([.$D23]-[.J$2])/20)))*[.J$3]*[.$R$1])))/([.$R$1]*[.J$4]))" office:value-type="float" office:value="0.503289473684211" calcext:value-type="float">
            <text:p>0.50</text:p>
          </table:table-cell>
          <table:table-cell table:formula="of:=COM.MICROSOFT.SWITCH([.$D$3];&quot;Rounds2Kill&quot;;([.$E23]*[.$R$3])/(MIN(1;MAX(0;(21-([.$D23]-[.K$2])/20)))*[.K$3]*[.$R$1]);&quot;Rounds2Die&quot;;([.K$4]*[.$R$1])/(MIN(1;MAX(0;(21-([.$B23]-[.K$5])/20)))*[.$A23]*[.$R$3]);&quot;Kill/PartyHP%&quot;;((MIN(1;MAX(0;(21-([.$B23]-[.K$5])/20)))*[.$A23])*((([.$R$3])*([.$R$3]+1)/2)/([.$R$3]^2))*(([.$E23]*[.$R$3])/(MIN(1;MAX(0;(21-([.$D23]-[.K$2])/20)))*[.K$3]*[.$R$1])))/([.$R$1]*[.K$4]))" office:value-type="float" office:value="0.444767441860465" calcext:value-type="float">
            <text:p>0.44</text:p>
          </table:table-cell>
          <table:table-cell table:formula="of:=COM.MICROSOFT.SWITCH([.$D$3];&quot;Rounds2Kill&quot;;([.$E23]*[.$R$3])/(MIN(1;MAX(0;(21-([.$D23]-[.L$2])/20)))*[.L$3]*[.$R$1]);&quot;Rounds2Die&quot;;([.L$4]*[.$R$1])/(MIN(1;MAX(0;(21-([.$B23]-[.L$5])/20)))*[.$A23]*[.$R$3]);&quot;Kill/PartyHP%&quot;;((MIN(1;MAX(0;(21-([.$B23]-[.L$5])/20)))*[.$A23])*((([.$R$3])*([.$R$3]+1)/2)/([.$R$3]^2))*(([.$E23]*[.$R$3])/(MIN(1;MAX(0;(21-([.$D23]-[.L$2])/20)))*[.L$3]*[.$R$1])))/([.$R$1]*[.L$4]))" office:value-type="float" office:value="0.406914893617021" calcext:value-type="float">
            <text:p>0.41</text:p>
          </table:table-cell>
          <table:table-cell table:formula="of:=COM.MICROSOFT.SWITCH([.$D$3];&quot;Rounds2Kill&quot;;([.$E23]*[.$R$3])/(MIN(1;MAX(0;(21-([.$D23]-[.M$2])/20)))*[.M$3]*[.$R$1]);&quot;Rounds2Die&quot;;([.M$4]*[.$R$1])/(MIN(1;MAX(0;(21-([.$B23]-[.M$5])/20)))*[.$A23]*[.$R$3]);&quot;Kill/PartyHP%&quot;;((MIN(1;MAX(0;(21-([.$B23]-[.M$5])/20)))*[.$A23])*((([.$R$3])*([.$R$3]+1)/2)/([.$R$3]^2))*(([.$E23]*[.$R$3])/(MIN(1;MAX(0;(21-([.$D23]-[.M$2])/20)))*[.M$3]*[.$R$1])))/([.$R$1]*[.M$4]))" office:value-type="float" office:value="0.367788461538462" calcext:value-type="float">
            <text:p>0.37</text:p>
          </table:table-cell>
          <table:table-cell table:formula="of:=COM.MICROSOFT.SWITCH([.$D$3];&quot;Rounds2Kill&quot;;([.$E23]*[.$R$3])/(MIN(1;MAX(0;(21-([.$D23]-[.N$2])/20)))*[.N$3]*[.$R$1]);&quot;Rounds2Die&quot;;([.N$4]*[.$R$1])/(MIN(1;MAX(0;(21-([.$B23]-[.N$5])/20)))*[.$A23]*[.$R$3]);&quot;Kill/PartyHP%&quot;;((MIN(1;MAX(0;(21-([.$B23]-[.N$5])/20)))*[.$A23])*((([.$R$3])*([.$R$3]+1)/2)/([.$R$3]^2))*(([.$E23]*[.$R$3])/(MIN(1;MAX(0;(21-([.$D23]-[.N$2])/20)))*[.N$3]*[.$R$1])))/([.$R$1]*[.N$4]))" office:value-type="float" office:value="0.341517857142857" calcext:value-type="float">
            <text:p>0.34</text:p>
          </table:table-cell>
          <table:table-cell table:formula="of:=COM.MICROSOFT.SWITCH([.$D$3];&quot;Rounds2Kill&quot;;([.$E23]*[.$R$3])/(MIN(1;MAX(0;(21-([.$D23]-[.O$2])/20)))*[.O$3]*[.$R$1]);&quot;Rounds2Die&quot;;([.O$4]*[.$R$1])/(MIN(1;MAX(0;(21-([.$B23]-[.O$5])/20)))*[.$A23]*[.$R$3]);&quot;Kill/PartyHP%&quot;;((MIN(1;MAX(0;(21-([.$B23]-[.O$5])/20)))*[.$A23])*((([.$R$3])*([.$R$3]+1)/2)/([.$R$3]^2))*(([.$E23]*[.$R$3])/(MIN(1;MAX(0;(21-([.$D23]-[.O$2])/20)))*[.O$3]*[.$R$1])))/([.$R$1]*[.O$4]))" office:value-type="float" office:value="0.314814814814815" calcext:value-type="float">
            <text:p>0.3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formula="of:=COM.MICROSOFT.SWITCH([.$D$3];&quot;Rounds2Kill&quot;;([.$E24]*[.$R$3])/(MIN(1;MAX(0;(21-([.$D24]-[.F$2])/20)))*[.F$3]*[.$R$1]);&quot;Rounds2Die&quot;;([.F$4]*[.$R$1])/(MIN(1;MAX(0;(21-([.$B24]-[.F$5])/20)))*[.$A24]*[.$R$3]);&quot;Kill/PartyHP%&quot;;((MIN(1;MAX(0;(21-([.$B24]-[.F$5])/20)))*[.$A24])*((([.$R$3])*([.$R$3]+1)/2)/([.$R$3]^2))*(([.$E24]*[.$R$3])/(MIN(1;MAX(0;(21-([.$D24]-[.F$2])/20)))*[.F$3]*[.$R$1])))/([.$R$1]*[.F$4]))" office:value-type="float" office:value="1" calcext:value-type="float">
            <text:p>1.00</text:p>
          </table:table-cell>
          <table:table-cell table:formula="of:=COM.MICROSOFT.SWITCH([.$D$3];&quot;Rounds2Kill&quot;;([.$E24]*[.$R$3])/(MIN(1;MAX(0;(21-([.$D24]-[.G$2])/20)))*[.G$3]*[.$R$1]);&quot;Rounds2Die&quot;;([.G$4]*[.$R$1])/(MIN(1;MAX(0;(21-([.$B24]-[.G$5])/20)))*[.$A24]*[.$R$3]);&quot;Kill/PartyHP%&quot;;((MIN(1;MAX(0;(21-([.$B24]-[.G$5])/20)))*[.$A24])*((([.$R$3])*([.$R$3]+1)/2)/([.$R$3]^2))*(([.$E24]*[.$R$3])/(MIN(1;MAX(0;(21-([.$D24]-[.G$2])/20)))*[.G$3]*[.$R$1])))/([.$R$1]*[.G$4]))" office:value-type="float" office:value="0.81" calcext:value-type="float">
            <text:p>0.81</text:p>
          </table:table-cell>
          <table:table-cell table:formula="of:=COM.MICROSOFT.SWITCH([.$D$3];&quot;Rounds2Kill&quot;;([.$E24]*[.$R$3])/(MIN(1;MAX(0;(21-([.$D24]-[.H$2])/20)))*[.H$3]*[.$R$1]);&quot;Rounds2Die&quot;;([.H$4]*[.$R$1])/(MIN(1;MAX(0;(21-([.$B24]-[.H$5])/20)))*[.$A24]*[.$R$3]);&quot;Kill/PartyHP%&quot;;((MIN(1;MAX(0;(21-([.$B24]-[.H$5])/20)))*[.$A24])*((([.$R$3])*([.$R$3]+1)/2)/([.$R$3]^2))*(([.$E24]*[.$R$3])/(MIN(1;MAX(0;(21-([.$D24]-[.H$2])/20)))*[.H$3]*[.$R$1])))/([.$R$1]*[.H$4]))" office:value-type="float" office:value="0.698275862068966" calcext:value-type="float">
            <text:p>0.70</text:p>
          </table:table-cell>
          <table:table-cell table:formula="of:=COM.MICROSOFT.SWITCH([.$D$3];&quot;Rounds2Kill&quot;;([.$E24]*[.$R$3])/(MIN(1;MAX(0;(21-([.$D24]-[.I$2])/20)))*[.I$3]*[.$R$1]);&quot;Rounds2Die&quot;;([.I$4]*[.$R$1])/(MIN(1;MAX(0;(21-([.$B24]-[.I$5])/20)))*[.$A24]*[.$R$3]);&quot;Kill/PartyHP%&quot;;((MIN(1;MAX(0;(21-([.$B24]-[.I$5])/20)))*[.$A24])*((([.$R$3])*([.$R$3]+1)/2)/([.$R$3]^2))*(([.$E24]*[.$R$3])/(MIN(1;MAX(0;(21-([.$D24]-[.I$2])/20)))*[.I$3]*[.$R$1])))/([.$R$1]*[.I$4]))" office:value-type="float" office:value="0.595588235294118" calcext:value-type="float">
            <text:p>0.60</text:p>
          </table:table-cell>
          <table:table-cell table:formula="of:=COM.MICROSOFT.SWITCH([.$D$3];&quot;Rounds2Kill&quot;;([.$E24]*[.$R$3])/(MIN(1;MAX(0;(21-([.$D24]-[.J$2])/20)))*[.J$3]*[.$R$1]);&quot;Rounds2Die&quot;;([.J$4]*[.$R$1])/(MIN(1;MAX(0;(21-([.$B24]-[.J$5])/20)))*[.$A24]*[.$R$3]);&quot;Kill/PartyHP%&quot;;((MIN(1;MAX(0;(21-([.$B24]-[.J$5])/20)))*[.$A24])*((([.$R$3])*([.$R$3]+1)/2)/([.$R$3]^2))*(([.$E24]*[.$R$3])/(MIN(1;MAX(0;(21-([.$D24]-[.J$2])/20)))*[.J$3]*[.$R$1])))/([.$R$1]*[.J$4]))" office:value-type="float" office:value="0.532894736842105" calcext:value-type="float">
            <text:p>0.53</text:p>
          </table:table-cell>
          <table:table-cell table:formula="of:=COM.MICROSOFT.SWITCH([.$D$3];&quot;Rounds2Kill&quot;;([.$E24]*[.$R$3])/(MIN(1;MAX(0;(21-([.$D24]-[.K$2])/20)))*[.K$3]*[.$R$1]);&quot;Rounds2Die&quot;;([.K$4]*[.$R$1])/(MIN(1;MAX(0;(21-([.$B24]-[.K$5])/20)))*[.$A24]*[.$R$3]);&quot;Kill/PartyHP%&quot;;((MIN(1;MAX(0;(21-([.$B24]-[.K$5])/20)))*[.$A24])*((([.$R$3])*([.$R$3]+1)/2)/([.$R$3]^2))*(([.$E24]*[.$R$3])/(MIN(1;MAX(0;(21-([.$D24]-[.K$2])/20)))*[.K$3]*[.$R$1])))/([.$R$1]*[.K$4]))" office:value-type="float" office:value="0.47093023255814" calcext:value-type="float">
            <text:p>0.47</text:p>
          </table:table-cell>
          <table:table-cell table:formula="of:=COM.MICROSOFT.SWITCH([.$D$3];&quot;Rounds2Kill&quot;;([.$E24]*[.$R$3])/(MIN(1;MAX(0;(21-([.$D24]-[.L$2])/20)))*[.L$3]*[.$R$1]);&quot;Rounds2Die&quot;;([.L$4]*[.$R$1])/(MIN(1;MAX(0;(21-([.$B24]-[.L$5])/20)))*[.$A24]*[.$R$3]);&quot;Kill/PartyHP%&quot;;((MIN(1;MAX(0;(21-([.$B24]-[.L$5])/20)))*[.$A24])*((([.$R$3])*([.$R$3]+1)/2)/([.$R$3]^2))*(([.$E24]*[.$R$3])/(MIN(1;MAX(0;(21-([.$D24]-[.L$2])/20)))*[.L$3]*[.$R$1])))/([.$R$1]*[.L$4]))" office:value-type="float" office:value="0.430851063829787" calcext:value-type="float">
            <text:p>0.43</text:p>
          </table:table-cell>
          <table:table-cell table:formula="of:=COM.MICROSOFT.SWITCH([.$D$3];&quot;Rounds2Kill&quot;;([.$E24]*[.$R$3])/(MIN(1;MAX(0;(21-([.$D24]-[.M$2])/20)))*[.M$3]*[.$R$1]);&quot;Rounds2Die&quot;;([.M$4]*[.$R$1])/(MIN(1;MAX(0;(21-([.$B24]-[.M$5])/20)))*[.$A24]*[.$R$3]);&quot;Kill/PartyHP%&quot;;((MIN(1;MAX(0;(21-([.$B24]-[.M$5])/20)))*[.$A24])*((([.$R$3])*([.$R$3]+1)/2)/([.$R$3]^2))*(([.$E24]*[.$R$3])/(MIN(1;MAX(0;(21-([.$D24]-[.M$2])/20)))*[.M$3]*[.$R$1])))/([.$R$1]*[.M$4]))" office:value-type="float" office:value="0.389423076923077" calcext:value-type="float">
            <text:p>0.39</text:p>
          </table:table-cell>
          <table:table-cell table:formula="of:=COM.MICROSOFT.SWITCH([.$D$3];&quot;Rounds2Kill&quot;;([.$E24]*[.$R$3])/(MIN(1;MAX(0;(21-([.$D24]-[.N$2])/20)))*[.N$3]*[.$R$1]);&quot;Rounds2Die&quot;;([.N$4]*[.$R$1])/(MIN(1;MAX(0;(21-([.$B24]-[.N$5])/20)))*[.$A24]*[.$R$3]);&quot;Kill/PartyHP%&quot;;((MIN(1;MAX(0;(21-([.$B24]-[.N$5])/20)))*[.$A24])*((([.$R$3])*([.$R$3]+1)/2)/([.$R$3]^2))*(([.$E24]*[.$R$3])/(MIN(1;MAX(0;(21-([.$D24]-[.N$2])/20)))*[.N$3]*[.$R$1])))/([.$R$1]*[.N$4]))" office:value-type="float" office:value="0.361607142857143" calcext:value-type="float">
            <text:p>0.36</text:p>
          </table:table-cell>
          <table:table-cell table:formula="of:=COM.MICROSOFT.SWITCH([.$D$3];&quot;Rounds2Kill&quot;;([.$E24]*[.$R$3])/(MIN(1;MAX(0;(21-([.$D24]-[.O$2])/20)))*[.O$3]*[.$R$1]);&quot;Rounds2Die&quot;;([.O$4]*[.$R$1])/(MIN(1;MAX(0;(21-([.$B24]-[.O$5])/20)))*[.$A24]*[.$R$3]);&quot;Kill/PartyHP%&quot;;((MIN(1;MAX(0;(21-([.$B24]-[.O$5])/20)))*[.$A24])*((([.$R$3])*([.$R$3]+1)/2)/([.$R$3]^2))*(([.$E24]*[.$R$3])/(MIN(1;MAX(0;(21-([.$D24]-[.O$2])/20)))*[.O$3]*[.$R$1])))/([.$R$1]*[.O$4]))" office:value-type="float" office:value="0.333333333333333" calcext:value-type="float">
            <text:p>0.33</text:p>
          </table:table-cell>
          <table:table-cell table:number-columns-repeated="5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85.5" calcext:value-type="float">
            <text:p>85.5</text:p>
          </table:table-cell>
          <table:table-cell table:formula="of:=COM.MICROSOFT.SWITCH([.$D$3];&quot;Rounds2Kill&quot;;([.$E25]*[.$R$3])/(MIN(1;MAX(0;(21-([.$D25]-[.F$2])/20)))*[.F$3]*[.$R$1]);&quot;Rounds2Die&quot;;([.F$4]*[.$R$1])/(MIN(1;MAX(0;(21-([.$B25]-[.F$5])/20)))*[.$A25]*[.$R$3]);&quot;Kill/PartyHP%&quot;;((MIN(1;MAX(0;(21-([.$B25]-[.F$5])/20)))*[.$A25])*((([.$R$3])*([.$R$3]+1)/2)/([.$R$3]^2))*(([.$E25]*[.$R$3])/(MIN(1;MAX(0;(21-([.$D25]-[.F$2])/20)))*[.F$3]*[.$R$1])))/([.$R$1]*[.F$4]))" office:value-type="float" office:value="1.05555555555556" calcext:value-type="float">
            <text:p>1.06</text:p>
          </table:table-cell>
          <table:table-cell table:formula="of:=COM.MICROSOFT.SWITCH([.$D$3];&quot;Rounds2Kill&quot;;([.$E25]*[.$R$3])/(MIN(1;MAX(0;(21-([.$D25]-[.G$2])/20)))*[.G$3]*[.$R$1]);&quot;Rounds2Die&quot;;([.G$4]*[.$R$1])/(MIN(1;MAX(0;(21-([.$B25]-[.G$5])/20)))*[.$A25]*[.$R$3]);&quot;Kill/PartyHP%&quot;;((MIN(1;MAX(0;(21-([.$B25]-[.G$5])/20)))*[.$A25])*((([.$R$3])*([.$R$3]+1)/2)/([.$R$3]^2))*(([.$E25]*[.$R$3])/(MIN(1;MAX(0;(21-([.$D25]-[.G$2])/20)))*[.G$3]*[.$R$1])))/([.$R$1]*[.G$4]))" office:value-type="float" office:value="0.855" calcext:value-type="float">
            <text:p>0.86</text:p>
          </table:table-cell>
          <table:table-cell table:formula="of:=COM.MICROSOFT.SWITCH([.$D$3];&quot;Rounds2Kill&quot;;([.$E25]*[.$R$3])/(MIN(1;MAX(0;(21-([.$D25]-[.H$2])/20)))*[.H$3]*[.$R$1]);&quot;Rounds2Die&quot;;([.H$4]*[.$R$1])/(MIN(1;MAX(0;(21-([.$B25]-[.H$5])/20)))*[.$A25]*[.$R$3]);&quot;Kill/PartyHP%&quot;;((MIN(1;MAX(0;(21-([.$B25]-[.H$5])/20)))*[.$A25])*((([.$R$3])*([.$R$3]+1)/2)/([.$R$3]^2))*(([.$E25]*[.$R$3])/(MIN(1;MAX(0;(21-([.$D25]-[.H$2])/20)))*[.H$3]*[.$R$1])))/([.$R$1]*[.H$4]))" office:value-type="float" office:value="0.737068965517241" calcext:value-type="float">
            <text:p>0.74</text:p>
          </table:table-cell>
          <table:table-cell table:formula="of:=COM.MICROSOFT.SWITCH([.$D$3];&quot;Rounds2Kill&quot;;([.$E25]*[.$R$3])/(MIN(1;MAX(0;(21-([.$D25]-[.I$2])/20)))*[.I$3]*[.$R$1]);&quot;Rounds2Die&quot;;([.I$4]*[.$R$1])/(MIN(1;MAX(0;(21-([.$B25]-[.I$5])/20)))*[.$A25]*[.$R$3]);&quot;Kill/PartyHP%&quot;;((MIN(1;MAX(0;(21-([.$B25]-[.I$5])/20)))*[.$A25])*((([.$R$3])*([.$R$3]+1)/2)/([.$R$3]^2))*(([.$E25]*[.$R$3])/(MIN(1;MAX(0;(21-([.$D25]-[.I$2])/20)))*[.I$3]*[.$R$1])))/([.$R$1]*[.I$4]))" office:value-type="float" office:value="0.628676470588235" calcext:value-type="float">
            <text:p>0.63</text:p>
          </table:table-cell>
          <table:table-cell table:formula="of:=COM.MICROSOFT.SWITCH([.$D$3];&quot;Rounds2Kill&quot;;([.$E25]*[.$R$3])/(MIN(1;MAX(0;(21-([.$D25]-[.J$2])/20)))*[.J$3]*[.$R$1]);&quot;Rounds2Die&quot;;([.J$4]*[.$R$1])/(MIN(1;MAX(0;(21-([.$B25]-[.J$5])/20)))*[.$A25]*[.$R$3]);&quot;Kill/PartyHP%&quot;;((MIN(1;MAX(0;(21-([.$B25]-[.J$5])/20)))*[.$A25])*((([.$R$3])*([.$R$3]+1)/2)/([.$R$3]^2))*(([.$E25]*[.$R$3])/(MIN(1;MAX(0;(21-([.$D25]-[.J$2])/20)))*[.J$3]*[.$R$1])))/([.$R$1]*[.J$4]))" office:value-type="float" office:value="0.5625" calcext:value-type="float">
            <text:p>0.56</text:p>
          </table:table-cell>
          <table:table-cell table:formula="of:=COM.MICROSOFT.SWITCH([.$D$3];&quot;Rounds2Kill&quot;;([.$E25]*[.$R$3])/(MIN(1;MAX(0;(21-([.$D25]-[.K$2])/20)))*[.K$3]*[.$R$1]);&quot;Rounds2Die&quot;;([.K$4]*[.$R$1])/(MIN(1;MAX(0;(21-([.$B25]-[.K$5])/20)))*[.$A25]*[.$R$3]);&quot;Kill/PartyHP%&quot;;((MIN(1;MAX(0;(21-([.$B25]-[.K$5])/20)))*[.$A25])*((([.$R$3])*([.$R$3]+1)/2)/([.$R$3]^2))*(([.$E25]*[.$R$3])/(MIN(1;MAX(0;(21-([.$D25]-[.K$2])/20)))*[.K$3]*[.$R$1])))/([.$R$1]*[.K$4]))" office:value-type="float" office:value="0.497093023255814" calcext:value-type="float">
            <text:p>0.50</text:p>
          </table:table-cell>
          <table:table-cell table:formula="of:=COM.MICROSOFT.SWITCH([.$D$3];&quot;Rounds2Kill&quot;;([.$E25]*[.$R$3])/(MIN(1;MAX(0;(21-([.$D25]-[.L$2])/20)))*[.L$3]*[.$R$1]);&quot;Rounds2Die&quot;;([.L$4]*[.$R$1])/(MIN(1;MAX(0;(21-([.$B25]-[.L$5])/20)))*[.$A25]*[.$R$3]);&quot;Kill/PartyHP%&quot;;((MIN(1;MAX(0;(21-([.$B25]-[.L$5])/20)))*[.$A25])*((([.$R$3])*([.$R$3]+1)/2)/([.$R$3]^2))*(([.$E25]*[.$R$3])/(MIN(1;MAX(0;(21-([.$D25]-[.L$2])/20)))*[.L$3]*[.$R$1])))/([.$R$1]*[.L$4]))" office:value-type="float" office:value="0.454787234042553" calcext:value-type="float">
            <text:p>0.45</text:p>
          </table:table-cell>
          <table:table-cell table:formula="of:=COM.MICROSOFT.SWITCH([.$D$3];&quot;Rounds2Kill&quot;;([.$E25]*[.$R$3])/(MIN(1;MAX(0;(21-([.$D25]-[.M$2])/20)))*[.M$3]*[.$R$1]);&quot;Rounds2Die&quot;;([.M$4]*[.$R$1])/(MIN(1;MAX(0;(21-([.$B25]-[.M$5])/20)))*[.$A25]*[.$R$3]);&quot;Kill/PartyHP%&quot;;((MIN(1;MAX(0;(21-([.$B25]-[.M$5])/20)))*[.$A25])*((([.$R$3])*([.$R$3]+1)/2)/([.$R$3]^2))*(([.$E25]*[.$R$3])/(MIN(1;MAX(0;(21-([.$D25]-[.M$2])/20)))*[.M$3]*[.$R$1])))/([.$R$1]*[.M$4]))" office:value-type="float" office:value="0.411057692307692" calcext:value-type="float">
            <text:p>0.41</text:p>
          </table:table-cell>
          <table:table-cell table:formula="of:=COM.MICROSOFT.SWITCH([.$D$3];&quot;Rounds2Kill&quot;;([.$E25]*[.$R$3])/(MIN(1;MAX(0;(21-([.$D25]-[.N$2])/20)))*[.N$3]*[.$R$1]);&quot;Rounds2Die&quot;;([.N$4]*[.$R$1])/(MIN(1;MAX(0;(21-([.$B25]-[.N$5])/20)))*[.$A25]*[.$R$3]);&quot;Kill/PartyHP%&quot;;((MIN(1;MAX(0;(21-([.$B25]-[.N$5])/20)))*[.$A25])*((([.$R$3])*([.$R$3]+1)/2)/([.$R$3]^2))*(([.$E25]*[.$R$3])/(MIN(1;MAX(0;(21-([.$D25]-[.N$2])/20)))*[.N$3]*[.$R$1])))/([.$R$1]*[.N$4]))" office:value-type="float" office:value="0.381696428571429" calcext:value-type="float">
            <text:p>0.38</text:p>
          </table:table-cell>
          <table:table-cell table:formula="of:=COM.MICROSOFT.SWITCH([.$D$3];&quot;Rounds2Kill&quot;;([.$E25]*[.$R$3])/(MIN(1;MAX(0;(21-([.$D25]-[.O$2])/20)))*[.O$3]*[.$R$1]);&quot;Rounds2Die&quot;;([.O$4]*[.$R$1])/(MIN(1;MAX(0;(21-([.$B25]-[.O$5])/20)))*[.$A25]*[.$R$3]);&quot;Kill/PartyHP%&quot;;((MIN(1;MAX(0;(21-([.$B25]-[.O$5])/20)))*[.$A25])*((([.$R$3])*([.$R$3]+1)/2)/([.$R$3]^2))*(([.$E25]*[.$R$3])/(MIN(1;MAX(0;(21-([.$D25]-[.O$2])/20)))*[.O$3]*[.$R$1])))/([.$R$1]*[.O$4]))" office:value-type="float" office:value="0.351851851851852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COM.MICROSOFT.SWITCH([.$D$3];&quot;Rounds2Kill&quot;;([.$E26]*[.$R$3])/(MIN(1;MAX(0;(21-([.$D26]-[.F$2])/20)))*[.F$3]*[.$R$1]);&quot;Rounds2Die&quot;;([.F$4]*[.$R$1])/(MIN(1;MAX(0;(21-([.$B26]-[.F$5])/20)))*[.$A26]*[.$R$3]);&quot;Kill/PartyHP%&quot;;((MIN(1;MAX(0;(21-([.$B26]-[.F$5])/20)))*[.$A26])*((([.$R$3])*([.$R$3]+1)/2)/([.$R$3]^2))*(([.$E26]*[.$R$3])/(MIN(1;MAX(0;(21-([.$D26]-[.F$2])/20)))*[.F$3]*[.$R$1])))/([.$R$1]*[.F$4]))" office:value-type="float" office:value="1.11111111111111" calcext:value-type="float">
            <text:p>1.11</text:p>
          </table:table-cell>
          <table:table-cell table:formula="of:=COM.MICROSOFT.SWITCH([.$D$3];&quot;Rounds2Kill&quot;;([.$E26]*[.$R$3])/(MIN(1;MAX(0;(21-([.$D26]-[.G$2])/20)))*[.G$3]*[.$R$1]);&quot;Rounds2Die&quot;;([.G$4]*[.$R$1])/(MIN(1;MAX(0;(21-([.$B26]-[.G$5])/20)))*[.$A26]*[.$R$3]);&quot;Kill/PartyHP%&quot;;((MIN(1;MAX(0;(21-([.$B26]-[.G$5])/20)))*[.$A26])*((([.$R$3])*([.$R$3]+1)/2)/([.$R$3]^2))*(([.$E26]*[.$R$3])/(MIN(1;MAX(0;(21-([.$D26]-[.G$2])/20)))*[.G$3]*[.$R$1])))/([.$R$1]*[.G$4]))" office:value-type="float" office:value="0.9" calcext:value-type="float">
            <text:p>0.90</text:p>
          </table:table-cell>
          <table:table-cell table:formula="of:=COM.MICROSOFT.SWITCH([.$D$3];&quot;Rounds2Kill&quot;;([.$E26]*[.$R$3])/(MIN(1;MAX(0;(21-([.$D26]-[.H$2])/20)))*[.H$3]*[.$R$1]);&quot;Rounds2Die&quot;;([.H$4]*[.$R$1])/(MIN(1;MAX(0;(21-([.$B26]-[.H$5])/20)))*[.$A26]*[.$R$3]);&quot;Kill/PartyHP%&quot;;((MIN(1;MAX(0;(21-([.$B26]-[.H$5])/20)))*[.$A26])*((([.$R$3])*([.$R$3]+1)/2)/([.$R$3]^2))*(([.$E26]*[.$R$3])/(MIN(1;MAX(0;(21-([.$D26]-[.H$2])/20)))*[.H$3]*[.$R$1])))/([.$R$1]*[.H$4]))" office:value-type="float" office:value="0.775862068965517" calcext:value-type="float">
            <text:p>0.78</text:p>
          </table:table-cell>
          <table:table-cell table:formula="of:=COM.MICROSOFT.SWITCH([.$D$3];&quot;Rounds2Kill&quot;;([.$E26]*[.$R$3])/(MIN(1;MAX(0;(21-([.$D26]-[.I$2])/20)))*[.I$3]*[.$R$1]);&quot;Rounds2Die&quot;;([.I$4]*[.$R$1])/(MIN(1;MAX(0;(21-([.$B26]-[.I$5])/20)))*[.$A26]*[.$R$3]);&quot;Kill/PartyHP%&quot;;((MIN(1;MAX(0;(21-([.$B26]-[.I$5])/20)))*[.$A26])*((([.$R$3])*([.$R$3]+1)/2)/([.$R$3]^2))*(([.$E26]*[.$R$3])/(MIN(1;MAX(0;(21-([.$D26]-[.I$2])/20)))*[.I$3]*[.$R$1])))/([.$R$1]*[.I$4]))" office:value-type="float" office:value="0.661764705882353" calcext:value-type="float">
            <text:p>0.66</text:p>
          </table:table-cell>
          <table:table-cell table:formula="of:=COM.MICROSOFT.SWITCH([.$D$3];&quot;Rounds2Kill&quot;;([.$E26]*[.$R$3])/(MIN(1;MAX(0;(21-([.$D26]-[.J$2])/20)))*[.J$3]*[.$R$1]);&quot;Rounds2Die&quot;;([.J$4]*[.$R$1])/(MIN(1;MAX(0;(21-([.$B26]-[.J$5])/20)))*[.$A26]*[.$R$3]);&quot;Kill/PartyHP%&quot;;((MIN(1;MAX(0;(21-([.$B26]-[.J$5])/20)))*[.$A26])*((([.$R$3])*([.$R$3]+1)/2)/([.$R$3]^2))*(([.$E26]*[.$R$3])/(MIN(1;MAX(0;(21-([.$D26]-[.J$2])/20)))*[.J$3]*[.$R$1])))/([.$R$1]*[.J$4]))" office:value-type="float" office:value="0.592105263157895" calcext:value-type="float">
            <text:p>0.59</text:p>
          </table:table-cell>
          <table:table-cell table:formula="of:=COM.MICROSOFT.SWITCH([.$D$3];&quot;Rounds2Kill&quot;;([.$E26]*[.$R$3])/(MIN(1;MAX(0;(21-([.$D26]-[.K$2])/20)))*[.K$3]*[.$R$1]);&quot;Rounds2Die&quot;;([.K$4]*[.$R$1])/(MIN(1;MAX(0;(21-([.$B26]-[.K$5])/20)))*[.$A26]*[.$R$3]);&quot;Kill/PartyHP%&quot;;((MIN(1;MAX(0;(21-([.$B26]-[.K$5])/20)))*[.$A26])*((([.$R$3])*([.$R$3]+1)/2)/([.$R$3]^2))*(([.$E26]*[.$R$3])/(MIN(1;MAX(0;(21-([.$D26]-[.K$2])/20)))*[.K$3]*[.$R$1])))/([.$R$1]*[.K$4]))" office:value-type="float" office:value="0.523255813953488" calcext:value-type="float">
            <text:p>0.52</text:p>
          </table:table-cell>
          <table:table-cell table:formula="of:=COM.MICROSOFT.SWITCH([.$D$3];&quot;Rounds2Kill&quot;;([.$E26]*[.$R$3])/(MIN(1;MAX(0;(21-([.$D26]-[.L$2])/20)))*[.L$3]*[.$R$1]);&quot;Rounds2Die&quot;;([.L$4]*[.$R$1])/(MIN(1;MAX(0;(21-([.$B26]-[.L$5])/20)))*[.$A26]*[.$R$3]);&quot;Kill/PartyHP%&quot;;((MIN(1;MAX(0;(21-([.$B26]-[.L$5])/20)))*[.$A26])*((([.$R$3])*([.$R$3]+1)/2)/([.$R$3]^2))*(([.$E26]*[.$R$3])/(MIN(1;MAX(0;(21-([.$D26]-[.L$2])/20)))*[.L$3]*[.$R$1])))/([.$R$1]*[.L$4]))" office:value-type="float" office:value="0.478723404255319" calcext:value-type="float">
            <text:p>0.48</text:p>
          </table:table-cell>
          <table:table-cell table:formula="of:=COM.MICROSOFT.SWITCH([.$D$3];&quot;Rounds2Kill&quot;;([.$E26]*[.$R$3])/(MIN(1;MAX(0;(21-([.$D26]-[.M$2])/20)))*[.M$3]*[.$R$1]);&quot;Rounds2Die&quot;;([.M$4]*[.$R$1])/(MIN(1;MAX(0;(21-([.$B26]-[.M$5])/20)))*[.$A26]*[.$R$3]);&quot;Kill/PartyHP%&quot;;((MIN(1;MAX(0;(21-([.$B26]-[.M$5])/20)))*[.$A26])*((([.$R$3])*([.$R$3]+1)/2)/([.$R$3]^2))*(([.$E26]*[.$R$3])/(MIN(1;MAX(0;(21-([.$D26]-[.M$2])/20)))*[.M$3]*[.$R$1])))/([.$R$1]*[.M$4]))" office:value-type="float" office:value="0.432692307692308" calcext:value-type="float">
            <text:p>0.43</text:p>
          </table:table-cell>
          <table:table-cell table:formula="of:=COM.MICROSOFT.SWITCH([.$D$3];&quot;Rounds2Kill&quot;;([.$E26]*[.$R$3])/(MIN(1;MAX(0;(21-([.$D26]-[.N$2])/20)))*[.N$3]*[.$R$1]);&quot;Rounds2Die&quot;;([.N$4]*[.$R$1])/(MIN(1;MAX(0;(21-([.$B26]-[.N$5])/20)))*[.$A26]*[.$R$3]);&quot;Kill/PartyHP%&quot;;((MIN(1;MAX(0;(21-([.$B26]-[.N$5])/20)))*[.$A26])*((([.$R$3])*([.$R$3]+1)/2)/([.$R$3]^2))*(([.$E26]*[.$R$3])/(MIN(1;MAX(0;(21-([.$D26]-[.N$2])/20)))*[.N$3]*[.$R$1])))/([.$R$1]*[.N$4]))" office:value-type="float" office:value="0.401785714285714" calcext:value-type="float">
            <text:p>0.40</text:p>
          </table:table-cell>
          <table:table-cell table:formula="of:=COM.MICROSOFT.SWITCH([.$D$3];&quot;Rounds2Kill&quot;;([.$E26]*[.$R$3])/(MIN(1;MAX(0;(21-([.$D26]-[.O$2])/20)))*[.O$3]*[.$R$1]);&quot;Rounds2Die&quot;;([.O$4]*[.$R$1])/(MIN(1;MAX(0;(21-([.$B26]-[.O$5])/20)))*[.$A26]*[.$R$3]);&quot;Kill/PartyHP%&quot;;((MIN(1;MAX(0;(21-([.$B26]-[.O$5])/20)))*[.$A26])*((([.$R$3])*([.$R$3]+1)/2)/([.$R$3]^2))*(([.$E26]*[.$R$3])/(MIN(1;MAX(0;(21-([.$D26]-[.O$2])/20)))*[.O$3]*[.$R$1])))/([.$R$1]*[.O$4]))" office:value-type="float" office:value="0.37037037037037" calcext:value-type="float">
            <text:p>0.3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4.5" calcext:value-type="float">
            <text:p>94.5</text:p>
          </table:table-cell>
          <table:table-cell table:formula="of:=COM.MICROSOFT.SWITCH([.$D$3];&quot;Rounds2Kill&quot;;([.$E27]*[.$R$3])/(MIN(1;MAX(0;(21-([.$D27]-[.F$2])/20)))*[.F$3]*[.$R$1]);&quot;Rounds2Die&quot;;([.F$4]*[.$R$1])/(MIN(1;MAX(0;(21-([.$B27]-[.F$5])/20)))*[.$A27]*[.$R$3]);&quot;Kill/PartyHP%&quot;;((MIN(1;MAX(0;(21-([.$B27]-[.F$5])/20)))*[.$A27])*((([.$R$3])*([.$R$3]+1)/2)/([.$R$3]^2))*(([.$E27]*[.$R$3])/(MIN(1;MAX(0;(21-([.$D27]-[.F$2])/20)))*[.F$3]*[.$R$1])))/([.$R$1]*[.F$4]))" office:value-type="float" office:value="1.16666666666667" calcext:value-type="float">
            <text:p>1.17</text:p>
          </table:table-cell>
          <table:table-cell table:formula="of:=COM.MICROSOFT.SWITCH([.$D$3];&quot;Rounds2Kill&quot;;([.$E27]*[.$R$3])/(MIN(1;MAX(0;(21-([.$D27]-[.G$2])/20)))*[.G$3]*[.$R$1]);&quot;Rounds2Die&quot;;([.G$4]*[.$R$1])/(MIN(1;MAX(0;(21-([.$B27]-[.G$5])/20)))*[.$A27]*[.$R$3]);&quot;Kill/PartyHP%&quot;;((MIN(1;MAX(0;(21-([.$B27]-[.G$5])/20)))*[.$A27])*((([.$R$3])*([.$R$3]+1)/2)/([.$R$3]^2))*(([.$E27]*[.$R$3])/(MIN(1;MAX(0;(21-([.$D27]-[.G$2])/20)))*[.G$3]*[.$R$1])))/([.$R$1]*[.G$4]))" office:value-type="float" office:value="0.945" calcext:value-type="float">
            <text:p>0.95</text:p>
          </table:table-cell>
          <table:table-cell table:formula="of:=COM.MICROSOFT.SWITCH([.$D$3];&quot;Rounds2Kill&quot;;([.$E27]*[.$R$3])/(MIN(1;MAX(0;(21-([.$D27]-[.H$2])/20)))*[.H$3]*[.$R$1]);&quot;Rounds2Die&quot;;([.H$4]*[.$R$1])/(MIN(1;MAX(0;(21-([.$B27]-[.H$5])/20)))*[.$A27]*[.$R$3]);&quot;Kill/PartyHP%&quot;;((MIN(1;MAX(0;(21-([.$B27]-[.H$5])/20)))*[.$A27])*((([.$R$3])*([.$R$3]+1)/2)/([.$R$3]^2))*(([.$E27]*[.$R$3])/(MIN(1;MAX(0;(21-([.$D27]-[.H$2])/20)))*[.H$3]*[.$R$1])))/([.$R$1]*[.H$4]))" office:value-type="float" office:value="0.814655172413793" calcext:value-type="float">
            <text:p>0.81</text:p>
          </table:table-cell>
          <table:table-cell table:formula="of:=COM.MICROSOFT.SWITCH([.$D$3];&quot;Rounds2Kill&quot;;([.$E27]*[.$R$3])/(MIN(1;MAX(0;(21-([.$D27]-[.I$2])/20)))*[.I$3]*[.$R$1]);&quot;Rounds2Die&quot;;([.I$4]*[.$R$1])/(MIN(1;MAX(0;(21-([.$B27]-[.I$5])/20)))*[.$A27]*[.$R$3]);&quot;Kill/PartyHP%&quot;;((MIN(1;MAX(0;(21-([.$B27]-[.I$5])/20)))*[.$A27])*((([.$R$3])*([.$R$3]+1)/2)/([.$R$3]^2))*(([.$E27]*[.$R$3])/(MIN(1;MAX(0;(21-([.$D27]-[.I$2])/20)))*[.I$3]*[.$R$1])))/([.$R$1]*[.I$4]))" office:value-type="float" office:value="0.694852941176471" calcext:value-type="float">
            <text:p>0.69</text:p>
          </table:table-cell>
          <table:table-cell table:formula="of:=COM.MICROSOFT.SWITCH([.$D$3];&quot;Rounds2Kill&quot;;([.$E27]*[.$R$3])/(MIN(1;MAX(0;(21-([.$D27]-[.J$2])/20)))*[.J$3]*[.$R$1]);&quot;Rounds2Die&quot;;([.J$4]*[.$R$1])/(MIN(1;MAX(0;(21-([.$B27]-[.J$5])/20)))*[.$A27]*[.$R$3]);&quot;Kill/PartyHP%&quot;;((MIN(1;MAX(0;(21-([.$B27]-[.J$5])/20)))*[.$A27])*((([.$R$3])*([.$R$3]+1)/2)/([.$R$3]^2))*(([.$E27]*[.$R$3])/(MIN(1;MAX(0;(21-([.$D27]-[.J$2])/20)))*[.J$3]*[.$R$1])))/([.$R$1]*[.J$4]))" office:value-type="float" office:value="0.62171052631579" calcext:value-type="float">
            <text:p>0.62</text:p>
          </table:table-cell>
          <table:table-cell table:formula="of:=COM.MICROSOFT.SWITCH([.$D$3];&quot;Rounds2Kill&quot;;([.$E27]*[.$R$3])/(MIN(1;MAX(0;(21-([.$D27]-[.K$2])/20)))*[.K$3]*[.$R$1]);&quot;Rounds2Die&quot;;([.K$4]*[.$R$1])/(MIN(1;MAX(0;(21-([.$B27]-[.K$5])/20)))*[.$A27]*[.$R$3]);&quot;Kill/PartyHP%&quot;;((MIN(1;MAX(0;(21-([.$B27]-[.K$5])/20)))*[.$A27])*((([.$R$3])*([.$R$3]+1)/2)/([.$R$3]^2))*(([.$E27]*[.$R$3])/(MIN(1;MAX(0;(21-([.$D27]-[.K$2])/20)))*[.K$3]*[.$R$1])))/([.$R$1]*[.K$4]))" office:value-type="float" office:value="0.549418604651163" calcext:value-type="float">
            <text:p>0.55</text:p>
          </table:table-cell>
          <table:table-cell table:formula="of:=COM.MICROSOFT.SWITCH([.$D$3];&quot;Rounds2Kill&quot;;([.$E27]*[.$R$3])/(MIN(1;MAX(0;(21-([.$D27]-[.L$2])/20)))*[.L$3]*[.$R$1]);&quot;Rounds2Die&quot;;([.L$4]*[.$R$1])/(MIN(1;MAX(0;(21-([.$B27]-[.L$5])/20)))*[.$A27]*[.$R$3]);&quot;Kill/PartyHP%&quot;;((MIN(1;MAX(0;(21-([.$B27]-[.L$5])/20)))*[.$A27])*((([.$R$3])*([.$R$3]+1)/2)/([.$R$3]^2))*(([.$E27]*[.$R$3])/(MIN(1;MAX(0;(21-([.$D27]-[.L$2])/20)))*[.L$3]*[.$R$1])))/([.$R$1]*[.L$4]))" office:value-type="float" office:value="0.502659574468085" calcext:value-type="float">
            <text:p>0.50</text:p>
          </table:table-cell>
          <table:table-cell table:formula="of:=COM.MICROSOFT.SWITCH([.$D$3];&quot;Rounds2Kill&quot;;([.$E27]*[.$R$3])/(MIN(1;MAX(0;(21-([.$D27]-[.M$2])/20)))*[.M$3]*[.$R$1]);&quot;Rounds2Die&quot;;([.M$4]*[.$R$1])/(MIN(1;MAX(0;(21-([.$B27]-[.M$5])/20)))*[.$A27]*[.$R$3]);&quot;Kill/PartyHP%&quot;;((MIN(1;MAX(0;(21-([.$B27]-[.M$5])/20)))*[.$A27])*((([.$R$3])*([.$R$3]+1)/2)/([.$R$3]^2))*(([.$E27]*[.$R$3])/(MIN(1;MAX(0;(21-([.$D27]-[.M$2])/20)))*[.M$3]*[.$R$1])))/([.$R$1]*[.M$4]))" office:value-type="float" office:value="0.454326923076923" calcext:value-type="float">
            <text:p>0.45</text:p>
          </table:table-cell>
          <table:table-cell table:formula="of:=COM.MICROSOFT.SWITCH([.$D$3];&quot;Rounds2Kill&quot;;([.$E27]*[.$R$3])/(MIN(1;MAX(0;(21-([.$D27]-[.N$2])/20)))*[.N$3]*[.$R$1]);&quot;Rounds2Die&quot;;([.N$4]*[.$R$1])/(MIN(1;MAX(0;(21-([.$B27]-[.N$5])/20)))*[.$A27]*[.$R$3]);&quot;Kill/PartyHP%&quot;;((MIN(1;MAX(0;(21-([.$B27]-[.N$5])/20)))*[.$A27])*((([.$R$3])*([.$R$3]+1)/2)/([.$R$3]^2))*(([.$E27]*[.$R$3])/(MIN(1;MAX(0;(21-([.$D27]-[.N$2])/20)))*[.N$3]*[.$R$1])))/([.$R$1]*[.N$4]))" office:value-type="float" office:value="0.421875" calcext:value-type="float">
            <text:p>0.42</text:p>
          </table:table-cell>
          <table:table-cell table:formula="of:=COM.MICROSOFT.SWITCH([.$D$3];&quot;Rounds2Kill&quot;;([.$E27]*[.$R$3])/(MIN(1;MAX(0;(21-([.$D27]-[.O$2])/20)))*[.O$3]*[.$R$1]);&quot;Rounds2Die&quot;;([.O$4]*[.$R$1])/(MIN(1;MAX(0;(21-([.$B27]-[.O$5])/20)))*[.$A27]*[.$R$3]);&quot;Kill/PartyHP%&quot;;((MIN(1;MAX(0;(21-([.$B27]-[.O$5])/20)))*[.$A27])*((([.$R$3])*([.$R$3]+1)/2)/([.$R$3]^2))*(([.$E27]*[.$R$3])/(MIN(1;MAX(0;(21-([.$D27]-[.O$2])/20)))*[.O$3]*[.$R$1])))/([.$R$1]*[.O$4]))" office:value-type="float" office:value="0.388888888888889" calcext:value-type="float">
            <text:p>0.3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table:formula="of:=COM.MICROSOFT.SWITCH([.$D$3];&quot;Rounds2Kill&quot;;([.$E28]*[.$R$3])/(MIN(1;MAX(0;(21-([.$D28]-[.F$2])/20)))*[.F$3]*[.$R$1]);&quot;Rounds2Die&quot;;([.F$4]*[.$R$1])/(MIN(1;MAX(0;(21-([.$B28]-[.F$5])/20)))*[.$A28]*[.$R$3]);&quot;Kill/PartyHP%&quot;;((MIN(1;MAX(0;(21-([.$B28]-[.F$5])/20)))*[.$A28])*((([.$R$3])*([.$R$3]+1)/2)/([.$R$3]^2))*(([.$E28]*[.$R$3])/(MIN(1;MAX(0;(21-([.$D28]-[.F$2])/20)))*[.F$3]*[.$R$1])))/([.$R$1]*[.F$4]))" office:value-type="float" office:value="1.22222222222222" calcext:value-type="float">
            <text:p>1.22</text:p>
          </table:table-cell>
          <table:table-cell table:formula="of:=COM.MICROSOFT.SWITCH([.$D$3];&quot;Rounds2Kill&quot;;([.$E28]*[.$R$3])/(MIN(1;MAX(0;(21-([.$D28]-[.G$2])/20)))*[.G$3]*[.$R$1]);&quot;Rounds2Die&quot;;([.G$4]*[.$R$1])/(MIN(1;MAX(0;(21-([.$B28]-[.G$5])/20)))*[.$A28]*[.$R$3]);&quot;Kill/PartyHP%&quot;;((MIN(1;MAX(0;(21-([.$B28]-[.G$5])/20)))*[.$A28])*((([.$R$3])*([.$R$3]+1)/2)/([.$R$3]^2))*(([.$E28]*[.$R$3])/(MIN(1;MAX(0;(21-([.$D28]-[.G$2])/20)))*[.G$3]*[.$R$1])))/([.$R$1]*[.G$4]))" office:value-type="float" office:value="0.99" calcext:value-type="float">
            <text:p>0.99</text:p>
          </table:table-cell>
          <table:table-cell table:formula="of:=COM.MICROSOFT.SWITCH([.$D$3];&quot;Rounds2Kill&quot;;([.$E28]*[.$R$3])/(MIN(1;MAX(0;(21-([.$D28]-[.H$2])/20)))*[.H$3]*[.$R$1]);&quot;Rounds2Die&quot;;([.H$4]*[.$R$1])/(MIN(1;MAX(0;(21-([.$B28]-[.H$5])/20)))*[.$A28]*[.$R$3]);&quot;Kill/PartyHP%&quot;;((MIN(1;MAX(0;(21-([.$B28]-[.H$5])/20)))*[.$A28])*((([.$R$3])*([.$R$3]+1)/2)/([.$R$3]^2))*(([.$E28]*[.$R$3])/(MIN(1;MAX(0;(21-([.$D28]-[.H$2])/20)))*[.H$3]*[.$R$1])))/([.$R$1]*[.H$4]))" office:value-type="float" office:value="0.853448275862069" calcext:value-type="float">
            <text:p>0.85</text:p>
          </table:table-cell>
          <table:table-cell table:formula="of:=COM.MICROSOFT.SWITCH([.$D$3];&quot;Rounds2Kill&quot;;([.$E28]*[.$R$3])/(MIN(1;MAX(0;(21-([.$D28]-[.I$2])/20)))*[.I$3]*[.$R$1]);&quot;Rounds2Die&quot;;([.I$4]*[.$R$1])/(MIN(1;MAX(0;(21-([.$B28]-[.I$5])/20)))*[.$A28]*[.$R$3]);&quot;Kill/PartyHP%&quot;;((MIN(1;MAX(0;(21-([.$B28]-[.I$5])/20)))*[.$A28])*((([.$R$3])*([.$R$3]+1)/2)/([.$R$3]^2))*(([.$E28]*[.$R$3])/(MIN(1;MAX(0;(21-([.$D28]-[.I$2])/20)))*[.I$3]*[.$R$1])))/([.$R$1]*[.I$4]))" office:value-type="float" office:value="0.727941176470588" calcext:value-type="float">
            <text:p>0.73</text:p>
          </table:table-cell>
          <table:table-cell table:formula="of:=COM.MICROSOFT.SWITCH([.$D$3];&quot;Rounds2Kill&quot;;([.$E28]*[.$R$3])/(MIN(1;MAX(0;(21-([.$D28]-[.J$2])/20)))*[.J$3]*[.$R$1]);&quot;Rounds2Die&quot;;([.J$4]*[.$R$1])/(MIN(1;MAX(0;(21-([.$B28]-[.J$5])/20)))*[.$A28]*[.$R$3]);&quot;Kill/PartyHP%&quot;;((MIN(1;MAX(0;(21-([.$B28]-[.J$5])/20)))*[.$A28])*((([.$R$3])*([.$R$3]+1)/2)/([.$R$3]^2))*(([.$E28]*[.$R$3])/(MIN(1;MAX(0;(21-([.$D28]-[.J$2])/20)))*[.J$3]*[.$R$1])))/([.$R$1]*[.J$4]))" office:value-type="float" office:value="0.651315789473684" calcext:value-type="float">
            <text:p>0.65</text:p>
          </table:table-cell>
          <table:table-cell table:formula="of:=COM.MICROSOFT.SWITCH([.$D$3];&quot;Rounds2Kill&quot;;([.$E28]*[.$R$3])/(MIN(1;MAX(0;(21-([.$D28]-[.K$2])/20)))*[.K$3]*[.$R$1]);&quot;Rounds2Die&quot;;([.K$4]*[.$R$1])/(MIN(1;MAX(0;(21-([.$B28]-[.K$5])/20)))*[.$A28]*[.$R$3]);&quot;Kill/PartyHP%&quot;;((MIN(1;MAX(0;(21-([.$B28]-[.K$5])/20)))*[.$A28])*((([.$R$3])*([.$R$3]+1)/2)/([.$R$3]^2))*(([.$E28]*[.$R$3])/(MIN(1;MAX(0;(21-([.$D28]-[.K$2])/20)))*[.K$3]*[.$R$1])))/([.$R$1]*[.K$4]))" office:value-type="float" office:value="0.575581395348837" calcext:value-type="float">
            <text:p>0.58</text:p>
          </table:table-cell>
          <table:table-cell table:formula="of:=COM.MICROSOFT.SWITCH([.$D$3];&quot;Rounds2Kill&quot;;([.$E28]*[.$R$3])/(MIN(1;MAX(0;(21-([.$D28]-[.L$2])/20)))*[.L$3]*[.$R$1]);&quot;Rounds2Die&quot;;([.L$4]*[.$R$1])/(MIN(1;MAX(0;(21-([.$B28]-[.L$5])/20)))*[.$A28]*[.$R$3]);&quot;Kill/PartyHP%&quot;;((MIN(1;MAX(0;(21-([.$B28]-[.L$5])/20)))*[.$A28])*((([.$R$3])*([.$R$3]+1)/2)/([.$R$3]^2))*(([.$E28]*[.$R$3])/(MIN(1;MAX(0;(21-([.$D28]-[.L$2])/20)))*[.L$3]*[.$R$1])))/([.$R$1]*[.L$4]))" office:value-type="float" office:value="0.526595744680851" calcext:value-type="float">
            <text:p>0.53</text:p>
          </table:table-cell>
          <table:table-cell table:formula="of:=COM.MICROSOFT.SWITCH([.$D$3];&quot;Rounds2Kill&quot;;([.$E28]*[.$R$3])/(MIN(1;MAX(0;(21-([.$D28]-[.M$2])/20)))*[.M$3]*[.$R$1]);&quot;Rounds2Die&quot;;([.M$4]*[.$R$1])/(MIN(1;MAX(0;(21-([.$B28]-[.M$5])/20)))*[.$A28]*[.$R$3]);&quot;Kill/PartyHP%&quot;;((MIN(1;MAX(0;(21-([.$B28]-[.M$5])/20)))*[.$A28])*((([.$R$3])*([.$R$3]+1)/2)/([.$R$3]^2))*(([.$E28]*[.$R$3])/(MIN(1;MAX(0;(21-([.$D28]-[.M$2])/20)))*[.M$3]*[.$R$1])))/([.$R$1]*[.M$4]))" office:value-type="float" office:value="0.475961538461538" calcext:value-type="float">
            <text:p>0.48</text:p>
          </table:table-cell>
          <table:table-cell table:formula="of:=COM.MICROSOFT.SWITCH([.$D$3];&quot;Rounds2Kill&quot;;([.$E28]*[.$R$3])/(MIN(1;MAX(0;(21-([.$D28]-[.N$2])/20)))*[.N$3]*[.$R$1]);&quot;Rounds2Die&quot;;([.N$4]*[.$R$1])/(MIN(1;MAX(0;(21-([.$B28]-[.N$5])/20)))*[.$A28]*[.$R$3]);&quot;Kill/PartyHP%&quot;;((MIN(1;MAX(0;(21-([.$B28]-[.N$5])/20)))*[.$A28])*((([.$R$3])*([.$R$3]+1)/2)/([.$R$3]^2))*(([.$E28]*[.$R$3])/(MIN(1;MAX(0;(21-([.$D28]-[.N$2])/20)))*[.N$3]*[.$R$1])))/([.$R$1]*[.N$4]))" office:value-type="float" office:value="0.441964285714286" calcext:value-type="float">
            <text:p>0.44</text:p>
          </table:table-cell>
          <table:table-cell table:formula="of:=COM.MICROSOFT.SWITCH([.$D$3];&quot;Rounds2Kill&quot;;([.$E28]*[.$R$3])/(MIN(1;MAX(0;(21-([.$D28]-[.O$2])/20)))*[.O$3]*[.$R$1]);&quot;Rounds2Die&quot;;([.O$4]*[.$R$1])/(MIN(1;MAX(0;(21-([.$B28]-[.O$5])/20)))*[.$A28]*[.$R$3]);&quot;Kill/PartyHP%&quot;;((MIN(1;MAX(0;(21-([.$B28]-[.O$5])/20)))*[.$A28])*((([.$R$3])*([.$R$3]+1)/2)/([.$R$3]^2))*(([.$E28]*[.$R$3])/(MIN(1;MAX(0;(21-([.$D28]-[.O$2])/20)))*[.O$3]*[.$R$1])))/([.$R$1]*[.O$4]))" office:value-type="float" office:value="0.407407407407407" calcext:value-type="float">
            <text:p>0.4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03.5" calcext:value-type="float">
            <text:p>103.5</text:p>
          </table:table-cell>
          <table:table-cell table:formula="of:=COM.MICROSOFT.SWITCH([.$D$3];&quot;Rounds2Kill&quot;;([.$E29]*[.$R$3])/(MIN(1;MAX(0;(21-([.$D29]-[.F$2])/20)))*[.F$3]*[.$R$1]);&quot;Rounds2Die&quot;;([.F$4]*[.$R$1])/(MIN(1;MAX(0;(21-([.$B29]-[.F$5])/20)))*[.$A29]*[.$R$3]);&quot;Kill/PartyHP%&quot;;((MIN(1;MAX(0;(21-([.$B29]-[.F$5])/20)))*[.$A29])*((([.$R$3])*([.$R$3]+1)/2)/([.$R$3]^2))*(([.$E29]*[.$R$3])/(MIN(1;MAX(0;(21-([.$D29]-[.F$2])/20)))*[.F$3]*[.$R$1])))/([.$R$1]*[.F$4]))" office:value-type="float" office:value="1.27777777777778" calcext:value-type="float">
            <text:p>1.28</text:p>
          </table:table-cell>
          <table:table-cell table:formula="of:=COM.MICROSOFT.SWITCH([.$D$3];&quot;Rounds2Kill&quot;;([.$E29]*[.$R$3])/(MIN(1;MAX(0;(21-([.$D29]-[.G$2])/20)))*[.G$3]*[.$R$1]);&quot;Rounds2Die&quot;;([.G$4]*[.$R$1])/(MIN(1;MAX(0;(21-([.$B29]-[.G$5])/20)))*[.$A29]*[.$R$3]);&quot;Kill/PartyHP%&quot;;((MIN(1;MAX(0;(21-([.$B29]-[.G$5])/20)))*[.$A29])*((([.$R$3])*([.$R$3]+1)/2)/([.$R$3]^2))*(([.$E29]*[.$R$3])/(MIN(1;MAX(0;(21-([.$D29]-[.G$2])/20)))*[.G$3]*[.$R$1])))/([.$R$1]*[.G$4]))" office:value-type="float" office:value="1.035" calcext:value-type="float">
            <text:p>1.04</text:p>
          </table:table-cell>
          <table:table-cell table:formula="of:=COM.MICROSOFT.SWITCH([.$D$3];&quot;Rounds2Kill&quot;;([.$E29]*[.$R$3])/(MIN(1;MAX(0;(21-([.$D29]-[.H$2])/20)))*[.H$3]*[.$R$1]);&quot;Rounds2Die&quot;;([.H$4]*[.$R$1])/(MIN(1;MAX(0;(21-([.$B29]-[.H$5])/20)))*[.$A29]*[.$R$3]);&quot;Kill/PartyHP%&quot;;((MIN(1;MAX(0;(21-([.$B29]-[.H$5])/20)))*[.$A29])*((([.$R$3])*([.$R$3]+1)/2)/([.$R$3]^2))*(([.$E29]*[.$R$3])/(MIN(1;MAX(0;(21-([.$D29]-[.H$2])/20)))*[.H$3]*[.$R$1])))/([.$R$1]*[.H$4]))" office:value-type="float" office:value="0.892241379310345" calcext:value-type="float">
            <text:p>0.89</text:p>
          </table:table-cell>
          <table:table-cell table:formula="of:=COM.MICROSOFT.SWITCH([.$D$3];&quot;Rounds2Kill&quot;;([.$E29]*[.$R$3])/(MIN(1;MAX(0;(21-([.$D29]-[.I$2])/20)))*[.I$3]*[.$R$1]);&quot;Rounds2Die&quot;;([.I$4]*[.$R$1])/(MIN(1;MAX(0;(21-([.$B29]-[.I$5])/20)))*[.$A29]*[.$R$3]);&quot;Kill/PartyHP%&quot;;((MIN(1;MAX(0;(21-([.$B29]-[.I$5])/20)))*[.$A29])*((([.$R$3])*([.$R$3]+1)/2)/([.$R$3]^2))*(([.$E29]*[.$R$3])/(MIN(1;MAX(0;(21-([.$D29]-[.I$2])/20)))*[.I$3]*[.$R$1])))/([.$R$1]*[.I$4]))" office:value-type="float" office:value="0.761029411764706" calcext:value-type="float">
            <text:p>0.76</text:p>
          </table:table-cell>
          <table:table-cell table:formula="of:=COM.MICROSOFT.SWITCH([.$D$3];&quot;Rounds2Kill&quot;;([.$E29]*[.$R$3])/(MIN(1;MAX(0;(21-([.$D29]-[.J$2])/20)))*[.J$3]*[.$R$1]);&quot;Rounds2Die&quot;;([.J$4]*[.$R$1])/(MIN(1;MAX(0;(21-([.$B29]-[.J$5])/20)))*[.$A29]*[.$R$3]);&quot;Kill/PartyHP%&quot;;((MIN(1;MAX(0;(21-([.$B29]-[.J$5])/20)))*[.$A29])*((([.$R$3])*([.$R$3]+1)/2)/([.$R$3]^2))*(([.$E29]*[.$R$3])/(MIN(1;MAX(0;(21-([.$D29]-[.J$2])/20)))*[.J$3]*[.$R$1])))/([.$R$1]*[.J$4]))" office:value-type="float" office:value="0.680921052631579" calcext:value-type="float">
            <text:p>0.68</text:p>
          </table:table-cell>
          <table:table-cell table:formula="of:=COM.MICROSOFT.SWITCH([.$D$3];&quot;Rounds2Kill&quot;;([.$E29]*[.$R$3])/(MIN(1;MAX(0;(21-([.$D29]-[.K$2])/20)))*[.K$3]*[.$R$1]);&quot;Rounds2Die&quot;;([.K$4]*[.$R$1])/(MIN(1;MAX(0;(21-([.$B29]-[.K$5])/20)))*[.$A29]*[.$R$3]);&quot;Kill/PartyHP%&quot;;((MIN(1;MAX(0;(21-([.$B29]-[.K$5])/20)))*[.$A29])*((([.$R$3])*([.$R$3]+1)/2)/([.$R$3]^2))*(([.$E29]*[.$R$3])/(MIN(1;MAX(0;(21-([.$D29]-[.K$2])/20)))*[.K$3]*[.$R$1])))/([.$R$1]*[.K$4]))" office:value-type="float" office:value="0.601744186046512" calcext:value-type="float">
            <text:p>0.60</text:p>
          </table:table-cell>
          <table:table-cell table:formula="of:=COM.MICROSOFT.SWITCH([.$D$3];&quot;Rounds2Kill&quot;;([.$E29]*[.$R$3])/(MIN(1;MAX(0;(21-([.$D29]-[.L$2])/20)))*[.L$3]*[.$R$1]);&quot;Rounds2Die&quot;;([.L$4]*[.$R$1])/(MIN(1;MAX(0;(21-([.$B29]-[.L$5])/20)))*[.$A29]*[.$R$3]);&quot;Kill/PartyHP%&quot;;((MIN(1;MAX(0;(21-([.$B29]-[.L$5])/20)))*[.$A29])*((([.$R$3])*([.$R$3]+1)/2)/([.$R$3]^2))*(([.$E29]*[.$R$3])/(MIN(1;MAX(0;(21-([.$D29]-[.L$2])/20)))*[.L$3]*[.$R$1])))/([.$R$1]*[.L$4]))" office:value-type="float" office:value="0.550531914893617" calcext:value-type="float">
            <text:p>0.55</text:p>
          </table:table-cell>
          <table:table-cell table:formula="of:=COM.MICROSOFT.SWITCH([.$D$3];&quot;Rounds2Kill&quot;;([.$E29]*[.$R$3])/(MIN(1;MAX(0;(21-([.$D29]-[.M$2])/20)))*[.M$3]*[.$R$1]);&quot;Rounds2Die&quot;;([.M$4]*[.$R$1])/(MIN(1;MAX(0;(21-([.$B29]-[.M$5])/20)))*[.$A29]*[.$R$3]);&quot;Kill/PartyHP%&quot;;((MIN(1;MAX(0;(21-([.$B29]-[.M$5])/20)))*[.$A29])*((([.$R$3])*([.$R$3]+1)/2)/([.$R$3]^2))*(([.$E29]*[.$R$3])/(MIN(1;MAX(0;(21-([.$D29]-[.M$2])/20)))*[.M$3]*[.$R$1])))/([.$R$1]*[.M$4]))" office:value-type="float" office:value="0.497596153846154" calcext:value-type="float">
            <text:p>0.50</text:p>
          </table:table-cell>
          <table:table-cell table:formula="of:=COM.MICROSOFT.SWITCH([.$D$3];&quot;Rounds2Kill&quot;;([.$E29]*[.$R$3])/(MIN(1;MAX(0;(21-([.$D29]-[.N$2])/20)))*[.N$3]*[.$R$1]);&quot;Rounds2Die&quot;;([.N$4]*[.$R$1])/(MIN(1;MAX(0;(21-([.$B29]-[.N$5])/20)))*[.$A29]*[.$R$3]);&quot;Kill/PartyHP%&quot;;((MIN(1;MAX(0;(21-([.$B29]-[.N$5])/20)))*[.$A29])*((([.$R$3])*([.$R$3]+1)/2)/([.$R$3]^2))*(([.$E29]*[.$R$3])/(MIN(1;MAX(0;(21-([.$D29]-[.N$2])/20)))*[.N$3]*[.$R$1])))/([.$R$1]*[.N$4]))" office:value-type="float" office:value="0.462053571428571" calcext:value-type="float">
            <text:p>0.46</text:p>
          </table:table-cell>
          <table:table-cell table:formula="of:=COM.MICROSOFT.SWITCH([.$D$3];&quot;Rounds2Kill&quot;;([.$E29]*[.$R$3])/(MIN(1;MAX(0;(21-([.$D29]-[.O$2])/20)))*[.O$3]*[.$R$1]);&quot;Rounds2Die&quot;;([.O$4]*[.$R$1])/(MIN(1;MAX(0;(21-([.$B29]-[.O$5])/20)))*[.$A29]*[.$R$3]);&quot;Kill/PartyHP%&quot;;((MIN(1;MAX(0;(21-([.$B29]-[.O$5])/20)))*[.$A29])*((([.$R$3])*([.$R$3]+1)/2)/([.$R$3]^2))*(([.$E29]*[.$R$3])/(MIN(1;MAX(0;(21-([.$D29]-[.O$2])/20)))*[.O$3]*[.$R$1])))/([.$R$1]*[.O$4]))" office:value-type="float" office:value="0.425925925925926" calcext:value-type="float">
            <text:p>0.4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table:formula="of:=COM.MICROSOFT.SWITCH([.$D$3];&quot;Rounds2Kill&quot;;([.$E30]*[.$R$3])/(MIN(1;MAX(0;(21-([.$D30]-[.F$2])/20)))*[.F$3]*[.$R$1]);&quot;Rounds2Die&quot;;([.F$4]*[.$R$1])/(MIN(1;MAX(0;(21-([.$B30]-[.F$5])/20)))*[.$A30]*[.$R$3]);&quot;Kill/PartyHP%&quot;;((MIN(1;MAX(0;(21-([.$B30]-[.F$5])/20)))*[.$A30])*((([.$R$3])*([.$R$3]+1)/2)/([.$R$3]^2))*(([.$E30]*[.$R$3])/(MIN(1;MAX(0;(21-([.$D30]-[.F$2])/20)))*[.F$3]*[.$R$1])))/([.$R$1]*[.F$4]))" office:value-type="float" office:value="1.33333333333333" calcext:value-type="float">
            <text:p>1.33</text:p>
          </table:table-cell>
          <table:table-cell table:formula="of:=COM.MICROSOFT.SWITCH([.$D$3];&quot;Rounds2Kill&quot;;([.$E30]*[.$R$3])/(MIN(1;MAX(0;(21-([.$D30]-[.G$2])/20)))*[.G$3]*[.$R$1]);&quot;Rounds2Die&quot;;([.G$4]*[.$R$1])/(MIN(1;MAX(0;(21-([.$B30]-[.G$5])/20)))*[.$A30]*[.$R$3]);&quot;Kill/PartyHP%&quot;;((MIN(1;MAX(0;(21-([.$B30]-[.G$5])/20)))*[.$A30])*((([.$R$3])*([.$R$3]+1)/2)/([.$R$3]^2))*(([.$E30]*[.$R$3])/(MIN(1;MAX(0;(21-([.$D30]-[.G$2])/20)))*[.G$3]*[.$R$1])))/([.$R$1]*[.G$4]))" office:value-type="float" office:value="1.08" calcext:value-type="float">
            <text:p>1.08</text:p>
          </table:table-cell>
          <table:table-cell table:formula="of:=COM.MICROSOFT.SWITCH([.$D$3];&quot;Rounds2Kill&quot;;([.$E30]*[.$R$3])/(MIN(1;MAX(0;(21-([.$D30]-[.H$2])/20)))*[.H$3]*[.$R$1]);&quot;Rounds2Die&quot;;([.H$4]*[.$R$1])/(MIN(1;MAX(0;(21-([.$B30]-[.H$5])/20)))*[.$A30]*[.$R$3]);&quot;Kill/PartyHP%&quot;;((MIN(1;MAX(0;(21-([.$B30]-[.H$5])/20)))*[.$A30])*((([.$R$3])*([.$R$3]+1)/2)/([.$R$3]^2))*(([.$E30]*[.$R$3])/(MIN(1;MAX(0;(21-([.$D30]-[.H$2])/20)))*[.H$3]*[.$R$1])))/([.$R$1]*[.H$4]))" office:value-type="float" office:value="0.931034482758621" calcext:value-type="float">
            <text:p>0.93</text:p>
          </table:table-cell>
          <table:table-cell table:formula="of:=COM.MICROSOFT.SWITCH([.$D$3];&quot;Rounds2Kill&quot;;([.$E30]*[.$R$3])/(MIN(1;MAX(0;(21-([.$D30]-[.I$2])/20)))*[.I$3]*[.$R$1]);&quot;Rounds2Die&quot;;([.I$4]*[.$R$1])/(MIN(1;MAX(0;(21-([.$B30]-[.I$5])/20)))*[.$A30]*[.$R$3]);&quot;Kill/PartyHP%&quot;;((MIN(1;MAX(0;(21-([.$B30]-[.I$5])/20)))*[.$A30])*((([.$R$3])*([.$R$3]+1)/2)/([.$R$3]^2))*(([.$E30]*[.$R$3])/(MIN(1;MAX(0;(21-([.$D30]-[.I$2])/20)))*[.I$3]*[.$R$1])))/([.$R$1]*[.I$4]))" office:value-type="float" office:value="0.794117647058824" calcext:value-type="float">
            <text:p>0.79</text:p>
          </table:table-cell>
          <table:table-cell table:formula="of:=COM.MICROSOFT.SWITCH([.$D$3];&quot;Rounds2Kill&quot;;([.$E30]*[.$R$3])/(MIN(1;MAX(0;(21-([.$D30]-[.J$2])/20)))*[.J$3]*[.$R$1]);&quot;Rounds2Die&quot;;([.J$4]*[.$R$1])/(MIN(1;MAX(0;(21-([.$B30]-[.J$5])/20)))*[.$A30]*[.$R$3]);&quot;Kill/PartyHP%&quot;;((MIN(1;MAX(0;(21-([.$B30]-[.J$5])/20)))*[.$A30])*((([.$R$3])*([.$R$3]+1)/2)/([.$R$3]^2))*(([.$E30]*[.$R$3])/(MIN(1;MAX(0;(21-([.$D30]-[.J$2])/20)))*[.J$3]*[.$R$1])))/([.$R$1]*[.J$4]))" office:value-type="float" office:value="0.710526315789474" calcext:value-type="float">
            <text:p>0.71</text:p>
          </table:table-cell>
          <table:table-cell table:formula="of:=COM.MICROSOFT.SWITCH([.$D$3];&quot;Rounds2Kill&quot;;([.$E30]*[.$R$3])/(MIN(1;MAX(0;(21-([.$D30]-[.K$2])/20)))*[.K$3]*[.$R$1]);&quot;Rounds2Die&quot;;([.K$4]*[.$R$1])/(MIN(1;MAX(0;(21-([.$B30]-[.K$5])/20)))*[.$A30]*[.$R$3]);&quot;Kill/PartyHP%&quot;;((MIN(1;MAX(0;(21-([.$B30]-[.K$5])/20)))*[.$A30])*((([.$R$3])*([.$R$3]+1)/2)/([.$R$3]^2))*(([.$E30]*[.$R$3])/(MIN(1;MAX(0;(21-([.$D30]-[.K$2])/20)))*[.K$3]*[.$R$1])))/([.$R$1]*[.K$4]))" office:value-type="float" office:value="0.627906976744186" calcext:value-type="float">
            <text:p>0.63</text:p>
          </table:table-cell>
          <table:table-cell table:formula="of:=COM.MICROSOFT.SWITCH([.$D$3];&quot;Rounds2Kill&quot;;([.$E30]*[.$R$3])/(MIN(1;MAX(0;(21-([.$D30]-[.L$2])/20)))*[.L$3]*[.$R$1]);&quot;Rounds2Die&quot;;([.L$4]*[.$R$1])/(MIN(1;MAX(0;(21-([.$B30]-[.L$5])/20)))*[.$A30]*[.$R$3]);&quot;Kill/PartyHP%&quot;;((MIN(1;MAX(0;(21-([.$B30]-[.L$5])/20)))*[.$A30])*((([.$R$3])*([.$R$3]+1)/2)/([.$R$3]^2))*(([.$E30]*[.$R$3])/(MIN(1;MAX(0;(21-([.$D30]-[.L$2])/20)))*[.L$3]*[.$R$1])))/([.$R$1]*[.L$4]))" office:value-type="float" office:value="0.574468085106383" calcext:value-type="float">
            <text:p>0.57</text:p>
          </table:table-cell>
          <table:table-cell table:formula="of:=COM.MICROSOFT.SWITCH([.$D$3];&quot;Rounds2Kill&quot;;([.$E30]*[.$R$3])/(MIN(1;MAX(0;(21-([.$D30]-[.M$2])/20)))*[.M$3]*[.$R$1]);&quot;Rounds2Die&quot;;([.M$4]*[.$R$1])/(MIN(1;MAX(0;(21-([.$B30]-[.M$5])/20)))*[.$A30]*[.$R$3]);&quot;Kill/PartyHP%&quot;;((MIN(1;MAX(0;(21-([.$B30]-[.M$5])/20)))*[.$A30])*((([.$R$3])*([.$R$3]+1)/2)/([.$R$3]^2))*(([.$E30]*[.$R$3])/(MIN(1;MAX(0;(21-([.$D30]-[.M$2])/20)))*[.M$3]*[.$R$1])))/([.$R$1]*[.M$4]))" office:value-type="float" office:value="0.519230769230769" calcext:value-type="float">
            <text:p>0.52</text:p>
          </table:table-cell>
          <table:table-cell table:formula="of:=COM.MICROSOFT.SWITCH([.$D$3];&quot;Rounds2Kill&quot;;([.$E30]*[.$R$3])/(MIN(1;MAX(0;(21-([.$D30]-[.N$2])/20)))*[.N$3]*[.$R$1]);&quot;Rounds2Die&quot;;([.N$4]*[.$R$1])/(MIN(1;MAX(0;(21-([.$B30]-[.N$5])/20)))*[.$A30]*[.$R$3]);&quot;Kill/PartyHP%&quot;;((MIN(1;MAX(0;(21-([.$B30]-[.N$5])/20)))*[.$A30])*((([.$R$3])*([.$R$3]+1)/2)/([.$R$3]^2))*(([.$E30]*[.$R$3])/(MIN(1;MAX(0;(21-([.$D30]-[.N$2])/20)))*[.N$3]*[.$R$1])))/([.$R$1]*[.N$4]))" office:value-type="float" office:value="0.482142857142857" calcext:value-type="float">
            <text:p>0.48</text:p>
          </table:table-cell>
          <table:table-cell table:formula="of:=COM.MICROSOFT.SWITCH([.$D$3];&quot;Rounds2Kill&quot;;([.$E30]*[.$R$3])/(MIN(1;MAX(0;(21-([.$D30]-[.O$2])/20)))*[.O$3]*[.$R$1]);&quot;Rounds2Die&quot;;([.O$4]*[.$R$1])/(MIN(1;MAX(0;(21-([.$B30]-[.O$5])/20)))*[.$A30]*[.$R$3]);&quot;Kill/PartyHP%&quot;;((MIN(1;MAX(0;(21-([.$B30]-[.O$5])/20)))*[.$A30])*((([.$R$3])*([.$R$3]+1)/2)/([.$R$3]^2))*(([.$E30]*[.$R$3])/(MIN(1;MAX(0;(21-([.$D30]-[.O$2])/20)))*[.O$3]*[.$R$1])))/([.$R$1]*[.O$4]))" office:value-type="float" office:value="0.444444444444444" calcext:value-type="float">
            <text:p>0.4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12.5" calcext:value-type="float">
            <text:p>112.5</text:p>
          </table:table-cell>
          <table:table-cell table:formula="of:=COM.MICROSOFT.SWITCH([.$D$3];&quot;Rounds2Kill&quot;;([.$E31]*[.$R$3])/(MIN(1;MAX(0;(21-([.$D31]-[.F$2])/20)))*[.F$3]*[.$R$1]);&quot;Rounds2Die&quot;;([.F$4]*[.$R$1])/(MIN(1;MAX(0;(21-([.$B31]-[.F$5])/20)))*[.$A31]*[.$R$3]);&quot;Kill/PartyHP%&quot;;((MIN(1;MAX(0;(21-([.$B31]-[.F$5])/20)))*[.$A31])*((([.$R$3])*([.$R$3]+1)/2)/([.$R$3]^2))*(([.$E31]*[.$R$3])/(MIN(1;MAX(0;(21-([.$D31]-[.F$2])/20)))*[.F$3]*[.$R$1])))/([.$R$1]*[.F$4]))" office:value-type="float" office:value="1.38888888888889" calcext:value-type="float">
            <text:p>1.39</text:p>
          </table:table-cell>
          <table:table-cell table:formula="of:=COM.MICROSOFT.SWITCH([.$D$3];&quot;Rounds2Kill&quot;;([.$E31]*[.$R$3])/(MIN(1;MAX(0;(21-([.$D31]-[.G$2])/20)))*[.G$3]*[.$R$1]);&quot;Rounds2Die&quot;;([.G$4]*[.$R$1])/(MIN(1;MAX(0;(21-([.$B31]-[.G$5])/20)))*[.$A31]*[.$R$3]);&quot;Kill/PartyHP%&quot;;((MIN(1;MAX(0;(21-([.$B31]-[.G$5])/20)))*[.$A31])*((([.$R$3])*([.$R$3]+1)/2)/([.$R$3]^2))*(([.$E31]*[.$R$3])/(MIN(1;MAX(0;(21-([.$D31]-[.G$2])/20)))*[.G$3]*[.$R$1])))/([.$R$1]*[.G$4]))" office:value-type="float" office:value="1.125" calcext:value-type="float">
            <text:p>1.13</text:p>
          </table:table-cell>
          <table:table-cell table:formula="of:=COM.MICROSOFT.SWITCH([.$D$3];&quot;Rounds2Kill&quot;;([.$E31]*[.$R$3])/(MIN(1;MAX(0;(21-([.$D31]-[.H$2])/20)))*[.H$3]*[.$R$1]);&quot;Rounds2Die&quot;;([.H$4]*[.$R$1])/(MIN(1;MAX(0;(21-([.$B31]-[.H$5])/20)))*[.$A31]*[.$R$3]);&quot;Kill/PartyHP%&quot;;((MIN(1;MAX(0;(21-([.$B31]-[.H$5])/20)))*[.$A31])*((([.$R$3])*([.$R$3]+1)/2)/([.$R$3]^2))*(([.$E31]*[.$R$3])/(MIN(1;MAX(0;(21-([.$D31]-[.H$2])/20)))*[.H$3]*[.$R$1])))/([.$R$1]*[.H$4]))" office:value-type="float" office:value="0.969827586206897" calcext:value-type="float">
            <text:p>0.97</text:p>
          </table:table-cell>
          <table:table-cell table:formula="of:=COM.MICROSOFT.SWITCH([.$D$3];&quot;Rounds2Kill&quot;;([.$E31]*[.$R$3])/(MIN(1;MAX(0;(21-([.$D31]-[.I$2])/20)))*[.I$3]*[.$R$1]);&quot;Rounds2Die&quot;;([.I$4]*[.$R$1])/(MIN(1;MAX(0;(21-([.$B31]-[.I$5])/20)))*[.$A31]*[.$R$3]);&quot;Kill/PartyHP%&quot;;((MIN(1;MAX(0;(21-([.$B31]-[.I$5])/20)))*[.$A31])*((([.$R$3])*([.$R$3]+1)/2)/([.$R$3]^2))*(([.$E31]*[.$R$3])/(MIN(1;MAX(0;(21-([.$D31]-[.I$2])/20)))*[.I$3]*[.$R$1])))/([.$R$1]*[.I$4]))" office:value-type="float" office:value="0.827205882352941" calcext:value-type="float">
            <text:p>0.83</text:p>
          </table:table-cell>
          <table:table-cell table:formula="of:=COM.MICROSOFT.SWITCH([.$D$3];&quot;Rounds2Kill&quot;;([.$E31]*[.$R$3])/(MIN(1;MAX(0;(21-([.$D31]-[.J$2])/20)))*[.J$3]*[.$R$1]);&quot;Rounds2Die&quot;;([.J$4]*[.$R$1])/(MIN(1;MAX(0;(21-([.$B31]-[.J$5])/20)))*[.$A31]*[.$R$3]);&quot;Kill/PartyHP%&quot;;((MIN(1;MAX(0;(21-([.$B31]-[.J$5])/20)))*[.$A31])*((([.$R$3])*([.$R$3]+1)/2)/([.$R$3]^2))*(([.$E31]*[.$R$3])/(MIN(1;MAX(0;(21-([.$D31]-[.J$2])/20)))*[.J$3]*[.$R$1])))/([.$R$1]*[.J$4]))" office:value-type="float" office:value="0.740131578947369" calcext:value-type="float">
            <text:p>0.74</text:p>
          </table:table-cell>
          <table:table-cell table:formula="of:=COM.MICROSOFT.SWITCH([.$D$3];&quot;Rounds2Kill&quot;;([.$E31]*[.$R$3])/(MIN(1;MAX(0;(21-([.$D31]-[.K$2])/20)))*[.K$3]*[.$R$1]);&quot;Rounds2Die&quot;;([.K$4]*[.$R$1])/(MIN(1;MAX(0;(21-([.$B31]-[.K$5])/20)))*[.$A31]*[.$R$3]);&quot;Kill/PartyHP%&quot;;((MIN(1;MAX(0;(21-([.$B31]-[.K$5])/20)))*[.$A31])*((([.$R$3])*([.$R$3]+1)/2)/([.$R$3]^2))*(([.$E31]*[.$R$3])/(MIN(1;MAX(0;(21-([.$D31]-[.K$2])/20)))*[.K$3]*[.$R$1])))/([.$R$1]*[.K$4]))" office:value-type="float" office:value="0.654069767441861" calcext:value-type="float">
            <text:p>0.65</text:p>
          </table:table-cell>
          <table:table-cell table:formula="of:=COM.MICROSOFT.SWITCH([.$D$3];&quot;Rounds2Kill&quot;;([.$E31]*[.$R$3])/(MIN(1;MAX(0;(21-([.$D31]-[.L$2])/20)))*[.L$3]*[.$R$1]);&quot;Rounds2Die&quot;;([.L$4]*[.$R$1])/(MIN(1;MAX(0;(21-([.$B31]-[.L$5])/20)))*[.$A31]*[.$R$3]);&quot;Kill/PartyHP%&quot;;((MIN(1;MAX(0;(21-([.$B31]-[.L$5])/20)))*[.$A31])*((([.$R$3])*([.$R$3]+1)/2)/([.$R$3]^2))*(([.$E31]*[.$R$3])/(MIN(1;MAX(0;(21-([.$D31]-[.L$2])/20)))*[.L$3]*[.$R$1])))/([.$R$1]*[.L$4]))" office:value-type="float" office:value="0.598404255319149" calcext:value-type="float">
            <text:p>0.60</text:p>
          </table:table-cell>
          <table:table-cell table:formula="of:=COM.MICROSOFT.SWITCH([.$D$3];&quot;Rounds2Kill&quot;;([.$E31]*[.$R$3])/(MIN(1;MAX(0;(21-([.$D31]-[.M$2])/20)))*[.M$3]*[.$R$1]);&quot;Rounds2Die&quot;;([.M$4]*[.$R$1])/(MIN(1;MAX(0;(21-([.$B31]-[.M$5])/20)))*[.$A31]*[.$R$3]);&quot;Kill/PartyHP%&quot;;((MIN(1;MAX(0;(21-([.$B31]-[.M$5])/20)))*[.$A31])*((([.$R$3])*([.$R$3]+1)/2)/([.$R$3]^2))*(([.$E31]*[.$R$3])/(MIN(1;MAX(0;(21-([.$D31]-[.M$2])/20)))*[.M$3]*[.$R$1])))/([.$R$1]*[.M$4]))" office:value-type="float" office:value="0.540865384615385" calcext:value-type="float">
            <text:p>0.54</text:p>
          </table:table-cell>
          <table:table-cell table:formula="of:=COM.MICROSOFT.SWITCH([.$D$3];&quot;Rounds2Kill&quot;;([.$E31]*[.$R$3])/(MIN(1;MAX(0;(21-([.$D31]-[.N$2])/20)))*[.N$3]*[.$R$1]);&quot;Rounds2Die&quot;;([.N$4]*[.$R$1])/(MIN(1;MAX(0;(21-([.$B31]-[.N$5])/20)))*[.$A31]*[.$R$3]);&quot;Kill/PartyHP%&quot;;((MIN(1;MAX(0;(21-([.$B31]-[.N$5])/20)))*[.$A31])*((([.$R$3])*([.$R$3]+1)/2)/([.$R$3]^2))*(([.$E31]*[.$R$3])/(MIN(1;MAX(0;(21-([.$D31]-[.N$2])/20)))*[.N$3]*[.$R$1])))/([.$R$1]*[.N$4]))" office:value-type="float" office:value="0.502232142857143" calcext:value-type="float">
            <text:p>0.50</text:p>
          </table:table-cell>
          <table:table-cell table:formula="of:=COM.MICROSOFT.SWITCH([.$D$3];&quot;Rounds2Kill&quot;;([.$E31]*[.$R$3])/(MIN(1;MAX(0;(21-([.$D31]-[.O$2])/20)))*[.O$3]*[.$R$1]);&quot;Rounds2Die&quot;;([.O$4]*[.$R$1])/(MIN(1;MAX(0;(21-([.$B31]-[.O$5])/20)))*[.$A31]*[.$R$3]);&quot;Kill/PartyHP%&quot;;((MIN(1;MAX(0;(21-([.$B31]-[.O$5])/20)))*[.$A31])*((([.$R$3])*([.$R$3]+1)/2)/([.$R$3]^2))*(([.$E31]*[.$R$3])/(MIN(1;MAX(0;(21-([.$D31]-[.O$2])/20)))*[.O$3]*[.$R$1])))/([.$R$1]*[.O$4]))" office:value-type="float" office:value="0.462962962962963" calcext:value-type="float">
            <text:p>0.4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table:formula="of:=COM.MICROSOFT.SWITCH([.$D$3];&quot;Rounds2Kill&quot;;([.$E32]*[.$R$3])/(MIN(1;MAX(0;(21-([.$D32]-[.F$2])/20)))*[.F$3]*[.$R$1]);&quot;Rounds2Die&quot;;([.F$4]*[.$R$1])/(MIN(1;MAX(0;(21-([.$B32]-[.F$5])/20)))*[.$A32]*[.$R$3]);&quot;Kill/PartyHP%&quot;;((MIN(1;MAX(0;(21-([.$B32]-[.F$5])/20)))*[.$A32])*((([.$R$3])*([.$R$3]+1)/2)/([.$R$3]^2))*(([.$E32]*[.$R$3])/(MIN(1;MAX(0;(21-([.$D32]-[.F$2])/20)))*[.F$3]*[.$R$1])))/([.$R$1]*[.F$4]))" office:value-type="float" office:value="1.44444444444444" calcext:value-type="float">
            <text:p>1.44</text:p>
          </table:table-cell>
          <table:table-cell table:formula="of:=COM.MICROSOFT.SWITCH([.$D$3];&quot;Rounds2Kill&quot;;([.$E32]*[.$R$3])/(MIN(1;MAX(0;(21-([.$D32]-[.G$2])/20)))*[.G$3]*[.$R$1]);&quot;Rounds2Die&quot;;([.G$4]*[.$R$1])/(MIN(1;MAX(0;(21-([.$B32]-[.G$5])/20)))*[.$A32]*[.$R$3]);&quot;Kill/PartyHP%&quot;;((MIN(1;MAX(0;(21-([.$B32]-[.G$5])/20)))*[.$A32])*((([.$R$3])*([.$R$3]+1)/2)/([.$R$3]^2))*(([.$E32]*[.$R$3])/(MIN(1;MAX(0;(21-([.$D32]-[.G$2])/20)))*[.G$3]*[.$R$1])))/([.$R$1]*[.G$4]))" office:value-type="float" office:value="1.17" calcext:value-type="float">
            <text:p>1.17</text:p>
          </table:table-cell>
          <table:table-cell table:formula="of:=COM.MICROSOFT.SWITCH([.$D$3];&quot;Rounds2Kill&quot;;([.$E32]*[.$R$3])/(MIN(1;MAX(0;(21-([.$D32]-[.H$2])/20)))*[.H$3]*[.$R$1]);&quot;Rounds2Die&quot;;([.H$4]*[.$R$1])/(MIN(1;MAX(0;(21-([.$B32]-[.H$5])/20)))*[.$A32]*[.$R$3]);&quot;Kill/PartyHP%&quot;;((MIN(1;MAX(0;(21-([.$B32]-[.H$5])/20)))*[.$A32])*((([.$R$3])*([.$R$3]+1)/2)/([.$R$3]^2))*(([.$E32]*[.$R$3])/(MIN(1;MAX(0;(21-([.$D32]-[.H$2])/20)))*[.H$3]*[.$R$1])))/([.$R$1]*[.H$4]))" office:value-type="float" office:value="1.00862068965517" calcext:value-type="float">
            <text:p>1.01</text:p>
          </table:table-cell>
          <table:table-cell table:formula="of:=COM.MICROSOFT.SWITCH([.$D$3];&quot;Rounds2Kill&quot;;([.$E32]*[.$R$3])/(MIN(1;MAX(0;(21-([.$D32]-[.I$2])/20)))*[.I$3]*[.$R$1]);&quot;Rounds2Die&quot;;([.I$4]*[.$R$1])/(MIN(1;MAX(0;(21-([.$B32]-[.I$5])/20)))*[.$A32]*[.$R$3]);&quot;Kill/PartyHP%&quot;;((MIN(1;MAX(0;(21-([.$B32]-[.I$5])/20)))*[.$A32])*((([.$R$3])*([.$R$3]+1)/2)/([.$R$3]^2))*(([.$E32]*[.$R$3])/(MIN(1;MAX(0;(21-([.$D32]-[.I$2])/20)))*[.I$3]*[.$R$1])))/([.$R$1]*[.I$4]))" office:value-type="float" office:value="0.860294117647059" calcext:value-type="float">
            <text:p>0.86</text:p>
          </table:table-cell>
          <table:table-cell table:formula="of:=COM.MICROSOFT.SWITCH([.$D$3];&quot;Rounds2Kill&quot;;([.$E32]*[.$R$3])/(MIN(1;MAX(0;(21-([.$D32]-[.J$2])/20)))*[.J$3]*[.$R$1]);&quot;Rounds2Die&quot;;([.J$4]*[.$R$1])/(MIN(1;MAX(0;(21-([.$B32]-[.J$5])/20)))*[.$A32]*[.$R$3]);&quot;Kill/PartyHP%&quot;;((MIN(1;MAX(0;(21-([.$B32]-[.J$5])/20)))*[.$A32])*((([.$R$3])*([.$R$3]+1)/2)/([.$R$3]^2))*(([.$E32]*[.$R$3])/(MIN(1;MAX(0;(21-([.$D32]-[.J$2])/20)))*[.J$3]*[.$R$1])))/([.$R$1]*[.J$4]))" office:value-type="float" office:value="0.769736842105263" calcext:value-type="float">
            <text:p>0.77</text:p>
          </table:table-cell>
          <table:table-cell table:formula="of:=COM.MICROSOFT.SWITCH([.$D$3];&quot;Rounds2Kill&quot;;([.$E32]*[.$R$3])/(MIN(1;MAX(0;(21-([.$D32]-[.K$2])/20)))*[.K$3]*[.$R$1]);&quot;Rounds2Die&quot;;([.K$4]*[.$R$1])/(MIN(1;MAX(0;(21-([.$B32]-[.K$5])/20)))*[.$A32]*[.$R$3]);&quot;Kill/PartyHP%&quot;;((MIN(1;MAX(0;(21-([.$B32]-[.K$5])/20)))*[.$A32])*((([.$R$3])*([.$R$3]+1)/2)/([.$R$3]^2))*(([.$E32]*[.$R$3])/(MIN(1;MAX(0;(21-([.$D32]-[.K$2])/20)))*[.K$3]*[.$R$1])))/([.$R$1]*[.K$4]))" office:value-type="float" office:value="0.680232558139535" calcext:value-type="float">
            <text:p>0.68</text:p>
          </table:table-cell>
          <table:table-cell table:formula="of:=COM.MICROSOFT.SWITCH([.$D$3];&quot;Rounds2Kill&quot;;([.$E32]*[.$R$3])/(MIN(1;MAX(0;(21-([.$D32]-[.L$2])/20)))*[.L$3]*[.$R$1]);&quot;Rounds2Die&quot;;([.L$4]*[.$R$1])/(MIN(1;MAX(0;(21-([.$B32]-[.L$5])/20)))*[.$A32]*[.$R$3]);&quot;Kill/PartyHP%&quot;;((MIN(1;MAX(0;(21-([.$B32]-[.L$5])/20)))*[.$A32])*((([.$R$3])*([.$R$3]+1)/2)/([.$R$3]^2))*(([.$E32]*[.$R$3])/(MIN(1;MAX(0;(21-([.$D32]-[.L$2])/20)))*[.L$3]*[.$R$1])))/([.$R$1]*[.L$4]))" office:value-type="float" office:value="0.622340425531915" calcext:value-type="float">
            <text:p>0.62</text:p>
          </table:table-cell>
          <table:table-cell table:formula="of:=COM.MICROSOFT.SWITCH([.$D$3];&quot;Rounds2Kill&quot;;([.$E32]*[.$R$3])/(MIN(1;MAX(0;(21-([.$D32]-[.M$2])/20)))*[.M$3]*[.$R$1]);&quot;Rounds2Die&quot;;([.M$4]*[.$R$1])/(MIN(1;MAX(0;(21-([.$B32]-[.M$5])/20)))*[.$A32]*[.$R$3]);&quot;Kill/PartyHP%&quot;;((MIN(1;MAX(0;(21-([.$B32]-[.M$5])/20)))*[.$A32])*((([.$R$3])*([.$R$3]+1)/2)/([.$R$3]^2))*(([.$E32]*[.$R$3])/(MIN(1;MAX(0;(21-([.$D32]-[.M$2])/20)))*[.M$3]*[.$R$1])))/([.$R$1]*[.M$4]))" office:value-type="float" office:value="0.5625" calcext:value-type="float">
            <text:p>0.56</text:p>
          </table:table-cell>
          <table:table-cell table:formula="of:=COM.MICROSOFT.SWITCH([.$D$3];&quot;Rounds2Kill&quot;;([.$E32]*[.$R$3])/(MIN(1;MAX(0;(21-([.$D32]-[.N$2])/20)))*[.N$3]*[.$R$1]);&quot;Rounds2Die&quot;;([.N$4]*[.$R$1])/(MIN(1;MAX(0;(21-([.$B32]-[.N$5])/20)))*[.$A32]*[.$R$3]);&quot;Kill/PartyHP%&quot;;((MIN(1;MAX(0;(21-([.$B32]-[.N$5])/20)))*[.$A32])*((([.$R$3])*([.$R$3]+1)/2)/([.$R$3]^2))*(([.$E32]*[.$R$3])/(MIN(1;MAX(0;(21-([.$D32]-[.N$2])/20)))*[.N$3]*[.$R$1])))/([.$R$1]*[.N$4]))" office:value-type="float" office:value="0.522321428571429" calcext:value-type="float">
            <text:p>0.52</text:p>
          </table:table-cell>
          <table:table-cell table:formula="of:=COM.MICROSOFT.SWITCH([.$D$3];&quot;Rounds2Kill&quot;;([.$E32]*[.$R$3])/(MIN(1;MAX(0;(21-([.$D32]-[.O$2])/20)))*[.O$3]*[.$R$1]);&quot;Rounds2Die&quot;;([.O$4]*[.$R$1])/(MIN(1;MAX(0;(21-([.$B32]-[.O$5])/20)))*[.$A32]*[.$R$3]);&quot;Kill/PartyHP%&quot;;((MIN(1;MAX(0;(21-([.$B32]-[.O$5])/20)))*[.$A32])*((([.$R$3])*([.$R$3]+1)/2)/([.$R$3]^2))*(([.$E32]*[.$R$3])/(MIN(1;MAX(0;(21-([.$D32]-[.O$2])/20)))*[.O$3]*[.$R$1])))/([.$R$1]*[.O$4]))" office:value-type="float" office:value="0.481481481481481" calcext:value-type="float">
            <text:p>0.4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21.5" calcext:value-type="float">
            <text:p>121.5</text:p>
          </table:table-cell>
          <table:table-cell table:formula="of:=COM.MICROSOFT.SWITCH([.$D$3];&quot;Rounds2Kill&quot;;([.$E33]*[.$R$3])/(MIN(1;MAX(0;(21-([.$D33]-[.F$2])/20)))*[.F$3]*[.$R$1]);&quot;Rounds2Die&quot;;([.F$4]*[.$R$1])/(MIN(1;MAX(0;(21-([.$B33]-[.F$5])/20)))*[.$A33]*[.$R$3]);&quot;Kill/PartyHP%&quot;;((MIN(1;MAX(0;(21-([.$B33]-[.F$5])/20)))*[.$A33])*((([.$R$3])*([.$R$3]+1)/2)/([.$R$3]^2))*(([.$E33]*[.$R$3])/(MIN(1;MAX(0;(21-([.$D33]-[.F$2])/20)))*[.F$3]*[.$R$1])))/([.$R$1]*[.F$4]))" office:value-type="float" office:value="1.5" calcext:value-type="float">
            <text:p>1.50</text:p>
          </table:table-cell>
          <table:table-cell table:formula="of:=COM.MICROSOFT.SWITCH([.$D$3];&quot;Rounds2Kill&quot;;([.$E33]*[.$R$3])/(MIN(1;MAX(0;(21-([.$D33]-[.G$2])/20)))*[.G$3]*[.$R$1]);&quot;Rounds2Die&quot;;([.G$4]*[.$R$1])/(MIN(1;MAX(0;(21-([.$B33]-[.G$5])/20)))*[.$A33]*[.$R$3]);&quot;Kill/PartyHP%&quot;;((MIN(1;MAX(0;(21-([.$B33]-[.G$5])/20)))*[.$A33])*((([.$R$3])*([.$R$3]+1)/2)/([.$R$3]^2))*(([.$E33]*[.$R$3])/(MIN(1;MAX(0;(21-([.$D33]-[.G$2])/20)))*[.G$3]*[.$R$1])))/([.$R$1]*[.G$4]))" office:value-type="float" office:value="1.215" calcext:value-type="float">
            <text:p>1.22</text:p>
          </table:table-cell>
          <table:table-cell table:formula="of:=COM.MICROSOFT.SWITCH([.$D$3];&quot;Rounds2Kill&quot;;([.$E33]*[.$R$3])/(MIN(1;MAX(0;(21-([.$D33]-[.H$2])/20)))*[.H$3]*[.$R$1]);&quot;Rounds2Die&quot;;([.H$4]*[.$R$1])/(MIN(1;MAX(0;(21-([.$B33]-[.H$5])/20)))*[.$A33]*[.$R$3]);&quot;Kill/PartyHP%&quot;;((MIN(1;MAX(0;(21-([.$B33]-[.H$5])/20)))*[.$A33])*((([.$R$3])*([.$R$3]+1)/2)/([.$R$3]^2))*(([.$E33]*[.$R$3])/(MIN(1;MAX(0;(21-([.$D33]-[.H$2])/20)))*[.H$3]*[.$R$1])))/([.$R$1]*[.H$4]))" office:value-type="float" office:value="1.04741379310345" calcext:value-type="float">
            <text:p>1.05</text:p>
          </table:table-cell>
          <table:table-cell table:formula="of:=COM.MICROSOFT.SWITCH([.$D$3];&quot;Rounds2Kill&quot;;([.$E33]*[.$R$3])/(MIN(1;MAX(0;(21-([.$D33]-[.I$2])/20)))*[.I$3]*[.$R$1]);&quot;Rounds2Die&quot;;([.I$4]*[.$R$1])/(MIN(1;MAX(0;(21-([.$B33]-[.I$5])/20)))*[.$A33]*[.$R$3]);&quot;Kill/PartyHP%&quot;;((MIN(1;MAX(0;(21-([.$B33]-[.I$5])/20)))*[.$A33])*((([.$R$3])*([.$R$3]+1)/2)/([.$R$3]^2))*(([.$E33]*[.$R$3])/(MIN(1;MAX(0;(21-([.$D33]-[.I$2])/20)))*[.I$3]*[.$R$1])))/([.$R$1]*[.I$4]))" office:value-type="float" office:value="0.893382352941177" calcext:value-type="float">
            <text:p>0.89</text:p>
          </table:table-cell>
          <table:table-cell table:formula="of:=COM.MICROSOFT.SWITCH([.$D$3];&quot;Rounds2Kill&quot;;([.$E33]*[.$R$3])/(MIN(1;MAX(0;(21-([.$D33]-[.J$2])/20)))*[.J$3]*[.$R$1]);&quot;Rounds2Die&quot;;([.J$4]*[.$R$1])/(MIN(1;MAX(0;(21-([.$B33]-[.J$5])/20)))*[.$A33]*[.$R$3]);&quot;Kill/PartyHP%&quot;;((MIN(1;MAX(0;(21-([.$B33]-[.J$5])/20)))*[.$A33])*((([.$R$3])*([.$R$3]+1)/2)/([.$R$3]^2))*(([.$E33]*[.$R$3])/(MIN(1;MAX(0;(21-([.$D33]-[.J$2])/20)))*[.J$3]*[.$R$1])))/([.$R$1]*[.J$4]))" office:value-type="float" office:value="0.799342105263158" calcext:value-type="float">
            <text:p>0.80</text:p>
          </table:table-cell>
          <table:table-cell table:formula="of:=COM.MICROSOFT.SWITCH([.$D$3];&quot;Rounds2Kill&quot;;([.$E33]*[.$R$3])/(MIN(1;MAX(0;(21-([.$D33]-[.K$2])/20)))*[.K$3]*[.$R$1]);&quot;Rounds2Die&quot;;([.K$4]*[.$R$1])/(MIN(1;MAX(0;(21-([.$B33]-[.K$5])/20)))*[.$A33]*[.$R$3]);&quot;Kill/PartyHP%&quot;;((MIN(1;MAX(0;(21-([.$B33]-[.K$5])/20)))*[.$A33])*((([.$R$3])*([.$R$3]+1)/2)/([.$R$3]^2))*(([.$E33]*[.$R$3])/(MIN(1;MAX(0;(21-([.$D33]-[.K$2])/20)))*[.K$3]*[.$R$1])))/([.$R$1]*[.K$4]))" office:value-type="float" office:value="0.706395348837209" calcext:value-type="float">
            <text:p>0.71</text:p>
          </table:table-cell>
          <table:table-cell table:formula="of:=COM.MICROSOFT.SWITCH([.$D$3];&quot;Rounds2Kill&quot;;([.$E33]*[.$R$3])/(MIN(1;MAX(0;(21-([.$D33]-[.L$2])/20)))*[.L$3]*[.$R$1]);&quot;Rounds2Die&quot;;([.L$4]*[.$R$1])/(MIN(1;MAX(0;(21-([.$B33]-[.L$5])/20)))*[.$A33]*[.$R$3]);&quot;Kill/PartyHP%&quot;;((MIN(1;MAX(0;(21-([.$B33]-[.L$5])/20)))*[.$A33])*((([.$R$3])*([.$R$3]+1)/2)/([.$R$3]^2))*(([.$E33]*[.$R$3])/(MIN(1;MAX(0;(21-([.$D33]-[.L$2])/20)))*[.L$3]*[.$R$1])))/([.$R$1]*[.L$4]))" office:value-type="float" office:value="0.646276595744681" calcext:value-type="float">
            <text:p>0.65</text:p>
          </table:table-cell>
          <table:table-cell table:formula="of:=COM.MICROSOFT.SWITCH([.$D$3];&quot;Rounds2Kill&quot;;([.$E33]*[.$R$3])/(MIN(1;MAX(0;(21-([.$D33]-[.M$2])/20)))*[.M$3]*[.$R$1]);&quot;Rounds2Die&quot;;([.M$4]*[.$R$1])/(MIN(1;MAX(0;(21-([.$B33]-[.M$5])/20)))*[.$A33]*[.$R$3]);&quot;Kill/PartyHP%&quot;;((MIN(1;MAX(0;(21-([.$B33]-[.M$5])/20)))*[.$A33])*((([.$R$3])*([.$R$3]+1)/2)/([.$R$3]^2))*(([.$E33]*[.$R$3])/(MIN(1;MAX(0;(21-([.$D33]-[.M$2])/20)))*[.M$3]*[.$R$1])))/([.$R$1]*[.M$4]))" office:value-type="float" office:value="0.584134615384615" calcext:value-type="float">
            <text:p>0.58</text:p>
          </table:table-cell>
          <table:table-cell table:formula="of:=COM.MICROSOFT.SWITCH([.$D$3];&quot;Rounds2Kill&quot;;([.$E33]*[.$R$3])/(MIN(1;MAX(0;(21-([.$D33]-[.N$2])/20)))*[.N$3]*[.$R$1]);&quot;Rounds2Die&quot;;([.N$4]*[.$R$1])/(MIN(1;MAX(0;(21-([.$B33]-[.N$5])/20)))*[.$A33]*[.$R$3]);&quot;Kill/PartyHP%&quot;;((MIN(1;MAX(0;(21-([.$B33]-[.N$5])/20)))*[.$A33])*((([.$R$3])*([.$R$3]+1)/2)/([.$R$3]^2))*(([.$E33]*[.$R$3])/(MIN(1;MAX(0;(21-([.$D33]-[.N$2])/20)))*[.N$3]*[.$R$1])))/([.$R$1]*[.N$4]))" office:value-type="float" office:value="0.542410714285714" calcext:value-type="float">
            <text:p>0.54</text:p>
          </table:table-cell>
          <table:table-cell table:formula="of:=COM.MICROSOFT.SWITCH([.$D$3];&quot;Rounds2Kill&quot;;([.$E33]*[.$R$3])/(MIN(1;MAX(0;(21-([.$D33]-[.O$2])/20)))*[.O$3]*[.$R$1]);&quot;Rounds2Die&quot;;([.O$4]*[.$R$1])/(MIN(1;MAX(0;(21-([.$B33]-[.O$5])/20)))*[.$A33]*[.$R$3]);&quot;Kill/PartyHP%&quot;;((MIN(1;MAX(0;(21-([.$B33]-[.O$5])/20)))*[.$A33])*((([.$R$3])*([.$R$3]+1)/2)/([.$R$3]^2))*(([.$E33]*[.$R$3])/(MIN(1;MAX(0;(21-([.$D33]-[.O$2])/20)))*[.O$3]*[.$R$1])))/([.$R$1]*[.O$4]))" office:value-type="float" office:value="0.5" calcext:value-type="float">
            <text:p>0.5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table:formula="of:=COM.MICROSOFT.SWITCH([.$D$3];&quot;Rounds2Kill&quot;;([.$E34]*[.$R$3])/(MIN(1;MAX(0;(21-([.$D34]-[.F$2])/20)))*[.F$3]*[.$R$1]);&quot;Rounds2Die&quot;;([.F$4]*[.$R$1])/(MIN(1;MAX(0;(21-([.$B34]-[.F$5])/20)))*[.$A34]*[.$R$3]);&quot;Kill/PartyHP%&quot;;((MIN(1;MAX(0;(21-([.$B34]-[.F$5])/20)))*[.$A34])*((([.$R$3])*([.$R$3]+1)/2)/([.$R$3]^2))*(([.$E34]*[.$R$3])/(MIN(1;MAX(0;(21-([.$D34]-[.F$2])/20)))*[.F$3]*[.$R$1])))/([.$R$1]*[.F$4]))" office:value-type="float" office:value="1.55555555555556" calcext:value-type="float">
            <text:p>1.56</text:p>
          </table:table-cell>
          <table:table-cell table:formula="of:=COM.MICROSOFT.SWITCH([.$D$3];&quot;Rounds2Kill&quot;;([.$E34]*[.$R$3])/(MIN(1;MAX(0;(21-([.$D34]-[.G$2])/20)))*[.G$3]*[.$R$1]);&quot;Rounds2Die&quot;;([.G$4]*[.$R$1])/(MIN(1;MAX(0;(21-([.$B34]-[.G$5])/20)))*[.$A34]*[.$R$3]);&quot;Kill/PartyHP%&quot;;((MIN(1;MAX(0;(21-([.$B34]-[.G$5])/20)))*[.$A34])*((([.$R$3])*([.$R$3]+1)/2)/([.$R$3]^2))*(([.$E34]*[.$R$3])/(MIN(1;MAX(0;(21-([.$D34]-[.G$2])/20)))*[.G$3]*[.$R$1])))/([.$R$1]*[.G$4]))" office:value-type="float" office:value="1.26" calcext:value-type="float">
            <text:p>1.26</text:p>
          </table:table-cell>
          <table:table-cell table:formula="of:=COM.MICROSOFT.SWITCH([.$D$3];&quot;Rounds2Kill&quot;;([.$E34]*[.$R$3])/(MIN(1;MAX(0;(21-([.$D34]-[.H$2])/20)))*[.H$3]*[.$R$1]);&quot;Rounds2Die&quot;;([.H$4]*[.$R$1])/(MIN(1;MAX(0;(21-([.$B34]-[.H$5])/20)))*[.$A34]*[.$R$3]);&quot;Kill/PartyHP%&quot;;((MIN(1;MAX(0;(21-([.$B34]-[.H$5])/20)))*[.$A34])*((([.$R$3])*([.$R$3]+1)/2)/([.$R$3]^2))*(([.$E34]*[.$R$3])/(MIN(1;MAX(0;(21-([.$D34]-[.H$2])/20)))*[.H$3]*[.$R$1])))/([.$R$1]*[.H$4]))" office:value-type="float" office:value="1.08620689655172" calcext:value-type="float">
            <text:p>1.09</text:p>
          </table:table-cell>
          <table:table-cell table:formula="of:=COM.MICROSOFT.SWITCH([.$D$3];&quot;Rounds2Kill&quot;;([.$E34]*[.$R$3])/(MIN(1;MAX(0;(21-([.$D34]-[.I$2])/20)))*[.I$3]*[.$R$1]);&quot;Rounds2Die&quot;;([.I$4]*[.$R$1])/(MIN(1;MAX(0;(21-([.$B34]-[.I$5])/20)))*[.$A34]*[.$R$3]);&quot;Kill/PartyHP%&quot;;((MIN(1;MAX(0;(21-([.$B34]-[.I$5])/20)))*[.$A34])*((([.$R$3])*([.$R$3]+1)/2)/([.$R$3]^2))*(([.$E34]*[.$R$3])/(MIN(1;MAX(0;(21-([.$D34]-[.I$2])/20)))*[.I$3]*[.$R$1])))/([.$R$1]*[.I$4]))" office:value-type="float" office:value="0.926470588235294" calcext:value-type="float">
            <text:p>0.93</text:p>
          </table:table-cell>
          <table:table-cell table:formula="of:=COM.MICROSOFT.SWITCH([.$D$3];&quot;Rounds2Kill&quot;;([.$E34]*[.$R$3])/(MIN(1;MAX(0;(21-([.$D34]-[.J$2])/20)))*[.J$3]*[.$R$1]);&quot;Rounds2Die&quot;;([.J$4]*[.$R$1])/(MIN(1;MAX(0;(21-([.$B34]-[.J$5])/20)))*[.$A34]*[.$R$3]);&quot;Kill/PartyHP%&quot;;((MIN(1;MAX(0;(21-([.$B34]-[.J$5])/20)))*[.$A34])*((([.$R$3])*([.$R$3]+1)/2)/([.$R$3]^2))*(([.$E34]*[.$R$3])/(MIN(1;MAX(0;(21-([.$D34]-[.J$2])/20)))*[.J$3]*[.$R$1])))/([.$R$1]*[.J$4]))" office:value-type="float" office:value="0.828947368421053" calcext:value-type="float">
            <text:p>0.83</text:p>
          </table:table-cell>
          <table:table-cell table:formula="of:=COM.MICROSOFT.SWITCH([.$D$3];&quot;Rounds2Kill&quot;;([.$E34]*[.$R$3])/(MIN(1;MAX(0;(21-([.$D34]-[.K$2])/20)))*[.K$3]*[.$R$1]);&quot;Rounds2Die&quot;;([.K$4]*[.$R$1])/(MIN(1;MAX(0;(21-([.$B34]-[.K$5])/20)))*[.$A34]*[.$R$3]);&quot;Kill/PartyHP%&quot;;((MIN(1;MAX(0;(21-([.$B34]-[.K$5])/20)))*[.$A34])*((([.$R$3])*([.$R$3]+1)/2)/([.$R$3]^2))*(([.$E34]*[.$R$3])/(MIN(1;MAX(0;(21-([.$D34]-[.K$2])/20)))*[.K$3]*[.$R$1])))/([.$R$1]*[.K$4]))" office:value-type="float" office:value="0.732558139534884" calcext:value-type="float">
            <text:p>0.73</text:p>
          </table:table-cell>
          <table:table-cell table:formula="of:=COM.MICROSOFT.SWITCH([.$D$3];&quot;Rounds2Kill&quot;;([.$E34]*[.$R$3])/(MIN(1;MAX(0;(21-([.$D34]-[.L$2])/20)))*[.L$3]*[.$R$1]);&quot;Rounds2Die&quot;;([.L$4]*[.$R$1])/(MIN(1;MAX(0;(21-([.$B34]-[.L$5])/20)))*[.$A34]*[.$R$3]);&quot;Kill/PartyHP%&quot;;((MIN(1;MAX(0;(21-([.$B34]-[.L$5])/20)))*[.$A34])*((([.$R$3])*([.$R$3]+1)/2)/([.$R$3]^2))*(([.$E34]*[.$R$3])/(MIN(1;MAX(0;(21-([.$D34]-[.L$2])/20)))*[.L$3]*[.$R$1])))/([.$R$1]*[.L$4]))" office:value-type="float" office:value="0.670212765957447" calcext:value-type="float">
            <text:p>0.67</text:p>
          </table:table-cell>
          <table:table-cell table:formula="of:=COM.MICROSOFT.SWITCH([.$D$3];&quot;Rounds2Kill&quot;;([.$E34]*[.$R$3])/(MIN(1;MAX(0;(21-([.$D34]-[.M$2])/20)))*[.M$3]*[.$R$1]);&quot;Rounds2Die&quot;;([.M$4]*[.$R$1])/(MIN(1;MAX(0;(21-([.$B34]-[.M$5])/20)))*[.$A34]*[.$R$3]);&quot;Kill/PartyHP%&quot;;((MIN(1;MAX(0;(21-([.$B34]-[.M$5])/20)))*[.$A34])*((([.$R$3])*([.$R$3]+1)/2)/([.$R$3]^2))*(([.$E34]*[.$R$3])/(MIN(1;MAX(0;(21-([.$D34]-[.M$2])/20)))*[.M$3]*[.$R$1])))/([.$R$1]*[.M$4]))" office:value-type="float" office:value="0.605769230769231" calcext:value-type="float">
            <text:p>0.61</text:p>
          </table:table-cell>
          <table:table-cell table:formula="of:=COM.MICROSOFT.SWITCH([.$D$3];&quot;Rounds2Kill&quot;;([.$E34]*[.$R$3])/(MIN(1;MAX(0;(21-([.$D34]-[.N$2])/20)))*[.N$3]*[.$R$1]);&quot;Rounds2Die&quot;;([.N$4]*[.$R$1])/(MIN(1;MAX(0;(21-([.$B34]-[.N$5])/20)))*[.$A34]*[.$R$3]);&quot;Kill/PartyHP%&quot;;((MIN(1;MAX(0;(21-([.$B34]-[.N$5])/20)))*[.$A34])*((([.$R$3])*([.$R$3]+1)/2)/([.$R$3]^2))*(([.$E34]*[.$R$3])/(MIN(1;MAX(0;(21-([.$D34]-[.N$2])/20)))*[.N$3]*[.$R$1])))/([.$R$1]*[.N$4]))" office:value-type="float" office:value="0.5625" calcext:value-type="float">
            <text:p>0.56</text:p>
          </table:table-cell>
          <table:table-cell table:formula="of:=COM.MICROSOFT.SWITCH([.$D$3];&quot;Rounds2Kill&quot;;([.$E34]*[.$R$3])/(MIN(1;MAX(0;(21-([.$D34]-[.O$2])/20)))*[.O$3]*[.$R$1]);&quot;Rounds2Die&quot;;([.O$4]*[.$R$1])/(MIN(1;MAX(0;(21-([.$B34]-[.O$5])/20)))*[.$A34]*[.$R$3]);&quot;Kill/PartyHP%&quot;;((MIN(1;MAX(0;(21-([.$B34]-[.O$5])/20)))*[.$A34])*((([.$R$3])*([.$R$3]+1)/2)/([.$R$3]^2))*(([.$E34]*[.$R$3])/(MIN(1;MAX(0;(21-([.$D34]-[.O$2])/20)))*[.O$3]*[.$R$1])))/([.$R$1]*[.O$4]))" office:value-type="float" office:value="0.518518518518519" calcext:value-type="float">
            <text:p>0.5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30.5" calcext:value-type="float">
            <text:p>130.5</text:p>
          </table:table-cell>
          <table:table-cell table:formula="of:=COM.MICROSOFT.SWITCH([.$D$3];&quot;Rounds2Kill&quot;;([.$E35]*[.$R$3])/(MIN(1;MAX(0;(21-([.$D35]-[.F$2])/20)))*[.F$3]*[.$R$1]);&quot;Rounds2Die&quot;;([.F$4]*[.$R$1])/(MIN(1;MAX(0;(21-([.$B35]-[.F$5])/20)))*[.$A35]*[.$R$3]);&quot;Kill/PartyHP%&quot;;((MIN(1;MAX(0;(21-([.$B35]-[.F$5])/20)))*[.$A35])*((([.$R$3])*([.$R$3]+1)/2)/([.$R$3]^2))*(([.$E35]*[.$R$3])/(MIN(1;MAX(0;(21-([.$D35]-[.F$2])/20)))*[.F$3]*[.$R$1])))/([.$R$1]*[.F$4]))" office:value-type="float" office:value="1.61111111111111" calcext:value-type="float">
            <text:p>1.61</text:p>
          </table:table-cell>
          <table:table-cell table:formula="of:=COM.MICROSOFT.SWITCH([.$D$3];&quot;Rounds2Kill&quot;;([.$E35]*[.$R$3])/(MIN(1;MAX(0;(21-([.$D35]-[.G$2])/20)))*[.G$3]*[.$R$1]);&quot;Rounds2Die&quot;;([.G$4]*[.$R$1])/(MIN(1;MAX(0;(21-([.$B35]-[.G$5])/20)))*[.$A35]*[.$R$3]);&quot;Kill/PartyHP%&quot;;((MIN(1;MAX(0;(21-([.$B35]-[.G$5])/20)))*[.$A35])*((([.$R$3])*([.$R$3]+1)/2)/([.$R$3]^2))*(([.$E35]*[.$R$3])/(MIN(1;MAX(0;(21-([.$D35]-[.G$2])/20)))*[.G$3]*[.$R$1])))/([.$R$1]*[.G$4]))" office:value-type="float" office:value="1.305" calcext:value-type="float">
            <text:p>1.31</text:p>
          </table:table-cell>
          <table:table-cell table:formula="of:=COM.MICROSOFT.SWITCH([.$D$3];&quot;Rounds2Kill&quot;;([.$E35]*[.$R$3])/(MIN(1;MAX(0;(21-([.$D35]-[.H$2])/20)))*[.H$3]*[.$R$1]);&quot;Rounds2Die&quot;;([.H$4]*[.$R$1])/(MIN(1;MAX(0;(21-([.$B35]-[.H$5])/20)))*[.$A35]*[.$R$3]);&quot;Kill/PartyHP%&quot;;((MIN(1;MAX(0;(21-([.$B35]-[.H$5])/20)))*[.$A35])*((([.$R$3])*([.$R$3]+1)/2)/([.$R$3]^2))*(([.$E35]*[.$R$3])/(MIN(1;MAX(0;(21-([.$D35]-[.H$2])/20)))*[.H$3]*[.$R$1])))/([.$R$1]*[.H$4]))" office:value-type="float" office:value="1.125" calcext:value-type="float">
            <text:p>1.13</text:p>
          </table:table-cell>
          <table:table-cell table:formula="of:=COM.MICROSOFT.SWITCH([.$D$3];&quot;Rounds2Kill&quot;;([.$E35]*[.$R$3])/(MIN(1;MAX(0;(21-([.$D35]-[.I$2])/20)))*[.I$3]*[.$R$1]);&quot;Rounds2Die&quot;;([.I$4]*[.$R$1])/(MIN(1;MAX(0;(21-([.$B35]-[.I$5])/20)))*[.$A35]*[.$R$3]);&quot;Kill/PartyHP%&quot;;((MIN(1;MAX(0;(21-([.$B35]-[.I$5])/20)))*[.$A35])*((([.$R$3])*([.$R$3]+1)/2)/([.$R$3]^2))*(([.$E35]*[.$R$3])/(MIN(1;MAX(0;(21-([.$D35]-[.I$2])/20)))*[.I$3]*[.$R$1])))/([.$R$1]*[.I$4]))" office:value-type="float" office:value="0.959558823529412" calcext:value-type="float">
            <text:p>0.96</text:p>
          </table:table-cell>
          <table:table-cell table:formula="of:=COM.MICROSOFT.SWITCH([.$D$3];&quot;Rounds2Kill&quot;;([.$E35]*[.$R$3])/(MIN(1;MAX(0;(21-([.$D35]-[.J$2])/20)))*[.J$3]*[.$R$1]);&quot;Rounds2Die&quot;;([.J$4]*[.$R$1])/(MIN(1;MAX(0;(21-([.$B35]-[.J$5])/20)))*[.$A35]*[.$R$3]);&quot;Kill/PartyHP%&quot;;((MIN(1;MAX(0;(21-([.$B35]-[.J$5])/20)))*[.$A35])*((([.$R$3])*([.$R$3]+1)/2)/([.$R$3]^2))*(([.$E35]*[.$R$3])/(MIN(1;MAX(0;(21-([.$D35]-[.J$2])/20)))*[.J$3]*[.$R$1])))/([.$R$1]*[.J$4]))" office:value-type="float" office:value="0.858552631578947" calcext:value-type="float">
            <text:p>0.86</text:p>
          </table:table-cell>
          <table:table-cell table:formula="of:=COM.MICROSOFT.SWITCH([.$D$3];&quot;Rounds2Kill&quot;;([.$E35]*[.$R$3])/(MIN(1;MAX(0;(21-([.$D35]-[.K$2])/20)))*[.K$3]*[.$R$1]);&quot;Rounds2Die&quot;;([.K$4]*[.$R$1])/(MIN(1;MAX(0;(21-([.$B35]-[.K$5])/20)))*[.$A35]*[.$R$3]);&quot;Kill/PartyHP%&quot;;((MIN(1;MAX(0;(21-([.$B35]-[.K$5])/20)))*[.$A35])*((([.$R$3])*([.$R$3]+1)/2)/([.$R$3]^2))*(([.$E35]*[.$R$3])/(MIN(1;MAX(0;(21-([.$D35]-[.K$2])/20)))*[.K$3]*[.$R$1])))/([.$R$1]*[.K$4]))" office:value-type="float" office:value="0.758720930232558" calcext:value-type="float">
            <text:p>0.76</text:p>
          </table:table-cell>
          <table:table-cell table:formula="of:=COM.MICROSOFT.SWITCH([.$D$3];&quot;Rounds2Kill&quot;;([.$E35]*[.$R$3])/(MIN(1;MAX(0;(21-([.$D35]-[.L$2])/20)))*[.L$3]*[.$R$1]);&quot;Rounds2Die&quot;;([.L$4]*[.$R$1])/(MIN(1;MAX(0;(21-([.$B35]-[.L$5])/20)))*[.$A35]*[.$R$3]);&quot;Kill/PartyHP%&quot;;((MIN(1;MAX(0;(21-([.$B35]-[.L$5])/20)))*[.$A35])*((([.$R$3])*([.$R$3]+1)/2)/([.$R$3]^2))*(([.$E35]*[.$R$3])/(MIN(1;MAX(0;(21-([.$D35]-[.L$2])/20)))*[.L$3]*[.$R$1])))/([.$R$1]*[.L$4]))" office:value-type="float" office:value="0.694148936170213" calcext:value-type="float">
            <text:p>0.69</text:p>
          </table:table-cell>
          <table:table-cell table:formula="of:=COM.MICROSOFT.SWITCH([.$D$3];&quot;Rounds2Kill&quot;;([.$E35]*[.$R$3])/(MIN(1;MAX(0;(21-([.$D35]-[.M$2])/20)))*[.M$3]*[.$R$1]);&quot;Rounds2Die&quot;;([.M$4]*[.$R$1])/(MIN(1;MAX(0;(21-([.$B35]-[.M$5])/20)))*[.$A35]*[.$R$3]);&quot;Kill/PartyHP%&quot;;((MIN(1;MAX(0;(21-([.$B35]-[.M$5])/20)))*[.$A35])*((([.$R$3])*([.$R$3]+1)/2)/([.$R$3]^2))*(([.$E35]*[.$R$3])/(MIN(1;MAX(0;(21-([.$D35]-[.M$2])/20)))*[.M$3]*[.$R$1])))/([.$R$1]*[.M$4]))" office:value-type="float" office:value="0.627403846153846" calcext:value-type="float">
            <text:p>0.63</text:p>
          </table:table-cell>
          <table:table-cell table:formula="of:=COM.MICROSOFT.SWITCH([.$D$3];&quot;Rounds2Kill&quot;;([.$E35]*[.$R$3])/(MIN(1;MAX(0;(21-([.$D35]-[.N$2])/20)))*[.N$3]*[.$R$1]);&quot;Rounds2Die&quot;;([.N$4]*[.$R$1])/(MIN(1;MAX(0;(21-([.$B35]-[.N$5])/20)))*[.$A35]*[.$R$3]);&quot;Kill/PartyHP%&quot;;((MIN(1;MAX(0;(21-([.$B35]-[.N$5])/20)))*[.$A35])*((([.$R$3])*([.$R$3]+1)/2)/([.$R$3]^2))*(([.$E35]*[.$R$3])/(MIN(1;MAX(0;(21-([.$D35]-[.N$2])/20)))*[.N$3]*[.$R$1])))/([.$R$1]*[.N$4]))" office:value-type="float" office:value="0.582589285714286" calcext:value-type="float">
            <text:p>0.58</text:p>
          </table:table-cell>
          <table:table-cell table:formula="of:=COM.MICROSOFT.SWITCH([.$D$3];&quot;Rounds2Kill&quot;;([.$E35]*[.$R$3])/(MIN(1;MAX(0;(21-([.$D35]-[.O$2])/20)))*[.O$3]*[.$R$1]);&quot;Rounds2Die&quot;;([.O$4]*[.$R$1])/(MIN(1;MAX(0;(21-([.$B35]-[.O$5])/20)))*[.$A35]*[.$R$3]);&quot;Kill/PartyHP%&quot;;((MIN(1;MAX(0;(21-([.$B35]-[.O$5])/20)))*[.$A35])*((([.$R$3])*([.$R$3]+1)/2)/([.$R$3]^2))*(([.$E35]*[.$R$3])/(MIN(1;MAX(0;(21-([.$D35]-[.O$2])/20)))*[.O$3]*[.$R$1])))/([.$R$1]*[.O$4]))" office:value-type="float" office:value="0.537037037037037" calcext:value-type="float">
            <text:p>0.5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style-name="ce107" office:value-type="float" office:value="30" calcext:value-type="float">
            <text:p>30</text:p>
          </table:table-cell>
          <table:table-cell table:style-name="ce110" office:value-type="float" office:value="21" calcext:value-type="float">
            <text:p>21</text:p>
          </table:table-cell>
          <table:table-cell table:style-name="ce113" office:value-type="float" office:value="135" calcext:value-type="float">
            <text:p>135</text:p>
          </table:table-cell>
          <table:table-cell table:style-name="ce129" table:formula="of:=COM.MICROSOFT.SWITCH([.$D$3];&quot;Rounds2Kill&quot;;([.$E36]*[.$R$3])/(MIN(1;MAX(0;(21-([.$D36]-[.F$2])/20)))*[.F$3]*[.$R$1]);&quot;Rounds2Die&quot;;([.F$4]*[.$R$1])/(MIN(1;MAX(0;(21-([.$B36]-[.F$5])/20)))*[.$A36]*[.$R$3]);&quot;Kill/PartyHP%&quot;;((MIN(1;MAX(0;(21-([.$B36]-[.F$5])/20)))*[.$A36])*((([.$R$3])*([.$R$3]+1)/2)/([.$R$3]^2))*(([.$E36]*[.$R$3])/(MIN(1;MAX(0;(21-([.$D36]-[.F$2])/20)))*[.F$3]*[.$R$1])))/([.$R$1]*[.F$4]))" office:value-type="float" office:value="1.66666666666667" calcext:value-type="float">
            <text:p>1.67</text:p>
          </table:table-cell>
          <table:table-cell table:style-name="ce132" table:formula="of:=COM.MICROSOFT.SWITCH([.$D$3];&quot;Rounds2Kill&quot;;([.$E36]*[.$R$3])/(MIN(1;MAX(0;(21-([.$D36]-[.G$2])/20)))*[.G$3]*[.$R$1]);&quot;Rounds2Die&quot;;([.G$4]*[.$R$1])/(MIN(1;MAX(0;(21-([.$B36]-[.G$5])/20)))*[.$A36]*[.$R$3]);&quot;Kill/PartyHP%&quot;;((MIN(1;MAX(0;(21-([.$B36]-[.G$5])/20)))*[.$A36])*((([.$R$3])*([.$R$3]+1)/2)/([.$R$3]^2))*(([.$E36]*[.$R$3])/(MIN(1;MAX(0;(21-([.$D36]-[.G$2])/20)))*[.G$3]*[.$R$1])))/([.$R$1]*[.G$4]))" office:value-type="float" office:value="1.35" calcext:value-type="float">
            <text:p>1.35</text:p>
          </table:table-cell>
          <table:table-cell table:style-name="ce132" table:formula="of:=COM.MICROSOFT.SWITCH([.$D$3];&quot;Rounds2Kill&quot;;([.$E36]*[.$R$3])/(MIN(1;MAX(0;(21-([.$D36]-[.H$2])/20)))*[.H$3]*[.$R$1]);&quot;Rounds2Die&quot;;([.H$4]*[.$R$1])/(MIN(1;MAX(0;(21-([.$B36]-[.H$5])/20)))*[.$A36]*[.$R$3]);&quot;Kill/PartyHP%&quot;;((MIN(1;MAX(0;(21-([.$B36]-[.H$5])/20)))*[.$A36])*((([.$R$3])*([.$R$3]+1)/2)/([.$R$3]^2))*(([.$E36]*[.$R$3])/(MIN(1;MAX(0;(21-([.$D36]-[.H$2])/20)))*[.H$3]*[.$R$1])))/([.$R$1]*[.H$4]))" office:value-type="float" office:value="1.16379310344828" calcext:value-type="float">
            <text:p>1.16</text:p>
          </table:table-cell>
          <table:table-cell table:style-name="ce132" table:formula="of:=COM.MICROSOFT.SWITCH([.$D$3];&quot;Rounds2Kill&quot;;([.$E36]*[.$R$3])/(MIN(1;MAX(0;(21-([.$D36]-[.I$2])/20)))*[.I$3]*[.$R$1]);&quot;Rounds2Die&quot;;([.I$4]*[.$R$1])/(MIN(1;MAX(0;(21-([.$B36]-[.I$5])/20)))*[.$A36]*[.$R$3]);&quot;Kill/PartyHP%&quot;;((MIN(1;MAX(0;(21-([.$B36]-[.I$5])/20)))*[.$A36])*((([.$R$3])*([.$R$3]+1)/2)/([.$R$3]^2))*(([.$E36]*[.$R$3])/(MIN(1;MAX(0;(21-([.$D36]-[.I$2])/20)))*[.I$3]*[.$R$1])))/([.$R$1]*[.I$4]))" office:value-type="float" office:value="0.992647058823529" calcext:value-type="float">
            <text:p>0.99</text:p>
          </table:table-cell>
          <table:table-cell table:style-name="ce132" table:formula="of:=COM.MICROSOFT.SWITCH([.$D$3];&quot;Rounds2Kill&quot;;([.$E36]*[.$R$3])/(MIN(1;MAX(0;(21-([.$D36]-[.J$2])/20)))*[.J$3]*[.$R$1]);&quot;Rounds2Die&quot;;([.J$4]*[.$R$1])/(MIN(1;MAX(0;(21-([.$B36]-[.J$5])/20)))*[.$A36]*[.$R$3]);&quot;Kill/PartyHP%&quot;;((MIN(1;MAX(0;(21-([.$B36]-[.J$5])/20)))*[.$A36])*((([.$R$3])*([.$R$3]+1)/2)/([.$R$3]^2))*(([.$E36]*[.$R$3])/(MIN(1;MAX(0;(21-([.$D36]-[.J$2])/20)))*[.J$3]*[.$R$1])))/([.$R$1]*[.J$4]))" office:value-type="float" office:value="0.888157894736842" calcext:value-type="float">
            <text:p>0.89</text:p>
          </table:table-cell>
          <table:table-cell table:style-name="ce132" table:formula="of:=COM.MICROSOFT.SWITCH([.$D$3];&quot;Rounds2Kill&quot;;([.$E36]*[.$R$3])/(MIN(1;MAX(0;(21-([.$D36]-[.K$2])/20)))*[.K$3]*[.$R$1]);&quot;Rounds2Die&quot;;([.K$4]*[.$R$1])/(MIN(1;MAX(0;(21-([.$B36]-[.K$5])/20)))*[.$A36]*[.$R$3]);&quot;Kill/PartyHP%&quot;;((MIN(1;MAX(0;(21-([.$B36]-[.K$5])/20)))*[.$A36])*((([.$R$3])*([.$R$3]+1)/2)/([.$R$3]^2))*(([.$E36]*[.$R$3])/(MIN(1;MAX(0;(21-([.$D36]-[.K$2])/20)))*[.K$3]*[.$R$1])))/([.$R$1]*[.K$4]))" office:value-type="float" office:value="0.784883720930233" calcext:value-type="float">
            <text:p>0.78</text:p>
          </table:table-cell>
          <table:table-cell table:style-name="ce132" table:formula="of:=COM.MICROSOFT.SWITCH([.$D$3];&quot;Rounds2Kill&quot;;([.$E36]*[.$R$3])/(MIN(1;MAX(0;(21-([.$D36]-[.L$2])/20)))*[.L$3]*[.$R$1]);&quot;Rounds2Die&quot;;([.L$4]*[.$R$1])/(MIN(1;MAX(0;(21-([.$B36]-[.L$5])/20)))*[.$A36]*[.$R$3]);&quot;Kill/PartyHP%&quot;;((MIN(1;MAX(0;(21-([.$B36]-[.L$5])/20)))*[.$A36])*((([.$R$3])*([.$R$3]+1)/2)/([.$R$3]^2))*(([.$E36]*[.$R$3])/(MIN(1;MAX(0;(21-([.$D36]-[.L$2])/20)))*[.L$3]*[.$R$1])))/([.$R$1]*[.L$4]))" office:value-type="float" office:value="0.718085106382979" calcext:value-type="float">
            <text:p>0.72</text:p>
          </table:table-cell>
          <table:table-cell table:style-name="ce132" table:formula="of:=COM.MICROSOFT.SWITCH([.$D$3];&quot;Rounds2Kill&quot;;([.$E36]*[.$R$3])/(MIN(1;MAX(0;(21-([.$D36]-[.M$2])/20)))*[.M$3]*[.$R$1]);&quot;Rounds2Die&quot;;([.M$4]*[.$R$1])/(MIN(1;MAX(0;(21-([.$B36]-[.M$5])/20)))*[.$A36]*[.$R$3]);&quot;Kill/PartyHP%&quot;;((MIN(1;MAX(0;(21-([.$B36]-[.M$5])/20)))*[.$A36])*((([.$R$3])*([.$R$3]+1)/2)/([.$R$3]^2))*(([.$E36]*[.$R$3])/(MIN(1;MAX(0;(21-([.$D36]-[.M$2])/20)))*[.M$3]*[.$R$1])))/([.$R$1]*[.M$4]))" office:value-type="float" office:value="0.649038461538462" calcext:value-type="float">
            <text:p>0.65</text:p>
          </table:table-cell>
          <table:table-cell table:style-name="ce132" table:formula="of:=COM.MICROSOFT.SWITCH([.$D$3];&quot;Rounds2Kill&quot;;([.$E36]*[.$R$3])/(MIN(1;MAX(0;(21-([.$D36]-[.N$2])/20)))*[.N$3]*[.$R$1]);&quot;Rounds2Die&quot;;([.N$4]*[.$R$1])/(MIN(1;MAX(0;(21-([.$B36]-[.N$5])/20)))*[.$A36]*[.$R$3]);&quot;Kill/PartyHP%&quot;;((MIN(1;MAX(0;(21-([.$B36]-[.N$5])/20)))*[.$A36])*((([.$R$3])*([.$R$3]+1)/2)/([.$R$3]^2))*(([.$E36]*[.$R$3])/(MIN(1;MAX(0;(21-([.$D36]-[.N$2])/20)))*[.N$3]*[.$R$1])))/([.$R$1]*[.N$4]))" office:value-type="float" office:value="0.602678571428571" calcext:value-type="float">
            <text:p>0.60</text:p>
          </table:table-cell>
          <table:table-cell table:style-name="ce135" table:formula="of:=COM.MICROSOFT.SWITCH([.$D$3];&quot;Rounds2Kill&quot;;([.$E36]*[.$R$3])/(MIN(1;MAX(0;(21-([.$D36]-[.O$2])/20)))*[.O$3]*[.$R$1]);&quot;Rounds2Die&quot;;([.O$4]*[.$R$1])/(MIN(1;MAX(0;(21-([.$B36]-[.O$5])/20)))*[.$A36]*[.$R$3]);&quot;Kill/PartyHP%&quot;;((MIN(1;MAX(0;(21-([.$B36]-[.O$5])/20)))*[.$A36])*((([.$R$3])*([.$R$3]+1)/2)/([.$R$3]^2))*(([.$E36]*[.$R$3])/(MIN(1;MAX(0;(21-([.$D36]-[.O$2])/20)))*[.O$3]*[.$R$1])))/([.$R$1]*[.O$4]))" office:value-type="float" office:value="0.555555555555556" calcext:value-type="float">
            <text:p>0.56</text:p>
          </table:table-cell>
          <table:table-cell table:number-columns-repeated="5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11"/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2">(((</text:span><text:span text:style-name="T1">$R$3</text:span><text:span text:style-name="T2">)*(</text:span><text:span text:style-name="T1">$R$3</text:span><text:span text:style-name="T2">+1)/2)/(</text:span><text:span text:style-name="T1">$R$3</text:span><text:span text:style-name="T2">^2))*((</text:span><text:span text:style-name="T5">$E7</text:span><text:span text:style-name="T2">*</text:span><text:span text:style-name="T1">$R$3</text:span><text:span text:style-name="T2">)/(MIN(1,MAX(0,(21-(</text:span><text:span text:style-name="T7">$D7</text:span><text:span text:style-name="T2">-</text:span><text:span text:style-name="T8">F$2</text:span><text:span text:style-name="T2">)/20)))*</text:span><text:span text:style-name="T9">F$3</text:span><text:span text:style-name="T2">*</text:span><text:span text:style-name="T1">$R$1</text:span><text:span text:style-name="T2">))</text:span></text:p>
          </table:table-cell>
          <table:table-cell table:style-name="Default"/>
          <table:table-cell/>
          <table:table-cell table:style-name="Default" table:number-columns-repeated="11"/>
          <table:table-cell table:number-columns-repeated="5"/>
        </table:table-row>
        <calcext:conditional-formats>
          <calcext:conditional-format calcext:target-range-address="VSolo_2.R2:VSolo_2.R2">
            <calcext:condition calcext:apply-style-name="Error" calcext:value="&lt;[$VSolo_2.$T$2]" calcext:base-cell-address="VSolo_2.R2"/>
            <calcext:condition calcext:apply-style-name="Error" calcext:value="&gt;[$VSolo_2.$R$2]" calcext:base-cell-address="VSolo_2.R2"/>
          </calcext:conditional-format>
          <calcext:conditional-format calcext:target-range-address="VSolo_2.F7:VSolo_2.O36">
            <calcext:condition calcext:apply-style-name="Error" calcext:value="&lt;[$VSolo_2.$T$2]" calcext:base-cell-address="VSolo_2.F7"/>
            <calcext:condition calcext:apply-style-name="Error" calcext:value="&gt;[$VSolo_2.$R$2]" calcext:base-cell-address="VSolo_2.F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20:03:54.3755499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6:53:43.152058408</meta:creation-date>
    <meta:generator>LibreOffice/24.2.5.2$Linux_X86_64 LibreOffice_project/420$Build-2</meta:generator>
    <dc:date>2024-09-16T23:17:14.792973662</dc:date>
    <meta:editing-duration>PT2H45M8S</meta:editing-duration>
    <meta:editing-cycles>27</meta:editing-cycles>
    <meta:document-statistic meta:table-count="6" meta:cell-count="191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Function LINEARLY_INTERPOLATE(x, x1, y1, x2, y2)
LINEARLY_INTERPOLATE = y1 + (x - x1) * (y2 - y1) / (x2 - x1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